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46pt"/>
    </style:style>
    <style:style style:name="co2" style:family="table-column">
      <style:table-column-properties fo:break-before="auto" style:column-width="58.1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eriesRC_C_freqencyResponse" table:style-name="ta1">
        <table:shapes>
          <draw:frame draw:z-index="0" draw:style-name="gr1" draw:text-style-name="P1" svg:width="636.86pt" svg:height="448.95pt" svg:x="627.02pt" svg:y="15234.07pt">
            <loext:p draw:notify-on-update-of-ranges="seriesRC_C_freqencyResponse.A1:seriesRC_C_freqencyResponse.A1 seriesRC_C_freqencyResponse.A2:seriesRC_C_freqencyResponse.A1191 seriesRC_C_freqencyResponse.B1:seriesRC_C_freqencyResponse.B1 seriesRC_C_freqencyResponse.B2:seriesRC_C_freqencyResponse.B1191 seriesRC_C_freqencyResponse.A1:seriesRC_C_freqencyResponse.A1 seriesRC_C_freqencyResponse.A2:seriesRC_C_freqencyResponse.A1191 seriesRC_C_freqencyResponse.C1:seriesRC_C_freqencyResponse.C1 seriesRC_C_freqencyResponse.C2:seriesRC_C_freqencyResponse.C119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ime(s)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V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080402" calcext:value-type="float">
            <text:p>-0.080402</text:p>
          </table:table-cell>
        </table:table-row>
        <table:table-row table:style-name="ro1">
          <table:table-cell office:value-type="float" office:value="0.00000168" calcext:value-type="float">
            <text:p>0.00000168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844221" calcext:value-type="float">
            <text:p>0.844221</text:p>
          </table:table-cell>
        </table:table-row>
        <table:table-row table:style-name="ro1">
          <table:table-cell office:value-type="float" office:value="0.00000336" calcext:value-type="float">
            <text:p>0.00000336</text:p>
          </table:table-cell>
          <table:table-cell office:value-type="float" office:value="0.4221105" calcext:value-type="float">
            <text:p>0.4221105</text:p>
          </table:table-cell>
          <table:table-cell office:value-type="float" office:value="0.8241205" calcext:value-type="float">
            <text:p>0.8241205</text:p>
          </table:table-cell>
        </table:table-row>
        <table:table-row table:style-name="ro1">
          <table:table-cell office:value-type="float" office:value="0.00000504" calcext:value-type="float">
            <text:p>0.00000504</text:p>
          </table:table-cell>
          <table:table-cell office:value-type="float" office:value="0.4221105" calcext:value-type="float">
            <text:p>0.4221105</text:p>
          </table:table-cell>
          <table:table-cell office:value-type="float" office:value="0.80402" calcext:value-type="float">
            <text:p>0.80402</text:p>
          </table:table-cell>
        </table:table-row>
        <table:table-row table:style-name="ro1">
          <table:table-cell office:value-type="float" office:value="0.00000672" calcext:value-type="float">
            <text:p>0.00000672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80402" calcext:value-type="float">
            <text:p>0.80402</text:p>
          </table:table-cell>
        </table:table-row>
        <table:table-row table:style-name="ro1">
          <table:table-cell office:value-type="float" office:value="0.0000084" calcext:value-type="float">
            <text:p>0.0000084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7839195" calcext:value-type="float">
            <text:p>0.7839195</text:p>
          </table:table-cell>
        </table:table-row>
        <table:table-row table:style-name="ro1">
          <table:table-cell office:value-type="float" office:value="0.00001008" calcext:value-type="float">
            <text:p>0.00001008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7839195" calcext:value-type="float">
            <text:p>0.7839195</text:p>
          </table:table-cell>
        </table:table-row>
        <table:table-row table:style-name="ro1">
          <table:table-cell office:value-type="float" office:value="0.00001176" calcext:value-type="float">
            <text:p>0.00001176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763819" calcext:value-type="float">
            <text:p>0.763819</text:p>
          </table:table-cell>
        </table:table-row>
        <table:table-row table:style-name="ro1">
          <table:table-cell office:value-type="float" office:value="0.00001344" calcext:value-type="float">
            <text:p>0.00001344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7437185" calcext:value-type="float">
            <text:p>0.7437185</text:p>
          </table:table-cell>
        </table:table-row>
        <table:table-row table:style-name="ro1">
          <table:table-cell office:value-type="float" office:value="0.00001512" calcext:value-type="float">
            <text:p>0.00001512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723618" calcext:value-type="float">
            <text:p>0.723618</text:p>
          </table:table-cell>
        </table:table-row>
        <table:table-row table:style-name="ro1">
          <table:table-cell office:value-type="float" office:value="0.0000168" calcext:value-type="float">
            <text:p>0.0000168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723618" calcext:value-type="float">
            <text:p>0.723618</text:p>
          </table:table-cell>
        </table:table-row>
        <table:table-row table:style-name="ro1">
          <table:table-cell office:value-type="float" office:value="0.00001848" calcext:value-type="float">
            <text:p>0.00001848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723618" calcext:value-type="float">
            <text:p>0.723618</text:p>
          </table:table-cell>
        </table:table-row>
        <table:table-row table:style-name="ro1">
          <table:table-cell office:value-type="float" office:value="0.00002016" calcext:value-type="float">
            <text:p>0.00002016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7035175" calcext:value-type="float">
            <text:p>0.7035175</text:p>
          </table:table-cell>
        </table:table-row>
        <table:table-row table:style-name="ro1">
          <table:table-cell office:value-type="float" office:value="0.00002184" calcext:value-type="float">
            <text:p>0.00002184</text:p>
          </table:table-cell>
          <table:table-cell office:value-type="float" office:value="0.4221105" calcext:value-type="float">
            <text:p>0.4221105</text:p>
          </table:table-cell>
          <table:table-cell office:value-type="float" office:value="0.683417" calcext:value-type="float">
            <text:p>0.683417</text:p>
          </table:table-cell>
        </table:table-row>
        <table:table-row table:style-name="ro1">
          <table:table-cell office:value-type="float" office:value="0.00002352" calcext:value-type="float">
            <text:p>0.00002352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6633165" calcext:value-type="float">
            <text:p>0.6633165</text:p>
          </table:table-cell>
        </table:table-row>
        <table:table-row table:style-name="ro1">
          <table:table-cell office:value-type="float" office:value="0.0000252" calcext:value-type="float">
            <text:p>0.0000252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6633165" calcext:value-type="float">
            <text:p>0.6633165</text:p>
          </table:table-cell>
        </table:table-row>
        <table:table-row table:style-name="ro1">
          <table:table-cell office:value-type="float" office:value="0.00002688" calcext:value-type="float">
            <text:p>0.00002688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6633165" calcext:value-type="float">
            <text:p>0.6633165</text:p>
          </table:table-cell>
        </table:table-row>
        <table:table-row table:style-name="ro1">
          <table:table-cell office:value-type="float" office:value="0.00002856" calcext:value-type="float">
            <text:p>0.00002856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643216" calcext:value-type="float">
            <text:p>0.643216</text:p>
          </table:table-cell>
        </table:table-row>
        <table:table-row table:style-name="ro1">
          <table:table-cell office:value-type="float" office:value="0.00003024" calcext:value-type="float">
            <text:p>0.00003024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6231155" calcext:value-type="float">
            <text:p>0.6231155</text:p>
          </table:table-cell>
        </table:table-row>
        <table:table-row table:style-name="ro1">
          <table:table-cell office:value-type="float" office:value="0.00003192" calcext:value-type="float">
            <text:p>0.00003192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6231155" calcext:value-type="float">
            <text:p>0.6231155</text:p>
          </table:table-cell>
        </table:table-row>
        <table:table-row table:style-name="ro1">
          <table:table-cell office:value-type="float" office:value="0.0000336" calcext:value-type="float">
            <text:p>0.0000336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603015" calcext:value-type="float">
            <text:p>0.603015</text:p>
          </table:table-cell>
        </table:table-row>
        <table:table-row table:style-name="ro1">
          <table:table-cell office:value-type="float" office:value="0.00003528" calcext:value-type="float">
            <text:p>0.00003528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603015" calcext:value-type="float">
            <text:p>0.603015</text:p>
          </table:table-cell>
        </table:table-row>
        <table:table-row table:style-name="ro1">
          <table:table-cell office:value-type="float" office:value="0.00003696" calcext:value-type="float">
            <text:p>0.00003696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603015" calcext:value-type="float">
            <text:p>0.603015</text:p>
          </table:table-cell>
        </table:table-row>
        <table:table-row table:style-name="ro1">
          <table:table-cell office:value-type="float" office:value="0.00003864" calcext:value-type="float">
            <text:p>0.00003864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5829145" calcext:value-type="float">
            <text:p>0.5829145</text:p>
          </table:table-cell>
        </table:table-row>
        <table:table-row table:style-name="ro1">
          <table:table-cell office:value-type="float" office:value="0.00004032" calcext:value-type="float">
            <text:p>0.00004032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562814" calcext:value-type="float">
            <text:p>0.562814</text:p>
          </table:table-cell>
        </table:table-row>
        <table:table-row table:style-name="ro1">
          <table:table-cell office:value-type="float" office:value="0.000042" calcext:value-type="float">
            <text:p>0.000042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562814" calcext:value-type="float">
            <text:p>0.562814</text:p>
          </table:table-cell>
        </table:table-row>
        <table:table-row table:style-name="ro1">
          <table:table-cell office:value-type="float" office:value="0.00004368" calcext:value-type="float">
            <text:p>0.00004368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5427135" calcext:value-type="float">
            <text:p>0.5427135</text:p>
          </table:table-cell>
        </table:table-row>
        <table:table-row table:style-name="ro1">
          <table:table-cell office:value-type="float" office:value="0.00004536" calcext:value-type="float">
            <text:p>0.00004536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5427135" calcext:value-type="float">
            <text:p>0.5427135</text:p>
          </table:table-cell>
        </table:table-row>
        <table:table-row table:style-name="ro1">
          <table:table-cell office:value-type="float" office:value="0.00004704" calcext:value-type="float">
            <text:p>0.00004704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5427135" calcext:value-type="float">
            <text:p>0.5427135</text:p>
          </table:table-cell>
        </table:table-row>
        <table:table-row table:style-name="ro1">
          <table:table-cell office:value-type="float" office:value="0.00004872" calcext:value-type="float">
            <text:p>0.00004872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5427135" calcext:value-type="float">
            <text:p>0.5427135</text:p>
          </table:table-cell>
        </table:table-row>
        <table:table-row table:style-name="ro1">
          <table:table-cell office:value-type="float" office:value="0.0000504" calcext:value-type="float">
            <text:p>0.0000504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522613" calcext:value-type="float">
            <text:p>0.522613</text:p>
          </table:table-cell>
        </table:table-row>
        <table:table-row table:style-name="ro1">
          <table:table-cell office:value-type="float" office:value="0.00005208" calcext:value-type="float">
            <text:p>0.00005208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522613" calcext:value-type="float">
            <text:p>0.522613</text:p>
          </table:table-cell>
        </table:table-row>
        <table:table-row table:style-name="ro1">
          <table:table-cell office:value-type="float" office:value="0.00005376" calcext:value-type="float">
            <text:p>0.00005376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05544" calcext:value-type="float">
            <text:p>0.00005544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05712" calcext:value-type="float">
            <text:p>0.00005712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0588" calcext:value-type="float">
            <text:p>0.0000588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06048" calcext:value-type="float">
            <text:p>0.00006048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06216" calcext:value-type="float">
            <text:p>0.00006216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006384" calcext:value-type="float">
            <text:p>0.00006384</text:p>
          </table:table-cell>
          <table:table-cell table:number-columns-repeated="2"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006552" calcext:value-type="float">
            <text:p>0.00006552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442211" calcext:value-type="float">
            <text:p>0.442211</text:p>
          </table:table-cell>
        </table:table-row>
        <table:table-row table:style-name="ro1">
          <table:table-cell office:value-type="float" office:value="0.0000672" calcext:value-type="float">
            <text:p>0.0000672</text:p>
          </table:table-cell>
          <table:table-cell table:number-columns-repeated="2" office:value-type="float" office:value="0.442211" calcext:value-type="float">
            <text:p>0.442211</text:p>
          </table:table-cell>
        </table:table-row>
        <table:table-row table:style-name="ro1">
          <table:table-cell office:value-type="float" office:value="0.00006888" calcext:value-type="float">
            <text:p>0.00006888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4221105" calcext:value-type="float">
            <text:p>0.4221105</text:p>
          </table:table-cell>
        </table:table-row>
        <table:table-row table:style-name="ro1">
          <table:table-cell office:value-type="float" office:value="0.00007056" calcext:value-type="float">
            <text:p>0.00007056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4221105" calcext:value-type="float">
            <text:p>0.4221105</text:p>
          </table:table-cell>
        </table:table-row>
        <table:table-row table:style-name="ro1">
          <table:table-cell office:value-type="float" office:value="0.00007224" calcext:value-type="float">
            <text:p>0.00007224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40201" calcext:value-type="float">
            <text:p>0.40201</text:p>
          </table:table-cell>
        </table:table-row>
        <table:table-row table:style-name="ro1">
          <table:table-cell office:value-type="float" office:value="0.00007392" calcext:value-type="float">
            <text:p>0.00007392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40201" calcext:value-type="float">
            <text:p>0.40201</text:p>
          </table:table-cell>
        </table:table-row>
        <table:table-row table:style-name="ro1">
          <table:table-cell office:value-type="float" office:value="0.0000756" calcext:value-type="float">
            <text:p>0.0000756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40201" calcext:value-type="float">
            <text:p>0.40201</text:p>
          </table:table-cell>
        </table:table-row>
        <table:table-row table:style-name="ro1">
          <table:table-cell office:value-type="float" office:value="0.00007728" calcext:value-type="float">
            <text:p>0.00007728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40201" calcext:value-type="float">
            <text:p>0.40201</text:p>
          </table:table-cell>
        </table:table-row>
        <table:table-row table:style-name="ro1">
          <table:table-cell office:value-type="float" office:value="0.00007896" calcext:value-type="float">
            <text:p>0.00007896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3819095" calcext:value-type="float">
            <text:p>0.3819095</text:p>
          </table:table-cell>
        </table:table-row>
        <table:table-row table:style-name="ro1">
          <table:table-cell office:value-type="float" office:value="0.00008064" calcext:value-type="float">
            <text:p>0.00008064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3819095" calcext:value-type="float">
            <text:p>0.3819095</text:p>
          </table:table-cell>
        </table:table-row>
        <table:table-row table:style-name="ro1">
          <table:table-cell office:value-type="float" office:value="0.00008232" calcext:value-type="float">
            <text:p>0.00008232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3819095" calcext:value-type="float">
            <text:p>0.3819095</text:p>
          </table:table-cell>
        </table:table-row>
        <table:table-row table:style-name="ro1">
          <table:table-cell office:value-type="float" office:value="0.000084" calcext:value-type="float">
            <text:p>0.000084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361809" calcext:value-type="float">
            <text:p>0.361809</text:p>
          </table:table-cell>
        </table:table-row>
        <table:table-row table:style-name="ro1">
          <table:table-cell office:value-type="float" office:value="0.00008568" calcext:value-type="float">
            <text:p>0.00008568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361809" calcext:value-type="float">
            <text:p>0.361809</text:p>
          </table:table-cell>
        </table:table-row>
        <table:table-row table:style-name="ro1">
          <table:table-cell office:value-type="float" office:value="0.00008736" calcext:value-type="float">
            <text:p>0.00008736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361809" calcext:value-type="float">
            <text:p>0.361809</text:p>
          </table:table-cell>
        </table:table-row>
        <table:table-row table:style-name="ro1">
          <table:table-cell office:value-type="float" office:value="0.00008904" calcext:value-type="float">
            <text:p>0.00008904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3417085" calcext:value-type="float">
            <text:p>0.3417085</text:p>
          </table:table-cell>
        </table:table-row>
        <table:table-row table:style-name="ro1">
          <table:table-cell office:value-type="float" office:value="0.00009072" calcext:value-type="float">
            <text:p>0.00009072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361809" calcext:value-type="float">
            <text:p>0.361809</text:p>
          </table:table-cell>
        </table:table-row>
        <table:table-row table:style-name="ro1">
          <table:table-cell office:value-type="float" office:value="0.0000924" calcext:value-type="float">
            <text:p>0.0000924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3417085" calcext:value-type="float">
            <text:p>0.3417085</text:p>
          </table:table-cell>
        </table:table-row>
        <table:table-row table:style-name="ro1">
          <table:table-cell office:value-type="float" office:value="0.00009408" calcext:value-type="float">
            <text:p>0.00009408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321608" calcext:value-type="float">
            <text:p>0.321608</text:p>
          </table:table-cell>
        </table:table-row>
        <table:table-row table:style-name="ro1">
          <table:table-cell office:value-type="float" office:value="0.00009576" calcext:value-type="float">
            <text:p>0.00009576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321608" calcext:value-type="float">
            <text:p>0.321608</text:p>
          </table:table-cell>
        </table:table-row>
        <table:table-row table:style-name="ro1">
          <table:table-cell office:value-type="float" office:value="0.00009744" calcext:value-type="float">
            <text:p>0.00009744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321608" calcext:value-type="float">
            <text:p>0.321608</text:p>
          </table:table-cell>
        </table:table-row>
        <table:table-row table:style-name="ro1">
          <table:table-cell office:value-type="float" office:value="0.00009912" calcext:value-type="float">
            <text:p>0.00009912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321608" calcext:value-type="float">
            <text:p>0.321608</text:p>
          </table:table-cell>
        </table:table-row>
        <table:table-row table:style-name="ro1">
          <table:table-cell office:value-type="float" office:value="0.0001008" calcext:value-type="float">
            <text:p>0.0001008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321608" calcext:value-type="float">
            <text:p>0.321608</text:p>
          </table:table-cell>
        </table:table-row>
        <table:table-row table:style-name="ro1">
          <table:table-cell office:value-type="float" office:value="0.00010248" calcext:value-type="float">
            <text:p>0.00010248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321608" calcext:value-type="float">
            <text:p>0.321608</text:p>
          </table:table-cell>
        </table:table-row>
        <table:table-row table:style-name="ro1">
          <table:table-cell office:value-type="float" office:value="0.00010416" calcext:value-type="float">
            <text:p>0.00010416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3015075" calcext:value-type="float">
            <text:p>0.3015075</text:p>
          </table:table-cell>
        </table:table-row>
        <table:table-row table:style-name="ro1">
          <table:table-cell office:value-type="float" office:value="0.00010584" calcext:value-type="float">
            <text:p>0.00010584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3015075" calcext:value-type="float">
            <text:p>0.3015075</text:p>
          </table:table-cell>
        </table:table-row>
        <table:table-row table:style-name="ro1">
          <table:table-cell office:value-type="float" office:value="0.00010752" calcext:value-type="float">
            <text:p>0.00010752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3015075" calcext:value-type="float">
            <text:p>0.3015075</text:p>
          </table:table-cell>
        </table:table-row>
        <table:table-row table:style-name="ro1">
          <table:table-cell office:value-type="float" office:value="0.0001092" calcext:value-type="float">
            <text:p>0.0001092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3015075" calcext:value-type="float">
            <text:p>0.3015075</text:p>
          </table:table-cell>
        </table:table-row>
        <table:table-row table:style-name="ro1">
          <table:table-cell office:value-type="float" office:value="0.00011088" calcext:value-type="float">
            <text:p>0.00011088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281407" calcext:value-type="float">
            <text:p>0.281407</text:p>
          </table:table-cell>
        </table:table-row>
        <table:table-row table:style-name="ro1">
          <table:table-cell office:value-type="float" office:value="0.00011256" calcext:value-type="float">
            <text:p>0.00011256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281407" calcext:value-type="float">
            <text:p>0.281407</text:p>
          </table:table-cell>
        </table:table-row>
        <table:table-row table:style-name="ro1">
          <table:table-cell office:value-type="float" office:value="0.00011424" calcext:value-type="float">
            <text:p>0.00011424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281407" calcext:value-type="float">
            <text:p>0.281407</text:p>
          </table:table-cell>
        </table:table-row>
        <table:table-row table:style-name="ro1">
          <table:table-cell office:value-type="float" office:value="0.00011592" calcext:value-type="float">
            <text:p>0.00011592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281407" calcext:value-type="float">
            <text:p>0.281407</text:p>
          </table:table-cell>
        </table:table-row>
        <table:table-row table:style-name="ro1">
          <table:table-cell office:value-type="float" office:value="0.0001176" calcext:value-type="float">
            <text:p>0.0001176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2613065" calcext:value-type="float">
            <text:p>0.2613065</text:p>
          </table:table-cell>
        </table:table-row>
        <table:table-row table:style-name="ro1">
          <table:table-cell office:value-type="float" office:value="0.00011928" calcext:value-type="float">
            <text:p>0.00011928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2613065" calcext:value-type="float">
            <text:p>0.2613065</text:p>
          </table:table-cell>
        </table:table-row>
        <table:table-row table:style-name="ro1">
          <table:table-cell office:value-type="float" office:value="0.00012096" calcext:value-type="float">
            <text:p>0.00012096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2613065" calcext:value-type="float">
            <text:p>0.2613065</text:p>
          </table:table-cell>
        </table:table-row>
        <table:table-row table:style-name="ro1">
          <table:table-cell office:value-type="float" office:value="0.00012264" calcext:value-type="float">
            <text:p>0.00012264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241206" calcext:value-type="float">
            <text:p>0.241206</text:p>
          </table:table-cell>
        </table:table-row>
        <table:table-row table:style-name="ro1">
          <table:table-cell office:value-type="float" office:value="0.00012432" calcext:value-type="float">
            <text:p>0.00012432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2613065" calcext:value-type="float">
            <text:p>0.2613065</text:p>
          </table:table-cell>
        </table:table-row>
        <table:table-row table:style-name="ro1">
          <table:table-cell office:value-type="float" office:value="0.000126" calcext:value-type="float">
            <text:p>0.000126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241206" calcext:value-type="float">
            <text:p>0.241206</text:p>
          </table:table-cell>
        </table:table-row>
        <table:table-row table:style-name="ro1">
          <table:table-cell office:value-type="float" office:value="0.00012768" calcext:value-type="float">
            <text:p>0.00012768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241206" calcext:value-type="float">
            <text:p>0.241206</text:p>
          </table:table-cell>
        </table:table-row>
        <table:table-row table:style-name="ro1">
          <table:table-cell office:value-type="float" office:value="0.00012936" calcext:value-type="float">
            <text:p>0.00012936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241206" calcext:value-type="float">
            <text:p>0.241206</text:p>
          </table:table-cell>
        </table:table-row>
        <table:table-row table:style-name="ro1">
          <table:table-cell office:value-type="float" office:value="0.00013104" calcext:value-type="float">
            <text:p>0.00013104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013272" calcext:value-type="float">
            <text:p>0.00013272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241206" calcext:value-type="float">
            <text:p>0.241206</text:p>
          </table:table-cell>
        </table:table-row>
        <table:table-row table:style-name="ro1">
          <table:table-cell office:value-type="float" office:value="0.0001344" calcext:value-type="float">
            <text:p>0.0001344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241206" calcext:value-type="float">
            <text:p>0.241206</text:p>
          </table:table-cell>
        </table:table-row>
        <table:table-row table:style-name="ro1">
          <table:table-cell office:value-type="float" office:value="0.00013608" calcext:value-type="float">
            <text:p>0.00013608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013776" calcext:value-type="float">
            <text:p>0.00013776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013944" calcext:value-type="float">
            <text:p>0.00013944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014112" calcext:value-type="float">
            <text:p>0.00014112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01428" calcext:value-type="float">
            <text:p>0.0001428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014448" calcext:value-type="float">
            <text:p>0.00014448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014616" calcext:value-type="float">
            <text:p>0.00014616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014784" calcext:value-type="float">
            <text:p>0.00014784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014952" calcext:value-type="float">
            <text:p>0.00014952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01512" calcext:value-type="float">
            <text:p>0.0001512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015288" calcext:value-type="float">
            <text:p>0.00015288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015456" calcext:value-type="float">
            <text:p>0.00015456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015624" calcext:value-type="float">
            <text:p>0.00015624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015792" calcext:value-type="float">
            <text:p>0.00015792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01596" calcext:value-type="float">
            <text:p>0.0001596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016128" calcext:value-type="float">
            <text:p>0.00016128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016296" calcext:value-type="float">
            <text:p>0.00016296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016464" calcext:value-type="float">
            <text:p>0.00016464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016632" calcext:value-type="float">
            <text:p>0.00016632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0168" calcext:value-type="float">
            <text:p>0.000168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016968" calcext:value-type="float">
            <text:p>0.00016968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017136" calcext:value-type="float">
            <text:p>0.00017136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017304" calcext:value-type="float">
            <text:p>0.00017304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017472" calcext:value-type="float">
            <text:p>0.00017472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01764" calcext:value-type="float">
            <text:p>0.0001764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017808" calcext:value-type="float">
            <text:p>0.00017808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017976" calcext:value-type="float">
            <text:p>0.00017976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018144" calcext:value-type="float">
            <text:p>0.00018144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018312" calcext:value-type="float">
            <text:p>0.00018312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01848" calcext:value-type="float">
            <text:p>0.0001848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018648" calcext:value-type="float">
            <text:p>0.00018648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018816" calcext:value-type="float">
            <text:p>0.00018816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018984" calcext:value-type="float">
            <text:p>0.00018984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019152" calcext:value-type="float">
            <text:p>0.00019152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01932" calcext:value-type="float">
            <text:p>0.0001932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019488" calcext:value-type="float">
            <text:p>0.00019488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019656" calcext:value-type="float">
            <text:p>0.00019656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019824" calcext:value-type="float">
            <text:p>0.00019824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019992" calcext:value-type="float">
            <text:p>0.00019992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02016" calcext:value-type="float">
            <text:p>0.0002016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020328" calcext:value-type="float">
            <text:p>0.00020328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020496" calcext:value-type="float">
            <text:p>0.00020496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020664" calcext:value-type="float">
            <text:p>0.00020664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020832" calcext:value-type="float">
            <text:p>0.00020832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021" calcext:value-type="float">
            <text:p>0.00021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021168" calcext:value-type="float">
            <text:p>0.00021168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021336" calcext:value-type="float">
            <text:p>0.00021336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021504" calcext:value-type="float">
            <text:p>0.00021504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021672" calcext:value-type="float">
            <text:p>0.00021672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02184" calcext:value-type="float">
            <text:p>0.0002184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022008" calcext:value-type="float">
            <text:p>0.00022008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022176" calcext:value-type="float">
            <text:p>0.00022176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022344" calcext:value-type="float">
            <text:p>0.00022344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022512" calcext:value-type="float">
            <text:p>0.00022512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02268" calcext:value-type="float">
            <text:p>0.0002268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022848" calcext:value-type="float">
            <text:p>0.00022848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023016" calcext:value-type="float">
            <text:p>0.00023016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023184" calcext:value-type="float">
            <text:p>0.00023184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023352" calcext:value-type="float">
            <text:p>0.00023352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02352" calcext:value-type="float">
            <text:p>0.0002352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023688" calcext:value-type="float">
            <text:p>0.00023688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023856" calcext:value-type="float">
            <text:p>0.00023856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024024" calcext:value-type="float">
            <text:p>0.00024024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024192" calcext:value-type="float">
            <text:p>0.00024192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02436" calcext:value-type="float">
            <text:p>0.0002436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024528" calcext:value-type="float">
            <text:p>0.00024528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024696" calcext:value-type="float">
            <text:p>0.00024696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024864" calcext:value-type="float">
            <text:p>0.00024864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025032" calcext:value-type="float">
            <text:p>0.00025032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0252" calcext:value-type="float">
            <text:p>0.000252</text:p>
          </table:table-cell>
          <table:table-cell office:value-type="float" office:value="-0.482412" calcext:value-type="float">
            <text:p>-0.482412</text:p>
          </table:table-cell>
          <table:table-cell office:value-type="float" office:value="-0.8643215" calcext:value-type="float">
            <text:p>-0.8643215</text:p>
          </table:table-cell>
        </table:table-row>
        <table:table-row table:style-name="ro1">
          <table:table-cell office:value-type="float" office:value="0.00025368" calcext:value-type="float">
            <text:p>0.00025368</text:p>
          </table:table-cell>
          <table:table-cell office:value-type="float" office:value="-0.482412" calcext:value-type="float">
            <text:p>-0.482412</text:p>
          </table:table-cell>
          <table:table-cell office:value-type="float" office:value="-0.8643215" calcext:value-type="float">
            <text:p>-0.8643215</text:p>
          </table:table-cell>
        </table:table-row>
        <table:table-row table:style-name="ro1">
          <table:table-cell office:value-type="float" office:value="0.00025536" calcext:value-type="float">
            <text:p>0.00025536</text:p>
          </table:table-cell>
          <table:table-cell office:value-type="float" office:value="-0.482412" calcext:value-type="float">
            <text:p>-0.482412</text:p>
          </table:table-cell>
          <table:table-cell office:value-type="float" office:value="-0.844221" calcext:value-type="float">
            <text:p>-0.844221</text:p>
          </table:table-cell>
        </table:table-row>
        <table:table-row table:style-name="ro1">
          <table:table-cell office:value-type="float" office:value="0.00025704" calcext:value-type="float">
            <text:p>0.00025704</text:p>
          </table:table-cell>
          <table:table-cell office:value-type="float" office:value="-0.482412" calcext:value-type="float">
            <text:p>-0.482412</text:p>
          </table:table-cell>
          <table:table-cell office:value-type="float" office:value="-0.844221" calcext:value-type="float">
            <text:p>-0.844221</text:p>
          </table:table-cell>
        </table:table-row>
        <table:table-row table:style-name="ro1">
          <table:table-cell office:value-type="float" office:value="0.00025872" calcext:value-type="float">
            <text:p>0.00025872</text:p>
          </table:table-cell>
          <table:table-cell office:value-type="float" office:value="-0.482412" calcext:value-type="float">
            <text:p>-0.482412</text:p>
          </table:table-cell>
          <table:table-cell office:value-type="float" office:value="-0.8241205" calcext:value-type="float">
            <text:p>-0.8241205</text:p>
          </table:table-cell>
        </table:table-row>
        <table:table-row table:style-name="ro1">
          <table:table-cell office:value-type="float" office:value="0.0002604" calcext:value-type="float">
            <text:p>0.0002604</text:p>
          </table:table-cell>
          <table:table-cell office:value-type="float" office:value="-0.482412" calcext:value-type="float">
            <text:p>-0.482412</text:p>
          </table:table-cell>
          <table:table-cell office:value-type="float" office:value="-0.80402" calcext:value-type="float">
            <text:p>-0.80402</text:p>
          </table:table-cell>
        </table:table-row>
        <table:table-row table:style-name="ro1">
          <table:table-cell office:value-type="float" office:value="0.00026208" calcext:value-type="float">
            <text:p>0.00026208</text:p>
          </table:table-cell>
          <table:table-cell office:value-type="float" office:value="-0.482412" calcext:value-type="float">
            <text:p>-0.482412</text:p>
          </table:table-cell>
          <table:table-cell office:value-type="float" office:value="-0.80402" calcext:value-type="float">
            <text:p>-0.80402</text:p>
          </table:table-cell>
        </table:table-row>
        <table:table-row table:style-name="ro1">
          <table:table-cell office:value-type="float" office:value="0.00026376" calcext:value-type="float">
            <text:p>0.00026376</text:p>
          </table:table-cell>
          <table:table-cell office:value-type="float" office:value="-0.482412" calcext:value-type="float">
            <text:p>-0.482412</text:p>
          </table:table-cell>
          <table:table-cell office:value-type="float" office:value="-0.763819" calcext:value-type="float">
            <text:p>-0.763819</text:p>
          </table:table-cell>
        </table:table-row>
        <table:table-row table:style-name="ro1">
          <table:table-cell office:value-type="float" office:value="0.00026544" calcext:value-type="float">
            <text:p>0.00026544</text:p>
          </table:table-cell>
          <table:table-cell office:value-type="float" office:value="-0.482412" calcext:value-type="float">
            <text:p>-0.482412</text:p>
          </table:table-cell>
          <table:table-cell office:value-type="float" office:value="-0.763819" calcext:value-type="float">
            <text:p>-0.763819</text:p>
          </table:table-cell>
        </table:table-row>
        <table:table-row table:style-name="ro1">
          <table:table-cell office:value-type="float" office:value="0.00026712" calcext:value-type="float">
            <text:p>0.00026712</text:p>
          </table:table-cell>
          <table:table-cell office:value-type="float" office:value="-0.482412" calcext:value-type="float">
            <text:p>-0.482412</text:p>
          </table:table-cell>
          <table:table-cell office:value-type="float" office:value="-0.763819" calcext:value-type="float">
            <text:p>-0.763819</text:p>
          </table:table-cell>
        </table:table-row>
        <table:table-row table:style-name="ro1">
          <table:table-cell office:value-type="float" office:value="0.0002688" calcext:value-type="float">
            <text:p>0.0002688</text:p>
          </table:table-cell>
          <table:table-cell office:value-type="float" office:value="-0.482412" calcext:value-type="float">
            <text:p>-0.482412</text:p>
          </table:table-cell>
          <table:table-cell office:value-type="float" office:value="-0.7437185" calcext:value-type="float">
            <text:p>-0.7437185</text:p>
          </table:table-cell>
        </table:table-row>
        <table:table-row table:style-name="ro1">
          <table:table-cell office:value-type="float" office:value="0.00027048" calcext:value-type="float">
            <text:p>0.00027048</text:p>
          </table:table-cell>
          <table:table-cell office:value-type="float" office:value="-0.482412" calcext:value-type="float">
            <text:p>-0.482412</text:p>
          </table:table-cell>
          <table:table-cell office:value-type="float" office:value="-0.7437185" calcext:value-type="float">
            <text:p>-0.7437185</text:p>
          </table:table-cell>
        </table:table-row>
        <table:table-row table:style-name="ro1">
          <table:table-cell office:value-type="float" office:value="0.00027216" calcext:value-type="float">
            <text:p>0.00027216</text:p>
          </table:table-cell>
          <table:table-cell office:value-type="float" office:value="-0.482412" calcext:value-type="float">
            <text:p>-0.482412</text:p>
          </table:table-cell>
          <table:table-cell office:value-type="float" office:value="-0.723618" calcext:value-type="float">
            <text:p>-0.723618</text:p>
          </table:table-cell>
        </table:table-row>
        <table:table-row table:style-name="ro1">
          <table:table-cell office:value-type="float" office:value="0.00027384" calcext:value-type="float">
            <text:p>0.00027384</text:p>
          </table:table-cell>
          <table:table-cell office:value-type="float" office:value="-0.482412" calcext:value-type="float">
            <text:p>-0.482412</text:p>
          </table:table-cell>
          <table:table-cell office:value-type="float" office:value="-0.7035175" calcext:value-type="float">
            <text:p>-0.7035175</text:p>
          </table:table-cell>
        </table:table-row>
        <table:table-row table:style-name="ro1">
          <table:table-cell office:value-type="float" office:value="0.00027552" calcext:value-type="float">
            <text:p>0.00027552</text:p>
          </table:table-cell>
          <table:table-cell office:value-type="float" office:value="-0.482412" calcext:value-type="float">
            <text:p>-0.482412</text:p>
          </table:table-cell>
          <table:table-cell office:value-type="float" office:value="-0.7035175" calcext:value-type="float">
            <text:p>-0.7035175</text:p>
          </table:table-cell>
        </table:table-row>
        <table:table-row table:style-name="ro1">
          <table:table-cell office:value-type="float" office:value="0.0002772" calcext:value-type="float">
            <text:p>0.0002772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683417" calcext:value-type="float">
            <text:p>-0.683417</text:p>
          </table:table-cell>
        </table:table-row>
        <table:table-row table:style-name="ro1">
          <table:table-cell office:value-type="float" office:value="0.00027888" calcext:value-type="float">
            <text:p>0.00027888</text:p>
          </table:table-cell>
          <table:table-cell office:value-type="float" office:value="-0.482412" calcext:value-type="float">
            <text:p>-0.482412</text:p>
          </table:table-cell>
          <table:table-cell office:value-type="float" office:value="-0.6633165" calcext:value-type="float">
            <text:p>-0.6633165</text:p>
          </table:table-cell>
        </table:table-row>
        <table:table-row table:style-name="ro1">
          <table:table-cell office:value-type="float" office:value="0.00028056" calcext:value-type="float">
            <text:p>0.00028056</text:p>
          </table:table-cell>
          <table:table-cell office:value-type="float" office:value="-0.482412" calcext:value-type="float">
            <text:p>-0.482412</text:p>
          </table:table-cell>
          <table:table-cell office:value-type="float" office:value="-0.6633165" calcext:value-type="float">
            <text:p>-0.6633165</text:p>
          </table:table-cell>
        </table:table-row>
        <table:table-row table:style-name="ro1">
          <table:table-cell office:value-type="float" office:value="0.00028224" calcext:value-type="float">
            <text:p>0.00028224</text:p>
          </table:table-cell>
          <table:table-cell office:value-type="float" office:value="-0.482412" calcext:value-type="float">
            <text:p>-0.482412</text:p>
          </table:table-cell>
          <table:table-cell office:value-type="float" office:value="-0.643216" calcext:value-type="float">
            <text:p>-0.643216</text:p>
          </table:table-cell>
        </table:table-row>
        <table:table-row table:style-name="ro1">
          <table:table-cell office:value-type="float" office:value="0.00028392" calcext:value-type="float">
            <text:p>0.00028392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643216" calcext:value-type="float">
            <text:p>-0.643216</text:p>
          </table:table-cell>
        </table:table-row>
        <table:table-row table:style-name="ro1">
          <table:table-cell office:value-type="float" office:value="0.0002856" calcext:value-type="float">
            <text:p>0.0002856</text:p>
          </table:table-cell>
          <table:table-cell office:value-type="float" office:value="-0.482412" calcext:value-type="float">
            <text:p>-0.482412</text:p>
          </table:table-cell>
          <table:table-cell office:value-type="float" office:value="-0.643216" calcext:value-type="float">
            <text:p>-0.643216</text:p>
          </table:table-cell>
        </table:table-row>
        <table:table-row table:style-name="ro1">
          <table:table-cell office:value-type="float" office:value="0.00028728" calcext:value-type="float">
            <text:p>0.00028728</text:p>
          </table:table-cell>
          <table:table-cell office:value-type="float" office:value="-0.482412" calcext:value-type="float">
            <text:p>-0.482412</text:p>
          </table:table-cell>
          <table:table-cell office:value-type="float" office:value="-0.6231155" calcext:value-type="float">
            <text:p>-0.6231155</text:p>
          </table:table-cell>
        </table:table-row>
        <table:table-row table:style-name="ro1">
          <table:table-cell office:value-type="float" office:value="0.00028896" calcext:value-type="float">
            <text:p>0.00028896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6231155" calcext:value-type="float">
            <text:p>-0.6231155</text:p>
          </table:table-cell>
        </table:table-row>
        <table:table-row table:style-name="ro1">
          <table:table-cell office:value-type="float" office:value="0.00029064" calcext:value-type="float">
            <text:p>0.00029064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6231155" calcext:value-type="float">
            <text:p>-0.6231155</text:p>
          </table:table-cell>
        </table:table-row>
        <table:table-row table:style-name="ro1">
          <table:table-cell office:value-type="float" office:value="0.00029232" calcext:value-type="float">
            <text:p>0.00029232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5829145" calcext:value-type="float">
            <text:p>-0.5829145</text:p>
          </table:table-cell>
        </table:table-row>
        <table:table-row table:style-name="ro1">
          <table:table-cell office:value-type="float" office:value="0.000294" calcext:value-type="float">
            <text:p>0.000294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603015" calcext:value-type="float">
            <text:p>-0.603015</text:p>
          </table:table-cell>
        </table:table-row>
        <table:table-row table:style-name="ro1">
          <table:table-cell office:value-type="float" office:value="0.00029568" calcext:value-type="float">
            <text:p>0.00029568</text:p>
          </table:table-cell>
          <table:table-cell office:value-type="float" office:value="-0.482412" calcext:value-type="float">
            <text:p>-0.482412</text:p>
          </table:table-cell>
          <table:table-cell office:value-type="float" office:value="-0.5829145" calcext:value-type="float">
            <text:p>-0.5829145</text:p>
          </table:table-cell>
        </table:table-row>
        <table:table-row table:style-name="ro1">
          <table:table-cell office:value-type="float" office:value="0.00029736" calcext:value-type="float">
            <text:p>0.00029736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562814" calcext:value-type="float">
            <text:p>-0.562814</text:p>
          </table:table-cell>
        </table:table-row>
        <table:table-row table:style-name="ro1">
          <table:table-cell office:value-type="float" office:value="0.00029904" calcext:value-type="float">
            <text:p>0.00029904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562814" calcext:value-type="float">
            <text:p>-0.562814</text:p>
          </table:table-cell>
        </table:table-row>
        <table:table-row table:style-name="ro1">
          <table:table-cell office:value-type="float" office:value="0.00030072" calcext:value-type="float">
            <text:p>0.00030072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5427135" calcext:value-type="float">
            <text:p>-0.5427135</text:p>
          </table:table-cell>
        </table:table-row>
        <table:table-row table:style-name="ro1">
          <table:table-cell office:value-type="float" office:value="0.0003024" calcext:value-type="float">
            <text:p>0.0003024</text:p>
          </table:table-cell>
          <table:table-cell office:value-type="float" office:value="-0.482412" calcext:value-type="float">
            <text:p>-0.482412</text:p>
          </table:table-cell>
          <table:table-cell office:value-type="float" office:value="-0.5427135" calcext:value-type="float">
            <text:p>-0.5427135</text:p>
          </table:table-cell>
        </table:table-row>
        <table:table-row table:style-name="ro1">
          <table:table-cell office:value-type="float" office:value="0.00030408" calcext:value-type="float">
            <text:p>0.00030408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30576" calcext:value-type="float">
            <text:p>0.00030576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30744" calcext:value-type="float">
            <text:p>0.00030744</text:p>
          </table:table-cell>
          <table:table-cell office:value-type="float" office:value="-0.482412" calcext:value-type="float">
            <text:p>-0.48241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30912" calcext:value-type="float">
            <text:p>0.00030912</text:p>
          </table:table-cell>
          <table:table-cell office:value-type="float" office:value="-0.482412" calcext:value-type="float">
            <text:p>-0.48241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3108" calcext:value-type="float">
            <text:p>0.0003108</text:p>
          </table:table-cell>
          <table:table-cell table:number-columns-repeated="2"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31248" calcext:value-type="float">
            <text:p>0.00031248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31416" calcext:value-type="float">
            <text:p>0.00031416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482412" calcext:value-type="float">
            <text:p>-0.482412</text:p>
          </table:table-cell>
        </table:table-row>
        <table:table-row table:style-name="ro1">
          <table:table-cell office:value-type="float" office:value="0.00031584" calcext:value-type="float">
            <text:p>0.00031584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482412" calcext:value-type="float">
            <text:p>-0.482412</text:p>
          </table:table-cell>
        </table:table-row>
        <table:table-row table:style-name="ro1">
          <table:table-cell office:value-type="float" office:value="0.00031752" calcext:value-type="float">
            <text:p>0.00031752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4623115" calcext:value-type="float">
            <text:p>-0.4623115</text:p>
          </table:table-cell>
        </table:table-row>
        <table:table-row table:style-name="ro1">
          <table:table-cell office:value-type="float" office:value="0.0003192" calcext:value-type="float">
            <text:p>0.0003192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4623115" calcext:value-type="float">
            <text:p>-0.4623115</text:p>
          </table:table-cell>
        </table:table-row>
        <table:table-row table:style-name="ro1">
          <table:table-cell office:value-type="float" office:value="0.00032088" calcext:value-type="float">
            <text:p>0.00032088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4623115" calcext:value-type="float">
            <text:p>-0.4623115</text:p>
          </table:table-cell>
        </table:table-row>
        <table:table-row table:style-name="ro1">
          <table:table-cell office:value-type="float" office:value="0.00032256" calcext:value-type="float">
            <text:p>0.00032256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4623115" calcext:value-type="float">
            <text:p>-0.4623115</text:p>
          </table:table-cell>
        </table:table-row>
        <table:table-row table:style-name="ro1">
          <table:table-cell office:value-type="float" office:value="0.00032424" calcext:value-type="float">
            <text:p>0.00032424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4623115" calcext:value-type="float">
            <text:p>-0.4623115</text:p>
          </table:table-cell>
        </table:table-row>
        <table:table-row table:style-name="ro1">
          <table:table-cell office:value-type="float" office:value="0.00032592" calcext:value-type="float">
            <text:p>0.00032592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442211" calcext:value-type="float">
            <text:p>-0.442211</text:p>
          </table:table-cell>
        </table:table-row>
        <table:table-row table:style-name="ro1">
          <table:table-cell office:value-type="float" office:value="0.0003276" calcext:value-type="float">
            <text:p>0.0003276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4221105" calcext:value-type="float">
            <text:p>-0.4221105</text:p>
          </table:table-cell>
        </table:table-row>
        <table:table-row table:style-name="ro1">
          <table:table-cell office:value-type="float" office:value="0.00032928" calcext:value-type="float">
            <text:p>0.00032928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442211" calcext:value-type="float">
            <text:p>-0.442211</text:p>
          </table:table-cell>
        </table:table-row>
        <table:table-row table:style-name="ro1">
          <table:table-cell office:value-type="float" office:value="0.00033096" calcext:value-type="float">
            <text:p>0.00033096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4221105" calcext:value-type="float">
            <text:p>-0.4221105</text:p>
          </table:table-cell>
        </table:table-row>
        <table:table-row table:style-name="ro1">
          <table:table-cell office:value-type="float" office:value="0.00033264" calcext:value-type="float">
            <text:p>0.00033264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4221105" calcext:value-type="float">
            <text:p>-0.4221105</text:p>
          </table:table-cell>
        </table:table-row>
        <table:table-row table:style-name="ro1">
          <table:table-cell office:value-type="float" office:value="0.00033432" calcext:value-type="float">
            <text:p>0.00033432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40201" calcext:value-type="float">
            <text:p>-0.40201</text:p>
          </table:table-cell>
        </table:table-row>
        <table:table-row table:style-name="ro1">
          <table:table-cell office:value-type="float" office:value="0.000336" calcext:value-type="float">
            <text:p>0.000336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40201" calcext:value-type="float">
            <text:p>-0.40201</text:p>
          </table:table-cell>
        </table:table-row>
        <table:table-row table:style-name="ro1">
          <table:table-cell office:value-type="float" office:value="0.00033768" calcext:value-type="float">
            <text:p>0.00033768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3819095" calcext:value-type="float">
            <text:p>-0.3819095</text:p>
          </table:table-cell>
        </table:table-row>
        <table:table-row table:style-name="ro1">
          <table:table-cell office:value-type="float" office:value="0.00033936" calcext:value-type="float">
            <text:p>0.00033936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3819095" calcext:value-type="float">
            <text:p>-0.3819095</text:p>
          </table:table-cell>
        </table:table-row>
        <table:table-row table:style-name="ro1">
          <table:table-cell office:value-type="float" office:value="0.00034104" calcext:value-type="float">
            <text:p>0.00034104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361809" calcext:value-type="float">
            <text:p>-0.361809</text:p>
          </table:table-cell>
        </table:table-row>
        <table:table-row table:style-name="ro1">
          <table:table-cell office:value-type="float" office:value="0.00034272" calcext:value-type="float">
            <text:p>0.00034272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361809" calcext:value-type="float">
            <text:p>-0.361809</text:p>
          </table:table-cell>
        </table:table-row>
        <table:table-row table:style-name="ro1">
          <table:table-cell office:value-type="float" office:value="0.0003444" calcext:value-type="float">
            <text:p>0.0003444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3819095" calcext:value-type="float">
            <text:p>-0.3819095</text:p>
          </table:table-cell>
        </table:table-row>
        <table:table-row table:style-name="ro1">
          <table:table-cell office:value-type="float" office:value="0.00034608" calcext:value-type="float">
            <text:p>0.00034608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361809" calcext:value-type="float">
            <text:p>-0.361809</text:p>
          </table:table-cell>
        </table:table-row>
        <table:table-row table:style-name="ro1">
          <table:table-cell office:value-type="float" office:value="0.00034776" calcext:value-type="float">
            <text:p>0.00034776</text:p>
          </table:table-cell>
          <table:table-cell office:value-type="float" office:value="-0.482412" calcext:value-type="float">
            <text:p>-0.482412</text:p>
          </table:table-cell>
          <table:table-cell office:value-type="float" office:value="-0.361809" calcext:value-type="float">
            <text:p>-0.361809</text:p>
          </table:table-cell>
        </table:table-row>
        <table:table-row table:style-name="ro1">
          <table:table-cell office:value-type="float" office:value="0.00034944" calcext:value-type="float">
            <text:p>0.00034944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3417085" calcext:value-type="float">
            <text:p>-0.3417085</text:p>
          </table:table-cell>
        </table:table-row>
        <table:table-row table:style-name="ro1">
          <table:table-cell office:value-type="float" office:value="0.00035112" calcext:value-type="float">
            <text:p>0.00035112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3417085" calcext:value-type="float">
            <text:p>-0.3417085</text:p>
          </table:table-cell>
        </table:table-row>
        <table:table-row table:style-name="ro1">
          <table:table-cell office:value-type="float" office:value="0.0003528" calcext:value-type="float">
            <text:p>0.0003528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3417085" calcext:value-type="float">
            <text:p>-0.3417085</text:p>
          </table:table-cell>
        </table:table-row>
        <table:table-row table:style-name="ro1">
          <table:table-cell office:value-type="float" office:value="0.00035448" calcext:value-type="float">
            <text:p>0.00035448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3417085" calcext:value-type="float">
            <text:p>-0.3417085</text:p>
          </table:table-cell>
        </table:table-row>
        <table:table-row table:style-name="ro1">
          <table:table-cell office:value-type="float" office:value="0.00035616" calcext:value-type="float">
            <text:p>0.00035616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3417085" calcext:value-type="float">
            <text:p>-0.3417085</text:p>
          </table:table-cell>
        </table:table-row>
        <table:table-row table:style-name="ro1">
          <table:table-cell office:value-type="float" office:value="0.00035784" calcext:value-type="float">
            <text:p>0.00035784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321608" calcext:value-type="float">
            <text:p>-0.321608</text:p>
          </table:table-cell>
        </table:table-row>
        <table:table-row table:style-name="ro1">
          <table:table-cell office:value-type="float" office:value="0.00035952" calcext:value-type="float">
            <text:p>0.00035952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321608" calcext:value-type="float">
            <text:p>-0.321608</text:p>
          </table:table-cell>
        </table:table-row>
        <table:table-row table:style-name="ro1">
          <table:table-cell office:value-type="float" office:value="0.0003612" calcext:value-type="float">
            <text:p>0.0003612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3015075" calcext:value-type="float">
            <text:p>-0.3015075</text:p>
          </table:table-cell>
        </table:table-row>
        <table:table-row table:style-name="ro1">
          <table:table-cell office:value-type="float" office:value="0.00036288" calcext:value-type="float">
            <text:p>0.00036288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321608" calcext:value-type="float">
            <text:p>-0.321608</text:p>
          </table:table-cell>
        </table:table-row>
        <table:table-row table:style-name="ro1">
          <table:table-cell office:value-type="float" office:value="0.00036456" calcext:value-type="float">
            <text:p>0.00036456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3015075" calcext:value-type="float">
            <text:p>-0.3015075</text:p>
          </table:table-cell>
        </table:table-row>
        <table:table-row table:style-name="ro1">
          <table:table-cell office:value-type="float" office:value="0.00036624" calcext:value-type="float">
            <text:p>0.00036624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3015075" calcext:value-type="float">
            <text:p>-0.3015075</text:p>
          </table:table-cell>
        </table:table-row>
        <table:table-row table:style-name="ro1">
          <table:table-cell office:value-type="float" office:value="0.00036792" calcext:value-type="float">
            <text:p>0.00036792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3015075" calcext:value-type="float">
            <text:p>-0.3015075</text:p>
          </table:table-cell>
        </table:table-row>
        <table:table-row table:style-name="ro1">
          <table:table-cell office:value-type="float" office:value="0.0003696" calcext:value-type="float">
            <text:p>0.0003696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3015075" calcext:value-type="float">
            <text:p>-0.3015075</text:p>
          </table:table-cell>
        </table:table-row>
        <table:table-row table:style-name="ro1">
          <table:table-cell office:value-type="float" office:value="0.00037128" calcext:value-type="float">
            <text:p>0.00037128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281407" calcext:value-type="float">
            <text:p>-0.281407</text:p>
          </table:table-cell>
        </table:table-row>
        <table:table-row table:style-name="ro1">
          <table:table-cell office:value-type="float" office:value="0.00037296" calcext:value-type="float">
            <text:p>0.00037296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281407" calcext:value-type="float">
            <text:p>-0.281407</text:p>
          </table:table-cell>
        </table:table-row>
        <table:table-row table:style-name="ro1">
          <table:table-cell office:value-type="float" office:value="0.00037464" calcext:value-type="float">
            <text:p>0.00037464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281407" calcext:value-type="float">
            <text:p>-0.281407</text:p>
          </table:table-cell>
        </table:table-row>
        <table:table-row table:style-name="ro1">
          <table:table-cell office:value-type="float" office:value="0.00037632" calcext:value-type="float">
            <text:p>0.00037632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2613065" calcext:value-type="float">
            <text:p>-0.2613065</text:p>
          </table:table-cell>
        </table:table-row>
        <table:table-row table:style-name="ro1">
          <table:table-cell office:value-type="float" office:value="0.000378" calcext:value-type="float">
            <text:p>0.000378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2613065" calcext:value-type="float">
            <text:p>-0.2613065</text:p>
          </table:table-cell>
        </table:table-row>
        <table:table-row table:style-name="ro1">
          <table:table-cell office:value-type="float" office:value="0.00037968" calcext:value-type="float">
            <text:p>0.00037968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2613065" calcext:value-type="float">
            <text:p>-0.2613065</text:p>
          </table:table-cell>
        </table:table-row>
        <table:table-row table:style-name="ro1">
          <table:table-cell office:value-type="float" office:value="0.00038136" calcext:value-type="float">
            <text:p>0.00038136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2613065" calcext:value-type="float">
            <text:p>-0.2613065</text:p>
          </table:table-cell>
        </table:table-row>
        <table:table-row table:style-name="ro1">
          <table:table-cell office:value-type="float" office:value="0.00038304" calcext:value-type="float">
            <text:p>0.00038304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2613065" calcext:value-type="float">
            <text:p>-0.2613065</text:p>
          </table:table-cell>
        </table:table-row>
        <table:table-row table:style-name="ro1">
          <table:table-cell office:value-type="float" office:value="0.00038472" calcext:value-type="float">
            <text:p>0.00038472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2613065" calcext:value-type="float">
            <text:p>-0.2613065</text:p>
          </table:table-cell>
        </table:table-row>
        <table:table-row table:style-name="ro1">
          <table:table-cell office:value-type="float" office:value="0.0003864" calcext:value-type="float">
            <text:p>0.0003864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241206" calcext:value-type="float">
            <text:p>-0.241206</text:p>
          </table:table-cell>
        </table:table-row>
        <table:table-row table:style-name="ro1">
          <table:table-cell office:value-type="float" office:value="0.00038808" calcext:value-type="float">
            <text:p>0.00038808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241206" calcext:value-type="float">
            <text:p>-0.241206</text:p>
          </table:table-cell>
        </table:table-row>
        <table:table-row table:style-name="ro1">
          <table:table-cell office:value-type="float" office:value="0.00038976" calcext:value-type="float">
            <text:p>0.00038976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241206" calcext:value-type="float">
            <text:p>-0.241206</text:p>
          </table:table-cell>
        </table:table-row>
        <table:table-row table:style-name="ro1">
          <table:table-cell office:value-type="float" office:value="0.00039144" calcext:value-type="float">
            <text:p>0.00039144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241206" calcext:value-type="float">
            <text:p>-0.241206</text:p>
          </table:table-cell>
        </table:table-row>
        <table:table-row table:style-name="ro1">
          <table:table-cell office:value-type="float" office:value="0.00039312" calcext:value-type="float">
            <text:p>0.00039312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2211055" calcext:value-type="float">
            <text:p>-0.2211055</text:p>
          </table:table-cell>
        </table:table-row>
        <table:table-row table:style-name="ro1">
          <table:table-cell office:value-type="float" office:value="0.0003948" calcext:value-type="float">
            <text:p>0.0003948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2211055" calcext:value-type="float">
            <text:p>-0.2211055</text:p>
          </table:table-cell>
        </table:table-row>
        <table:table-row table:style-name="ro1">
          <table:table-cell office:value-type="float" office:value="0.00039648" calcext:value-type="float">
            <text:p>0.00039648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2211055" calcext:value-type="float">
            <text:p>-0.2211055</text:p>
          </table:table-cell>
        </table:table-row>
        <table:table-row table:style-name="ro1">
          <table:table-cell office:value-type="float" office:value="0.00039816" calcext:value-type="float">
            <text:p>0.00039816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2211055" calcext:value-type="float">
            <text:p>-0.2211055</text:p>
          </table:table-cell>
        </table:table-row>
        <table:table-row table:style-name="ro1">
          <table:table-cell office:value-type="float" office:value="0.00039984" calcext:value-type="float">
            <text:p>0.00039984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201005" calcext:value-type="float">
            <text:p>-0.201005</text:p>
          </table:table-cell>
        </table:table-row>
        <table:table-row table:style-name="ro1">
          <table:table-cell office:value-type="float" office:value="0.00040152" calcext:value-type="float">
            <text:p>0.00040152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2211055" calcext:value-type="float">
            <text:p>-0.2211055</text:p>
          </table:table-cell>
        </table:table-row>
        <table:table-row table:style-name="ro1">
          <table:table-cell office:value-type="float" office:value="0.0004032" calcext:value-type="float">
            <text:p>0.0004032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2211055" calcext:value-type="float">
            <text:p>-0.2211055</text:p>
          </table:table-cell>
        </table:table-row>
        <table:table-row table:style-name="ro1">
          <table:table-cell office:value-type="float" office:value="0.00040488" calcext:value-type="float">
            <text:p>0.00040488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201005" calcext:value-type="float">
            <text:p>-0.201005</text:p>
          </table:table-cell>
        </table:table-row>
        <table:table-row table:style-name="ro1">
          <table:table-cell office:value-type="float" office:value="0.00040656" calcext:value-type="float">
            <text:p>0.00040656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201005" calcext:value-type="float">
            <text:p>-0.201005</text:p>
          </table:table-cell>
        </table:table-row>
        <table:table-row table:style-name="ro1">
          <table:table-cell office:value-type="float" office:value="0.00040824" calcext:value-type="float">
            <text:p>0.00040824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201005" calcext:value-type="float">
            <text:p>-0.201005</text:p>
          </table:table-cell>
        </table:table-row>
        <table:table-row table:style-name="ro1">
          <table:table-cell office:value-type="float" office:value="0.00040992" calcext:value-type="float">
            <text:p>0.00040992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201005" calcext:value-type="float">
            <text:p>-0.201005</text:p>
          </table:table-cell>
        </table:table-row>
        <table:table-row table:style-name="ro1">
          <table:table-cell office:value-type="float" office:value="0.0004116" calcext:value-type="float">
            <text:p>0.0004116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201005" calcext:value-type="float">
            <text:p>-0.201005</text:p>
          </table:table-cell>
        </table:table-row>
        <table:table-row table:style-name="ro1">
          <table:table-cell office:value-type="float" office:value="0.00041328" calcext:value-type="float">
            <text:p>0.00041328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201005" calcext:value-type="float">
            <text:p>-0.201005</text:p>
          </table:table-cell>
        </table:table-row>
        <table:table-row table:style-name="ro1">
          <table:table-cell office:value-type="float" office:value="0.00041496" calcext:value-type="float">
            <text:p>0.00041496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201005" calcext:value-type="float">
            <text:p>-0.201005</text:p>
          </table:table-cell>
        </table:table-row>
        <table:table-row table:style-name="ro1">
          <table:table-cell office:value-type="float" office:value="0.00041664" calcext:value-type="float">
            <text:p>0.00041664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809045" calcext:value-type="float">
            <text:p>-0.1809045</text:p>
          </table:table-cell>
        </table:table-row>
        <table:table-row table:style-name="ro1">
          <table:table-cell office:value-type="float" office:value="0.00041832" calcext:value-type="float">
            <text:p>0.00041832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1809045" calcext:value-type="float">
            <text:p>-0.1809045</text:p>
          </table:table-cell>
        </table:table-row>
        <table:table-row table:style-name="ro1">
          <table:table-cell office:value-type="float" office:value="0.00042" calcext:value-type="float">
            <text:p>0.00042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809045" calcext:value-type="float">
            <text:p>-0.1809045</text:p>
          </table:table-cell>
        </table:table-row>
        <table:table-row table:style-name="ro1">
          <table:table-cell office:value-type="float" office:value="0.00042168" calcext:value-type="float">
            <text:p>0.00042168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809045" calcext:value-type="float">
            <text:p>-0.1809045</text:p>
          </table:table-cell>
        </table:table-row>
        <table:table-row table:style-name="ro1">
          <table:table-cell office:value-type="float" office:value="0.00042336" calcext:value-type="float">
            <text:p>0.00042336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042504" calcext:value-type="float">
            <text:p>0.00042504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809045" calcext:value-type="float">
            <text:p>-0.1809045</text:p>
          </table:table-cell>
        </table:table-row>
        <table:table-row table:style-name="ro1">
          <table:table-cell office:value-type="float" office:value="0.00042672" calcext:value-type="float">
            <text:p>0.00042672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04284" calcext:value-type="float">
            <text:p>0.0004284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809045" calcext:value-type="float">
            <text:p>-0.1809045</text:p>
          </table:table-cell>
        </table:table-row>
        <table:table-row table:style-name="ro1">
          <table:table-cell office:value-type="float" office:value="0.00043008" calcext:value-type="float">
            <text:p>0.00043008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809045" calcext:value-type="float">
            <text:p>-0.1809045</text:p>
          </table:table-cell>
        </table:table-row>
        <table:table-row table:style-name="ro1">
          <table:table-cell office:value-type="float" office:value="0.00043176" calcext:value-type="float">
            <text:p>0.00043176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043344" calcext:value-type="float">
            <text:p>0.00043344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043512" calcext:value-type="float">
            <text:p>0.00043512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04368" calcext:value-type="float">
            <text:p>0.0004368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043848" calcext:value-type="float">
            <text:p>0.00043848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044016" calcext:value-type="float">
            <text:p>0.00044016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044184" calcext:value-type="float">
            <text:p>0.00044184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044352" calcext:value-type="float">
            <text:p>0.00044352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04452" calcext:value-type="float">
            <text:p>0.0004452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044688" calcext:value-type="float">
            <text:p>0.00044688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044856" calcext:value-type="float">
            <text:p>0.00044856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045024" calcext:value-type="float">
            <text:p>0.00045024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045192" calcext:value-type="float">
            <text:p>0.00045192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04536" calcext:value-type="float">
            <text:p>0.0004536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045528" calcext:value-type="float">
            <text:p>0.00045528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045696" calcext:value-type="float">
            <text:p>0.00045696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045864" calcext:value-type="float">
            <text:p>0.00045864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046032" calcext:value-type="float">
            <text:p>0.00046032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0462" calcext:value-type="float">
            <text:p>0.000462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046368" calcext:value-type="float">
            <text:p>0.00046368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046536" calcext:value-type="float">
            <text:p>0.00046536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046704" calcext:value-type="float">
            <text:p>0.00046704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046872" calcext:value-type="float">
            <text:p>0.00046872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04704" calcext:value-type="float">
            <text:p>0.0004704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047208" calcext:value-type="float">
            <text:p>0.00047208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047376" calcext:value-type="float">
            <text:p>0.00047376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047544" calcext:value-type="float">
            <text:p>0.00047544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047712" calcext:value-type="float">
            <text:p>0.00047712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04788" calcext:value-type="float">
            <text:p>0.0004788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048048" calcext:value-type="float">
            <text:p>0.00048048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048216" calcext:value-type="float">
            <text:p>0.00048216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048384" calcext:value-type="float">
            <text:p>0.00048384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048552" calcext:value-type="float">
            <text:p>0.00048552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04872" calcext:value-type="float">
            <text:p>0.0004872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048888" calcext:value-type="float">
            <text:p>0.00048888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049056" calcext:value-type="float">
            <text:p>0.00049056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049224" calcext:value-type="float">
            <text:p>0.00049224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049392" calcext:value-type="float">
            <text:p>0.00049392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04956" calcext:value-type="float">
            <text:p>0.0004956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049728" calcext:value-type="float">
            <text:p>0.00049728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049896" calcext:value-type="float">
            <text:p>0.00049896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050064" calcext:value-type="float">
            <text:p>0.00050064</text:p>
          </table:table-cell>
          <table:table-cell office:value-type="float" office:value="0.4221105" calcext:value-type="float">
            <text:p>0.4221105</text:p>
          </table:table-cell>
          <table:table-cell office:value-type="float" office:value="0.844221" calcext:value-type="float">
            <text:p>0.844221</text:p>
          </table:table-cell>
        </table:table-row>
        <table:table-row table:style-name="ro1">
          <table:table-cell office:value-type="float" office:value="0.00050232" calcext:value-type="float">
            <text:p>0.00050232</text:p>
          </table:table-cell>
          <table:table-cell office:value-type="float" office:value="0.4221105" calcext:value-type="float">
            <text:p>0.4221105</text:p>
          </table:table-cell>
          <table:table-cell office:value-type="float" office:value="0.8241205" calcext:value-type="float">
            <text:p>0.8241205</text:p>
          </table:table-cell>
        </table:table-row>
        <table:table-row table:style-name="ro1">
          <table:table-cell office:value-type="float" office:value="0.000504" calcext:value-type="float">
            <text:p>0.000504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8241205" calcext:value-type="float">
            <text:p>0.8241205</text:p>
          </table:table-cell>
        </table:table-row>
        <table:table-row table:style-name="ro1">
          <table:table-cell office:value-type="float" office:value="0.00050568" calcext:value-type="float">
            <text:p>0.00050568</text:p>
          </table:table-cell>
          <table:table-cell office:value-type="float" office:value="0.4221105" calcext:value-type="float">
            <text:p>0.4221105</text:p>
          </table:table-cell>
          <table:table-cell office:value-type="float" office:value="0.80402" calcext:value-type="float">
            <text:p>0.80402</text:p>
          </table:table-cell>
        </table:table-row>
        <table:table-row table:style-name="ro1">
          <table:table-cell office:value-type="float" office:value="0.00050736" calcext:value-type="float">
            <text:p>0.00050736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7839195" calcext:value-type="float">
            <text:p>0.7839195</text:p>
          </table:table-cell>
        </table:table-row>
        <table:table-row table:style-name="ro1">
          <table:table-cell office:value-type="float" office:value="0.00050904" calcext:value-type="float">
            <text:p>0.00050904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7839195" calcext:value-type="float">
            <text:p>0.7839195</text:p>
          </table:table-cell>
        </table:table-row>
        <table:table-row table:style-name="ro1">
          <table:table-cell office:value-type="float" office:value="0.00051072" calcext:value-type="float">
            <text:p>0.00051072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763819" calcext:value-type="float">
            <text:p>0.763819</text:p>
          </table:table-cell>
        </table:table-row>
        <table:table-row table:style-name="ro1">
          <table:table-cell office:value-type="float" office:value="0.0005124" calcext:value-type="float">
            <text:p>0.0005124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7437185" calcext:value-type="float">
            <text:p>0.7437185</text:p>
          </table:table-cell>
        </table:table-row>
        <table:table-row table:style-name="ro1">
          <table:table-cell office:value-type="float" office:value="0.00051408" calcext:value-type="float">
            <text:p>0.00051408</text:p>
          </table:table-cell>
          <table:table-cell office:value-type="float" office:value="0.4221105" calcext:value-type="float">
            <text:p>0.4221105</text:p>
          </table:table-cell>
          <table:table-cell office:value-type="float" office:value="0.7437185" calcext:value-type="float">
            <text:p>0.7437185</text:p>
          </table:table-cell>
        </table:table-row>
        <table:table-row table:style-name="ro1">
          <table:table-cell office:value-type="float" office:value="0.00051576" calcext:value-type="float">
            <text:p>0.00051576</text:p>
          </table:table-cell>
          <table:table-cell office:value-type="float" office:value="0.4221105" calcext:value-type="float">
            <text:p>0.4221105</text:p>
          </table:table-cell>
          <table:table-cell office:value-type="float" office:value="0.723618" calcext:value-type="float">
            <text:p>0.723618</text:p>
          </table:table-cell>
        </table:table-row>
        <table:table-row table:style-name="ro1">
          <table:table-cell office:value-type="float" office:value="0.00051744" calcext:value-type="float">
            <text:p>0.00051744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723618" calcext:value-type="float">
            <text:p>0.723618</text:p>
          </table:table-cell>
        </table:table-row>
        <table:table-row table:style-name="ro1">
          <table:table-cell office:value-type="float" office:value="0.00051912" calcext:value-type="float">
            <text:p>0.00051912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7035175" calcext:value-type="float">
            <text:p>0.7035175</text:p>
          </table:table-cell>
        </table:table-row>
        <table:table-row table:style-name="ro1">
          <table:table-cell office:value-type="float" office:value="0.0005208" calcext:value-type="float">
            <text:p>0.0005208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7035175" calcext:value-type="float">
            <text:p>0.7035175</text:p>
          </table:table-cell>
        </table:table-row>
        <table:table-row table:style-name="ro1">
          <table:table-cell office:value-type="float" office:value="0.00052248" calcext:value-type="float">
            <text:p>0.00052248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683417" calcext:value-type="float">
            <text:p>0.683417</text:p>
          </table:table-cell>
        </table:table-row>
        <table:table-row table:style-name="ro1">
          <table:table-cell office:value-type="float" office:value="0.00052416" calcext:value-type="float">
            <text:p>0.00052416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6633165" calcext:value-type="float">
            <text:p>0.6633165</text:p>
          </table:table-cell>
        </table:table-row>
        <table:table-row table:style-name="ro1">
          <table:table-cell office:value-type="float" office:value="0.00052584" calcext:value-type="float">
            <text:p>0.00052584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6633165" calcext:value-type="float">
            <text:p>0.6633165</text:p>
          </table:table-cell>
        </table:table-row>
        <table:table-row table:style-name="ro1">
          <table:table-cell office:value-type="float" office:value="0.00052752" calcext:value-type="float">
            <text:p>0.00052752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643216" calcext:value-type="float">
            <text:p>0.643216</text:p>
          </table:table-cell>
        </table:table-row>
        <table:table-row table:style-name="ro1">
          <table:table-cell office:value-type="float" office:value="0.0005292" calcext:value-type="float">
            <text:p>0.0005292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643216" calcext:value-type="float">
            <text:p>0.643216</text:p>
          </table:table-cell>
        </table:table-row>
        <table:table-row table:style-name="ro1">
          <table:table-cell office:value-type="float" office:value="0.00053088" calcext:value-type="float">
            <text:p>0.00053088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6231155" calcext:value-type="float">
            <text:p>0.6231155</text:p>
          </table:table-cell>
        </table:table-row>
        <table:table-row table:style-name="ro1">
          <table:table-cell office:value-type="float" office:value="0.00053256" calcext:value-type="float">
            <text:p>0.00053256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6231155" calcext:value-type="float">
            <text:p>0.6231155</text:p>
          </table:table-cell>
        </table:table-row>
        <table:table-row table:style-name="ro1">
          <table:table-cell office:value-type="float" office:value="0.00053424" calcext:value-type="float">
            <text:p>0.00053424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603015" calcext:value-type="float">
            <text:p>0.603015</text:p>
          </table:table-cell>
        </table:table-row>
        <table:table-row table:style-name="ro1">
          <table:table-cell office:value-type="float" office:value="0.00053592" calcext:value-type="float">
            <text:p>0.00053592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603015" calcext:value-type="float">
            <text:p>0.603015</text:p>
          </table:table-cell>
        </table:table-row>
        <table:table-row table:style-name="ro1">
          <table:table-cell office:value-type="float" office:value="0.0005376" calcext:value-type="float">
            <text:p>0.0005376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5829145" calcext:value-type="float">
            <text:p>0.5829145</text:p>
          </table:table-cell>
        </table:table-row>
        <table:table-row table:style-name="ro1">
          <table:table-cell office:value-type="float" office:value="0.00053928" calcext:value-type="float">
            <text:p>0.00053928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5829145" calcext:value-type="float">
            <text:p>0.5829145</text:p>
          </table:table-cell>
        </table:table-row>
        <table:table-row table:style-name="ro1">
          <table:table-cell office:value-type="float" office:value="0.00054096" calcext:value-type="float">
            <text:p>0.00054096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562814" calcext:value-type="float">
            <text:p>0.562814</text:p>
          </table:table-cell>
        </table:table-row>
        <table:table-row table:style-name="ro1">
          <table:table-cell office:value-type="float" office:value="0.00054264" calcext:value-type="float">
            <text:p>0.00054264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562814" calcext:value-type="float">
            <text:p>0.562814</text:p>
          </table:table-cell>
        </table:table-row>
        <table:table-row table:style-name="ro1">
          <table:table-cell office:value-type="float" office:value="0.00054432" calcext:value-type="float">
            <text:p>0.00054432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5427135" calcext:value-type="float">
            <text:p>0.5427135</text:p>
          </table:table-cell>
        </table:table-row>
        <table:table-row table:style-name="ro1">
          <table:table-cell office:value-type="float" office:value="0.000546" calcext:value-type="float">
            <text:p>0.000546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5427135" calcext:value-type="float">
            <text:p>0.5427135</text:p>
          </table:table-cell>
        </table:table-row>
        <table:table-row table:style-name="ro1">
          <table:table-cell office:value-type="float" office:value="0.00054768" calcext:value-type="float">
            <text:p>0.00054768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5427135" calcext:value-type="float">
            <text:p>0.5427135</text:p>
          </table:table-cell>
        </table:table-row>
        <table:table-row table:style-name="ro1">
          <table:table-cell office:value-type="float" office:value="0.00054936" calcext:value-type="float">
            <text:p>0.00054936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5427135" calcext:value-type="float">
            <text:p>0.5427135</text:p>
          </table:table-cell>
        </table:table-row>
        <table:table-row table:style-name="ro1">
          <table:table-cell office:value-type="float" office:value="0.00055104" calcext:value-type="float">
            <text:p>0.00055104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522613" calcext:value-type="float">
            <text:p>0.522613</text:p>
          </table:table-cell>
        </table:table-row>
        <table:table-row table:style-name="ro1">
          <table:table-cell office:value-type="float" office:value="0.00055272" calcext:value-type="float">
            <text:p>0.00055272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522613" calcext:value-type="float">
            <text:p>0.522613</text:p>
          </table:table-cell>
        </table:table-row>
        <table:table-row table:style-name="ro1">
          <table:table-cell office:value-type="float" office:value="0.0005544" calcext:value-type="float">
            <text:p>0.0005544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55608" calcext:value-type="float">
            <text:p>0.00055608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55776" calcext:value-type="float">
            <text:p>0.00055776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55944" calcext:value-type="float">
            <text:p>0.00055944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56112" calcext:value-type="float">
            <text:p>0.00056112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442211" calcext:value-type="float">
            <text:p>0.442211</text:p>
          </table:table-cell>
        </table:table-row>
        <table:table-row table:style-name="ro1">
          <table:table-cell office:value-type="float" office:value="0.0005628" calcext:value-type="float">
            <text:p>0.0005628</text:p>
          </table:table-cell>
          <table:table-cell table:number-columns-repeated="2"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056448" calcext:value-type="float">
            <text:p>0.00056448</text:p>
          </table:table-cell>
          <table:table-cell table:number-columns-repeated="2" office:value-type="float" office:value="0.442211" calcext:value-type="float">
            <text:p>0.442211</text:p>
          </table:table-cell>
        </table:table-row>
        <table:table-row table:style-name="ro1">
          <table:table-cell office:value-type="float" office:value="0.00056616" calcext:value-type="float">
            <text:p>0.00056616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442211" calcext:value-type="float">
            <text:p>0.442211</text:p>
          </table:table-cell>
        </table:table-row>
        <table:table-row table:style-name="ro1">
          <table:table-cell office:value-type="float" office:value="0.00056784" calcext:value-type="float">
            <text:p>0.00056784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4221105" calcext:value-type="float">
            <text:p>0.4221105</text:p>
          </table:table-cell>
        </table:table-row>
        <table:table-row table:style-name="ro1">
          <table:table-cell office:value-type="float" office:value="0.00056952" calcext:value-type="float">
            <text:p>0.00056952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4221105" calcext:value-type="float">
            <text:p>0.4221105</text:p>
          </table:table-cell>
        </table:table-row>
        <table:table-row table:style-name="ro1">
          <table:table-cell office:value-type="float" office:value="0.0005712" calcext:value-type="float">
            <text:p>0.0005712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4221105" calcext:value-type="float">
            <text:p>0.4221105</text:p>
          </table:table-cell>
        </table:table-row>
        <table:table-row table:style-name="ro1">
          <table:table-cell office:value-type="float" office:value="0.00057288" calcext:value-type="float">
            <text:p>0.00057288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4221105" calcext:value-type="float">
            <text:p>0.4221105</text:p>
          </table:table-cell>
        </table:table-row>
        <table:table-row table:style-name="ro1">
          <table:table-cell office:value-type="float" office:value="0.00057456" calcext:value-type="float">
            <text:p>0.00057456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40201" calcext:value-type="float">
            <text:p>0.40201</text:p>
          </table:table-cell>
        </table:table-row>
        <table:table-row table:style-name="ro1">
          <table:table-cell office:value-type="float" office:value="0.00057624" calcext:value-type="float">
            <text:p>0.00057624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3819095" calcext:value-type="float">
            <text:p>0.3819095</text:p>
          </table:table-cell>
        </table:table-row>
        <table:table-row table:style-name="ro1">
          <table:table-cell office:value-type="float" office:value="0.00057792" calcext:value-type="float">
            <text:p>0.00057792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40201" calcext:value-type="float">
            <text:p>0.40201</text:p>
          </table:table-cell>
        </table:table-row>
        <table:table-row table:style-name="ro1">
          <table:table-cell office:value-type="float" office:value="0.0005796" calcext:value-type="float">
            <text:p>0.0005796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40201" calcext:value-type="float">
            <text:p>0.40201</text:p>
          </table:table-cell>
        </table:table-row>
        <table:table-row table:style-name="ro1">
          <table:table-cell office:value-type="float" office:value="0.00058128" calcext:value-type="float">
            <text:p>0.00058128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3819095" calcext:value-type="float">
            <text:p>0.3819095</text:p>
          </table:table-cell>
        </table:table-row>
        <table:table-row table:style-name="ro1">
          <table:table-cell office:value-type="float" office:value="0.00058296" calcext:value-type="float">
            <text:p>0.00058296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361809" calcext:value-type="float">
            <text:p>0.361809</text:p>
          </table:table-cell>
        </table:table-row>
        <table:table-row table:style-name="ro1">
          <table:table-cell office:value-type="float" office:value="0.00058464" calcext:value-type="float">
            <text:p>0.00058464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361809" calcext:value-type="float">
            <text:p>0.361809</text:p>
          </table:table-cell>
        </table:table-row>
        <table:table-row table:style-name="ro1">
          <table:table-cell office:value-type="float" office:value="0.00058632" calcext:value-type="float">
            <text:p>0.00058632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361809" calcext:value-type="float">
            <text:p>0.361809</text:p>
          </table:table-cell>
        </table:table-row>
        <table:table-row table:style-name="ro1">
          <table:table-cell office:value-type="float" office:value="0.000588" calcext:value-type="float">
            <text:p>0.000588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361809" calcext:value-type="float">
            <text:p>0.361809</text:p>
          </table:table-cell>
        </table:table-row>
        <table:table-row table:style-name="ro1">
          <table:table-cell office:value-type="float" office:value="0.00058968" calcext:value-type="float">
            <text:p>0.00058968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3417085" calcext:value-type="float">
            <text:p>0.3417085</text:p>
          </table:table-cell>
        </table:table-row>
        <table:table-row table:style-name="ro1">
          <table:table-cell office:value-type="float" office:value="0.00059136" calcext:value-type="float">
            <text:p>0.00059136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3417085" calcext:value-type="float">
            <text:p>0.3417085</text:p>
          </table:table-cell>
        </table:table-row>
        <table:table-row table:style-name="ro1">
          <table:table-cell office:value-type="float" office:value="0.00059304" calcext:value-type="float">
            <text:p>0.00059304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3417085" calcext:value-type="float">
            <text:p>0.3417085</text:p>
          </table:table-cell>
        </table:table-row>
        <table:table-row table:style-name="ro1">
          <table:table-cell office:value-type="float" office:value="0.00059472" calcext:value-type="float">
            <text:p>0.00059472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321608" calcext:value-type="float">
            <text:p>0.321608</text:p>
          </table:table-cell>
        </table:table-row>
        <table:table-row table:style-name="ro1">
          <table:table-cell office:value-type="float" office:value="0.0005964" calcext:value-type="float">
            <text:p>0.0005964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3417085" calcext:value-type="float">
            <text:p>0.3417085</text:p>
          </table:table-cell>
        </table:table-row>
        <table:table-row table:style-name="ro1">
          <table:table-cell office:value-type="float" office:value="0.00059808" calcext:value-type="float">
            <text:p>0.00059808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321608" calcext:value-type="float">
            <text:p>0.321608</text:p>
          </table:table-cell>
        </table:table-row>
        <table:table-row table:style-name="ro1">
          <table:table-cell office:value-type="float" office:value="0.00059976" calcext:value-type="float">
            <text:p>0.00059976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321608" calcext:value-type="float">
            <text:p>0.321608</text:p>
          </table:table-cell>
        </table:table-row>
        <table:table-row table:style-name="ro1">
          <table:table-cell office:value-type="float" office:value="0.00060144" calcext:value-type="float">
            <text:p>0.00060144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321608" calcext:value-type="float">
            <text:p>0.321608</text:p>
          </table:table-cell>
        </table:table-row>
        <table:table-row table:style-name="ro1">
          <table:table-cell office:value-type="float" office:value="0.00060312" calcext:value-type="float">
            <text:p>0.00060312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3015075" calcext:value-type="float">
            <text:p>0.3015075</text:p>
          </table:table-cell>
        </table:table-row>
        <table:table-row table:style-name="ro1">
          <table:table-cell office:value-type="float" office:value="0.0006048" calcext:value-type="float">
            <text:p>0.0006048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3015075" calcext:value-type="float">
            <text:p>0.3015075</text:p>
          </table:table-cell>
        </table:table-row>
        <table:table-row table:style-name="ro1">
          <table:table-cell office:value-type="float" office:value="0.00060648" calcext:value-type="float">
            <text:p>0.00060648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3015075" calcext:value-type="float">
            <text:p>0.3015075</text:p>
          </table:table-cell>
        </table:table-row>
        <table:table-row table:style-name="ro1">
          <table:table-cell office:value-type="float" office:value="0.00060816" calcext:value-type="float">
            <text:p>0.00060816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281407" calcext:value-type="float">
            <text:p>0.281407</text:p>
          </table:table-cell>
        </table:table-row>
        <table:table-row table:style-name="ro1">
          <table:table-cell office:value-type="float" office:value="0.00060984" calcext:value-type="float">
            <text:p>0.00060984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281407" calcext:value-type="float">
            <text:p>0.281407</text:p>
          </table:table-cell>
        </table:table-row>
        <table:table-row table:style-name="ro1">
          <table:table-cell office:value-type="float" office:value="0.00061152" calcext:value-type="float">
            <text:p>0.00061152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281407" calcext:value-type="float">
            <text:p>0.281407</text:p>
          </table:table-cell>
        </table:table-row>
        <table:table-row table:style-name="ro1">
          <table:table-cell office:value-type="float" office:value="0.0006132" calcext:value-type="float">
            <text:p>0.0006132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281407" calcext:value-type="float">
            <text:p>0.281407</text:p>
          </table:table-cell>
        </table:table-row>
        <table:table-row table:style-name="ro1">
          <table:table-cell office:value-type="float" office:value="0.00061488" calcext:value-type="float">
            <text:p>0.00061488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281407" calcext:value-type="float">
            <text:p>0.281407</text:p>
          </table:table-cell>
        </table:table-row>
        <table:table-row table:style-name="ro1">
          <table:table-cell office:value-type="float" office:value="0.00061656" calcext:value-type="float">
            <text:p>0.00061656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2613065" calcext:value-type="float">
            <text:p>0.2613065</text:p>
          </table:table-cell>
        </table:table-row>
        <table:table-row table:style-name="ro1">
          <table:table-cell office:value-type="float" office:value="0.00061824" calcext:value-type="float">
            <text:p>0.00061824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2613065" calcext:value-type="float">
            <text:p>0.2613065</text:p>
          </table:table-cell>
        </table:table-row>
        <table:table-row table:style-name="ro1">
          <table:table-cell office:value-type="float" office:value="0.00061992" calcext:value-type="float">
            <text:p>0.00061992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2613065" calcext:value-type="float">
            <text:p>0.2613065</text:p>
          </table:table-cell>
        </table:table-row>
        <table:table-row table:style-name="ro1">
          <table:table-cell office:value-type="float" office:value="0.0006216" calcext:value-type="float">
            <text:p>0.0006216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2613065" calcext:value-type="float">
            <text:p>0.2613065</text:p>
          </table:table-cell>
        </table:table-row>
        <table:table-row table:style-name="ro1">
          <table:table-cell office:value-type="float" office:value="0.00062328" calcext:value-type="float">
            <text:p>0.00062328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241206" calcext:value-type="float">
            <text:p>0.241206</text:p>
          </table:table-cell>
        </table:table-row>
        <table:table-row table:style-name="ro1">
          <table:table-cell office:value-type="float" office:value="0.00062496" calcext:value-type="float">
            <text:p>0.00062496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241206" calcext:value-type="float">
            <text:p>0.241206</text:p>
          </table:table-cell>
        </table:table-row>
        <table:table-row table:style-name="ro1">
          <table:table-cell office:value-type="float" office:value="0.00062664" calcext:value-type="float">
            <text:p>0.00062664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241206" calcext:value-type="float">
            <text:p>0.241206</text:p>
          </table:table-cell>
        </table:table-row>
        <table:table-row table:style-name="ro1">
          <table:table-cell office:value-type="float" office:value="0.00062832" calcext:value-type="float">
            <text:p>0.00062832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241206" calcext:value-type="float">
            <text:p>0.241206</text:p>
          </table:table-cell>
        </table:table-row>
        <table:table-row table:style-name="ro1">
          <table:table-cell office:value-type="float" office:value="0.00063" calcext:value-type="float">
            <text:p>0.00063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063168" calcext:value-type="float">
            <text:p>0.00063168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063336" calcext:value-type="float">
            <text:p>0.00063336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241206" calcext:value-type="float">
            <text:p>0.241206</text:p>
          </table:table-cell>
        </table:table-row>
        <table:table-row table:style-name="ro1">
          <table:table-cell office:value-type="float" office:value="0.00063504" calcext:value-type="float">
            <text:p>0.00063504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063672" calcext:value-type="float">
            <text:p>0.00063672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06384" calcext:value-type="float">
            <text:p>0.0006384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064008" calcext:value-type="float">
            <text:p>0.00064008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064176" calcext:value-type="float">
            <text:p>0.00064176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064344" calcext:value-type="float">
            <text:p>0.00064344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064512" calcext:value-type="float">
            <text:p>0.00064512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06468" calcext:value-type="float">
            <text:p>0.0006468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064848" calcext:value-type="float">
            <text:p>0.00064848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065016" calcext:value-type="float">
            <text:p>0.00065016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065184" calcext:value-type="float">
            <text:p>0.00065184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065352" calcext:value-type="float">
            <text:p>0.00065352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06552" calcext:value-type="float">
            <text:p>0.0006552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065688" calcext:value-type="float">
            <text:p>0.00065688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065856" calcext:value-type="float">
            <text:p>0.00065856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066024" calcext:value-type="float">
            <text:p>0.00066024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066192" calcext:value-type="float">
            <text:p>0.00066192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06636" calcext:value-type="float">
            <text:p>0.0006636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066528" calcext:value-type="float">
            <text:p>0.00066528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066696" calcext:value-type="float">
            <text:p>0.00066696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066864" calcext:value-type="float">
            <text:p>0.00066864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067032" calcext:value-type="float">
            <text:p>0.00067032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0672" calcext:value-type="float">
            <text:p>0.000672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067368" calcext:value-type="float">
            <text:p>0.00067368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067536" calcext:value-type="float">
            <text:p>0.00067536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067704" calcext:value-type="float">
            <text:p>0.00067704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067872" calcext:value-type="float">
            <text:p>0.00067872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06804" calcext:value-type="float">
            <text:p>0.0006804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068208" calcext:value-type="float">
            <text:p>0.00068208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068376" calcext:value-type="float">
            <text:p>0.00068376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068544" calcext:value-type="float">
            <text:p>0.00068544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068712" calcext:value-type="float">
            <text:p>0.00068712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06888" calcext:value-type="float">
            <text:p>0.0006888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069048" calcext:value-type="float">
            <text:p>0.00069048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069216" calcext:value-type="float">
            <text:p>0.00069216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069384" calcext:value-type="float">
            <text:p>0.00069384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069552" calcext:value-type="float">
            <text:p>0.00069552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06972" calcext:value-type="float">
            <text:p>0.0006972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069888" calcext:value-type="float">
            <text:p>0.00069888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070056" calcext:value-type="float">
            <text:p>0.00070056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070224" calcext:value-type="float">
            <text:p>0.00070224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070392" calcext:value-type="float">
            <text:p>0.00070392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07056" calcext:value-type="float">
            <text:p>0.0007056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070728" calcext:value-type="float">
            <text:p>0.00070728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070896" calcext:value-type="float">
            <text:p>0.00070896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071064" calcext:value-type="float">
            <text:p>0.00071064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071232" calcext:value-type="float">
            <text:p>0.00071232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0714" calcext:value-type="float">
            <text:p>0.000714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071568" calcext:value-type="float">
            <text:p>0.00071568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071736" calcext:value-type="float">
            <text:p>0.00071736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071904" calcext:value-type="float">
            <text:p>0.00071904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072072" calcext:value-type="float">
            <text:p>0.00072072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07224" calcext:value-type="float">
            <text:p>0.0007224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072408" calcext:value-type="float">
            <text:p>0.00072408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072576" calcext:value-type="float">
            <text:p>0.00072576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072744" calcext:value-type="float">
            <text:p>0.00072744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072912" calcext:value-type="float">
            <text:p>0.00072912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07308" calcext:value-type="float">
            <text:p>0.0007308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073248" calcext:value-type="float">
            <text:p>0.00073248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073416" calcext:value-type="float">
            <text:p>0.00073416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073584" calcext:value-type="float">
            <text:p>0.00073584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073752" calcext:value-type="float">
            <text:p>0.00073752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07392" calcext:value-type="float">
            <text:p>0.0007392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074088" calcext:value-type="float">
            <text:p>0.00074088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074256" calcext:value-type="float">
            <text:p>0.00074256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074424" calcext:value-type="float">
            <text:p>0.00074424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074592" calcext:value-type="float">
            <text:p>0.00074592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07476" calcext:value-type="float">
            <text:p>0.0007476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074928" calcext:value-type="float">
            <text:p>0.00074928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075096" calcext:value-type="float">
            <text:p>0.00075096</text:p>
          </table:table-cell>
          <table:table-cell office:value-type="float" office:value="-0.482412" calcext:value-type="float">
            <text:p>-0.482412</text:p>
          </table:table-cell>
          <table:table-cell office:value-type="float" office:value="-0.884422" calcext:value-type="float">
            <text:p>-0.884422</text:p>
          </table:table-cell>
        </table:table-row>
        <table:table-row table:style-name="ro1">
          <table:table-cell office:value-type="float" office:value="0.00075264" calcext:value-type="float">
            <text:p>0.00075264</text:p>
          </table:table-cell>
          <table:table-cell office:value-type="float" office:value="-0.482412" calcext:value-type="float">
            <text:p>-0.482412</text:p>
          </table:table-cell>
          <table:table-cell office:value-type="float" office:value="-0.884422" calcext:value-type="float">
            <text:p>-0.884422</text:p>
          </table:table-cell>
        </table:table-row>
        <table:table-row table:style-name="ro1">
          <table:table-cell office:value-type="float" office:value="0.00075432" calcext:value-type="float">
            <text:p>0.00075432</text:p>
          </table:table-cell>
          <table:table-cell office:value-type="float" office:value="-0.482412" calcext:value-type="float">
            <text:p>-0.482412</text:p>
          </table:table-cell>
          <table:table-cell office:value-type="float" office:value="-0.8643215" calcext:value-type="float">
            <text:p>-0.8643215</text:p>
          </table:table-cell>
        </table:table-row>
        <table:table-row table:style-name="ro1">
          <table:table-cell office:value-type="float" office:value="0.000756" calcext:value-type="float">
            <text:p>0.000756</text:p>
          </table:table-cell>
          <table:table-cell office:value-type="float" office:value="-0.482412" calcext:value-type="float">
            <text:p>-0.482412</text:p>
          </table:table-cell>
          <table:table-cell office:value-type="float" office:value="-0.844221" calcext:value-type="float">
            <text:p>-0.844221</text:p>
          </table:table-cell>
        </table:table-row>
        <table:table-row table:style-name="ro1">
          <table:table-cell office:value-type="float" office:value="0.00075768" calcext:value-type="float">
            <text:p>0.00075768</text:p>
          </table:table-cell>
          <table:table-cell office:value-type="float" office:value="-0.482412" calcext:value-type="float">
            <text:p>-0.482412</text:p>
          </table:table-cell>
          <table:table-cell office:value-type="float" office:value="-0.8241205" calcext:value-type="float">
            <text:p>-0.8241205</text:p>
          </table:table-cell>
        </table:table-row>
        <table:table-row table:style-name="ro1">
          <table:table-cell office:value-type="float" office:value="0.00075936" calcext:value-type="float">
            <text:p>0.00075936</text:p>
          </table:table-cell>
          <table:table-cell office:value-type="float" office:value="-0.482412" calcext:value-type="float">
            <text:p>-0.482412</text:p>
          </table:table-cell>
          <table:table-cell office:value-type="float" office:value="-0.80402" calcext:value-type="float">
            <text:p>-0.80402</text:p>
          </table:table-cell>
        </table:table-row>
        <table:table-row table:style-name="ro1">
          <table:table-cell office:value-type="float" office:value="0.00076104" calcext:value-type="float">
            <text:p>0.00076104</text:p>
          </table:table-cell>
          <table:table-cell office:value-type="float" office:value="-0.482412" calcext:value-type="float">
            <text:p>-0.482412</text:p>
          </table:table-cell>
          <table:table-cell office:value-type="float" office:value="-0.80402" calcext:value-type="float">
            <text:p>-0.80402</text:p>
          </table:table-cell>
        </table:table-row>
        <table:table-row table:style-name="ro1">
          <table:table-cell office:value-type="float" office:value="0.00076272" calcext:value-type="float">
            <text:p>0.00076272</text:p>
          </table:table-cell>
          <table:table-cell office:value-type="float" office:value="-0.482412" calcext:value-type="float">
            <text:p>-0.482412</text:p>
          </table:table-cell>
          <table:table-cell office:value-type="float" office:value="-0.7839195" calcext:value-type="float">
            <text:p>-0.7839195</text:p>
          </table:table-cell>
        </table:table-row>
        <table:table-row table:style-name="ro1">
          <table:table-cell office:value-type="float" office:value="0.0007644" calcext:value-type="float">
            <text:p>0.0007644</text:p>
          </table:table-cell>
          <table:table-cell office:value-type="float" office:value="-0.482412" calcext:value-type="float">
            <text:p>-0.482412</text:p>
          </table:table-cell>
          <table:table-cell office:value-type="float" office:value="-0.763819" calcext:value-type="float">
            <text:p>-0.763819</text:p>
          </table:table-cell>
        </table:table-row>
        <table:table-row table:style-name="ro1">
          <table:table-cell office:value-type="float" office:value="0.00076608" calcext:value-type="float">
            <text:p>0.00076608</text:p>
          </table:table-cell>
          <table:table-cell office:value-type="float" office:value="-0.482412" calcext:value-type="float">
            <text:p>-0.482412</text:p>
          </table:table-cell>
          <table:table-cell office:value-type="float" office:value="-0.763819" calcext:value-type="float">
            <text:p>-0.763819</text:p>
          </table:table-cell>
        </table:table-row>
        <table:table-row table:style-name="ro1">
          <table:table-cell office:value-type="float" office:value="0.00076776" calcext:value-type="float">
            <text:p>0.00076776</text:p>
          </table:table-cell>
          <table:table-cell office:value-type="float" office:value="-0.482412" calcext:value-type="float">
            <text:p>-0.482412</text:p>
          </table:table-cell>
          <table:table-cell office:value-type="float" office:value="-0.7437185" calcext:value-type="float">
            <text:p>-0.7437185</text:p>
          </table:table-cell>
        </table:table-row>
        <table:table-row table:style-name="ro1">
          <table:table-cell office:value-type="float" office:value="0.00076944" calcext:value-type="float">
            <text:p>0.00076944</text:p>
          </table:table-cell>
          <table:table-cell office:value-type="float" office:value="-0.482412" calcext:value-type="float">
            <text:p>-0.482412</text:p>
          </table:table-cell>
          <table:table-cell office:value-type="float" office:value="-0.7437185" calcext:value-type="float">
            <text:p>-0.7437185</text:p>
          </table:table-cell>
        </table:table-row>
        <table:table-row table:style-name="ro1">
          <table:table-cell office:value-type="float" office:value="0.00077112" calcext:value-type="float">
            <text:p>0.00077112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723618" calcext:value-type="float">
            <text:p>-0.723618</text:p>
          </table:table-cell>
        </table:table-row>
        <table:table-row table:style-name="ro1">
          <table:table-cell office:value-type="float" office:value="0.0007728" calcext:value-type="float">
            <text:p>0.0007728</text:p>
          </table:table-cell>
          <table:table-cell office:value-type="float" office:value="-0.482412" calcext:value-type="float">
            <text:p>-0.482412</text:p>
          </table:table-cell>
          <table:table-cell office:value-type="float" office:value="-0.723618" calcext:value-type="float">
            <text:p>-0.723618</text:p>
          </table:table-cell>
        </table:table-row>
        <table:table-row table:style-name="ro1">
          <table:table-cell office:value-type="float" office:value="0.00077448" calcext:value-type="float">
            <text:p>0.00077448</text:p>
          </table:table-cell>
          <table:table-cell office:value-type="float" office:value="-0.482412" calcext:value-type="float">
            <text:p>-0.482412</text:p>
          </table:table-cell>
          <table:table-cell office:value-type="float" office:value="-0.7035175" calcext:value-type="float">
            <text:p>-0.7035175</text:p>
          </table:table-cell>
        </table:table-row>
        <table:table-row table:style-name="ro1">
          <table:table-cell office:value-type="float" office:value="0.00077616" calcext:value-type="float">
            <text:p>0.00077616</text:p>
          </table:table-cell>
          <table:table-cell office:value-type="float" office:value="-0.482412" calcext:value-type="float">
            <text:p>-0.482412</text:p>
          </table:table-cell>
          <table:table-cell office:value-type="float" office:value="-0.7035175" calcext:value-type="float">
            <text:p>-0.7035175</text:p>
          </table:table-cell>
        </table:table-row>
        <table:table-row table:style-name="ro1">
          <table:table-cell office:value-type="float" office:value="0.00077784" calcext:value-type="float">
            <text:p>0.00077784</text:p>
          </table:table-cell>
          <table:table-cell office:value-type="float" office:value="-0.482412" calcext:value-type="float">
            <text:p>-0.482412</text:p>
          </table:table-cell>
          <table:table-cell office:value-type="float" office:value="-0.683417" calcext:value-type="float">
            <text:p>-0.683417</text:p>
          </table:table-cell>
        </table:table-row>
        <table:table-row table:style-name="ro1">
          <table:table-cell office:value-type="float" office:value="0.00077952" calcext:value-type="float">
            <text:p>0.00077952</text:p>
          </table:table-cell>
          <table:table-cell office:value-type="float" office:value="-0.482412" calcext:value-type="float">
            <text:p>-0.482412</text:p>
          </table:table-cell>
          <table:table-cell office:value-type="float" office:value="-0.683417" calcext:value-type="float">
            <text:p>-0.683417</text:p>
          </table:table-cell>
        </table:table-row>
        <table:table-row table:style-name="ro1">
          <table:table-cell office:value-type="float" office:value="0.0007812" calcext:value-type="float">
            <text:p>0.0007812</text:p>
          </table:table-cell>
          <table:table-cell office:value-type="float" office:value="-0.482412" calcext:value-type="float">
            <text:p>-0.482412</text:p>
          </table:table-cell>
          <table:table-cell office:value-type="float" office:value="-0.6633165" calcext:value-type="float">
            <text:p>-0.6633165</text:p>
          </table:table-cell>
        </table:table-row>
        <table:table-row table:style-name="ro1">
          <table:table-cell office:value-type="float" office:value="0.00078288" calcext:value-type="float">
            <text:p>0.00078288</text:p>
          </table:table-cell>
          <table:table-cell office:value-type="float" office:value="-0.482412" calcext:value-type="float">
            <text:p>-0.482412</text:p>
          </table:table-cell>
          <table:table-cell office:value-type="float" office:value="-0.6633165" calcext:value-type="float">
            <text:p>-0.6633165</text:p>
          </table:table-cell>
        </table:table-row>
        <table:table-row table:style-name="ro1">
          <table:table-cell office:value-type="float" office:value="0.00078456" calcext:value-type="float">
            <text:p>0.00078456</text:p>
          </table:table-cell>
          <table:table-cell office:value-type="float" office:value="-0.482412" calcext:value-type="float">
            <text:p>-0.482412</text:p>
          </table:table-cell>
          <table:table-cell office:value-type="float" office:value="-0.643216" calcext:value-type="float">
            <text:p>-0.643216</text:p>
          </table:table-cell>
        </table:table-row>
        <table:table-row table:style-name="ro1">
          <table:table-cell office:value-type="float" office:value="0.00078624" calcext:value-type="float">
            <text:p>0.00078624</text:p>
          </table:table-cell>
          <table:table-cell office:value-type="float" office:value="-0.482412" calcext:value-type="float">
            <text:p>-0.482412</text:p>
          </table:table-cell>
          <table:table-cell office:value-type="float" office:value="-0.6231155" calcext:value-type="float">
            <text:p>-0.6231155</text:p>
          </table:table-cell>
        </table:table-row>
        <table:table-row table:style-name="ro1">
          <table:table-cell office:value-type="float" office:value="0.00078792" calcext:value-type="float">
            <text:p>0.00078792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6231155" calcext:value-type="float">
            <text:p>-0.6231155</text:p>
          </table:table-cell>
        </table:table-row>
        <table:table-row table:style-name="ro1">
          <table:table-cell office:value-type="float" office:value="0.0007896" calcext:value-type="float">
            <text:p>0.0007896</text:p>
          </table:table-cell>
          <table:table-cell office:value-type="float" office:value="-0.482412" calcext:value-type="float">
            <text:p>-0.482412</text:p>
          </table:table-cell>
          <table:table-cell office:value-type="float" office:value="-0.603015" calcext:value-type="float">
            <text:p>-0.603015</text:p>
          </table:table-cell>
        </table:table-row>
        <table:table-row table:style-name="ro1">
          <table:table-cell office:value-type="float" office:value="0.00079128" calcext:value-type="float">
            <text:p>0.00079128</text:p>
          </table:table-cell>
          <table:table-cell office:value-type="float" office:value="-0.482412" calcext:value-type="float">
            <text:p>-0.482412</text:p>
          </table:table-cell>
          <table:table-cell office:value-type="float" office:value="-0.603015" calcext:value-type="float">
            <text:p>-0.603015</text:p>
          </table:table-cell>
        </table:table-row>
        <table:table-row table:style-name="ro1">
          <table:table-cell office:value-type="float" office:value="0.00079296" calcext:value-type="float">
            <text:p>0.00079296</text:p>
          </table:table-cell>
          <table:table-cell office:value-type="float" office:value="-0.482412" calcext:value-type="float">
            <text:p>-0.482412</text:p>
          </table:table-cell>
          <table:table-cell office:value-type="float" office:value="-0.5829145" calcext:value-type="float">
            <text:p>-0.5829145</text:p>
          </table:table-cell>
        </table:table-row>
        <table:table-row table:style-name="ro1">
          <table:table-cell office:value-type="float" office:value="0.00079464" calcext:value-type="float">
            <text:p>0.00079464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5829145" calcext:value-type="float">
            <text:p>-0.5829145</text:p>
          </table:table-cell>
        </table:table-row>
        <table:table-row table:style-name="ro1">
          <table:table-cell office:value-type="float" office:value="0.00079632" calcext:value-type="float">
            <text:p>0.00079632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562814" calcext:value-type="float">
            <text:p>-0.562814</text:p>
          </table:table-cell>
        </table:table-row>
        <table:table-row table:style-name="ro1">
          <table:table-cell office:value-type="float" office:value="0.000798" calcext:value-type="float">
            <text:p>0.000798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562814" calcext:value-type="float">
            <text:p>-0.562814</text:p>
          </table:table-cell>
        </table:table-row>
        <table:table-row table:style-name="ro1">
          <table:table-cell office:value-type="float" office:value="0.00079968" calcext:value-type="float">
            <text:p>0.00079968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562814" calcext:value-type="float">
            <text:p>-0.562814</text:p>
          </table:table-cell>
        </table:table-row>
        <table:table-row table:style-name="ro1">
          <table:table-cell office:value-type="float" office:value="0.00080136" calcext:value-type="float">
            <text:p>0.00080136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5427135" calcext:value-type="float">
            <text:p>-0.5427135</text:p>
          </table:table-cell>
        </table:table-row>
        <table:table-row table:style-name="ro1">
          <table:table-cell office:value-type="float" office:value="0.00080304" calcext:value-type="float">
            <text:p>0.00080304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80472" calcext:value-type="float">
            <text:p>0.00080472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5427135" calcext:value-type="float">
            <text:p>-0.5427135</text:p>
          </table:table-cell>
        </table:table-row>
        <table:table-row table:style-name="ro1">
          <table:table-cell office:value-type="float" office:value="0.0008064" calcext:value-type="float">
            <text:p>0.0008064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80808" calcext:value-type="float">
            <text:p>0.00080808</text:p>
          </table:table-cell>
          <table:table-cell office:value-type="float" office:value="-0.482412" calcext:value-type="float">
            <text:p>-0.48241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80976" calcext:value-type="float">
            <text:p>0.00080976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81144" calcext:value-type="float">
            <text:p>0.00081144</text:p>
          </table:table-cell>
          <table:table-cell office:value-type="float" office:value="-0.482412" calcext:value-type="float">
            <text:p>-0.48241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81312" calcext:value-type="float">
            <text:p>0.00081312</text:p>
          </table:table-cell>
          <table:table-cell table:number-columns-repeated="2"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8148" calcext:value-type="float">
            <text:p>0.0008148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482412" calcext:value-type="float">
            <text:p>-0.482412</text:p>
          </table:table-cell>
        </table:table-row>
        <table:table-row table:style-name="ro1">
          <table:table-cell office:value-type="float" office:value="0.00081648" calcext:value-type="float">
            <text:p>0.00081648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4623115" calcext:value-type="float">
            <text:p>-0.4623115</text:p>
          </table:table-cell>
        </table:table-row>
        <table:table-row table:style-name="ro1">
          <table:table-cell office:value-type="float" office:value="0.00081816" calcext:value-type="float">
            <text:p>0.00081816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4623115" calcext:value-type="float">
            <text:p>-0.4623115</text:p>
          </table:table-cell>
        </table:table-row>
        <table:table-row table:style-name="ro1">
          <table:table-cell office:value-type="float" office:value="0.00081984" calcext:value-type="float">
            <text:p>0.00081984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4623115" calcext:value-type="float">
            <text:p>-0.4623115</text:p>
          </table:table-cell>
        </table:table-row>
        <table:table-row table:style-name="ro1">
          <table:table-cell office:value-type="float" office:value="0.00082152" calcext:value-type="float">
            <text:p>0.00082152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4623115" calcext:value-type="float">
            <text:p>-0.4623115</text:p>
          </table:table-cell>
        </table:table-row>
        <table:table-row table:style-name="ro1">
          <table:table-cell office:value-type="float" office:value="0.0008232" calcext:value-type="float">
            <text:p>0.0008232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442211" calcext:value-type="float">
            <text:p>-0.442211</text:p>
          </table:table-cell>
        </table:table-row>
        <table:table-row table:style-name="ro1">
          <table:table-cell office:value-type="float" office:value="0.00082488" calcext:value-type="float">
            <text:p>0.00082488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4623115" calcext:value-type="float">
            <text:p>-0.4623115</text:p>
          </table:table-cell>
        </table:table-row>
        <table:table-row table:style-name="ro1">
          <table:table-cell office:value-type="float" office:value="0.00082656" calcext:value-type="float">
            <text:p>0.00082656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4221105" calcext:value-type="float">
            <text:p>-0.4221105</text:p>
          </table:table-cell>
        </table:table-row>
        <table:table-row table:style-name="ro1">
          <table:table-cell office:value-type="float" office:value="0.00082824" calcext:value-type="float">
            <text:p>0.00082824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4221105" calcext:value-type="float">
            <text:p>-0.4221105</text:p>
          </table:table-cell>
        </table:table-row>
        <table:table-row table:style-name="ro1">
          <table:table-cell office:value-type="float" office:value="0.00082992" calcext:value-type="float">
            <text:p>0.00082992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4221105" calcext:value-type="float">
            <text:p>-0.4221105</text:p>
          </table:table-cell>
        </table:table-row>
        <table:table-row table:style-name="ro1">
          <table:table-cell office:value-type="float" office:value="0.0008316" calcext:value-type="float">
            <text:p>0.0008316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4221105" calcext:value-type="float">
            <text:p>-0.4221105</text:p>
          </table:table-cell>
        </table:table-row>
        <table:table-row table:style-name="ro1">
          <table:table-cell office:value-type="float" office:value="0.00083328" calcext:value-type="float">
            <text:p>0.00083328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40201" calcext:value-type="float">
            <text:p>-0.40201</text:p>
          </table:table-cell>
        </table:table-row>
        <table:table-row table:style-name="ro1">
          <table:table-cell office:value-type="float" office:value="0.00083496" calcext:value-type="float">
            <text:p>0.00083496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40201" calcext:value-type="float">
            <text:p>-0.40201</text:p>
          </table:table-cell>
        </table:table-row>
        <table:table-row table:style-name="ro1">
          <table:table-cell office:value-type="float" office:value="0.00083664" calcext:value-type="float">
            <text:p>0.00083664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40201" calcext:value-type="float">
            <text:p>-0.40201</text:p>
          </table:table-cell>
        </table:table-row>
        <table:table-row table:style-name="ro1">
          <table:table-cell office:value-type="float" office:value="0.00083832" calcext:value-type="float">
            <text:p>0.00083832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3819095" calcext:value-type="float">
            <text:p>-0.3819095</text:p>
          </table:table-cell>
        </table:table-row>
        <table:table-row table:style-name="ro1">
          <table:table-cell office:value-type="float" office:value="0.00084" calcext:value-type="float">
            <text:p>0.00084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3819095" calcext:value-type="float">
            <text:p>-0.3819095</text:p>
          </table:table-cell>
        </table:table-row>
        <table:table-row table:style-name="ro1">
          <table:table-cell office:value-type="float" office:value="0.00084168" calcext:value-type="float">
            <text:p>0.00084168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361809" calcext:value-type="float">
            <text:p>-0.361809</text:p>
          </table:table-cell>
        </table:table-row>
        <table:table-row table:style-name="ro1">
          <table:table-cell office:value-type="float" office:value="0.00084336" calcext:value-type="float">
            <text:p>0.00084336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3819095" calcext:value-type="float">
            <text:p>-0.3819095</text:p>
          </table:table-cell>
        </table:table-row>
        <table:table-row table:style-name="ro1">
          <table:table-cell office:value-type="float" office:value="0.00084504" calcext:value-type="float">
            <text:p>0.00084504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361809" calcext:value-type="float">
            <text:p>-0.361809</text:p>
          </table:table-cell>
        </table:table-row>
        <table:table-row table:style-name="ro1">
          <table:table-cell office:value-type="float" office:value="0.00084672" calcext:value-type="float">
            <text:p>0.00084672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361809" calcext:value-type="float">
            <text:p>-0.361809</text:p>
          </table:table-cell>
        </table:table-row>
        <table:table-row table:style-name="ro1">
          <table:table-cell office:value-type="float" office:value="0.0008484" calcext:value-type="float">
            <text:p>0.0008484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361809" calcext:value-type="float">
            <text:p>-0.361809</text:p>
          </table:table-cell>
        </table:table-row>
        <table:table-row table:style-name="ro1">
          <table:table-cell office:value-type="float" office:value="0.00085008" calcext:value-type="float">
            <text:p>0.00085008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3417085" calcext:value-type="float">
            <text:p>-0.3417085</text:p>
          </table:table-cell>
        </table:table-row>
        <table:table-row table:style-name="ro1">
          <table:table-cell office:value-type="float" office:value="0.00085176" calcext:value-type="float">
            <text:p>0.00085176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3417085" calcext:value-type="float">
            <text:p>-0.3417085</text:p>
          </table:table-cell>
        </table:table-row>
        <table:table-row table:style-name="ro1">
          <table:table-cell office:value-type="float" office:value="0.00085344" calcext:value-type="float">
            <text:p>0.00085344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3417085" calcext:value-type="float">
            <text:p>-0.3417085</text:p>
          </table:table-cell>
        </table:table-row>
        <table:table-row table:style-name="ro1">
          <table:table-cell office:value-type="float" office:value="0.00085512" calcext:value-type="float">
            <text:p>0.00085512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3417085" calcext:value-type="float">
            <text:p>-0.3417085</text:p>
          </table:table-cell>
        </table:table-row>
        <table:table-row table:style-name="ro1">
          <table:table-cell office:value-type="float" office:value="0.0008568" calcext:value-type="float">
            <text:p>0.0008568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321608" calcext:value-type="float">
            <text:p>-0.321608</text:p>
          </table:table-cell>
        </table:table-row>
        <table:table-row table:style-name="ro1">
          <table:table-cell office:value-type="float" office:value="0.00085848" calcext:value-type="float">
            <text:p>0.00085848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3417085" calcext:value-type="float">
            <text:p>-0.3417085</text:p>
          </table:table-cell>
        </table:table-row>
        <table:table-row table:style-name="ro1">
          <table:table-cell office:value-type="float" office:value="0.00086016" calcext:value-type="float">
            <text:p>0.00086016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321608" calcext:value-type="float">
            <text:p>-0.321608</text:p>
          </table:table-cell>
        </table:table-row>
        <table:table-row table:style-name="ro1">
          <table:table-cell office:value-type="float" office:value="0.00086184" calcext:value-type="float">
            <text:p>0.00086184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321608" calcext:value-type="float">
            <text:p>-0.321608</text:p>
          </table:table-cell>
        </table:table-row>
        <table:table-row table:style-name="ro1">
          <table:table-cell office:value-type="float" office:value="0.00086352" calcext:value-type="float">
            <text:p>0.00086352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3015075" calcext:value-type="float">
            <text:p>-0.3015075</text:p>
          </table:table-cell>
        </table:table-row>
        <table:table-row table:style-name="ro1">
          <table:table-cell office:value-type="float" office:value="0.0008652" calcext:value-type="float">
            <text:p>0.0008652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3015075" calcext:value-type="float">
            <text:p>-0.3015075</text:p>
          </table:table-cell>
        </table:table-row>
        <table:table-row table:style-name="ro1">
          <table:table-cell office:value-type="float" office:value="0.00086688" calcext:value-type="float">
            <text:p>0.00086688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3015075" calcext:value-type="float">
            <text:p>-0.3015075</text:p>
          </table:table-cell>
        </table:table-row>
        <table:table-row table:style-name="ro1">
          <table:table-cell office:value-type="float" office:value="0.00086856" calcext:value-type="float">
            <text:p>0.00086856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3015075" calcext:value-type="float">
            <text:p>-0.3015075</text:p>
          </table:table-cell>
        </table:table-row>
        <table:table-row table:style-name="ro1">
          <table:table-cell office:value-type="float" office:value="0.00087024" calcext:value-type="float">
            <text:p>0.00087024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281407" calcext:value-type="float">
            <text:p>-0.281407</text:p>
          </table:table-cell>
        </table:table-row>
        <table:table-row table:style-name="ro1">
          <table:table-cell office:value-type="float" office:value="0.00087192" calcext:value-type="float">
            <text:p>0.00087192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281407" calcext:value-type="float">
            <text:p>-0.281407</text:p>
          </table:table-cell>
        </table:table-row>
        <table:table-row table:style-name="ro1">
          <table:table-cell office:value-type="float" office:value="0.0008736" calcext:value-type="float">
            <text:p>0.0008736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281407" calcext:value-type="float">
            <text:p>-0.281407</text:p>
          </table:table-cell>
        </table:table-row>
        <table:table-row table:style-name="ro1">
          <table:table-cell office:value-type="float" office:value="0.00087528" calcext:value-type="float">
            <text:p>0.00087528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281407" calcext:value-type="float">
            <text:p>-0.281407</text:p>
          </table:table-cell>
        </table:table-row>
        <table:table-row table:style-name="ro1">
          <table:table-cell office:value-type="float" office:value="0.00087696" calcext:value-type="float">
            <text:p>0.00087696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281407" calcext:value-type="float">
            <text:p>-0.281407</text:p>
          </table:table-cell>
        </table:table-row>
        <table:table-row table:style-name="ro1">
          <table:table-cell office:value-type="float" office:value="0.00087864" calcext:value-type="float">
            <text:p>0.00087864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2613065" calcext:value-type="float">
            <text:p>-0.2613065</text:p>
          </table:table-cell>
        </table:table-row>
        <table:table-row table:style-name="ro1">
          <table:table-cell office:value-type="float" office:value="0.00088032" calcext:value-type="float">
            <text:p>0.00088032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2613065" calcext:value-type="float">
            <text:p>-0.2613065</text:p>
          </table:table-cell>
        </table:table-row>
        <table:table-row table:style-name="ro1">
          <table:table-cell office:value-type="float" office:value="0.000882" calcext:value-type="float">
            <text:p>0.000882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2613065" calcext:value-type="float">
            <text:p>-0.2613065</text:p>
          </table:table-cell>
        </table:table-row>
        <table:table-row table:style-name="ro1">
          <table:table-cell office:value-type="float" office:value="0.00088368" calcext:value-type="float">
            <text:p>0.00088368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2613065" calcext:value-type="float">
            <text:p>-0.2613065</text:p>
          </table:table-cell>
        </table:table-row>
        <table:table-row table:style-name="ro1">
          <table:table-cell office:value-type="float" office:value="0.00088536" calcext:value-type="float">
            <text:p>0.00088536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241206" calcext:value-type="float">
            <text:p>-0.241206</text:p>
          </table:table-cell>
        </table:table-row>
        <table:table-row table:style-name="ro1">
          <table:table-cell office:value-type="float" office:value="0.00088704" calcext:value-type="float">
            <text:p>0.00088704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241206" calcext:value-type="float">
            <text:p>-0.241206</text:p>
          </table:table-cell>
        </table:table-row>
        <table:table-row table:style-name="ro1">
          <table:table-cell office:value-type="float" office:value="0.00088872" calcext:value-type="float">
            <text:p>0.00088872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241206" calcext:value-type="float">
            <text:p>-0.241206</text:p>
          </table:table-cell>
        </table:table-row>
        <table:table-row table:style-name="ro1">
          <table:table-cell office:value-type="float" office:value="0.0008904" calcext:value-type="float">
            <text:p>0.0008904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2211055" calcext:value-type="float">
            <text:p>-0.2211055</text:p>
          </table:table-cell>
        </table:table-row>
        <table:table-row table:style-name="ro1">
          <table:table-cell office:value-type="float" office:value="0.00089208" calcext:value-type="float">
            <text:p>0.00089208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241206" calcext:value-type="float">
            <text:p>-0.241206</text:p>
          </table:table-cell>
        </table:table-row>
        <table:table-row table:style-name="ro1">
          <table:table-cell office:value-type="float" office:value="0.00089376" calcext:value-type="float">
            <text:p>0.00089376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2211055" calcext:value-type="float">
            <text:p>-0.2211055</text:p>
          </table:table-cell>
        </table:table-row>
        <table:table-row table:style-name="ro1">
          <table:table-cell office:value-type="float" office:value="0.00089544" calcext:value-type="float">
            <text:p>0.00089544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241206" calcext:value-type="float">
            <text:p>-0.241206</text:p>
          </table:table-cell>
        </table:table-row>
        <table:table-row table:style-name="ro1">
          <table:table-cell office:value-type="float" office:value="0.00089712" calcext:value-type="float">
            <text:p>0.00089712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2211055" calcext:value-type="float">
            <text:p>-0.2211055</text:p>
          </table:table-cell>
        </table:table-row>
        <table:table-row table:style-name="ro1">
          <table:table-cell office:value-type="float" office:value="0.0008988" calcext:value-type="float">
            <text:p>0.0008988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2211055" calcext:value-type="float">
            <text:p>-0.2211055</text:p>
          </table:table-cell>
        </table:table-row>
        <table:table-row table:style-name="ro1">
          <table:table-cell office:value-type="float" office:value="0.00090048" calcext:value-type="float">
            <text:p>0.00090048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2211055" calcext:value-type="float">
            <text:p>-0.2211055</text:p>
          </table:table-cell>
        </table:table-row>
        <table:table-row table:style-name="ro1">
          <table:table-cell office:value-type="float" office:value="0.00090216" calcext:value-type="float">
            <text:p>0.00090216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2211055" calcext:value-type="float">
            <text:p>-0.2211055</text:p>
          </table:table-cell>
        </table:table-row>
        <table:table-row table:style-name="ro1">
          <table:table-cell office:value-type="float" office:value="0.00090384" calcext:value-type="float">
            <text:p>0.00090384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2211055" calcext:value-type="float">
            <text:p>-0.2211055</text:p>
          </table:table-cell>
        </table:table-row>
        <table:table-row table:style-name="ro1">
          <table:table-cell office:value-type="float" office:value="0.00090552" calcext:value-type="float">
            <text:p>0.00090552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201005" calcext:value-type="float">
            <text:p>-0.201005</text:p>
          </table:table-cell>
        </table:table-row>
        <table:table-row table:style-name="ro1">
          <table:table-cell office:value-type="float" office:value="0.0009072" calcext:value-type="float">
            <text:p>0.0009072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201005" calcext:value-type="float">
            <text:p>-0.201005</text:p>
          </table:table-cell>
        </table:table-row>
        <table:table-row table:style-name="ro1">
          <table:table-cell office:value-type="float" office:value="0.00090888" calcext:value-type="float">
            <text:p>0.00090888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201005" calcext:value-type="float">
            <text:p>-0.201005</text:p>
          </table:table-cell>
        </table:table-row>
        <table:table-row table:style-name="ro1">
          <table:table-cell office:value-type="float" office:value="0.00091056" calcext:value-type="float">
            <text:p>0.00091056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201005" calcext:value-type="float">
            <text:p>-0.201005</text:p>
          </table:table-cell>
        </table:table-row>
        <table:table-row table:style-name="ro1">
          <table:table-cell office:value-type="float" office:value="0.00091224" calcext:value-type="float">
            <text:p>0.00091224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201005" calcext:value-type="float">
            <text:p>-0.201005</text:p>
          </table:table-cell>
        </table:table-row>
        <table:table-row table:style-name="ro1">
          <table:table-cell office:value-type="float" office:value="0.00091392" calcext:value-type="float">
            <text:p>0.00091392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809045" calcext:value-type="float">
            <text:p>-0.1809045</text:p>
          </table:table-cell>
        </table:table-row>
        <table:table-row table:style-name="ro1">
          <table:table-cell office:value-type="float" office:value="0.0009156" calcext:value-type="float">
            <text:p>0.0009156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809045" calcext:value-type="float">
            <text:p>-0.1809045</text:p>
          </table:table-cell>
        </table:table-row>
        <table:table-row table:style-name="ro1">
          <table:table-cell office:value-type="float" office:value="0.00091728" calcext:value-type="float">
            <text:p>0.00091728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809045" calcext:value-type="float">
            <text:p>-0.1809045</text:p>
          </table:table-cell>
        </table:table-row>
        <table:table-row table:style-name="ro1">
          <table:table-cell office:value-type="float" office:value="0.00091896" calcext:value-type="float">
            <text:p>0.00091896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809045" calcext:value-type="float">
            <text:p>-0.1809045</text:p>
          </table:table-cell>
        </table:table-row>
        <table:table-row table:style-name="ro1">
          <table:table-cell office:value-type="float" office:value="0.00092064" calcext:value-type="float">
            <text:p>0.00092064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092232" calcext:value-type="float">
            <text:p>0.00092232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1809045" calcext:value-type="float">
            <text:p>-0.1809045</text:p>
          </table:table-cell>
        </table:table-row>
        <table:table-row table:style-name="ro1">
          <table:table-cell office:value-type="float" office:value="0.000924" calcext:value-type="float">
            <text:p>0.000924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092568" calcext:value-type="float">
            <text:p>0.00092568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092736" calcext:value-type="float">
            <text:p>0.00092736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809045" calcext:value-type="float">
            <text:p>-0.1809045</text:p>
          </table:table-cell>
        </table:table-row>
        <table:table-row table:style-name="ro1">
          <table:table-cell office:value-type="float" office:value="0.00092904" calcext:value-type="float">
            <text:p>0.00092904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093072" calcext:value-type="float">
            <text:p>0.00093072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09324" calcext:value-type="float">
            <text:p>0.0009324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093408" calcext:value-type="float">
            <text:p>0.00093408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093576" calcext:value-type="float">
            <text:p>0.00093576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093744" calcext:value-type="float">
            <text:p>0.00093744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093912" calcext:value-type="float">
            <text:p>0.00093912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09408" calcext:value-type="float">
            <text:p>0.0009408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094248" calcext:value-type="float">
            <text:p>0.00094248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094416" calcext:value-type="float">
            <text:p>0.00094416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094584" calcext:value-type="float">
            <text:p>0.00094584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094752" calcext:value-type="float">
            <text:p>0.00094752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09492" calcext:value-type="float">
            <text:p>0.0009492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095088" calcext:value-type="float">
            <text:p>0.00095088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095256" calcext:value-type="float">
            <text:p>0.00095256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095424" calcext:value-type="float">
            <text:p>0.00095424</text:p>
          </table:table-cell>
          <table:table-cell office:value-type="float" office:value="-0.5427135" calcext:value-type="float">
            <text:p>-0.5427135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095592" calcext:value-type="float">
            <text:p>0.00095592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09576" calcext:value-type="float">
            <text:p>0.0009576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095928" calcext:value-type="float">
            <text:p>0.00095928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096096" calcext:value-type="float">
            <text:p>0.00096096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096264" calcext:value-type="float">
            <text:p>0.00096264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096432" calcext:value-type="float">
            <text:p>0.00096432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0966" calcext:value-type="float">
            <text:p>0.000966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096768" calcext:value-type="float">
            <text:p>0.00096768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096936" calcext:value-type="float">
            <text:p>0.00096936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097104" calcext:value-type="float">
            <text:p>0.00097104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097272" calcext:value-type="float">
            <text:p>0.00097272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09744" calcext:value-type="float">
            <text:p>0.0009744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097608" calcext:value-type="float">
            <text:p>0.00097608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097776" calcext:value-type="float">
            <text:p>0.00097776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097944" calcext:value-type="float">
            <text:p>0.00097944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098112" calcext:value-type="float">
            <text:p>0.00098112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09828" calcext:value-type="float">
            <text:p>0.0009828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098448" calcext:value-type="float">
            <text:p>0.00098448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098616" calcext:value-type="float">
            <text:p>0.00098616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098784" calcext:value-type="float">
            <text:p>0.00098784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098952" calcext:value-type="float">
            <text:p>0.00098952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09912" calcext:value-type="float">
            <text:p>0.0009912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099288" calcext:value-type="float">
            <text:p>0.00099288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099456" calcext:value-type="float">
            <text:p>0.00099456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099624" calcext:value-type="float">
            <text:p>0.00099624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080402" calcext:value-type="float">
            <text:p>-0.080402</text:p>
          </table:table-cell>
        </table:table-row>
        <table:table-row table:style-name="ro1">
          <table:table-cell office:value-type="float" office:value="0.00099792" calcext:value-type="float">
            <text:p>0.00099792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09996" calcext:value-type="float">
            <text:p>0.0009996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080402" calcext:value-type="float">
            <text:p>-0.080402</text:p>
          </table:table-cell>
        </table:table-row>
        <table:table-row table:style-name="ro1">
          <table:table-cell office:value-type="float" office:value="0.00100128" calcext:value-type="float">
            <text:p>0.00100128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844221" calcext:value-type="float">
            <text:p>0.844221</text:p>
          </table:table-cell>
        </table:table-row>
        <table:table-row table:style-name="ro1">
          <table:table-cell office:value-type="float" office:value="0.00100296" calcext:value-type="float">
            <text:p>0.00100296</text:p>
          </table:table-cell>
          <table:table-cell office:value-type="float" office:value="0.4221105" calcext:value-type="float">
            <text:p>0.4221105</text:p>
          </table:table-cell>
          <table:table-cell office:value-type="float" office:value="0.8241205" calcext:value-type="float">
            <text:p>0.8241205</text:p>
          </table:table-cell>
        </table:table-row>
        <table:table-row table:style-name="ro1">
          <table:table-cell office:value-type="float" office:value="0.00100464" calcext:value-type="float">
            <text:p>0.00100464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80402" calcext:value-type="float">
            <text:p>0.80402</text:p>
          </table:table-cell>
        </table:table-row>
        <table:table-row table:style-name="ro1">
          <table:table-cell office:value-type="float" office:value="0.00100632" calcext:value-type="float">
            <text:p>0.00100632</text:p>
          </table:table-cell>
          <table:table-cell office:value-type="float" office:value="0.4221105" calcext:value-type="float">
            <text:p>0.4221105</text:p>
          </table:table-cell>
          <table:table-cell office:value-type="float" office:value="0.8241205" calcext:value-type="float">
            <text:p>0.8241205</text:p>
          </table:table-cell>
        </table:table-row>
        <table:table-row table:style-name="ro1">
          <table:table-cell office:value-type="float" office:value="0.001008" calcext:value-type="float">
            <text:p>0.001008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7839195" calcext:value-type="float">
            <text:p>0.7839195</text:p>
          </table:table-cell>
        </table:table-row>
        <table:table-row table:style-name="ro1">
          <table:table-cell office:value-type="float" office:value="0.00100968" calcext:value-type="float">
            <text:p>0.00100968</text:p>
          </table:table-cell>
          <table:table-cell office:value-type="float" office:value="0.4221105" calcext:value-type="float">
            <text:p>0.4221105</text:p>
          </table:table-cell>
          <table:table-cell office:value-type="float" office:value="0.763819" calcext:value-type="float">
            <text:p>0.763819</text:p>
          </table:table-cell>
        </table:table-row>
        <table:table-row table:style-name="ro1">
          <table:table-cell office:value-type="float" office:value="0.00101136" calcext:value-type="float">
            <text:p>0.00101136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763819" calcext:value-type="float">
            <text:p>0.763819</text:p>
          </table:table-cell>
        </table:table-row>
        <table:table-row table:style-name="ro1">
          <table:table-cell office:value-type="float" office:value="0.00101304" calcext:value-type="float">
            <text:p>0.00101304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7437185" calcext:value-type="float">
            <text:p>0.7437185</text:p>
          </table:table-cell>
        </table:table-row>
        <table:table-row table:style-name="ro1">
          <table:table-cell office:value-type="float" office:value="0.00101472" calcext:value-type="float">
            <text:p>0.00101472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7437185" calcext:value-type="float">
            <text:p>0.7437185</text:p>
          </table:table-cell>
        </table:table-row>
        <table:table-row table:style-name="ro1">
          <table:table-cell office:value-type="float" office:value="0.0010164" calcext:value-type="float">
            <text:p>0.0010164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723618" calcext:value-type="float">
            <text:p>0.723618</text:p>
          </table:table-cell>
        </table:table-row>
        <table:table-row table:style-name="ro1">
          <table:table-cell office:value-type="float" office:value="0.00101808" calcext:value-type="float">
            <text:p>0.00101808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7035175" calcext:value-type="float">
            <text:p>0.7035175</text:p>
          </table:table-cell>
        </table:table-row>
        <table:table-row table:style-name="ro1">
          <table:table-cell office:value-type="float" office:value="0.00101976" calcext:value-type="float">
            <text:p>0.00101976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7035175" calcext:value-type="float">
            <text:p>0.7035175</text:p>
          </table:table-cell>
        </table:table-row>
        <table:table-row table:style-name="ro1">
          <table:table-cell office:value-type="float" office:value="0.00102144" calcext:value-type="float">
            <text:p>0.00102144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683417" calcext:value-type="float">
            <text:p>0.683417</text:p>
          </table:table-cell>
        </table:table-row>
        <table:table-row table:style-name="ro1">
          <table:table-cell office:value-type="float" office:value="0.00102312" calcext:value-type="float">
            <text:p>0.00102312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683417" calcext:value-type="float">
            <text:p>0.683417</text:p>
          </table:table-cell>
        </table:table-row>
        <table:table-row table:style-name="ro1">
          <table:table-cell office:value-type="float" office:value="0.0010248" calcext:value-type="float">
            <text:p>0.0010248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6633165" calcext:value-type="float">
            <text:p>0.6633165</text:p>
          </table:table-cell>
        </table:table-row>
        <table:table-row table:style-name="ro1">
          <table:table-cell office:value-type="float" office:value="0.00102648" calcext:value-type="float">
            <text:p>0.00102648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6633165" calcext:value-type="float">
            <text:p>0.6633165</text:p>
          </table:table-cell>
        </table:table-row>
        <table:table-row table:style-name="ro1">
          <table:table-cell office:value-type="float" office:value="0.00102816" calcext:value-type="float">
            <text:p>0.00102816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643216" calcext:value-type="float">
            <text:p>0.643216</text:p>
          </table:table-cell>
        </table:table-row>
        <table:table-row table:style-name="ro1">
          <table:table-cell office:value-type="float" office:value="0.00102984" calcext:value-type="float">
            <text:p>0.00102984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643216" calcext:value-type="float">
            <text:p>0.643216</text:p>
          </table:table-cell>
        </table:table-row>
        <table:table-row table:style-name="ro1">
          <table:table-cell office:value-type="float" office:value="0.00103152" calcext:value-type="float">
            <text:p>0.00103152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643216" calcext:value-type="float">
            <text:p>0.643216</text:p>
          </table:table-cell>
        </table:table-row>
        <table:table-row table:style-name="ro1">
          <table:table-cell office:value-type="float" office:value="0.0010332" calcext:value-type="float">
            <text:p>0.0010332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603015" calcext:value-type="float">
            <text:p>0.603015</text:p>
          </table:table-cell>
        </table:table-row>
        <table:table-row table:style-name="ro1">
          <table:table-cell office:value-type="float" office:value="0.00103488" calcext:value-type="float">
            <text:p>0.00103488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603015" calcext:value-type="float">
            <text:p>0.603015</text:p>
          </table:table-cell>
        </table:table-row>
        <table:table-row table:style-name="ro1">
          <table:table-cell office:value-type="float" office:value="0.00103656" calcext:value-type="float">
            <text:p>0.00103656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5829145" calcext:value-type="float">
            <text:p>0.5829145</text:p>
          </table:table-cell>
        </table:table-row>
        <table:table-row table:style-name="ro1">
          <table:table-cell office:value-type="float" office:value="0.00103824" calcext:value-type="float">
            <text:p>0.00103824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5829145" calcext:value-type="float">
            <text:p>0.5829145</text:p>
          </table:table-cell>
        </table:table-row>
        <table:table-row table:style-name="ro1">
          <table:table-cell office:value-type="float" office:value="0.00103992" calcext:value-type="float">
            <text:p>0.00103992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5829145" calcext:value-type="float">
            <text:p>0.5829145</text:p>
          </table:table-cell>
        </table:table-row>
        <table:table-row table:style-name="ro1">
          <table:table-cell office:value-type="float" office:value="0.0010416" calcext:value-type="float">
            <text:p>0.0010416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5829145" calcext:value-type="float">
            <text:p>0.5829145</text:p>
          </table:table-cell>
        </table:table-row>
        <table:table-row table:style-name="ro1">
          <table:table-cell office:value-type="float" office:value="0.00104328" calcext:value-type="float">
            <text:p>0.00104328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562814" calcext:value-type="float">
            <text:p>0.562814</text:p>
          </table:table-cell>
        </table:table-row>
        <table:table-row table:style-name="ro1">
          <table:table-cell office:value-type="float" office:value="0.00104496" calcext:value-type="float">
            <text:p>0.00104496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5427135" calcext:value-type="float">
            <text:p>0.5427135</text:p>
          </table:table-cell>
        </table:table-row>
        <table:table-row table:style-name="ro1">
          <table:table-cell office:value-type="float" office:value="0.00104664" calcext:value-type="float">
            <text:p>0.00104664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5427135" calcext:value-type="float">
            <text:p>0.5427135</text:p>
          </table:table-cell>
        </table:table-row>
        <table:table-row table:style-name="ro1">
          <table:table-cell office:value-type="float" office:value="0.00104832" calcext:value-type="float">
            <text:p>0.00104832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522613" calcext:value-type="float">
            <text:p>0.522613</text:p>
          </table:table-cell>
        </table:table-row>
        <table:table-row table:style-name="ro1">
          <table:table-cell office:value-type="float" office:value="0.00105" calcext:value-type="float">
            <text:p>0.00105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522613" calcext:value-type="float">
            <text:p>0.522613</text:p>
          </table:table-cell>
        </table:table-row>
        <table:table-row table:style-name="ro1">
          <table:table-cell office:value-type="float" office:value="0.00105168" calcext:value-type="float">
            <text:p>0.00105168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522613" calcext:value-type="float">
            <text:p>0.522613</text:p>
          </table:table-cell>
        </table:table-row>
        <table:table-row table:style-name="ro1">
          <table:table-cell office:value-type="float" office:value="0.00105336" calcext:value-type="float">
            <text:p>0.00105336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522613" calcext:value-type="float">
            <text:p>0.522613</text:p>
          </table:table-cell>
        </table:table-row>
        <table:table-row table:style-name="ro1">
          <table:table-cell office:value-type="float" office:value="0.00105504" calcext:value-type="float">
            <text:p>0.00105504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105672" calcext:value-type="float">
            <text:p>0.00105672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10584" calcext:value-type="float">
            <text:p>0.0010584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106008" calcext:value-type="float">
            <text:p>0.00106008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106176" calcext:value-type="float">
            <text:p>0.00106176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442211" calcext:value-type="float">
            <text:p>0.442211</text:p>
          </table:table-cell>
        </table:table-row>
        <table:table-row table:style-name="ro1">
          <table:table-cell office:value-type="float" office:value="0.00106344" calcext:value-type="float">
            <text:p>0.00106344</text:p>
          </table:table-cell>
          <table:table-cell table:number-columns-repeated="2"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106512" calcext:value-type="float">
            <text:p>0.00106512</text:p>
          </table:table-cell>
          <table:table-cell table:number-columns-repeated="2" office:value-type="float" office:value="0.442211" calcext:value-type="float">
            <text:p>0.442211</text:p>
          </table:table-cell>
        </table:table-row>
        <table:table-row table:style-name="ro1">
          <table:table-cell office:value-type="float" office:value="0.0010668" calcext:value-type="float">
            <text:p>0.0010668</text:p>
          </table:table-cell>
          <table:table-cell table:number-columns-repeated="2" office:value-type="float" office:value="0.442211" calcext:value-type="float">
            <text:p>0.442211</text:p>
          </table:table-cell>
        </table:table-row>
        <table:table-row table:style-name="ro1">
          <table:table-cell office:value-type="float" office:value="0.00106848" calcext:value-type="float">
            <text:p>0.00106848</text:p>
          </table:table-cell>
          <table:table-cell table:number-columns-repeated="2" office:value-type="float" office:value="0.442211" calcext:value-type="float">
            <text:p>0.442211</text:p>
          </table:table-cell>
        </table:table-row>
        <table:table-row table:style-name="ro1">
          <table:table-cell office:value-type="float" office:value="0.00107016" calcext:value-type="float">
            <text:p>0.00107016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4221105" calcext:value-type="float">
            <text:p>0.4221105</text:p>
          </table:table-cell>
        </table:table-row>
        <table:table-row table:style-name="ro1">
          <table:table-cell office:value-type="float" office:value="0.00107184" calcext:value-type="float">
            <text:p>0.00107184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4221105" calcext:value-type="float">
            <text:p>0.4221105</text:p>
          </table:table-cell>
        </table:table-row>
        <table:table-row table:style-name="ro1">
          <table:table-cell office:value-type="float" office:value="0.00107352" calcext:value-type="float">
            <text:p>0.00107352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40201" calcext:value-type="float">
            <text:p>0.40201</text:p>
          </table:table-cell>
        </table:table-row>
        <table:table-row table:style-name="ro1">
          <table:table-cell office:value-type="float" office:value="0.0010752" calcext:value-type="float">
            <text:p>0.0010752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40201" calcext:value-type="float">
            <text:p>0.40201</text:p>
          </table:table-cell>
        </table:table-row>
        <table:table-row table:style-name="ro1">
          <table:table-cell office:value-type="float" office:value="0.00107688" calcext:value-type="float">
            <text:p>0.00107688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40201" calcext:value-type="float">
            <text:p>0.40201</text:p>
          </table:table-cell>
        </table:table-row>
        <table:table-row table:style-name="ro1">
          <table:table-cell office:value-type="float" office:value="0.00107856" calcext:value-type="float">
            <text:p>0.00107856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40201" calcext:value-type="float">
            <text:p>0.40201</text:p>
          </table:table-cell>
        </table:table-row>
        <table:table-row table:style-name="ro1">
          <table:table-cell office:value-type="float" office:value="0.00108024" calcext:value-type="float">
            <text:p>0.00108024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3819095" calcext:value-type="float">
            <text:p>0.3819095</text:p>
          </table:table-cell>
        </table:table-row>
        <table:table-row table:style-name="ro1">
          <table:table-cell office:value-type="float" office:value="0.00108192" calcext:value-type="float">
            <text:p>0.00108192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3819095" calcext:value-type="float">
            <text:p>0.3819095</text:p>
          </table:table-cell>
        </table:table-row>
        <table:table-row table:style-name="ro1">
          <table:table-cell office:value-type="float" office:value="0.0010836" calcext:value-type="float">
            <text:p>0.0010836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361809" calcext:value-type="float">
            <text:p>0.361809</text:p>
          </table:table-cell>
        </table:table-row>
        <table:table-row table:style-name="ro1">
          <table:table-cell office:value-type="float" office:value="0.00108528" calcext:value-type="float">
            <text:p>0.00108528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3819095" calcext:value-type="float">
            <text:p>0.3819095</text:p>
          </table:table-cell>
        </table:table-row>
        <table:table-row table:style-name="ro1">
          <table:table-cell office:value-type="float" office:value="0.00108696" calcext:value-type="float">
            <text:p>0.00108696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361809" calcext:value-type="float">
            <text:p>0.361809</text:p>
          </table:table-cell>
        </table:table-row>
        <table:table-row table:style-name="ro1">
          <table:table-cell office:value-type="float" office:value="0.00108864" calcext:value-type="float">
            <text:p>0.00108864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361809" calcext:value-type="float">
            <text:p>0.361809</text:p>
          </table:table-cell>
        </table:table-row>
        <table:table-row table:style-name="ro1">
          <table:table-cell office:value-type="float" office:value="0.00109032" calcext:value-type="float">
            <text:p>0.00109032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361809" calcext:value-type="float">
            <text:p>0.361809</text:p>
          </table:table-cell>
        </table:table-row>
        <table:table-row table:style-name="ro1">
          <table:table-cell office:value-type="float" office:value="0.001092" calcext:value-type="float">
            <text:p>0.001092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3417085" calcext:value-type="float">
            <text:p>0.3417085</text:p>
          </table:table-cell>
        </table:table-row>
        <table:table-row table:style-name="ro1">
          <table:table-cell office:value-type="float" office:value="0.00109368" calcext:value-type="float">
            <text:p>0.00109368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3417085" calcext:value-type="float">
            <text:p>0.3417085</text:p>
          </table:table-cell>
        </table:table-row>
        <table:table-row table:style-name="ro1">
          <table:table-cell office:value-type="float" office:value="0.00109536" calcext:value-type="float">
            <text:p>0.00109536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3417085" calcext:value-type="float">
            <text:p>0.3417085</text:p>
          </table:table-cell>
        </table:table-row>
        <table:table-row table:style-name="ro1">
          <table:table-cell office:value-type="float" office:value="0.00109704" calcext:value-type="float">
            <text:p>0.00109704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321608" calcext:value-type="float">
            <text:p>0.321608</text:p>
          </table:table-cell>
        </table:table-row>
        <table:table-row table:style-name="ro1">
          <table:table-cell office:value-type="float" office:value="0.00109872" calcext:value-type="float">
            <text:p>0.00109872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321608" calcext:value-type="float">
            <text:p>0.321608</text:p>
          </table:table-cell>
        </table:table-row>
        <table:table-row table:style-name="ro1">
          <table:table-cell office:value-type="float" office:value="0.0011004" calcext:value-type="float">
            <text:p>0.0011004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321608" calcext:value-type="float">
            <text:p>0.321608</text:p>
          </table:table-cell>
        </table:table-row>
        <table:table-row table:style-name="ro1">
          <table:table-cell office:value-type="float" office:value="0.00110208" calcext:value-type="float">
            <text:p>0.00110208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3015075" calcext:value-type="float">
            <text:p>0.3015075</text:p>
          </table:table-cell>
        </table:table-row>
        <table:table-row table:style-name="ro1">
          <table:table-cell office:value-type="float" office:value="0.00110376" calcext:value-type="float">
            <text:p>0.00110376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3015075" calcext:value-type="float">
            <text:p>0.3015075</text:p>
          </table:table-cell>
        </table:table-row>
        <table:table-row table:style-name="ro1">
          <table:table-cell office:value-type="float" office:value="0.00110544" calcext:value-type="float">
            <text:p>0.00110544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3015075" calcext:value-type="float">
            <text:p>0.3015075</text:p>
          </table:table-cell>
        </table:table-row>
        <table:table-row table:style-name="ro1">
          <table:table-cell office:value-type="float" office:value="0.00110712" calcext:value-type="float">
            <text:p>0.00110712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281407" calcext:value-type="float">
            <text:p>0.281407</text:p>
          </table:table-cell>
        </table:table-row>
        <table:table-row table:style-name="ro1">
          <table:table-cell office:value-type="float" office:value="0.0011088" calcext:value-type="float">
            <text:p>0.0011088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281407" calcext:value-type="float">
            <text:p>0.281407</text:p>
          </table:table-cell>
        </table:table-row>
        <table:table-row table:style-name="ro1">
          <table:table-cell office:value-type="float" office:value="0.00111048" calcext:value-type="float">
            <text:p>0.00111048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281407" calcext:value-type="float">
            <text:p>0.281407</text:p>
          </table:table-cell>
        </table:table-row>
        <table:table-row table:style-name="ro1">
          <table:table-cell office:value-type="float" office:value="0.00111216" calcext:value-type="float">
            <text:p>0.00111216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281407" calcext:value-type="float">
            <text:p>0.281407</text:p>
          </table:table-cell>
        </table:table-row>
        <table:table-row table:style-name="ro1">
          <table:table-cell office:value-type="float" office:value="0.00111384" calcext:value-type="float">
            <text:p>0.00111384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281407" calcext:value-type="float">
            <text:p>0.281407</text:p>
          </table:table-cell>
        </table:table-row>
        <table:table-row table:style-name="ro1">
          <table:table-cell office:value-type="float" office:value="0.00111552" calcext:value-type="float">
            <text:p>0.00111552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281407" calcext:value-type="float">
            <text:p>0.281407</text:p>
          </table:table-cell>
        </table:table-row>
        <table:table-row table:style-name="ro1">
          <table:table-cell office:value-type="float" office:value="0.0011172" calcext:value-type="float">
            <text:p>0.0011172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2613065" calcext:value-type="float">
            <text:p>0.2613065</text:p>
          </table:table-cell>
        </table:table-row>
        <table:table-row table:style-name="ro1">
          <table:table-cell office:value-type="float" office:value="0.00111888" calcext:value-type="float">
            <text:p>0.00111888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2613065" calcext:value-type="float">
            <text:p>0.2613065</text:p>
          </table:table-cell>
        </table:table-row>
        <table:table-row table:style-name="ro1">
          <table:table-cell office:value-type="float" office:value="0.00112056" calcext:value-type="float">
            <text:p>0.00112056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2613065" calcext:value-type="float">
            <text:p>0.2613065</text:p>
          </table:table-cell>
        </table:table-row>
        <table:table-row table:style-name="ro1">
          <table:table-cell office:value-type="float" office:value="0.00112224" calcext:value-type="float">
            <text:p>0.00112224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2613065" calcext:value-type="float">
            <text:p>0.2613065</text:p>
          </table:table-cell>
        </table:table-row>
        <table:table-row table:style-name="ro1">
          <table:table-cell office:value-type="float" office:value="0.00112392" calcext:value-type="float">
            <text:p>0.00112392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241206" calcext:value-type="float">
            <text:p>0.241206</text:p>
          </table:table-cell>
        </table:table-row>
        <table:table-row table:style-name="ro1">
          <table:table-cell office:value-type="float" office:value="0.0011256" calcext:value-type="float">
            <text:p>0.0011256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241206" calcext:value-type="float">
            <text:p>0.241206</text:p>
          </table:table-cell>
        </table:table-row>
        <table:table-row table:style-name="ro1">
          <table:table-cell office:value-type="float" office:value="0.00112728" calcext:value-type="float">
            <text:p>0.00112728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241206" calcext:value-type="float">
            <text:p>0.241206</text:p>
          </table:table-cell>
        </table:table-row>
        <table:table-row table:style-name="ro1">
          <table:table-cell office:value-type="float" office:value="0.00112896" calcext:value-type="float">
            <text:p>0.00112896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241206" calcext:value-type="float">
            <text:p>0.241206</text:p>
          </table:table-cell>
        </table:table-row>
        <table:table-row table:style-name="ro1">
          <table:table-cell office:value-type="float" office:value="0.00113064" calcext:value-type="float">
            <text:p>0.00113064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241206" calcext:value-type="float">
            <text:p>0.241206</text:p>
          </table:table-cell>
        </table:table-row>
        <table:table-row table:style-name="ro1">
          <table:table-cell office:value-type="float" office:value="0.00113232" calcext:value-type="float">
            <text:p>0.00113232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1134" calcext:value-type="float">
            <text:p>0.001134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113568" calcext:value-type="float">
            <text:p>0.00113568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113736" calcext:value-type="float">
            <text:p>0.00113736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113904" calcext:value-type="float">
            <text:p>0.00113904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114072" calcext:value-type="float">
            <text:p>0.00114072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11424" calcext:value-type="float">
            <text:p>0.0011424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114408" calcext:value-type="float">
            <text:p>0.00114408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114576" calcext:value-type="float">
            <text:p>0.00114576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114744" calcext:value-type="float">
            <text:p>0.00114744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114912" calcext:value-type="float">
            <text:p>0.00114912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11508" calcext:value-type="float">
            <text:p>0.0011508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115248" calcext:value-type="float">
            <text:p>0.00115248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115416" calcext:value-type="float">
            <text:p>0.00115416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115584" calcext:value-type="float">
            <text:p>0.00115584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115752" calcext:value-type="float">
            <text:p>0.00115752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11592" calcext:value-type="float">
            <text:p>0.0011592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116088" calcext:value-type="float">
            <text:p>0.00116088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116256" calcext:value-type="float">
            <text:p>0.00116256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116424" calcext:value-type="float">
            <text:p>0.00116424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116592" calcext:value-type="float">
            <text:p>0.00116592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11676" calcext:value-type="float">
            <text:p>0.0011676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116928" calcext:value-type="float">
            <text:p>0.00116928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117096" calcext:value-type="float">
            <text:p>0.00117096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117264" calcext:value-type="float">
            <text:p>0.00117264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117432" calcext:value-type="float">
            <text:p>0.00117432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1176" calcext:value-type="float">
            <text:p>0.001176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117768" calcext:value-type="float">
            <text:p>0.00117768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117936" calcext:value-type="float">
            <text:p>0.00117936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118104" calcext:value-type="float">
            <text:p>0.00118104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118272" calcext:value-type="float">
            <text:p>0.00118272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11844" calcext:value-type="float">
            <text:p>0.0011844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118608" calcext:value-type="float">
            <text:p>0.00118608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118776" calcext:value-type="float">
            <text:p>0.00118776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118944" calcext:value-type="float">
            <text:p>0.00118944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119112" calcext:value-type="float">
            <text:p>0.00119112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11928" calcext:value-type="float">
            <text:p>0.0011928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119448" calcext:value-type="float">
            <text:p>0.00119448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119616" calcext:value-type="float">
            <text:p>0.00119616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119784" calcext:value-type="float">
            <text:p>0.00119784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119952" calcext:value-type="float">
            <text:p>0.00119952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12012" calcext:value-type="float">
            <text:p>0.0012012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120288" calcext:value-type="float">
            <text:p>0.00120288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120456" calcext:value-type="float">
            <text:p>0.00120456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120624" calcext:value-type="float">
            <text:p>0.00120624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120792" calcext:value-type="float">
            <text:p>0.00120792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12096" calcext:value-type="float">
            <text:p>0.0012096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121128" calcext:value-type="float">
            <text:p>0.00121128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121296" calcext:value-type="float">
            <text:p>0.00121296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121464" calcext:value-type="float">
            <text:p>0.00121464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121632" calcext:value-type="float">
            <text:p>0.00121632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1218" calcext:value-type="float">
            <text:p>0.001218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121968" calcext:value-type="float">
            <text:p>0.00121968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122136" calcext:value-type="float">
            <text:p>0.00122136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122304" calcext:value-type="float">
            <text:p>0.00122304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122472" calcext:value-type="float">
            <text:p>0.00122472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12264" calcext:value-type="float">
            <text:p>0.0012264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122808" calcext:value-type="float">
            <text:p>0.00122808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122976" calcext:value-type="float">
            <text:p>0.00122976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123144" calcext:value-type="float">
            <text:p>0.00123144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123312" calcext:value-type="float">
            <text:p>0.00123312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12348" calcext:value-type="float">
            <text:p>0.0012348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123648" calcext:value-type="float">
            <text:p>0.00123648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123816" calcext:value-type="float">
            <text:p>0.00123816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123984" calcext:value-type="float">
            <text:p>0.00123984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124152" calcext:value-type="float">
            <text:p>0.00124152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12432" calcext:value-type="float">
            <text:p>0.0012432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124488" calcext:value-type="float">
            <text:p>0.00124488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124656" calcext:value-type="float">
            <text:p>0.00124656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124824" calcext:value-type="float">
            <text:p>0.00124824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124992" calcext:value-type="float">
            <text:p>0.00124992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12516" calcext:value-type="float">
            <text:p>0.0012516</text:p>
          </table:table-cell>
          <table:table-cell office:value-type="float" office:value="-0.482412" calcext:value-type="float">
            <text:p>-0.482412</text:p>
          </table:table-cell>
          <table:table-cell office:value-type="float" office:value="-0.884422" calcext:value-type="float">
            <text:p>-0.884422</text:p>
          </table:table-cell>
        </table:table-row>
        <table:table-row table:style-name="ro1">
          <table:table-cell office:value-type="float" office:value="0.00125328" calcext:value-type="float">
            <text:p>0.00125328</text:p>
          </table:table-cell>
          <table:table-cell office:value-type="float" office:value="-0.482412" calcext:value-type="float">
            <text:p>-0.482412</text:p>
          </table:table-cell>
          <table:table-cell office:value-type="float" office:value="-0.8643215" calcext:value-type="float">
            <text:p>-0.8643215</text:p>
          </table:table-cell>
        </table:table-row>
        <table:table-row table:style-name="ro1">
          <table:table-cell office:value-type="float" office:value="0.00125496" calcext:value-type="float">
            <text:p>0.00125496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844221" calcext:value-type="float">
            <text:p>-0.844221</text:p>
          </table:table-cell>
        </table:table-row>
        <table:table-row table:style-name="ro1">
          <table:table-cell office:value-type="float" office:value="0.00125664" calcext:value-type="float">
            <text:p>0.00125664</text:p>
          </table:table-cell>
          <table:table-cell office:value-type="float" office:value="-0.482412" calcext:value-type="float">
            <text:p>-0.482412</text:p>
          </table:table-cell>
          <table:table-cell office:value-type="float" office:value="-0.844221" calcext:value-type="float">
            <text:p>-0.844221</text:p>
          </table:table-cell>
        </table:table-row>
        <table:table-row table:style-name="ro1">
          <table:table-cell office:value-type="float" office:value="0.00125832" calcext:value-type="float">
            <text:p>0.00125832</text:p>
          </table:table-cell>
          <table:table-cell office:value-type="float" office:value="-0.482412" calcext:value-type="float">
            <text:p>-0.482412</text:p>
          </table:table-cell>
          <table:table-cell office:value-type="float" office:value="-0.8241205" calcext:value-type="float">
            <text:p>-0.8241205</text:p>
          </table:table-cell>
        </table:table-row>
        <table:table-row table:style-name="ro1">
          <table:table-cell office:value-type="float" office:value="0.00126" calcext:value-type="float">
            <text:p>0.00126</text:p>
          </table:table-cell>
          <table:table-cell office:value-type="float" office:value="-0.482412" calcext:value-type="float">
            <text:p>-0.482412</text:p>
          </table:table-cell>
          <table:table-cell office:value-type="float" office:value="-0.80402" calcext:value-type="float">
            <text:p>-0.80402</text:p>
          </table:table-cell>
        </table:table-row>
        <table:table-row table:style-name="ro1">
          <table:table-cell office:value-type="float" office:value="0.00126168" calcext:value-type="float">
            <text:p>0.00126168</text:p>
          </table:table-cell>
          <table:table-cell office:value-type="float" office:value="-0.482412" calcext:value-type="float">
            <text:p>-0.482412</text:p>
          </table:table-cell>
          <table:table-cell office:value-type="float" office:value="-0.80402" calcext:value-type="float">
            <text:p>-0.80402</text:p>
          </table:table-cell>
        </table:table-row>
        <table:table-row table:style-name="ro1">
          <table:table-cell office:value-type="float" office:value="0.00126336" calcext:value-type="float">
            <text:p>0.00126336</text:p>
          </table:table-cell>
          <table:table-cell office:value-type="float" office:value="-0.482412" calcext:value-type="float">
            <text:p>-0.482412</text:p>
          </table:table-cell>
          <table:table-cell office:value-type="float" office:value="-0.7839195" calcext:value-type="float">
            <text:p>-0.7839195</text:p>
          </table:table-cell>
        </table:table-row>
        <table:table-row table:style-name="ro1">
          <table:table-cell office:value-type="float" office:value="0.00126504" calcext:value-type="float">
            <text:p>0.00126504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7839195" calcext:value-type="float">
            <text:p>-0.7839195</text:p>
          </table:table-cell>
        </table:table-row>
        <table:table-row table:style-name="ro1">
          <table:table-cell office:value-type="float" office:value="0.00126672" calcext:value-type="float">
            <text:p>0.00126672</text:p>
          </table:table-cell>
          <table:table-cell office:value-type="float" office:value="-0.482412" calcext:value-type="float">
            <text:p>-0.482412</text:p>
          </table:table-cell>
          <table:table-cell office:value-type="float" office:value="-0.763819" calcext:value-type="float">
            <text:p>-0.763819</text:p>
          </table:table-cell>
        </table:table-row>
        <table:table-row table:style-name="ro1">
          <table:table-cell office:value-type="float" office:value="0.0012684" calcext:value-type="float">
            <text:p>0.0012684</text:p>
          </table:table-cell>
          <table:table-cell office:value-type="float" office:value="-0.482412" calcext:value-type="float">
            <text:p>-0.482412</text:p>
          </table:table-cell>
          <table:table-cell office:value-type="float" office:value="-0.7437185" calcext:value-type="float">
            <text:p>-0.7437185</text:p>
          </table:table-cell>
        </table:table-row>
        <table:table-row table:style-name="ro1">
          <table:table-cell office:value-type="float" office:value="0.00127008" calcext:value-type="float">
            <text:p>0.00127008</text:p>
          </table:table-cell>
          <table:table-cell office:value-type="float" office:value="-0.482412" calcext:value-type="float">
            <text:p>-0.482412</text:p>
          </table:table-cell>
          <table:table-cell office:value-type="float" office:value="-0.7437185" calcext:value-type="float">
            <text:p>-0.7437185</text:p>
          </table:table-cell>
        </table:table-row>
        <table:table-row table:style-name="ro1">
          <table:table-cell office:value-type="float" office:value="0.00127176" calcext:value-type="float">
            <text:p>0.00127176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723618" calcext:value-type="float">
            <text:p>-0.723618</text:p>
          </table:table-cell>
        </table:table-row>
        <table:table-row table:style-name="ro1">
          <table:table-cell office:value-type="float" office:value="0.00127344" calcext:value-type="float">
            <text:p>0.00127344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7035175" calcext:value-type="float">
            <text:p>-0.7035175</text:p>
          </table:table-cell>
        </table:table-row>
        <table:table-row table:style-name="ro1">
          <table:table-cell office:value-type="float" office:value="0.00127512" calcext:value-type="float">
            <text:p>0.00127512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7035175" calcext:value-type="float">
            <text:p>-0.7035175</text:p>
          </table:table-cell>
        </table:table-row>
        <table:table-row table:style-name="ro1">
          <table:table-cell office:value-type="float" office:value="0.0012768" calcext:value-type="float">
            <text:p>0.0012768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683417" calcext:value-type="float">
            <text:p>-0.683417</text:p>
          </table:table-cell>
        </table:table-row>
        <table:table-row table:style-name="ro1">
          <table:table-cell office:value-type="float" office:value="0.00127848" calcext:value-type="float">
            <text:p>0.00127848</text:p>
          </table:table-cell>
          <table:table-cell office:value-type="float" office:value="-0.482412" calcext:value-type="float">
            <text:p>-0.482412</text:p>
          </table:table-cell>
          <table:table-cell office:value-type="float" office:value="-0.683417" calcext:value-type="float">
            <text:p>-0.683417</text:p>
          </table:table-cell>
        </table:table-row>
        <table:table-row table:style-name="ro1">
          <table:table-cell office:value-type="float" office:value="0.00128016" calcext:value-type="float">
            <text:p>0.00128016</text:p>
          </table:table-cell>
          <table:table-cell office:value-type="float" office:value="-0.482412" calcext:value-type="float">
            <text:p>-0.482412</text:p>
          </table:table-cell>
          <table:table-cell office:value-type="float" office:value="-0.683417" calcext:value-type="float">
            <text:p>-0.683417</text:p>
          </table:table-cell>
        </table:table-row>
        <table:table-row table:style-name="ro1">
          <table:table-cell office:value-type="float" office:value="0.00128184" calcext:value-type="float">
            <text:p>0.00128184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6633165" calcext:value-type="float">
            <text:p>-0.6633165</text:p>
          </table:table-cell>
        </table:table-row>
        <table:table-row table:style-name="ro1">
          <table:table-cell office:value-type="float" office:value="0.00128352" calcext:value-type="float">
            <text:p>0.00128352</text:p>
          </table:table-cell>
          <table:table-cell office:value-type="float" office:value="-0.482412" calcext:value-type="float">
            <text:p>-0.482412</text:p>
          </table:table-cell>
          <table:table-cell office:value-type="float" office:value="-0.643216" calcext:value-type="float">
            <text:p>-0.643216</text:p>
          </table:table-cell>
        </table:table-row>
        <table:table-row table:style-name="ro1">
          <table:table-cell office:value-type="float" office:value="0.0012852" calcext:value-type="float">
            <text:p>0.0012852</text:p>
          </table:table-cell>
          <table:table-cell office:value-type="float" office:value="-0.482412" calcext:value-type="float">
            <text:p>-0.482412</text:p>
          </table:table-cell>
          <table:table-cell office:value-type="float" office:value="-0.643216" calcext:value-type="float">
            <text:p>-0.643216</text:p>
          </table:table-cell>
        </table:table-row>
        <table:table-row table:style-name="ro1">
          <table:table-cell office:value-type="float" office:value="0.00128688" calcext:value-type="float">
            <text:p>0.00128688</text:p>
          </table:table-cell>
          <table:table-cell office:value-type="float" office:value="-0.482412" calcext:value-type="float">
            <text:p>-0.482412</text:p>
          </table:table-cell>
          <table:table-cell office:value-type="float" office:value="-0.6231155" calcext:value-type="float">
            <text:p>-0.6231155</text:p>
          </table:table-cell>
        </table:table-row>
        <table:table-row table:style-name="ro1">
          <table:table-cell office:value-type="float" office:value="0.00128856" calcext:value-type="float">
            <text:p>0.00128856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6231155" calcext:value-type="float">
            <text:p>-0.6231155</text:p>
          </table:table-cell>
        </table:table-row>
        <table:table-row table:style-name="ro1">
          <table:table-cell office:value-type="float" office:value="0.00129024" calcext:value-type="float">
            <text:p>0.00129024</text:p>
          </table:table-cell>
          <table:table-cell office:value-type="float" office:value="-0.482412" calcext:value-type="float">
            <text:p>-0.482412</text:p>
          </table:table-cell>
          <table:table-cell office:value-type="float" office:value="-0.6231155" calcext:value-type="float">
            <text:p>-0.6231155</text:p>
          </table:table-cell>
        </table:table-row>
        <table:table-row table:style-name="ro1">
          <table:table-cell office:value-type="float" office:value="0.00129192" calcext:value-type="float">
            <text:p>0.00129192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603015" calcext:value-type="float">
            <text:p>-0.603015</text:p>
          </table:table-cell>
        </table:table-row>
        <table:table-row table:style-name="ro1">
          <table:table-cell office:value-type="float" office:value="0.0012936" calcext:value-type="float">
            <text:p>0.0012936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5829145" calcext:value-type="float">
            <text:p>-0.5829145</text:p>
          </table:table-cell>
        </table:table-row>
        <table:table-row table:style-name="ro1">
          <table:table-cell office:value-type="float" office:value="0.00129528" calcext:value-type="float">
            <text:p>0.00129528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5829145" calcext:value-type="float">
            <text:p>-0.5829145</text:p>
          </table:table-cell>
        </table:table-row>
        <table:table-row table:style-name="ro1">
          <table:table-cell office:value-type="float" office:value="0.00129696" calcext:value-type="float">
            <text:p>0.00129696</text:p>
          </table:table-cell>
          <table:table-cell office:value-type="float" office:value="-0.482412" calcext:value-type="float">
            <text:p>-0.482412</text:p>
          </table:table-cell>
          <table:table-cell office:value-type="float" office:value="-0.562814" calcext:value-type="float">
            <text:p>-0.562814</text:p>
          </table:table-cell>
        </table:table-row>
        <table:table-row table:style-name="ro1">
          <table:table-cell office:value-type="float" office:value="0.00129864" calcext:value-type="float">
            <text:p>0.00129864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562814" calcext:value-type="float">
            <text:p>-0.562814</text:p>
          </table:table-cell>
        </table:table-row>
        <table:table-row table:style-name="ro1">
          <table:table-cell office:value-type="float" office:value="0.00130032" calcext:value-type="float">
            <text:p>0.00130032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562814" calcext:value-type="float">
            <text:p>-0.562814</text:p>
          </table:table-cell>
        </table:table-row>
        <table:table-row table:style-name="ro1">
          <table:table-cell office:value-type="float" office:value="0.001302" calcext:value-type="float">
            <text:p>0.001302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5427135" calcext:value-type="float">
            <text:p>-0.5427135</text:p>
          </table:table-cell>
        </table:table-row>
        <table:table-row table:style-name="ro1">
          <table:table-cell office:value-type="float" office:value="0.00130368" calcext:value-type="float">
            <text:p>0.00130368</text:p>
          </table:table-cell>
          <table:table-cell office:value-type="float" office:value="-0.482412" calcext:value-type="float">
            <text:p>-0.482412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130536" calcext:value-type="float">
            <text:p>0.00130536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130704" calcext:value-type="float">
            <text:p>0.00130704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130872" calcext:value-type="float">
            <text:p>0.00130872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13104" calcext:value-type="float">
            <text:p>0.0013104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482412" calcext:value-type="float">
            <text:p>-0.482412</text:p>
          </table:table-cell>
        </table:table-row>
        <table:table-row table:style-name="ro1">
          <table:table-cell office:value-type="float" office:value="0.00131208" calcext:value-type="float">
            <text:p>0.00131208</text:p>
          </table:table-cell>
          <table:table-cell table:number-columns-repeated="2"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131376" calcext:value-type="float">
            <text:p>0.00131376</text:p>
          </table:table-cell>
          <table:table-cell table:number-columns-repeated="2"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131544" calcext:value-type="float">
            <text:p>0.00131544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482412" calcext:value-type="float">
            <text:p>-0.482412</text:p>
          </table:table-cell>
        </table:table-row>
        <table:table-row table:style-name="ro1">
          <table:table-cell office:value-type="float" office:value="0.00131712" calcext:value-type="float">
            <text:p>0.00131712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482412" calcext:value-type="float">
            <text:p>-0.482412</text:p>
          </table:table-cell>
        </table:table-row>
        <table:table-row table:style-name="ro1">
          <table:table-cell office:value-type="float" office:value="0.0013188" calcext:value-type="float">
            <text:p>0.0013188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4623115" calcext:value-type="float">
            <text:p>-0.4623115</text:p>
          </table:table-cell>
        </table:table-row>
        <table:table-row table:style-name="ro1">
          <table:table-cell office:value-type="float" office:value="0.00132048" calcext:value-type="float">
            <text:p>0.00132048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4623115" calcext:value-type="float">
            <text:p>-0.4623115</text:p>
          </table:table-cell>
        </table:table-row>
        <table:table-row table:style-name="ro1">
          <table:table-cell office:value-type="float" office:value="0.00132216" calcext:value-type="float">
            <text:p>0.00132216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4623115" calcext:value-type="float">
            <text:p>-0.4623115</text:p>
          </table:table-cell>
        </table:table-row>
        <table:table-row table:style-name="ro1">
          <table:table-cell office:value-type="float" office:value="0.00132384" calcext:value-type="float">
            <text:p>0.00132384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442211" calcext:value-type="float">
            <text:p>-0.442211</text:p>
          </table:table-cell>
        </table:table-row>
        <table:table-row table:style-name="ro1">
          <table:table-cell office:value-type="float" office:value="0.00132552" calcext:value-type="float">
            <text:p>0.00132552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442211" calcext:value-type="float">
            <text:p>-0.442211</text:p>
          </table:table-cell>
        </table:table-row>
        <table:table-row table:style-name="ro1">
          <table:table-cell office:value-type="float" office:value="0.0013272" calcext:value-type="float">
            <text:p>0.0013272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4221105" calcext:value-type="float">
            <text:p>-0.4221105</text:p>
          </table:table-cell>
        </table:table-row>
        <table:table-row table:style-name="ro1">
          <table:table-cell office:value-type="float" office:value="0.00132888" calcext:value-type="float">
            <text:p>0.00132888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4221105" calcext:value-type="float">
            <text:p>-0.4221105</text:p>
          </table:table-cell>
        </table:table-row>
        <table:table-row table:style-name="ro1">
          <table:table-cell office:value-type="float" office:value="0.00133056" calcext:value-type="float">
            <text:p>0.00133056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40201" calcext:value-type="float">
            <text:p>-0.40201</text:p>
          </table:table-cell>
        </table:table-row>
        <table:table-row table:style-name="ro1">
          <table:table-cell office:value-type="float" office:value="0.00133224" calcext:value-type="float">
            <text:p>0.00133224</text:p>
          </table:table-cell>
          <table:table-cell office:value-type="float" office:value="-0.482412" calcext:value-type="float">
            <text:p>-0.482412</text:p>
          </table:table-cell>
          <table:table-cell office:value-type="float" office:value="-0.40201" calcext:value-type="float">
            <text:p>-0.40201</text:p>
          </table:table-cell>
        </table:table-row>
        <table:table-row table:style-name="ro1">
          <table:table-cell office:value-type="float" office:value="0.00133392" calcext:value-type="float">
            <text:p>0.00133392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40201" calcext:value-type="float">
            <text:p>-0.40201</text:p>
          </table:table-cell>
        </table:table-row>
        <table:table-row table:style-name="ro1">
          <table:table-cell office:value-type="float" office:value="0.0013356" calcext:value-type="float">
            <text:p>0.0013356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40201" calcext:value-type="float">
            <text:p>-0.40201</text:p>
          </table:table-cell>
        </table:table-row>
        <table:table-row table:style-name="ro1">
          <table:table-cell office:value-type="float" office:value="0.00133728" calcext:value-type="float">
            <text:p>0.00133728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3819095" calcext:value-type="float">
            <text:p>-0.3819095</text:p>
          </table:table-cell>
        </table:table-row>
        <table:table-row table:style-name="ro1">
          <table:table-cell office:value-type="float" office:value="0.00133896" calcext:value-type="float">
            <text:p>0.00133896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3819095" calcext:value-type="float">
            <text:p>-0.3819095</text:p>
          </table:table-cell>
        </table:table-row>
        <table:table-row table:style-name="ro1">
          <table:table-cell office:value-type="float" office:value="0.00134064" calcext:value-type="float">
            <text:p>0.00134064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3819095" calcext:value-type="float">
            <text:p>-0.3819095</text:p>
          </table:table-cell>
        </table:table-row>
        <table:table-row table:style-name="ro1">
          <table:table-cell office:value-type="float" office:value="0.00134232" calcext:value-type="float">
            <text:p>0.00134232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361809" calcext:value-type="float">
            <text:p>-0.361809</text:p>
          </table:table-cell>
        </table:table-row>
        <table:table-row table:style-name="ro1">
          <table:table-cell office:value-type="float" office:value="0.001344" calcext:value-type="float">
            <text:p>0.001344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361809" calcext:value-type="float">
            <text:p>-0.361809</text:p>
          </table:table-cell>
        </table:table-row>
        <table:table-row table:style-name="ro1">
          <table:table-cell office:value-type="float" office:value="0.00134568" calcext:value-type="float">
            <text:p>0.00134568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361809" calcext:value-type="float">
            <text:p>-0.361809</text:p>
          </table:table-cell>
        </table:table-row>
        <table:table-row table:style-name="ro1">
          <table:table-cell office:value-type="float" office:value="0.00134736" calcext:value-type="float">
            <text:p>0.00134736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361809" calcext:value-type="float">
            <text:p>-0.361809</text:p>
          </table:table-cell>
        </table:table-row>
        <table:table-row table:style-name="ro1">
          <table:table-cell office:value-type="float" office:value="0.00134904" calcext:value-type="float">
            <text:p>0.00134904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361809" calcext:value-type="float">
            <text:p>-0.361809</text:p>
          </table:table-cell>
        </table:table-row>
        <table:table-row table:style-name="ro1">
          <table:table-cell office:value-type="float" office:value="0.00135072" calcext:value-type="float">
            <text:p>0.00135072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3417085" calcext:value-type="float">
            <text:p>-0.3417085</text:p>
          </table:table-cell>
        </table:table-row>
        <table:table-row table:style-name="ro1">
          <table:table-cell office:value-type="float" office:value="0.0013524" calcext:value-type="float">
            <text:p>0.0013524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3417085" calcext:value-type="float">
            <text:p>-0.3417085</text:p>
          </table:table-cell>
        </table:table-row>
        <table:table-row table:style-name="ro1">
          <table:table-cell office:value-type="float" office:value="0.00135408" calcext:value-type="float">
            <text:p>0.00135408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3417085" calcext:value-type="float">
            <text:p>-0.3417085</text:p>
          </table:table-cell>
        </table:table-row>
        <table:table-row table:style-name="ro1">
          <table:table-cell office:value-type="float" office:value="0.00135576" calcext:value-type="float">
            <text:p>0.00135576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321608" calcext:value-type="float">
            <text:p>-0.321608</text:p>
          </table:table-cell>
        </table:table-row>
        <table:table-row table:style-name="ro1">
          <table:table-cell office:value-type="float" office:value="0.00135744" calcext:value-type="float">
            <text:p>0.00135744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321608" calcext:value-type="float">
            <text:p>-0.321608</text:p>
          </table:table-cell>
        </table:table-row>
        <table:table-row table:style-name="ro1">
          <table:table-cell office:value-type="float" office:value="0.00135912" calcext:value-type="float">
            <text:p>0.00135912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3015075" calcext:value-type="float">
            <text:p>-0.3015075</text:p>
          </table:table-cell>
        </table:table-row>
        <table:table-row table:style-name="ro1">
          <table:table-cell office:value-type="float" office:value="0.0013608" calcext:value-type="float">
            <text:p>0.0013608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321608" calcext:value-type="float">
            <text:p>-0.321608</text:p>
          </table:table-cell>
        </table:table-row>
        <table:table-row table:style-name="ro1">
          <table:table-cell office:value-type="float" office:value="0.00136248" calcext:value-type="float">
            <text:p>0.00136248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321608" calcext:value-type="float">
            <text:p>-0.321608</text:p>
          </table:table-cell>
        </table:table-row>
        <table:table-row table:style-name="ro1">
          <table:table-cell office:value-type="float" office:value="0.00136416" calcext:value-type="float">
            <text:p>0.00136416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3015075" calcext:value-type="float">
            <text:p>-0.3015075</text:p>
          </table:table-cell>
        </table:table-row>
        <table:table-row table:style-name="ro1">
          <table:table-cell office:value-type="float" office:value="0.00136584" calcext:value-type="float">
            <text:p>0.00136584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3015075" calcext:value-type="float">
            <text:p>-0.3015075</text:p>
          </table:table-cell>
        </table:table-row>
        <table:table-row table:style-name="ro1">
          <table:table-cell office:value-type="float" office:value="0.00136752" calcext:value-type="float">
            <text:p>0.00136752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3015075" calcext:value-type="float">
            <text:p>-0.3015075</text:p>
          </table:table-cell>
        </table:table-row>
        <table:table-row table:style-name="ro1">
          <table:table-cell office:value-type="float" office:value="0.0013692" calcext:value-type="float">
            <text:p>0.0013692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3015075" calcext:value-type="float">
            <text:p>-0.3015075</text:p>
          </table:table-cell>
        </table:table-row>
        <table:table-row table:style-name="ro1">
          <table:table-cell office:value-type="float" office:value="0.00137088" calcext:value-type="float">
            <text:p>0.00137088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281407" calcext:value-type="float">
            <text:p>-0.281407</text:p>
          </table:table-cell>
        </table:table-row>
        <table:table-row table:style-name="ro1">
          <table:table-cell office:value-type="float" office:value="0.00137256" calcext:value-type="float">
            <text:p>0.00137256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281407" calcext:value-type="float">
            <text:p>-0.281407</text:p>
          </table:table-cell>
        </table:table-row>
        <table:table-row table:style-name="ro1">
          <table:table-cell office:value-type="float" office:value="0.00137424" calcext:value-type="float">
            <text:p>0.00137424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281407" calcext:value-type="float">
            <text:p>-0.281407</text:p>
          </table:table-cell>
        </table:table-row>
        <table:table-row table:style-name="ro1">
          <table:table-cell office:value-type="float" office:value="0.00137592" calcext:value-type="float">
            <text:p>0.00137592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281407" calcext:value-type="float">
            <text:p>-0.281407</text:p>
          </table:table-cell>
        </table:table-row>
        <table:table-row table:style-name="ro1">
          <table:table-cell office:value-type="float" office:value="0.0013776" calcext:value-type="float">
            <text:p>0.0013776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2613065" calcext:value-type="float">
            <text:p>-0.2613065</text:p>
          </table:table-cell>
        </table:table-row>
        <table:table-row table:style-name="ro1">
          <table:table-cell office:value-type="float" office:value="0.00137928" calcext:value-type="float">
            <text:p>0.00137928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2613065" calcext:value-type="float">
            <text:p>-0.2613065</text:p>
          </table:table-cell>
        </table:table-row>
        <table:table-row table:style-name="ro1">
          <table:table-cell office:value-type="float" office:value="0.00138096" calcext:value-type="float">
            <text:p>0.00138096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2613065" calcext:value-type="float">
            <text:p>-0.2613065</text:p>
          </table:table-cell>
        </table:table-row>
        <table:table-row table:style-name="ro1">
          <table:table-cell office:value-type="float" office:value="0.00138264" calcext:value-type="float">
            <text:p>0.00138264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2613065" calcext:value-type="float">
            <text:p>-0.2613065</text:p>
          </table:table-cell>
        </table:table-row>
        <table:table-row table:style-name="ro1">
          <table:table-cell office:value-type="float" office:value="0.00138432" calcext:value-type="float">
            <text:p>0.00138432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241206" calcext:value-type="float">
            <text:p>-0.241206</text:p>
          </table:table-cell>
        </table:table-row>
        <table:table-row table:style-name="ro1">
          <table:table-cell office:value-type="float" office:value="0.001386" calcext:value-type="float">
            <text:p>0.001386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2613065" calcext:value-type="float">
            <text:p>-0.2613065</text:p>
          </table:table-cell>
        </table:table-row>
        <table:table-row table:style-name="ro1">
          <table:table-cell office:value-type="float" office:value="0.00138768" calcext:value-type="float">
            <text:p>0.00138768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241206" calcext:value-type="float">
            <text:p>-0.241206</text:p>
          </table:table-cell>
        </table:table-row>
        <table:table-row table:style-name="ro1">
          <table:table-cell office:value-type="float" office:value="0.00138936" calcext:value-type="float">
            <text:p>0.00138936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241206" calcext:value-type="float">
            <text:p>-0.241206</text:p>
          </table:table-cell>
        </table:table-row>
        <table:table-row table:style-name="ro1">
          <table:table-cell office:value-type="float" office:value="0.00139104" calcext:value-type="float">
            <text:p>0.00139104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241206" calcext:value-type="float">
            <text:p>-0.241206</text:p>
          </table:table-cell>
        </table:table-row>
        <table:table-row table:style-name="ro1">
          <table:table-cell office:value-type="float" office:value="0.00139272" calcext:value-type="float">
            <text:p>0.00139272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241206" calcext:value-type="float">
            <text:p>-0.241206</text:p>
          </table:table-cell>
        </table:table-row>
        <table:table-row table:style-name="ro1">
          <table:table-cell office:value-type="float" office:value="0.0013944" calcext:value-type="float">
            <text:p>0.0013944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2211055" calcext:value-type="float">
            <text:p>-0.2211055</text:p>
          </table:table-cell>
        </table:table-row>
        <table:table-row table:style-name="ro1">
          <table:table-cell office:value-type="float" office:value="0.00139608" calcext:value-type="float">
            <text:p>0.00139608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2211055" calcext:value-type="float">
            <text:p>-0.2211055</text:p>
          </table:table-cell>
        </table:table-row>
        <table:table-row table:style-name="ro1">
          <table:table-cell office:value-type="float" office:value="0.00139776" calcext:value-type="float">
            <text:p>0.00139776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2211055" calcext:value-type="float">
            <text:p>-0.2211055</text:p>
          </table:table-cell>
        </table:table-row>
        <table:table-row table:style-name="ro1">
          <table:table-cell office:value-type="float" office:value="0.00139944" calcext:value-type="float">
            <text:p>0.00139944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2211055" calcext:value-type="float">
            <text:p>-0.2211055</text:p>
          </table:table-cell>
        </table:table-row>
        <table:table-row table:style-name="ro1">
          <table:table-cell office:value-type="float" office:value="0.00140112" calcext:value-type="float">
            <text:p>0.00140112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2211055" calcext:value-type="float">
            <text:p>-0.2211055</text:p>
          </table:table-cell>
        </table:table-row>
        <table:table-row table:style-name="ro1">
          <table:table-cell office:value-type="float" office:value="0.0014028" calcext:value-type="float">
            <text:p>0.0014028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201005" calcext:value-type="float">
            <text:p>-0.201005</text:p>
          </table:table-cell>
        </table:table-row>
        <table:table-row table:style-name="ro1">
          <table:table-cell office:value-type="float" office:value="0.00140448" calcext:value-type="float">
            <text:p>0.00140448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201005" calcext:value-type="float">
            <text:p>-0.201005</text:p>
          </table:table-cell>
        </table:table-row>
        <table:table-row table:style-name="ro1">
          <table:table-cell office:value-type="float" office:value="0.00140616" calcext:value-type="float">
            <text:p>0.00140616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201005" calcext:value-type="float">
            <text:p>-0.201005</text:p>
          </table:table-cell>
        </table:table-row>
        <table:table-row table:style-name="ro1">
          <table:table-cell office:value-type="float" office:value="0.00140784" calcext:value-type="float">
            <text:p>0.00140784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2211055" calcext:value-type="float">
            <text:p>-0.2211055</text:p>
          </table:table-cell>
        </table:table-row>
        <table:table-row table:style-name="ro1">
          <table:table-cell office:value-type="float" office:value="0.00140952" calcext:value-type="float">
            <text:p>0.00140952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201005" calcext:value-type="float">
            <text:p>-0.201005</text:p>
          </table:table-cell>
        </table:table-row>
        <table:table-row table:style-name="ro1">
          <table:table-cell office:value-type="float" office:value="0.0014112" calcext:value-type="float">
            <text:p>0.0014112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1809045" calcext:value-type="float">
            <text:p>-0.1809045</text:p>
          </table:table-cell>
        </table:table-row>
        <table:table-row table:style-name="ro1">
          <table:table-cell office:value-type="float" office:value="0.00141288" calcext:value-type="float">
            <text:p>0.00141288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809045" calcext:value-type="float">
            <text:p>-0.1809045</text:p>
          </table:table-cell>
        </table:table-row>
        <table:table-row table:style-name="ro1">
          <table:table-cell office:value-type="float" office:value="0.00141456" calcext:value-type="float">
            <text:p>0.00141456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809045" calcext:value-type="float">
            <text:p>-0.1809045</text:p>
          </table:table-cell>
        </table:table-row>
        <table:table-row table:style-name="ro1">
          <table:table-cell office:value-type="float" office:value="0.00141624" calcext:value-type="float">
            <text:p>0.00141624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201005" calcext:value-type="float">
            <text:p>-0.201005</text:p>
          </table:table-cell>
        </table:table-row>
        <table:table-row table:style-name="ro1">
          <table:table-cell office:value-type="float" office:value="0.00141792" calcext:value-type="float">
            <text:p>0.00141792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809045" calcext:value-type="float">
            <text:p>-0.1809045</text:p>
          </table:table-cell>
        </table:table-row>
        <table:table-row table:style-name="ro1">
          <table:table-cell office:value-type="float" office:value="0.0014196" calcext:value-type="float">
            <text:p>0.0014196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1809045" calcext:value-type="float">
            <text:p>-0.1809045</text:p>
          </table:table-cell>
        </table:table-row>
        <table:table-row table:style-name="ro1">
          <table:table-cell office:value-type="float" office:value="0.00142128" calcext:value-type="float">
            <text:p>0.00142128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809045" calcext:value-type="float">
            <text:p>-0.1809045</text:p>
          </table:table-cell>
        </table:table-row>
        <table:table-row table:style-name="ro1">
          <table:table-cell office:value-type="float" office:value="0.00142296" calcext:value-type="float">
            <text:p>0.00142296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142464" calcext:value-type="float">
            <text:p>0.00142464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1809045" calcext:value-type="float">
            <text:p>-0.1809045</text:p>
          </table:table-cell>
        </table:table-row>
        <table:table-row table:style-name="ro1">
          <table:table-cell office:value-type="float" office:value="0.00142632" calcext:value-type="float">
            <text:p>0.00142632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1428" calcext:value-type="float">
            <text:p>0.001428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809045" calcext:value-type="float">
            <text:p>-0.1809045</text:p>
          </table:table-cell>
        </table:table-row>
        <table:table-row table:style-name="ro1">
          <table:table-cell office:value-type="float" office:value="0.00142968" calcext:value-type="float">
            <text:p>0.00142968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143136" calcext:value-type="float">
            <text:p>0.00143136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143304" calcext:value-type="float">
            <text:p>0.00143304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143472" calcext:value-type="float">
            <text:p>0.00143472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14364" calcext:value-type="float">
            <text:p>0.0014364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143808" calcext:value-type="float">
            <text:p>0.00143808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143976" calcext:value-type="float">
            <text:p>0.00143976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144144" calcext:value-type="float">
            <text:p>0.00144144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144312" calcext:value-type="float">
            <text:p>0.00144312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14448" calcext:value-type="float">
            <text:p>0.0014448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144648" calcext:value-type="float">
            <text:p>0.00144648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144816" calcext:value-type="float">
            <text:p>0.00144816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144984" calcext:value-type="float">
            <text:p>0.00144984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145152" calcext:value-type="float">
            <text:p>0.00145152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14532" calcext:value-type="float">
            <text:p>0.0014532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145488" calcext:value-type="float">
            <text:p>0.00145488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145656" calcext:value-type="float">
            <text:p>0.00145656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145824" calcext:value-type="float">
            <text:p>0.00145824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145992" calcext:value-type="float">
            <text:p>0.00145992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14616" calcext:value-type="float">
            <text:p>0.0014616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146328" calcext:value-type="float">
            <text:p>0.00146328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146496" calcext:value-type="float">
            <text:p>0.00146496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146664" calcext:value-type="float">
            <text:p>0.00146664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146832" calcext:value-type="float">
            <text:p>0.00146832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147" calcext:value-type="float">
            <text:p>0.00147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147168" calcext:value-type="float">
            <text:p>0.00147168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147336" calcext:value-type="float">
            <text:p>0.00147336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147504" calcext:value-type="float">
            <text:p>0.00147504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147672" calcext:value-type="float">
            <text:p>0.00147672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14784" calcext:value-type="float">
            <text:p>0.0014784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148008" calcext:value-type="float">
            <text:p>0.00148008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148176" calcext:value-type="float">
            <text:p>0.00148176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148344" calcext:value-type="float">
            <text:p>0.00148344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148512" calcext:value-type="float">
            <text:p>0.00148512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14868" calcext:value-type="float">
            <text:p>0.0014868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148848" calcext:value-type="float">
            <text:p>0.00148848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149016" calcext:value-type="float">
            <text:p>0.00149016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149184" calcext:value-type="float">
            <text:p>0.00149184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149352" calcext:value-type="float">
            <text:p>0.00149352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14952" calcext:value-type="float">
            <text:p>0.0014952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149688" calcext:value-type="float">
            <text:p>0.00149688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149856" calcext:value-type="float">
            <text:p>0.00149856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080402" calcext:value-type="float">
            <text:p>-0.080402</text:p>
          </table:table-cell>
        </table:table-row>
        <table:table-row table:style-name="ro1">
          <table:table-cell office:value-type="float" office:value="0.00150024" calcext:value-type="float">
            <text:p>0.00150024</text:p>
          </table:table-cell>
          <table:table-cell office:value-type="float" office:value="0.4221105" calcext:value-type="float">
            <text:p>0.4221105</text:p>
          </table:table-cell>
          <table:table-cell office:value-type="float" office:value="0.844221" calcext:value-type="float">
            <text:p>0.844221</text:p>
          </table:table-cell>
        </table:table-row>
        <table:table-row table:style-name="ro1">
          <table:table-cell office:value-type="float" office:value="0.00150192" calcext:value-type="float">
            <text:p>0.00150192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8241205" calcext:value-type="float">
            <text:p>0.8241205</text:p>
          </table:table-cell>
        </table:table-row>
        <table:table-row table:style-name="ro1">
          <table:table-cell office:value-type="float" office:value="0.0015036" calcext:value-type="float">
            <text:p>0.0015036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8241205" calcext:value-type="float">
            <text:p>0.8241205</text:p>
          </table:table-cell>
        </table:table-row>
        <table:table-row table:style-name="ro1">
          <table:table-cell office:value-type="float" office:value="0.00150528" calcext:value-type="float">
            <text:p>0.00150528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80402" calcext:value-type="float">
            <text:p>0.80402</text:p>
          </table:table-cell>
        </table:table-row>
        <table:table-row table:style-name="ro1">
          <table:table-cell office:value-type="float" office:value="0.00150696" calcext:value-type="float">
            <text:p>0.00150696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7839195" calcext:value-type="float">
            <text:p>0.7839195</text:p>
          </table:table-cell>
        </table:table-row>
        <table:table-row table:style-name="ro1">
          <table:table-cell office:value-type="float" office:value="0.00150864" calcext:value-type="float">
            <text:p>0.00150864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7839195" calcext:value-type="float">
            <text:p>0.7839195</text:p>
          </table:table-cell>
        </table:table-row>
        <table:table-row table:style-name="ro1">
          <table:table-cell office:value-type="float" office:value="0.00151032" calcext:value-type="float">
            <text:p>0.00151032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763819" calcext:value-type="float">
            <text:p>0.763819</text:p>
          </table:table-cell>
        </table:table-row>
        <table:table-row table:style-name="ro1">
          <table:table-cell office:value-type="float" office:value="0.001512" calcext:value-type="float">
            <text:p>0.001512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763819" calcext:value-type="float">
            <text:p>0.763819</text:p>
          </table:table-cell>
        </table:table-row>
        <table:table-row table:style-name="ro1">
          <table:table-cell office:value-type="float" office:value="0.00151368" calcext:value-type="float">
            <text:p>0.00151368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7437185" calcext:value-type="float">
            <text:p>0.7437185</text:p>
          </table:table-cell>
        </table:table-row>
        <table:table-row table:style-name="ro1">
          <table:table-cell office:value-type="float" office:value="0.00151536" calcext:value-type="float">
            <text:p>0.00151536</text:p>
          </table:table-cell>
          <table:table-cell office:value-type="float" office:value="0.4221105" calcext:value-type="float">
            <text:p>0.4221105</text:p>
          </table:table-cell>
          <table:table-cell office:value-type="float" office:value="0.723618" calcext:value-type="float">
            <text:p>0.723618</text:p>
          </table:table-cell>
        </table:table-row>
        <table:table-row table:style-name="ro1">
          <table:table-cell office:value-type="float" office:value="0.00151704" calcext:value-type="float">
            <text:p>0.00151704</text:p>
          </table:table-cell>
          <table:table-cell office:value-type="float" office:value="0.4221105" calcext:value-type="float">
            <text:p>0.4221105</text:p>
          </table:table-cell>
          <table:table-cell office:value-type="float" office:value="0.723618" calcext:value-type="float">
            <text:p>0.723618</text:p>
          </table:table-cell>
        </table:table-row>
        <table:table-row table:style-name="ro1">
          <table:table-cell office:value-type="float" office:value="0.00151872" calcext:value-type="float">
            <text:p>0.00151872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7035175" calcext:value-type="float">
            <text:p>0.7035175</text:p>
          </table:table-cell>
        </table:table-row>
        <table:table-row table:style-name="ro1">
          <table:table-cell office:value-type="float" office:value="0.0015204" calcext:value-type="float">
            <text:p>0.0015204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7035175" calcext:value-type="float">
            <text:p>0.7035175</text:p>
          </table:table-cell>
        </table:table-row>
        <table:table-row table:style-name="ro1">
          <table:table-cell office:value-type="float" office:value="0.00152208" calcext:value-type="float">
            <text:p>0.00152208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683417" calcext:value-type="float">
            <text:p>0.683417</text:p>
          </table:table-cell>
        </table:table-row>
        <table:table-row table:style-name="ro1">
          <table:table-cell office:value-type="float" office:value="0.00152376" calcext:value-type="float">
            <text:p>0.00152376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683417" calcext:value-type="float">
            <text:p>0.683417</text:p>
          </table:table-cell>
        </table:table-row>
        <table:table-row table:style-name="ro1">
          <table:table-cell office:value-type="float" office:value="0.00152544" calcext:value-type="float">
            <text:p>0.00152544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6633165" calcext:value-type="float">
            <text:p>0.6633165</text:p>
          </table:table-cell>
        </table:table-row>
        <table:table-row table:style-name="ro1">
          <table:table-cell office:value-type="float" office:value="0.00152712" calcext:value-type="float">
            <text:p>0.00152712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643216" calcext:value-type="float">
            <text:p>0.643216</text:p>
          </table:table-cell>
        </table:table-row>
        <table:table-row table:style-name="ro1">
          <table:table-cell office:value-type="float" office:value="0.0015288" calcext:value-type="float">
            <text:p>0.0015288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643216" calcext:value-type="float">
            <text:p>0.643216</text:p>
          </table:table-cell>
        </table:table-row>
        <table:table-row table:style-name="ro1">
          <table:table-cell office:value-type="float" office:value="0.00153048" calcext:value-type="float">
            <text:p>0.00153048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6231155" calcext:value-type="float">
            <text:p>0.6231155</text:p>
          </table:table-cell>
        </table:table-row>
        <table:table-row table:style-name="ro1">
          <table:table-cell office:value-type="float" office:value="0.00153216" calcext:value-type="float">
            <text:p>0.00153216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6231155" calcext:value-type="float">
            <text:p>0.6231155</text:p>
          </table:table-cell>
        </table:table-row>
        <table:table-row table:style-name="ro1">
          <table:table-cell office:value-type="float" office:value="0.00153384" calcext:value-type="float">
            <text:p>0.00153384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603015" calcext:value-type="float">
            <text:p>0.603015</text:p>
          </table:table-cell>
        </table:table-row>
        <table:table-row table:style-name="ro1">
          <table:table-cell office:value-type="float" office:value="0.00153552" calcext:value-type="float">
            <text:p>0.00153552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603015" calcext:value-type="float">
            <text:p>0.603015</text:p>
          </table:table-cell>
        </table:table-row>
        <table:table-row table:style-name="ro1">
          <table:table-cell office:value-type="float" office:value="0.0015372" calcext:value-type="float">
            <text:p>0.0015372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5829145" calcext:value-type="float">
            <text:p>0.5829145</text:p>
          </table:table-cell>
        </table:table-row>
        <table:table-row table:style-name="ro1">
          <table:table-cell office:value-type="float" office:value="0.00153888" calcext:value-type="float">
            <text:p>0.00153888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562814" calcext:value-type="float">
            <text:p>0.562814</text:p>
          </table:table-cell>
        </table:table-row>
        <table:table-row table:style-name="ro1">
          <table:table-cell office:value-type="float" office:value="0.00154056" calcext:value-type="float">
            <text:p>0.00154056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562814" calcext:value-type="float">
            <text:p>0.562814</text:p>
          </table:table-cell>
        </table:table-row>
        <table:table-row table:style-name="ro1">
          <table:table-cell office:value-type="float" office:value="0.00154224" calcext:value-type="float">
            <text:p>0.00154224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562814" calcext:value-type="float">
            <text:p>0.562814</text:p>
          </table:table-cell>
        </table:table-row>
        <table:table-row table:style-name="ro1">
          <table:table-cell office:value-type="float" office:value="0.00154392" calcext:value-type="float">
            <text:p>0.00154392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562814" calcext:value-type="float">
            <text:p>0.562814</text:p>
          </table:table-cell>
        </table:table-row>
        <table:table-row table:style-name="ro1">
          <table:table-cell office:value-type="float" office:value="0.0015456" calcext:value-type="float">
            <text:p>0.0015456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5427135" calcext:value-type="float">
            <text:p>0.5427135</text:p>
          </table:table-cell>
        </table:table-row>
        <table:table-row table:style-name="ro1">
          <table:table-cell office:value-type="float" office:value="0.00154728" calcext:value-type="float">
            <text:p>0.00154728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5427135" calcext:value-type="float">
            <text:p>0.5427135</text:p>
          </table:table-cell>
        </table:table-row>
        <table:table-row table:style-name="ro1">
          <table:table-cell office:value-type="float" office:value="0.00154896" calcext:value-type="float">
            <text:p>0.00154896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522613" calcext:value-type="float">
            <text:p>0.522613</text:p>
          </table:table-cell>
        </table:table-row>
        <table:table-row table:style-name="ro1">
          <table:table-cell office:value-type="float" office:value="0.00155064" calcext:value-type="float">
            <text:p>0.00155064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522613" calcext:value-type="float">
            <text:p>0.522613</text:p>
          </table:table-cell>
        </table:table-row>
        <table:table-row table:style-name="ro1">
          <table:table-cell office:value-type="float" office:value="0.00155232" calcext:value-type="float">
            <text:p>0.00155232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522613" calcext:value-type="float">
            <text:p>0.522613</text:p>
          </table:table-cell>
        </table:table-row>
        <table:table-row table:style-name="ro1">
          <table:table-cell office:value-type="float" office:value="0.001554" calcext:value-type="float">
            <text:p>0.001554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155568" calcext:value-type="float">
            <text:p>0.00155568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155736" calcext:value-type="float">
            <text:p>0.00155736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155904" calcext:value-type="float">
            <text:p>0.00155904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156072" calcext:value-type="float">
            <text:p>0.00156072</text:p>
          </table:table-cell>
          <table:table-cell table:number-columns-repeated="2"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15624" calcext:value-type="float">
            <text:p>0.0015624</text:p>
          </table:table-cell>
          <table:table-cell table:number-columns-repeated="2"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156408" calcext:value-type="float">
            <text:p>0.00156408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156576" calcext:value-type="float">
            <text:p>0.00156576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442211" calcext:value-type="float">
            <text:p>0.442211</text:p>
          </table:table-cell>
        </table:table-row>
        <table:table-row table:style-name="ro1">
          <table:table-cell office:value-type="float" office:value="0.00156744" calcext:value-type="float">
            <text:p>0.00156744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4221105" calcext:value-type="float">
            <text:p>0.4221105</text:p>
          </table:table-cell>
        </table:table-row>
        <table:table-row table:style-name="ro1">
          <table:table-cell office:value-type="float" office:value="0.00156912" calcext:value-type="float">
            <text:p>0.00156912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442211" calcext:value-type="float">
            <text:p>0.442211</text:p>
          </table:table-cell>
        </table:table-row>
        <table:table-row table:style-name="ro1">
          <table:table-cell office:value-type="float" office:value="0.0015708" calcext:value-type="float">
            <text:p>0.0015708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4221105" calcext:value-type="float">
            <text:p>0.4221105</text:p>
          </table:table-cell>
        </table:table-row>
        <table:table-row table:style-name="ro1">
          <table:table-cell office:value-type="float" office:value="0.00157248" calcext:value-type="float">
            <text:p>0.00157248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4221105" calcext:value-type="float">
            <text:p>0.4221105</text:p>
          </table:table-cell>
        </table:table-row>
        <table:table-row table:style-name="ro1">
          <table:table-cell office:value-type="float" office:value="0.00157416" calcext:value-type="float">
            <text:p>0.00157416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40201" calcext:value-type="float">
            <text:p>0.40201</text:p>
          </table:table-cell>
        </table:table-row>
        <table:table-row table:style-name="ro1">
          <table:table-cell office:value-type="float" office:value="0.00157584" calcext:value-type="float">
            <text:p>0.00157584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4221105" calcext:value-type="float">
            <text:p>0.4221105</text:p>
          </table:table-cell>
        </table:table-row>
        <table:table-row table:style-name="ro1">
          <table:table-cell office:value-type="float" office:value="0.00157752" calcext:value-type="float">
            <text:p>0.00157752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3819095" calcext:value-type="float">
            <text:p>0.3819095</text:p>
          </table:table-cell>
        </table:table-row>
        <table:table-row table:style-name="ro1">
          <table:table-cell office:value-type="float" office:value="0.0015792" calcext:value-type="float">
            <text:p>0.0015792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3819095" calcext:value-type="float">
            <text:p>0.3819095</text:p>
          </table:table-cell>
        </table:table-row>
        <table:table-row table:style-name="ro1">
          <table:table-cell office:value-type="float" office:value="0.00158088" calcext:value-type="float">
            <text:p>0.00158088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3819095" calcext:value-type="float">
            <text:p>0.3819095</text:p>
          </table:table-cell>
        </table:table-row>
        <table:table-row table:style-name="ro1">
          <table:table-cell office:value-type="float" office:value="0.00158256" calcext:value-type="float">
            <text:p>0.00158256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3819095" calcext:value-type="float">
            <text:p>0.3819095</text:p>
          </table:table-cell>
        </table:table-row>
        <table:table-row table:style-name="ro1">
          <table:table-cell office:value-type="float" office:value="0.00158424" calcext:value-type="float">
            <text:p>0.00158424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3819095" calcext:value-type="float">
            <text:p>0.3819095</text:p>
          </table:table-cell>
        </table:table-row>
        <table:table-row table:style-name="ro1">
          <table:table-cell office:value-type="float" office:value="0.00158592" calcext:value-type="float">
            <text:p>0.00158592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361809" calcext:value-type="float">
            <text:p>0.361809</text:p>
          </table:table-cell>
        </table:table-row>
        <table:table-row table:style-name="ro1">
          <table:table-cell office:value-type="float" office:value="0.0015876" calcext:value-type="float">
            <text:p>0.0015876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361809" calcext:value-type="float">
            <text:p>0.361809</text:p>
          </table:table-cell>
        </table:table-row>
        <table:table-row table:style-name="ro1">
          <table:table-cell office:value-type="float" office:value="0.00158928" calcext:value-type="float">
            <text:p>0.00158928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361809" calcext:value-type="float">
            <text:p>0.361809</text:p>
          </table:table-cell>
        </table:table-row>
        <table:table-row table:style-name="ro1">
          <table:table-cell office:value-type="float" office:value="0.00159096" calcext:value-type="float">
            <text:p>0.00159096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3417085" calcext:value-type="float">
            <text:p>0.3417085</text:p>
          </table:table-cell>
        </table:table-row>
        <table:table-row table:style-name="ro1">
          <table:table-cell office:value-type="float" office:value="0.00159264" calcext:value-type="float">
            <text:p>0.00159264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3417085" calcext:value-type="float">
            <text:p>0.3417085</text:p>
          </table:table-cell>
        </table:table-row>
        <table:table-row table:style-name="ro1">
          <table:table-cell office:value-type="float" office:value="0.00159432" calcext:value-type="float">
            <text:p>0.00159432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321608" calcext:value-type="float">
            <text:p>0.321608</text:p>
          </table:table-cell>
        </table:table-row>
        <table:table-row table:style-name="ro1">
          <table:table-cell office:value-type="float" office:value="0.001596" calcext:value-type="float">
            <text:p>0.001596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3417085" calcext:value-type="float">
            <text:p>0.3417085</text:p>
          </table:table-cell>
        </table:table-row>
        <table:table-row table:style-name="ro1">
          <table:table-cell office:value-type="float" office:value="0.00159768" calcext:value-type="float">
            <text:p>0.00159768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3417085" calcext:value-type="float">
            <text:p>0.3417085</text:p>
          </table:table-cell>
        </table:table-row>
        <table:table-row table:style-name="ro1">
          <table:table-cell office:value-type="float" office:value="0.00159936" calcext:value-type="float">
            <text:p>0.00159936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321608" calcext:value-type="float">
            <text:p>0.321608</text:p>
          </table:table-cell>
        </table:table-row>
        <table:table-row table:style-name="ro1">
          <table:table-cell office:value-type="float" office:value="0.00160104" calcext:value-type="float">
            <text:p>0.00160104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321608" calcext:value-type="float">
            <text:p>0.321608</text:p>
          </table:table-cell>
        </table:table-row>
        <table:table-row table:style-name="ro1">
          <table:table-cell office:value-type="float" office:value="0.00160272" calcext:value-type="float">
            <text:p>0.00160272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321608" calcext:value-type="float">
            <text:p>0.321608</text:p>
          </table:table-cell>
        </table:table-row>
        <table:table-row table:style-name="ro1">
          <table:table-cell office:value-type="float" office:value="0.0016044" calcext:value-type="float">
            <text:p>0.0016044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3015075" calcext:value-type="float">
            <text:p>0.3015075</text:p>
          </table:table-cell>
        </table:table-row>
        <table:table-row table:style-name="ro1">
          <table:table-cell office:value-type="float" office:value="0.00160608" calcext:value-type="float">
            <text:p>0.00160608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3015075" calcext:value-type="float">
            <text:p>0.3015075</text:p>
          </table:table-cell>
        </table:table-row>
        <table:table-row table:style-name="ro1">
          <table:table-cell office:value-type="float" office:value="0.00160776" calcext:value-type="float">
            <text:p>0.00160776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3015075" calcext:value-type="float">
            <text:p>0.3015075</text:p>
          </table:table-cell>
        </table:table-row>
        <table:table-row table:style-name="ro1">
          <table:table-cell office:value-type="float" office:value="0.00160944" calcext:value-type="float">
            <text:p>0.00160944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281407" calcext:value-type="float">
            <text:p>0.281407</text:p>
          </table:table-cell>
        </table:table-row>
        <table:table-row table:style-name="ro1">
          <table:table-cell office:value-type="float" office:value="0.00161112" calcext:value-type="float">
            <text:p>0.00161112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281407" calcext:value-type="float">
            <text:p>0.281407</text:p>
          </table:table-cell>
        </table:table-row>
        <table:table-row table:style-name="ro1">
          <table:table-cell office:value-type="float" office:value="0.0016128" calcext:value-type="float">
            <text:p>0.0016128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281407" calcext:value-type="float">
            <text:p>0.281407</text:p>
          </table:table-cell>
        </table:table-row>
        <table:table-row table:style-name="ro1">
          <table:table-cell office:value-type="float" office:value="0.00161448" calcext:value-type="float">
            <text:p>0.00161448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2613065" calcext:value-type="float">
            <text:p>0.2613065</text:p>
          </table:table-cell>
        </table:table-row>
        <table:table-row table:style-name="ro1">
          <table:table-cell office:value-type="float" office:value="0.00161616" calcext:value-type="float">
            <text:p>0.00161616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2613065" calcext:value-type="float">
            <text:p>0.2613065</text:p>
          </table:table-cell>
        </table:table-row>
        <table:table-row table:style-name="ro1">
          <table:table-cell office:value-type="float" office:value="0.00161784" calcext:value-type="float">
            <text:p>0.00161784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2613065" calcext:value-type="float">
            <text:p>0.2613065</text:p>
          </table:table-cell>
        </table:table-row>
        <table:table-row table:style-name="ro1">
          <table:table-cell office:value-type="float" office:value="0.00161952" calcext:value-type="float">
            <text:p>0.00161952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2613065" calcext:value-type="float">
            <text:p>0.2613065</text:p>
          </table:table-cell>
        </table:table-row>
        <table:table-row table:style-name="ro1">
          <table:table-cell office:value-type="float" office:value="0.0016212" calcext:value-type="float">
            <text:p>0.0016212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2613065" calcext:value-type="float">
            <text:p>0.2613065</text:p>
          </table:table-cell>
        </table:table-row>
        <table:table-row table:style-name="ro1">
          <table:table-cell office:value-type="float" office:value="0.00162288" calcext:value-type="float">
            <text:p>0.00162288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2613065" calcext:value-type="float">
            <text:p>0.2613065</text:p>
          </table:table-cell>
        </table:table-row>
        <table:table-row table:style-name="ro1">
          <table:table-cell office:value-type="float" office:value="0.00162456" calcext:value-type="float">
            <text:p>0.00162456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241206" calcext:value-type="float">
            <text:p>0.241206</text:p>
          </table:table-cell>
        </table:table-row>
        <table:table-row table:style-name="ro1">
          <table:table-cell office:value-type="float" office:value="0.00162624" calcext:value-type="float">
            <text:p>0.00162624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241206" calcext:value-type="float">
            <text:p>0.241206</text:p>
          </table:table-cell>
        </table:table-row>
        <table:table-row table:style-name="ro1">
          <table:table-cell office:value-type="float" office:value="0.00162792" calcext:value-type="float">
            <text:p>0.00162792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241206" calcext:value-type="float">
            <text:p>0.241206</text:p>
          </table:table-cell>
        </table:table-row>
        <table:table-row table:style-name="ro1">
          <table:table-cell office:value-type="float" office:value="0.0016296" calcext:value-type="float">
            <text:p>0.0016296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241206" calcext:value-type="float">
            <text:p>0.241206</text:p>
          </table:table-cell>
        </table:table-row>
        <table:table-row table:style-name="ro1">
          <table:table-cell office:value-type="float" office:value="0.00163128" calcext:value-type="float">
            <text:p>0.00163128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163296" calcext:value-type="float">
            <text:p>0.00163296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163464" calcext:value-type="float">
            <text:p>0.00163464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163632" calcext:value-type="float">
            <text:p>0.00163632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1638" calcext:value-type="float">
            <text:p>0.001638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163968" calcext:value-type="float">
            <text:p>0.00163968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2211055" calcext:value-type="float">
            <text:p>0.2211055</text:p>
          </table:table-cell>
        </table:table-row>
        <table:table-row table:style-name="ro1">
          <table:table-cell office:value-type="float" office:value="0.00164136" calcext:value-type="float">
            <text:p>0.00164136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164304" calcext:value-type="float">
            <text:p>0.00164304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164472" calcext:value-type="float">
            <text:p>0.00164472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16464" calcext:value-type="float">
            <text:p>0.0016464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164808" calcext:value-type="float">
            <text:p>0.00164808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164976" calcext:value-type="float">
            <text:p>0.00164976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165144" calcext:value-type="float">
            <text:p>0.00165144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165312" calcext:value-type="float">
            <text:p>0.00165312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16548" calcext:value-type="float">
            <text:p>0.0016548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165648" calcext:value-type="float">
            <text:p>0.00165648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165816" calcext:value-type="float">
            <text:p>0.00165816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165984" calcext:value-type="float">
            <text:p>0.00165984</text:p>
          </table:table-cell>
          <table:table-cell office:value-type="float" office:value="0.442211" calcext:value-type="float">
            <text:p>0.442211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166152" calcext:value-type="float">
            <text:p>0.00166152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16632" calcext:value-type="float">
            <text:p>0.0016632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166488" calcext:value-type="float">
            <text:p>0.00166488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166656" calcext:value-type="float">
            <text:p>0.00166656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166824" calcext:value-type="float">
            <text:p>0.00166824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166992" calcext:value-type="float">
            <text:p>0.00166992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60804" calcext:value-type="float">
            <text:p>0.160804</text:p>
          </table:table-cell>
        </table:table-row>
        <table:table-row table:style-name="ro1">
          <table:table-cell office:value-type="float" office:value="0.0016716" calcext:value-type="float">
            <text:p>0.0016716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167328" calcext:value-type="float">
            <text:p>0.00167328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167496" calcext:value-type="float">
            <text:p>0.00167496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167664" calcext:value-type="float">
            <text:p>0.00167664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167832" calcext:value-type="float">
            <text:p>0.00167832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168" calcext:value-type="float">
            <text:p>0.00168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168168" calcext:value-type="float">
            <text:p>0.00168168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168336" calcext:value-type="float">
            <text:p>0.00168336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168504" calcext:value-type="float">
            <text:p>0.00168504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168672" calcext:value-type="float">
            <text:p>0.00168672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16884" calcext:value-type="float">
            <text:p>0.0016884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169008" calcext:value-type="float">
            <text:p>0.00169008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169176" calcext:value-type="float">
            <text:p>0.00169176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169344" calcext:value-type="float">
            <text:p>0.00169344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169512" calcext:value-type="float">
            <text:p>0.00169512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16968" calcext:value-type="float">
            <text:p>0.0016968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169848" calcext:value-type="float">
            <text:p>0.00169848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170016" calcext:value-type="float">
            <text:p>0.00170016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170184" calcext:value-type="float">
            <text:p>0.00170184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170352" calcext:value-type="float">
            <text:p>0.00170352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17052" calcext:value-type="float">
            <text:p>0.0017052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170688" calcext:value-type="float">
            <text:p>0.00170688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170856" calcext:value-type="float">
            <text:p>0.00170856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171024" calcext:value-type="float">
            <text:p>0.00171024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171192" calcext:value-type="float">
            <text:p>0.00171192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17136" calcext:value-type="float">
            <text:p>0.0017136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171528" calcext:value-type="float">
            <text:p>0.00171528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171696" calcext:value-type="float">
            <text:p>0.00171696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171864" calcext:value-type="float">
            <text:p>0.00171864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172032" calcext:value-type="float">
            <text:p>0.00172032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1722" calcext:value-type="float">
            <text:p>0.001722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172368" calcext:value-type="float">
            <text:p>0.00172368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172536" calcext:value-type="float">
            <text:p>0.00172536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172704" calcext:value-type="float">
            <text:p>0.00172704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172872" calcext:value-type="float">
            <text:p>0.00172872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17304" calcext:value-type="float">
            <text:p>0.0017304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173208" calcext:value-type="float">
            <text:p>0.00173208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173376" calcext:value-type="float">
            <text:p>0.00173376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173544" calcext:value-type="float">
            <text:p>0.00173544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173712" calcext:value-type="float">
            <text:p>0.00173712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17388" calcext:value-type="float">
            <text:p>0.0017388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174048" calcext:value-type="float">
            <text:p>0.00174048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174216" calcext:value-type="float">
            <text:p>0.00174216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174384" calcext:value-type="float">
            <text:p>0.00174384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174552" calcext:value-type="float">
            <text:p>0.00174552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17472" calcext:value-type="float">
            <text:p>0.0017472</text:p>
          </table:table-cell>
          <table:table-cell office:value-type="float" office:value="0.4623115" calcext:value-type="float">
            <text:p>0.4623115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174888" calcext:value-type="float">
            <text:p>0.00174888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175056" calcext:value-type="float">
            <text:p>0.00175056</text:p>
          </table:table-cell>
          <table:table-cell office:value-type="float" office:value="0.482412" calcext:value-type="float">
            <text:p>0.482412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175224" calcext:value-type="float">
            <text:p>0.00175224</text:p>
          </table:table-cell>
          <table:table-cell office:value-type="float" office:value="-0.482412" calcext:value-type="float">
            <text:p>-0.482412</text:p>
          </table:table-cell>
          <table:table-cell office:value-type="float" office:value="-0.884422" calcext:value-type="float">
            <text:p>-0.884422</text:p>
          </table:table-cell>
        </table:table-row>
        <table:table-row table:style-name="ro1">
          <table:table-cell office:value-type="float" office:value="0.00175392" calcext:value-type="float">
            <text:p>0.00175392</text:p>
          </table:table-cell>
          <table:table-cell office:value-type="float" office:value="-0.482412" calcext:value-type="float">
            <text:p>-0.482412</text:p>
          </table:table-cell>
          <table:table-cell office:value-type="float" office:value="-0.8643215" calcext:value-type="float">
            <text:p>-0.8643215</text:p>
          </table:table-cell>
        </table:table-row>
        <table:table-row table:style-name="ro1">
          <table:table-cell office:value-type="float" office:value="0.0017556" calcext:value-type="float">
            <text:p>0.0017556</text:p>
          </table:table-cell>
          <table:table-cell office:value-type="float" office:value="-0.482412" calcext:value-type="float">
            <text:p>-0.482412</text:p>
          </table:table-cell>
          <table:table-cell office:value-type="float" office:value="-0.844221" calcext:value-type="float">
            <text:p>-0.844221</text:p>
          </table:table-cell>
        </table:table-row>
        <table:table-row table:style-name="ro1">
          <table:table-cell office:value-type="float" office:value="0.00175728" calcext:value-type="float">
            <text:p>0.00175728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8241205" calcext:value-type="float">
            <text:p>-0.8241205</text:p>
          </table:table-cell>
        </table:table-row>
        <table:table-row table:style-name="ro1">
          <table:table-cell office:value-type="float" office:value="0.00175896" calcext:value-type="float">
            <text:p>0.00175896</text:p>
          </table:table-cell>
          <table:table-cell office:value-type="float" office:value="-0.482412" calcext:value-type="float">
            <text:p>-0.482412</text:p>
          </table:table-cell>
          <table:table-cell office:value-type="float" office:value="-0.8241205" calcext:value-type="float">
            <text:p>-0.8241205</text:p>
          </table:table-cell>
        </table:table-row>
        <table:table-row table:style-name="ro1">
          <table:table-cell office:value-type="float" office:value="0.00176064" calcext:value-type="float">
            <text:p>0.00176064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80402" calcext:value-type="float">
            <text:p>-0.80402</text:p>
          </table:table-cell>
        </table:table-row>
        <table:table-row table:style-name="ro1">
          <table:table-cell office:value-type="float" office:value="0.00176232" calcext:value-type="float">
            <text:p>0.00176232</text:p>
          </table:table-cell>
          <table:table-cell office:value-type="float" office:value="-0.482412" calcext:value-type="float">
            <text:p>-0.482412</text:p>
          </table:table-cell>
          <table:table-cell office:value-type="float" office:value="-0.80402" calcext:value-type="float">
            <text:p>-0.80402</text:p>
          </table:table-cell>
        </table:table-row>
        <table:table-row table:style-name="ro1">
          <table:table-cell office:value-type="float" office:value="0.001764" calcext:value-type="float">
            <text:p>0.001764</text:p>
          </table:table-cell>
          <table:table-cell office:value-type="float" office:value="-0.482412" calcext:value-type="float">
            <text:p>-0.482412</text:p>
          </table:table-cell>
          <table:table-cell office:value-type="float" office:value="-0.7839195" calcext:value-type="float">
            <text:p>-0.7839195</text:p>
          </table:table-cell>
        </table:table-row>
        <table:table-row table:style-name="ro1">
          <table:table-cell office:value-type="float" office:value="0.00176568" calcext:value-type="float">
            <text:p>0.00176568</text:p>
          </table:table-cell>
          <table:table-cell office:value-type="float" office:value="-0.482412" calcext:value-type="float">
            <text:p>-0.482412</text:p>
          </table:table-cell>
          <table:table-cell office:value-type="float" office:value="-0.7839195" calcext:value-type="float">
            <text:p>-0.7839195</text:p>
          </table:table-cell>
        </table:table-row>
        <table:table-row table:style-name="ro1">
          <table:table-cell office:value-type="float" office:value="0.00176736" calcext:value-type="float">
            <text:p>0.00176736</text:p>
          </table:table-cell>
          <table:table-cell office:value-type="float" office:value="-0.482412" calcext:value-type="float">
            <text:p>-0.482412</text:p>
          </table:table-cell>
          <table:table-cell office:value-type="float" office:value="-0.763819" calcext:value-type="float">
            <text:p>-0.763819</text:p>
          </table:table-cell>
        </table:table-row>
        <table:table-row table:style-name="ro1">
          <table:table-cell office:value-type="float" office:value="0.00176904" calcext:value-type="float">
            <text:p>0.00176904</text:p>
          </table:table-cell>
          <table:table-cell office:value-type="float" office:value="-0.482412" calcext:value-type="float">
            <text:p>-0.482412</text:p>
          </table:table-cell>
          <table:table-cell office:value-type="float" office:value="-0.7437185" calcext:value-type="float">
            <text:p>-0.7437185</text:p>
          </table:table-cell>
        </table:table-row>
        <table:table-row table:style-name="ro1">
          <table:table-cell office:value-type="float" office:value="0.00177072" calcext:value-type="float">
            <text:p>0.00177072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7437185" calcext:value-type="float">
            <text:p>-0.7437185</text:p>
          </table:table-cell>
        </table:table-row>
        <table:table-row table:style-name="ro1">
          <table:table-cell office:value-type="float" office:value="0.0017724" calcext:value-type="float">
            <text:p>0.0017724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723618" calcext:value-type="float">
            <text:p>-0.723618</text:p>
          </table:table-cell>
        </table:table-row>
        <table:table-row table:style-name="ro1">
          <table:table-cell office:value-type="float" office:value="0.00177408" calcext:value-type="float">
            <text:p>0.00177408</text:p>
          </table:table-cell>
          <table:table-cell office:value-type="float" office:value="-0.482412" calcext:value-type="float">
            <text:p>-0.482412</text:p>
          </table:table-cell>
          <table:table-cell office:value-type="float" office:value="-0.7035175" calcext:value-type="float">
            <text:p>-0.7035175</text:p>
          </table:table-cell>
        </table:table-row>
        <table:table-row table:style-name="ro1">
          <table:table-cell office:value-type="float" office:value="0.00177576" calcext:value-type="float">
            <text:p>0.00177576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683417" calcext:value-type="float">
            <text:p>-0.683417</text:p>
          </table:table-cell>
        </table:table-row>
        <table:table-row table:style-name="ro1">
          <table:table-cell office:value-type="float" office:value="0.00177744" calcext:value-type="float">
            <text:p>0.00177744</text:p>
          </table:table-cell>
          <table:table-cell office:value-type="float" office:value="-0.482412" calcext:value-type="float">
            <text:p>-0.482412</text:p>
          </table:table-cell>
          <table:table-cell office:value-type="float" office:value="-0.683417" calcext:value-type="float">
            <text:p>-0.683417</text:p>
          </table:table-cell>
        </table:table-row>
        <table:table-row table:style-name="ro1">
          <table:table-cell office:value-type="float" office:value="0.00177912" calcext:value-type="float">
            <text:p>0.00177912</text:p>
          </table:table-cell>
          <table:table-cell office:value-type="float" office:value="-0.482412" calcext:value-type="float">
            <text:p>-0.482412</text:p>
          </table:table-cell>
          <table:table-cell office:value-type="float" office:value="-0.683417" calcext:value-type="float">
            <text:p>-0.683417</text:p>
          </table:table-cell>
        </table:table-row>
        <table:table-row table:style-name="ro1">
          <table:table-cell office:value-type="float" office:value="0.0017808" calcext:value-type="float">
            <text:p>0.0017808</text:p>
          </table:table-cell>
          <table:table-cell office:value-type="float" office:value="-0.482412" calcext:value-type="float">
            <text:p>-0.482412</text:p>
          </table:table-cell>
          <table:table-cell office:value-type="float" office:value="-0.6633165" calcext:value-type="float">
            <text:p>-0.6633165</text:p>
          </table:table-cell>
        </table:table-row>
        <table:table-row table:style-name="ro1">
          <table:table-cell office:value-type="float" office:value="0.00178248" calcext:value-type="float">
            <text:p>0.00178248</text:p>
          </table:table-cell>
          <table:table-cell office:value-type="float" office:value="-0.482412" calcext:value-type="float">
            <text:p>-0.482412</text:p>
          </table:table-cell>
          <table:table-cell office:value-type="float" office:value="-0.6633165" calcext:value-type="float">
            <text:p>-0.6633165</text:p>
          </table:table-cell>
        </table:table-row>
        <table:table-row table:style-name="ro1">
          <table:table-cell office:value-type="float" office:value="0.00178416" calcext:value-type="float">
            <text:p>0.00178416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643216" calcext:value-type="float">
            <text:p>-0.643216</text:p>
          </table:table-cell>
        </table:table-row>
        <table:table-row table:style-name="ro1">
          <table:table-cell office:value-type="float" office:value="0.00178584" calcext:value-type="float">
            <text:p>0.00178584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643216" calcext:value-type="float">
            <text:p>-0.643216</text:p>
          </table:table-cell>
        </table:table-row>
        <table:table-row table:style-name="ro1">
          <table:table-cell office:value-type="float" office:value="0.00178752" calcext:value-type="float">
            <text:p>0.00178752</text:p>
          </table:table-cell>
          <table:table-cell office:value-type="float" office:value="-0.482412" calcext:value-type="float">
            <text:p>-0.482412</text:p>
          </table:table-cell>
          <table:table-cell office:value-type="float" office:value="-0.6231155" calcext:value-type="float">
            <text:p>-0.6231155</text:p>
          </table:table-cell>
        </table:table-row>
        <table:table-row table:style-name="ro1">
          <table:table-cell office:value-type="float" office:value="0.0017892" calcext:value-type="float">
            <text:p>0.0017892</text:p>
          </table:table-cell>
          <table:table-cell office:value-type="float" office:value="-0.482412" calcext:value-type="float">
            <text:p>-0.482412</text:p>
          </table:table-cell>
          <table:table-cell office:value-type="float" office:value="-0.6231155" calcext:value-type="float">
            <text:p>-0.6231155</text:p>
          </table:table-cell>
        </table:table-row>
        <table:table-row table:style-name="ro1">
          <table:table-cell office:value-type="float" office:value="0.00179088" calcext:value-type="float">
            <text:p>0.00179088</text:p>
          </table:table-cell>
          <table:table-cell office:value-type="float" office:value="-0.482412" calcext:value-type="float">
            <text:p>-0.482412</text:p>
          </table:table-cell>
          <table:table-cell office:value-type="float" office:value="-0.603015" calcext:value-type="float">
            <text:p>-0.603015</text:p>
          </table:table-cell>
        </table:table-row>
        <table:table-row table:style-name="ro1">
          <table:table-cell office:value-type="float" office:value="0.00179256" calcext:value-type="float">
            <text:p>0.00179256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603015" calcext:value-type="float">
            <text:p>-0.603015</text:p>
          </table:table-cell>
        </table:table-row>
        <table:table-row table:style-name="ro1">
          <table:table-cell office:value-type="float" office:value="0.00179424" calcext:value-type="float">
            <text:p>0.00179424</text:p>
          </table:table-cell>
          <table:table-cell office:value-type="float" office:value="-0.482412" calcext:value-type="float">
            <text:p>-0.482412</text:p>
          </table:table-cell>
          <table:table-cell office:value-type="float" office:value="-0.5829145" calcext:value-type="float">
            <text:p>-0.5829145</text:p>
          </table:table-cell>
        </table:table-row>
        <table:table-row table:style-name="ro1">
          <table:table-cell office:value-type="float" office:value="0.00179592" calcext:value-type="float">
            <text:p>0.00179592</text:p>
          </table:table-cell>
          <table:table-cell office:value-type="float" office:value="-0.482412" calcext:value-type="float">
            <text:p>-0.482412</text:p>
          </table:table-cell>
          <table:table-cell office:value-type="float" office:value="-0.5829145" calcext:value-type="float">
            <text:p>-0.5829145</text:p>
          </table:table-cell>
        </table:table-row>
        <table:table-row table:style-name="ro1">
          <table:table-cell office:value-type="float" office:value="0.0017976" calcext:value-type="float">
            <text:p>0.0017976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562814" calcext:value-type="float">
            <text:p>-0.562814</text:p>
          </table:table-cell>
        </table:table-row>
        <table:table-row table:style-name="ro1">
          <table:table-cell office:value-type="float" office:value="0.00179928" calcext:value-type="float">
            <text:p>0.00179928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562814" calcext:value-type="float">
            <text:p>-0.562814</text:p>
          </table:table-cell>
        </table:table-row>
        <table:table-row table:style-name="ro1">
          <table:table-cell office:value-type="float" office:value="0.00180096" calcext:value-type="float">
            <text:p>0.00180096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5427135" calcext:value-type="float">
            <text:p>-0.5427135</text:p>
          </table:table-cell>
        </table:table-row>
        <table:table-row table:style-name="ro1">
          <table:table-cell office:value-type="float" office:value="0.00180264" calcext:value-type="float">
            <text:p>0.00180264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5427135" calcext:value-type="float">
            <text:p>-0.5427135</text:p>
          </table:table-cell>
        </table:table-row>
        <table:table-row table:style-name="ro1">
          <table:table-cell office:value-type="float" office:value="0.00180432" calcext:value-type="float">
            <text:p>0.00180432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1806" calcext:value-type="float">
            <text:p>0.001806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180768" calcext:value-type="float">
            <text:p>0.00180768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180936" calcext:value-type="float">
            <text:p>0.00180936</text:p>
          </table:table-cell>
          <table:table-cell table:number-columns-repeated="2"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181104" calcext:value-type="float">
            <text:p>0.00181104</text:p>
          </table:table-cell>
          <table:table-cell table:number-columns-repeated="2"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181272" calcext:value-type="float">
            <text:p>0.00181272</text:p>
          </table:table-cell>
          <table:table-cell table:number-columns-repeated="2"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18144" calcext:value-type="float">
            <text:p>0.0018144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482412" calcext:value-type="float">
            <text:p>-0.482412</text:p>
          </table:table-cell>
        </table:table-row>
        <table:table-row table:style-name="ro1">
          <table:table-cell office:value-type="float" office:value="0.00181608" calcext:value-type="float">
            <text:p>0.00181608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4623115" calcext:value-type="float">
            <text:p>-0.4623115</text:p>
          </table:table-cell>
        </table:table-row>
        <table:table-row table:style-name="ro1">
          <table:table-cell office:value-type="float" office:value="0.00181776" calcext:value-type="float">
            <text:p>0.00181776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4623115" calcext:value-type="float">
            <text:p>-0.4623115</text:p>
          </table:table-cell>
        </table:table-row>
        <table:table-row table:style-name="ro1">
          <table:table-cell office:value-type="float" office:value="0.00181944" calcext:value-type="float">
            <text:p>0.00181944</text:p>
          </table:table-cell>
          <table:table-cell office:value-type="float" office:value="-0.482412" calcext:value-type="float">
            <text:p>-0.482412</text:p>
          </table:table-cell>
          <table:table-cell office:value-type="float" office:value="-0.4623115" calcext:value-type="float">
            <text:p>-0.4623115</text:p>
          </table:table-cell>
        </table:table-row>
        <table:table-row table:style-name="ro1">
          <table:table-cell office:value-type="float" office:value="0.00182112" calcext:value-type="float">
            <text:p>0.00182112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4623115" calcext:value-type="float">
            <text:p>-0.4623115</text:p>
          </table:table-cell>
        </table:table-row>
        <table:table-row table:style-name="ro1">
          <table:table-cell office:value-type="float" office:value="0.0018228" calcext:value-type="float">
            <text:p>0.0018228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442211" calcext:value-type="float">
            <text:p>-0.442211</text:p>
          </table:table-cell>
        </table:table-row>
        <table:table-row table:style-name="ro1">
          <table:table-cell office:value-type="float" office:value="0.00182448" calcext:value-type="float">
            <text:p>0.00182448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4623115" calcext:value-type="float">
            <text:p>-0.4623115</text:p>
          </table:table-cell>
        </table:table-row>
        <table:table-row table:style-name="ro1">
          <table:table-cell office:value-type="float" office:value="0.00182616" calcext:value-type="float">
            <text:p>0.00182616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442211" calcext:value-type="float">
            <text:p>-0.442211</text:p>
          </table:table-cell>
        </table:table-row>
        <table:table-row table:style-name="ro1">
          <table:table-cell office:value-type="float" office:value="0.00182784" calcext:value-type="float">
            <text:p>0.00182784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442211" calcext:value-type="float">
            <text:p>-0.442211</text:p>
          </table:table-cell>
        </table:table-row>
        <table:table-row table:style-name="ro1">
          <table:table-cell office:value-type="float" office:value="0.00182952" calcext:value-type="float">
            <text:p>0.00182952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4221105" calcext:value-type="float">
            <text:p>-0.4221105</text:p>
          </table:table-cell>
        </table:table-row>
        <table:table-row table:style-name="ro1">
          <table:table-cell office:value-type="float" office:value="0.0018312" calcext:value-type="float">
            <text:p>0.0018312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40201" calcext:value-type="float">
            <text:p>-0.40201</text:p>
          </table:table-cell>
        </table:table-row>
        <table:table-row table:style-name="ro1">
          <table:table-cell office:value-type="float" office:value="0.00183288" calcext:value-type="float">
            <text:p>0.00183288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40201" calcext:value-type="float">
            <text:p>-0.40201</text:p>
          </table:table-cell>
        </table:table-row>
        <table:table-row table:style-name="ro1">
          <table:table-cell office:value-type="float" office:value="0.00183456" calcext:value-type="float">
            <text:p>0.00183456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40201" calcext:value-type="float">
            <text:p>-0.40201</text:p>
          </table:table-cell>
        </table:table-row>
        <table:table-row table:style-name="ro1">
          <table:table-cell office:value-type="float" office:value="0.00183624" calcext:value-type="float">
            <text:p>0.00183624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40201" calcext:value-type="float">
            <text:p>-0.40201</text:p>
          </table:table-cell>
        </table:table-row>
        <table:table-row table:style-name="ro1">
          <table:table-cell office:value-type="float" office:value="0.00183792" calcext:value-type="float">
            <text:p>0.00183792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40201" calcext:value-type="float">
            <text:p>-0.40201</text:p>
          </table:table-cell>
        </table:table-row>
        <table:table-row table:style-name="ro1">
          <table:table-cell office:value-type="float" office:value="0.0018396" calcext:value-type="float">
            <text:p>0.0018396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40201" calcext:value-type="float">
            <text:p>-0.40201</text:p>
          </table:table-cell>
        </table:table-row>
        <table:table-row table:style-name="ro1">
          <table:table-cell office:value-type="float" office:value="0.00184128" calcext:value-type="float">
            <text:p>0.00184128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3819095" calcext:value-type="float">
            <text:p>-0.3819095</text:p>
          </table:table-cell>
        </table:table-row>
        <table:table-row table:style-name="ro1">
          <table:table-cell office:value-type="float" office:value="0.00184296" calcext:value-type="float">
            <text:p>0.00184296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3819095" calcext:value-type="float">
            <text:p>-0.3819095</text:p>
          </table:table-cell>
        </table:table-row>
        <table:table-row table:style-name="ro1">
          <table:table-cell office:value-type="float" office:value="0.00184464" calcext:value-type="float">
            <text:p>0.00184464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361809" calcext:value-type="float">
            <text:p>-0.361809</text:p>
          </table:table-cell>
        </table:table-row>
        <table:table-row table:style-name="ro1">
          <table:table-cell office:value-type="float" office:value="0.00184632" calcext:value-type="float">
            <text:p>0.00184632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361809" calcext:value-type="float">
            <text:p>-0.361809</text:p>
          </table:table-cell>
        </table:table-row>
        <table:table-row table:style-name="ro1">
          <table:table-cell office:value-type="float" office:value="0.001848" calcext:value-type="float">
            <text:p>0.001848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361809" calcext:value-type="float">
            <text:p>-0.361809</text:p>
          </table:table-cell>
        </table:table-row>
        <table:table-row table:style-name="ro1">
          <table:table-cell office:value-type="float" office:value="0.00184968" calcext:value-type="float">
            <text:p>0.00184968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3417085" calcext:value-type="float">
            <text:p>-0.3417085</text:p>
          </table:table-cell>
        </table:table-row>
        <table:table-row table:style-name="ro1">
          <table:table-cell office:value-type="float" office:value="0.00185136" calcext:value-type="float">
            <text:p>0.00185136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3417085" calcext:value-type="float">
            <text:p>-0.3417085</text:p>
          </table:table-cell>
        </table:table-row>
        <table:table-row table:style-name="ro1">
          <table:table-cell office:value-type="float" office:value="0.00185304" calcext:value-type="float">
            <text:p>0.00185304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3417085" calcext:value-type="float">
            <text:p>-0.3417085</text:p>
          </table:table-cell>
        </table:table-row>
        <table:table-row table:style-name="ro1">
          <table:table-cell office:value-type="float" office:value="0.00185472" calcext:value-type="float">
            <text:p>0.00185472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3417085" calcext:value-type="float">
            <text:p>-0.3417085</text:p>
          </table:table-cell>
        </table:table-row>
        <table:table-row table:style-name="ro1">
          <table:table-cell office:value-type="float" office:value="0.0018564" calcext:value-type="float">
            <text:p>0.0018564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321608" calcext:value-type="float">
            <text:p>-0.321608</text:p>
          </table:table-cell>
        </table:table-row>
        <table:table-row table:style-name="ro1">
          <table:table-cell office:value-type="float" office:value="0.00185808" calcext:value-type="float">
            <text:p>0.00185808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321608" calcext:value-type="float">
            <text:p>-0.321608</text:p>
          </table:table-cell>
        </table:table-row>
        <table:table-row table:style-name="ro1">
          <table:table-cell office:value-type="float" office:value="0.00185976" calcext:value-type="float">
            <text:p>0.00185976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321608" calcext:value-type="float">
            <text:p>-0.321608</text:p>
          </table:table-cell>
        </table:table-row>
        <table:table-row table:style-name="ro1">
          <table:table-cell office:value-type="float" office:value="0.00186144" calcext:value-type="float">
            <text:p>0.00186144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321608" calcext:value-type="float">
            <text:p>-0.321608</text:p>
          </table:table-cell>
        </table:table-row>
        <table:table-row table:style-name="ro1">
          <table:table-cell office:value-type="float" office:value="0.00186312" calcext:value-type="float">
            <text:p>0.00186312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3015075" calcext:value-type="float">
            <text:p>-0.3015075</text:p>
          </table:table-cell>
        </table:table-row>
        <table:table-row table:style-name="ro1">
          <table:table-cell office:value-type="float" office:value="0.0018648" calcext:value-type="float">
            <text:p>0.0018648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3015075" calcext:value-type="float">
            <text:p>-0.3015075</text:p>
          </table:table-cell>
        </table:table-row>
        <table:table-row table:style-name="ro1">
          <table:table-cell office:value-type="float" office:value="0.00186648" calcext:value-type="float">
            <text:p>0.00186648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3015075" calcext:value-type="float">
            <text:p>-0.3015075</text:p>
          </table:table-cell>
        </table:table-row>
        <table:table-row table:style-name="ro1">
          <table:table-cell office:value-type="float" office:value="0.00186816" calcext:value-type="float">
            <text:p>0.00186816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3015075" calcext:value-type="float">
            <text:p>-0.3015075</text:p>
          </table:table-cell>
        </table:table-row>
        <table:table-row table:style-name="ro1">
          <table:table-cell office:value-type="float" office:value="0.00186984" calcext:value-type="float">
            <text:p>0.00186984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281407" calcext:value-type="float">
            <text:p>-0.281407</text:p>
          </table:table-cell>
        </table:table-row>
        <table:table-row table:style-name="ro1">
          <table:table-cell office:value-type="float" office:value="0.00187152" calcext:value-type="float">
            <text:p>0.00187152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281407" calcext:value-type="float">
            <text:p>-0.281407</text:p>
          </table:table-cell>
        </table:table-row>
        <table:table-row table:style-name="ro1">
          <table:table-cell office:value-type="float" office:value="0.0018732" calcext:value-type="float">
            <text:p>0.0018732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281407" calcext:value-type="float">
            <text:p>-0.281407</text:p>
          </table:table-cell>
        </table:table-row>
        <table:table-row table:style-name="ro1">
          <table:table-cell office:value-type="float" office:value="0.00187488" calcext:value-type="float">
            <text:p>0.00187488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2613065" calcext:value-type="float">
            <text:p>-0.2613065</text:p>
          </table:table-cell>
        </table:table-row>
        <table:table-row table:style-name="ro1">
          <table:table-cell office:value-type="float" office:value="0.00187656" calcext:value-type="float">
            <text:p>0.00187656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281407" calcext:value-type="float">
            <text:p>-0.281407</text:p>
          </table:table-cell>
        </table:table-row>
        <table:table-row table:style-name="ro1">
          <table:table-cell office:value-type="float" office:value="0.00187824" calcext:value-type="float">
            <text:p>0.00187824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2613065" calcext:value-type="float">
            <text:p>-0.2613065</text:p>
          </table:table-cell>
        </table:table-row>
        <table:table-row table:style-name="ro1">
          <table:table-cell office:value-type="float" office:value="0.00187992" calcext:value-type="float">
            <text:p>0.00187992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2613065" calcext:value-type="float">
            <text:p>-0.2613065</text:p>
          </table:table-cell>
        </table:table-row>
        <table:table-row table:style-name="ro1">
          <table:table-cell office:value-type="float" office:value="0.0018816" calcext:value-type="float">
            <text:p>0.0018816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241206" calcext:value-type="float">
            <text:p>-0.241206</text:p>
          </table:table-cell>
        </table:table-row>
        <table:table-row table:style-name="ro1">
          <table:table-cell office:value-type="float" office:value="0.00188328" calcext:value-type="float">
            <text:p>0.00188328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2613065" calcext:value-type="float">
            <text:p>-0.2613065</text:p>
          </table:table-cell>
        </table:table-row>
        <table:table-row table:style-name="ro1">
          <table:table-cell office:value-type="float" office:value="0.00188496" calcext:value-type="float">
            <text:p>0.00188496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2613065" calcext:value-type="float">
            <text:p>-0.2613065</text:p>
          </table:table-cell>
        </table:table-row>
        <table:table-row table:style-name="ro1">
          <table:table-cell office:value-type="float" office:value="0.00188664" calcext:value-type="float">
            <text:p>0.00188664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241206" calcext:value-type="float">
            <text:p>-0.241206</text:p>
          </table:table-cell>
        </table:table-row>
        <table:table-row table:style-name="ro1">
          <table:table-cell office:value-type="float" office:value="0.00188832" calcext:value-type="float">
            <text:p>0.00188832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241206" calcext:value-type="float">
            <text:p>-0.241206</text:p>
          </table:table-cell>
        </table:table-row>
        <table:table-row table:style-name="ro1">
          <table:table-cell office:value-type="float" office:value="0.00189" calcext:value-type="float">
            <text:p>0.00189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241206" calcext:value-type="float">
            <text:p>-0.241206</text:p>
          </table:table-cell>
        </table:table-row>
        <table:table-row table:style-name="ro1">
          <table:table-cell office:value-type="float" office:value="0.00189168" calcext:value-type="float">
            <text:p>0.00189168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241206" calcext:value-type="float">
            <text:p>-0.241206</text:p>
          </table:table-cell>
        </table:table-row>
        <table:table-row table:style-name="ro1">
          <table:table-cell office:value-type="float" office:value="0.00189336" calcext:value-type="float">
            <text:p>0.00189336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2211055" calcext:value-type="float">
            <text:p>-0.2211055</text:p>
          </table:table-cell>
        </table:table-row>
        <table:table-row table:style-name="ro1">
          <table:table-cell office:value-type="float" office:value="0.00189504" calcext:value-type="float">
            <text:p>0.00189504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2211055" calcext:value-type="float">
            <text:p>-0.2211055</text:p>
          </table:table-cell>
        </table:table-row>
        <table:table-row table:style-name="ro1">
          <table:table-cell office:value-type="float" office:value="0.00189672" calcext:value-type="float">
            <text:p>0.00189672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2211055" calcext:value-type="float">
            <text:p>-0.2211055</text:p>
          </table:table-cell>
        </table:table-row>
        <table:table-row table:style-name="ro1">
          <table:table-cell office:value-type="float" office:value="0.0018984" calcext:value-type="float">
            <text:p>0.0018984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2211055" calcext:value-type="float">
            <text:p>-0.2211055</text:p>
          </table:table-cell>
        </table:table-row>
        <table:table-row table:style-name="ro1">
          <table:table-cell office:value-type="float" office:value="0.00190008" calcext:value-type="float">
            <text:p>0.00190008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201005" calcext:value-type="float">
            <text:p>-0.201005</text:p>
          </table:table-cell>
        </table:table-row>
        <table:table-row table:style-name="ro1">
          <table:table-cell office:value-type="float" office:value="0.00190176" calcext:value-type="float">
            <text:p>0.00190176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2211055" calcext:value-type="float">
            <text:p>-0.2211055</text:p>
          </table:table-cell>
        </table:table-row>
        <table:table-row table:style-name="ro1">
          <table:table-cell office:value-type="float" office:value="0.00190344" calcext:value-type="float">
            <text:p>0.00190344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2211055" calcext:value-type="float">
            <text:p>-0.2211055</text:p>
          </table:table-cell>
        </table:table-row>
        <table:table-row table:style-name="ro1">
          <table:table-cell office:value-type="float" office:value="0.00190512" calcext:value-type="float">
            <text:p>0.00190512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201005" calcext:value-type="float">
            <text:p>-0.201005</text:p>
          </table:table-cell>
        </table:table-row>
        <table:table-row table:style-name="ro1">
          <table:table-cell office:value-type="float" office:value="0.0019068" calcext:value-type="float">
            <text:p>0.0019068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201005" calcext:value-type="float">
            <text:p>-0.201005</text:p>
          </table:table-cell>
        </table:table-row>
        <table:table-row table:style-name="ro1">
          <table:table-cell office:value-type="float" office:value="0.00190848" calcext:value-type="float">
            <text:p>0.00190848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201005" calcext:value-type="float">
            <text:p>-0.201005</text:p>
          </table:table-cell>
        </table:table-row>
        <table:table-row table:style-name="ro1">
          <table:table-cell office:value-type="float" office:value="0.00191016" calcext:value-type="float">
            <text:p>0.00191016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201005" calcext:value-type="float">
            <text:p>-0.201005</text:p>
          </table:table-cell>
        </table:table-row>
        <table:table-row table:style-name="ro1">
          <table:table-cell office:value-type="float" office:value="0.00191184" calcext:value-type="float">
            <text:p>0.00191184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201005" calcext:value-type="float">
            <text:p>-0.201005</text:p>
          </table:table-cell>
        </table:table-row>
        <table:table-row table:style-name="ro1">
          <table:table-cell office:value-type="float" office:value="0.00191352" calcext:value-type="float">
            <text:p>0.00191352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1809045" calcext:value-type="float">
            <text:p>-0.1809045</text:p>
          </table:table-cell>
        </table:table-row>
        <table:table-row table:style-name="ro1">
          <table:table-cell office:value-type="float" office:value="0.0019152" calcext:value-type="float">
            <text:p>0.0019152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809045" calcext:value-type="float">
            <text:p>-0.1809045</text:p>
          </table:table-cell>
        </table:table-row>
        <table:table-row table:style-name="ro1">
          <table:table-cell office:value-type="float" office:value="0.00191688" calcext:value-type="float">
            <text:p>0.00191688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201005" calcext:value-type="float">
            <text:p>-0.201005</text:p>
          </table:table-cell>
        </table:table-row>
        <table:table-row table:style-name="ro1">
          <table:table-cell office:value-type="float" office:value="0.00191856" calcext:value-type="float">
            <text:p>0.00191856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809045" calcext:value-type="float">
            <text:p>-0.1809045</text:p>
          </table:table-cell>
        </table:table-row>
        <table:table-row table:style-name="ro1">
          <table:table-cell office:value-type="float" office:value="0.00192024" calcext:value-type="float">
            <text:p>0.00192024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1809045" calcext:value-type="float">
            <text:p>-0.1809045</text:p>
          </table:table-cell>
        </table:table-row>
        <table:table-row table:style-name="ro1">
          <table:table-cell office:value-type="float" office:value="0.00192192" calcext:value-type="float">
            <text:p>0.00192192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809045" calcext:value-type="float">
            <text:p>-0.1809045</text:p>
          </table:table-cell>
        </table:table-row>
        <table:table-row table:style-name="ro1">
          <table:table-cell office:value-type="float" office:value="0.0019236" calcext:value-type="float">
            <text:p>0.0019236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809045" calcext:value-type="float">
            <text:p>-0.1809045</text:p>
          </table:table-cell>
        </table:table-row>
        <table:table-row table:style-name="ro1">
          <table:table-cell office:value-type="float" office:value="0.00192528" calcext:value-type="float">
            <text:p>0.00192528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809045" calcext:value-type="float">
            <text:p>-0.1809045</text:p>
          </table:table-cell>
        </table:table-row>
        <table:table-row table:style-name="ro1">
          <table:table-cell office:value-type="float" office:value="0.00192696" calcext:value-type="float">
            <text:p>0.00192696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192864" calcext:value-type="float">
            <text:p>0.00192864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193032" calcext:value-type="float">
            <text:p>0.00193032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1932" calcext:value-type="float">
            <text:p>0.001932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193368" calcext:value-type="float">
            <text:p>0.00193368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193536" calcext:value-type="float">
            <text:p>0.00193536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193704" calcext:value-type="float">
            <text:p>0.00193704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193872" calcext:value-type="float">
            <text:p>0.00193872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19404" calcext:value-type="float">
            <text:p>0.0019404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194208" calcext:value-type="float">
            <text:p>0.00194208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194376" calcext:value-type="float">
            <text:p>0.00194376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194544" calcext:value-type="float">
            <text:p>0.00194544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194712" calcext:value-type="float">
            <text:p>0.00194712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19488" calcext:value-type="float">
            <text:p>0.0019488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195048" calcext:value-type="float">
            <text:p>0.00195048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195216" calcext:value-type="float">
            <text:p>0.00195216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195384" calcext:value-type="float">
            <text:p>0.00195384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195552" calcext:value-type="float">
            <text:p>0.00195552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19572" calcext:value-type="float">
            <text:p>0.0019572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195888" calcext:value-type="float">
            <text:p>0.00195888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196056" calcext:value-type="float">
            <text:p>0.00196056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407035" calcext:value-type="float">
            <text:p>-0.1407035</text:p>
          </table:table-cell>
        </table:table-row>
        <table:table-row table:style-name="ro1">
          <table:table-cell office:value-type="float" office:value="0.00196224" calcext:value-type="float">
            <text:p>0.00196224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196392" calcext:value-type="float">
            <text:p>0.00196392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19656" calcext:value-type="float">
            <text:p>0.0019656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196728" calcext:value-type="float">
            <text:p>0.00196728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196896" calcext:value-type="float">
            <text:p>0.00196896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197064" calcext:value-type="float">
            <text:p>0.00197064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197232" calcext:value-type="float">
            <text:p>0.00197232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1974" calcext:value-type="float">
            <text:p>0.001974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197568" calcext:value-type="float">
            <text:p>0.00197568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197736" calcext:value-type="float">
            <text:p>0.00197736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197904" calcext:value-type="float">
            <text:p>0.00197904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198072" calcext:value-type="float">
            <text:p>0.00198072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19824" calcext:value-type="float">
            <text:p>0.0019824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198408" calcext:value-type="float">
            <text:p>0.00198408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198576" calcext:value-type="float">
            <text:p>0.00198576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198744" calcext:value-type="float">
            <text:p>0.00198744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198912" calcext:value-type="float">
            <text:p>0.00198912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080402" calcext:value-type="float">
            <text:p>-0.080402</text:p>
          </table:table-cell>
        </table:table-row>
        <table:table-row table:style-name="ro1">
          <table:table-cell office:value-type="float" office:value="0.0019908" calcext:value-type="float">
            <text:p>0.0019908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199248" calcext:value-type="float">
            <text:p>0.00199248</text:p>
          </table:table-cell>
          <table:table-cell office:value-type="float" office:value="-0.5025125" calcext:value-type="float">
            <text:p>-0.5025125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199416" calcext:value-type="float">
            <text:p>0.00199416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199584" calcext:value-type="float">
            <text:p>0.00199584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080402" calcext:value-type="float">
            <text:p>-0.080402</text:p>
          </table:table-cell>
        </table:table-row>
        <table:table-row table:style-name="ro1">
          <table:table-cell office:value-type="float" office:value="0.00199752" calcext:value-type="float">
            <text:p>0.00199752</text:p>
          </table:table-cell>
          <table:table-cell office:value-type="float" office:value="-0.522613" calcext:value-type="float">
            <text:p>-0.522613</text:p>
          </table:table-cell>
          <table:table-cell office:value-type="float" office:value="-0.1005025" calcext:value-type="float">
            <text:p>-0.10050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7T12:04:50.487152467</dc:date>
    <meta:editing-duration>PT1M47S</meta:editing-duration>
    <meta:editing-cycles>1</meta:editing-cycles>
    <meta:document-statistic meta:table-count="1" meta:cell-count="3573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0.00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468cm" svg:height="15.839cm" xlink:href=".." xlink:type="simple" chart:class="chart:scatter" chart:style-name="ch1">
        <chart:title svg:x="7.883cm" svg:y="0.452cm" chart:style-name="ch2">
          <text:p>RC Circuit, Frequency Response</text:p>
        </chart:title>
        <chart:legend chart:legend-position="end" svg:x="20.648cm" svg:y="7.371cm" style:legend-expansion="high" chart:style-name="ch3"/>
        <chart:plot-area chart:style-name="ch4" table:cell-range-address="seriesRC_C_freqencyResponse.A1:seriesRC_C_freqencyResponse.C1191" chart:data-source-has-labels="row" svg:x="1.46cm" svg:y="1.547cm" svg:width="18.739cm" svg:height="12.995cm">
          <chartooo:coordinate-region svg:x="2.293cm" svg:y="1.746cm" svg:width="17.481cm" svg:height="12.597cm"/>
          <chart:axis chart:dimension="x" chart:name="primary-x" chart:style-name="ch5">
            <chart:title svg:x="10.203cm" svg:y="14.858cm" chart:style-name="ch6">
              <text:p>Time (s)</text:p>
            </chart:title>
          </chart:axis>
          <chart:axis chart:dimension="y" chart:name="primary-y" chart:style-name="ch7">
            <chart:title svg:x="0.451cm" svg:y="8.895cm" chart:style-name="ch8">
              <text:p>Voltage (V)</text:p>
            </chart:title>
            <chart:grid chart:style-name="ch9" chart:class="major"/>
          </chart:axis>
          <chart:series chart:style-name="ch10" chart:values-cell-range-address="seriesRC_C_freqencyResponse.B2:seriesRC_C_freqencyResponse.B1191" chart:label-cell-address="seriesRC_C_freqencyResponse.B1:seriesRC_C_freqencyResponse.B1" chart:class="chart:scatter">
            <chart:domain table:cell-range-address="seriesRC_C_freqencyResponse.A2:seriesRC_C_freqencyResponse.A1191"/>
            <chart:data-point chart:repeated="1190"/>
          </chart:series>
          <chart:series chart:style-name="ch11" chart:values-cell-range-address="seriesRC_C_freqencyResponse.C2:seriesRC_C_freqencyResponse.C1191" chart:label-cell-address="seriesRC_C_freqencyResponse.C1:seriesRC_C_freqencyResponse.C1" chart:class="chart:scatter">
            <chart:data-point chart:repeated="119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in</text:p>
                <draw:g>
                  <svg:desc>seriesRC_C_freqencyResponse.B1:seriesRC_C_freqencyResponse.B1</svg:desc>
                </draw:g>
              </table:table-cell>
              <table:table-cell office:value-type="string">
                <text:p>VR</text:p>
                <draw:g>
                  <svg:desc>seriesRC_C_freqencyResponse.C1:seriesRC_C_freqencyResponse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eriesRC_C_freqencyResponse.A2:seriesRC_C_freqencyResponse.A1191</svg:desc>
                </draw:g>
              </table:table-cell>
              <table:table-cell office:value-type="float" office:value="-0.522613">
                <text:p>-0.522613</text:p>
                <draw:g>
                  <svg:desc>seriesRC_C_freqencyResponse.B2:seriesRC_C_freqencyResponse.B1191</svg:desc>
                </draw:g>
              </table:table-cell>
              <table:table-cell office:value-type="float" office:value="-0.080402">
                <text:p>-0.080402</text:p>
                <draw:g>
                  <svg:desc>seriesRC_C_freqencyResponse.C2:seriesRC_C_freqencyResponse.C11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168">
                <text:p>0.00000168</text:p>
              </table:table-cell>
              <table:table-cell office:value-type="float" office:value="0.442211">
                <text:p>0.442211</text:p>
              </table:table-cell>
              <table:table-cell office:value-type="float" office:value="0.844221">
                <text:p>0.8442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336">
                <text:p>0.00000336</text:p>
              </table:table-cell>
              <table:table-cell office:value-type="float" office:value="0.4221105">
                <text:p>0.4221105</text:p>
              </table:table-cell>
              <table:table-cell office:value-type="float" office:value="0.8241205">
                <text:p>0.82412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504">
                <text:p>0.00000504</text:p>
              </table:table-cell>
              <table:table-cell office:value-type="float" office:value="0.4221105">
                <text:p>0.4221105</text:p>
              </table:table-cell>
              <table:table-cell office:value-type="float" office:value="0.80402">
                <text:p>0.804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672">
                <text:p>0.00000672</text:p>
              </table:table-cell>
              <table:table-cell office:value-type="float" office:value="0.442211">
                <text:p>0.442211</text:p>
              </table:table-cell>
              <table:table-cell office:value-type="float" office:value="0.80402">
                <text:p>0.804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84">
                <text:p>0.0000084</text:p>
              </table:table-cell>
              <table:table-cell office:value-type="float" office:value="0.442211">
                <text:p>0.442211</text:p>
              </table:table-cell>
              <table:table-cell office:value-type="float" office:value="0.7839195">
                <text:p>0.78391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1008">
                <text:p>0.00001008</text:p>
              </table:table-cell>
              <table:table-cell office:value-type="float" office:value="0.442211">
                <text:p>0.442211</text:p>
              </table:table-cell>
              <table:table-cell office:value-type="float" office:value="0.7839195">
                <text:p>0.78391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1176">
                <text:p>0.00001176</text:p>
              </table:table-cell>
              <table:table-cell office:value-type="float" office:value="0.442211">
                <text:p>0.442211</text:p>
              </table:table-cell>
              <table:table-cell office:value-type="float" office:value="0.763819">
                <text:p>0.7638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1344">
                <text:p>0.00001344</text:p>
              </table:table-cell>
              <table:table-cell office:value-type="float" office:value="0.442211">
                <text:p>0.442211</text:p>
              </table:table-cell>
              <table:table-cell office:value-type="float" office:value="0.7437185">
                <text:p>0.74371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1512">
                <text:p>0.00001512</text:p>
              </table:table-cell>
              <table:table-cell office:value-type="float" office:value="0.442211">
                <text:p>0.442211</text:p>
              </table:table-cell>
              <table:table-cell office:value-type="float" office:value="0.723618">
                <text:p>0.7236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168">
                <text:p>0.0000168</text:p>
              </table:table-cell>
              <table:table-cell office:value-type="float" office:value="0.442211">
                <text:p>0.442211</text:p>
              </table:table-cell>
              <table:table-cell office:value-type="float" office:value="0.723618">
                <text:p>0.7236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1848">
                <text:p>0.00001848</text:p>
              </table:table-cell>
              <table:table-cell office:value-type="float" office:value="0.442211">
                <text:p>0.442211</text:p>
              </table:table-cell>
              <table:table-cell office:value-type="float" office:value="0.723618">
                <text:p>0.7236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2016">
                <text:p>0.00002016</text:p>
              </table:table-cell>
              <table:table-cell office:value-type="float" office:value="0.442211">
                <text:p>0.442211</text:p>
              </table:table-cell>
              <table:table-cell office:value-type="float" office:value="0.7035175">
                <text:p>0.70351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2184">
                <text:p>0.00002184</text:p>
              </table:table-cell>
              <table:table-cell office:value-type="float" office:value="0.4221105">
                <text:p>0.4221105</text:p>
              </table:table-cell>
              <table:table-cell office:value-type="float" office:value="0.683417">
                <text:p>0.6834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2352">
                <text:p>0.00002352</text:p>
              </table:table-cell>
              <table:table-cell office:value-type="float" office:value="0.442211">
                <text:p>0.442211</text:p>
              </table:table-cell>
              <table:table-cell office:value-type="float" office:value="0.6633165">
                <text:p>0.66331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252">
                <text:p>0.0000252</text:p>
              </table:table-cell>
              <table:table-cell office:value-type="float" office:value="0.442211">
                <text:p>0.442211</text:p>
              </table:table-cell>
              <table:table-cell office:value-type="float" office:value="0.6633165">
                <text:p>0.66331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2688">
                <text:p>0.00002688</text:p>
              </table:table-cell>
              <table:table-cell office:value-type="float" office:value="0.442211">
                <text:p>0.442211</text:p>
              </table:table-cell>
              <table:table-cell office:value-type="float" office:value="0.6633165">
                <text:p>0.66331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2856">
                <text:p>0.00002856</text:p>
              </table:table-cell>
              <table:table-cell office:value-type="float" office:value="0.442211">
                <text:p>0.442211</text:p>
              </table:table-cell>
              <table:table-cell office:value-type="float" office:value="0.643216">
                <text:p>0.6432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3024">
                <text:p>0.00003024</text:p>
              </table:table-cell>
              <table:table-cell office:value-type="float" office:value="0.442211">
                <text:p>0.442211</text:p>
              </table:table-cell>
              <table:table-cell office:value-type="float" office:value="0.6231155">
                <text:p>0.62311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3192">
                <text:p>0.00003192</text:p>
              </table:table-cell>
              <table:table-cell office:value-type="float" office:value="0.442211">
                <text:p>0.442211</text:p>
              </table:table-cell>
              <table:table-cell office:value-type="float" office:value="0.6231155">
                <text:p>0.62311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336">
                <text:p>0.0000336</text:p>
              </table:table-cell>
              <table:table-cell office:value-type="float" office:value="0.442211">
                <text:p>0.442211</text:p>
              </table:table-cell>
              <table:table-cell office:value-type="float" office:value="0.603015">
                <text:p>0.6030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3528">
                <text:p>0.00003528</text:p>
              </table:table-cell>
              <table:table-cell office:value-type="float" office:value="0.442211">
                <text:p>0.442211</text:p>
              </table:table-cell>
              <table:table-cell office:value-type="float" office:value="0.603015">
                <text:p>0.6030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3696">
                <text:p>0.00003696</text:p>
              </table:table-cell>
              <table:table-cell office:value-type="float" office:value="0.442211">
                <text:p>0.442211</text:p>
              </table:table-cell>
              <table:table-cell office:value-type="float" office:value="0.603015">
                <text:p>0.6030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3864">
                <text:p>0.00003864</text:p>
              </table:table-cell>
              <table:table-cell office:value-type="float" office:value="0.442211">
                <text:p>0.442211</text:p>
              </table:table-cell>
              <table:table-cell office:value-type="float" office:value="0.5829145">
                <text:p>0.58291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4032">
                <text:p>0.00004032</text:p>
              </table:table-cell>
              <table:table-cell office:value-type="float" office:value="0.442211">
                <text:p>0.442211</text:p>
              </table:table-cell>
              <table:table-cell office:value-type="float" office:value="0.562814">
                <text:p>0.5628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042">
                <text:p>0.000042</text:p>
              </table:table-cell>
              <table:table-cell office:value-type="float" office:value="0.442211">
                <text:p>0.442211</text:p>
              </table:table-cell>
              <table:table-cell office:value-type="float" office:value="0.562814">
                <text:p>0.5628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04368">
                <text:p>0.00004368</text:p>
              </table:table-cell>
              <table:table-cell office:value-type="float" office:value="0.442211">
                <text:p>0.442211</text:p>
              </table:table-cell>
              <table:table-cell office:value-type="float" office:value="0.5427135">
                <text:p>0.54271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04536">
                <text:p>0.00004536</text:p>
              </table:table-cell>
              <table:table-cell office:value-type="float" office:value="0.442211">
                <text:p>0.442211</text:p>
              </table:table-cell>
              <table:table-cell office:value-type="float" office:value="0.5427135">
                <text:p>0.54271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04704">
                <text:p>0.00004704</text:p>
              </table:table-cell>
              <table:table-cell office:value-type="float" office:value="0.442211">
                <text:p>0.442211</text:p>
              </table:table-cell>
              <table:table-cell office:value-type="float" office:value="0.5427135">
                <text:p>0.54271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04872">
                <text:p>0.00004872</text:p>
              </table:table-cell>
              <table:table-cell office:value-type="float" office:value="0.4623115">
                <text:p>0.4623115</text:p>
              </table:table-cell>
              <table:table-cell office:value-type="float" office:value="0.5427135">
                <text:p>0.54271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0504">
                <text:p>0.0000504</text:p>
              </table:table-cell>
              <table:table-cell office:value-type="float" office:value="0.4623115">
                <text:p>0.4623115</text:p>
              </table:table-cell>
              <table:table-cell office:value-type="float" office:value="0.522613">
                <text:p>0.5226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05208">
                <text:p>0.00005208</text:p>
              </table:table-cell>
              <table:table-cell office:value-type="float" office:value="0.442211">
                <text:p>0.442211</text:p>
              </table:table-cell>
              <table:table-cell office:value-type="float" office:value="0.522613">
                <text:p>0.5226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05376">
                <text:p>0.00005376</text:p>
              </table:table-cell>
              <table:table-cell office:value-type="float" office:value="0.442211">
                <text:p>0.44221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05544">
                <text:p>0.00005544</text:p>
              </table:table-cell>
              <table:table-cell office:value-type="float" office:value="0.442211">
                <text:p>0.44221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05712">
                <text:p>0.00005712</text:p>
              </table:table-cell>
              <table:table-cell office:value-type="float" office:value="0.442211">
                <text:p>0.44221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0588">
                <text:p>0.0000588</text:p>
              </table:table-cell>
              <table:table-cell office:value-type="float" office:value="0.4623115">
                <text:p>0.4623115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6048">
                <text:p>0.00006048</text:p>
              </table:table-cell>
              <table:table-cell office:value-type="float" office:value="0.4623115">
                <text:p>0.4623115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06216">
                <text:p>0.00006216</text:p>
              </table:table-cell>
              <table:table-cell office:value-type="float" office:value="0.442211">
                <text:p>0.442211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06384">
                <text:p>0.00006384</text:p>
              </table:table-cell>
              <table:table-cell office:value-type="float" office:value="0.4623115">
                <text:p>0.4623115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06552">
                <text:p>0.00006552</text:p>
              </table:table-cell>
              <table:table-cell office:value-type="float" office:value="0.4623115">
                <text:p>0.4623115</text:p>
              </table:table-cell>
              <table:table-cell office:value-type="float" office:value="0.442211">
                <text:p>0.4422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0672">
                <text:p>0.0000672</text:p>
              </table:table-cell>
              <table:table-cell office:value-type="float" office:value="0.442211">
                <text:p>0.442211</text:p>
              </table:table-cell>
              <table:table-cell office:value-type="float" office:value="0.442211">
                <text:p>0.4422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06888">
                <text:p>0.00006888</text:p>
              </table:table-cell>
              <table:table-cell office:value-type="float" office:value="0.4623115">
                <text:p>0.4623115</text:p>
              </table:table-cell>
              <table:table-cell office:value-type="float" office:value="0.4221105">
                <text:p>0.42211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07056">
                <text:p>0.00007056</text:p>
              </table:table-cell>
              <table:table-cell office:value-type="float" office:value="0.4623115">
                <text:p>0.4623115</text:p>
              </table:table-cell>
              <table:table-cell office:value-type="float" office:value="0.4221105">
                <text:p>0.42211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07224">
                <text:p>0.00007224</text:p>
              </table:table-cell>
              <table:table-cell office:value-type="float" office:value="0.442211">
                <text:p>0.442211</text:p>
              </table:table-cell>
              <table:table-cell office:value-type="float" office:value="0.40201">
                <text:p>0.402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07392">
                <text:p>0.00007392</text:p>
              </table:table-cell>
              <table:table-cell office:value-type="float" office:value="0.4623115">
                <text:p>0.4623115</text:p>
              </table:table-cell>
              <table:table-cell office:value-type="float" office:value="0.40201">
                <text:p>0.402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0756">
                <text:p>0.0000756</text:p>
              </table:table-cell>
              <table:table-cell office:value-type="float" office:value="0.4623115">
                <text:p>0.4623115</text:p>
              </table:table-cell>
              <table:table-cell office:value-type="float" office:value="0.40201">
                <text:p>0.402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07728">
                <text:p>0.00007728</text:p>
              </table:table-cell>
              <table:table-cell office:value-type="float" office:value="0.4623115">
                <text:p>0.4623115</text:p>
              </table:table-cell>
              <table:table-cell office:value-type="float" office:value="0.40201">
                <text:p>0.402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07896">
                <text:p>0.00007896</text:p>
              </table:table-cell>
              <table:table-cell office:value-type="float" office:value="0.4623115">
                <text:p>0.4623115</text:p>
              </table:table-cell>
              <table:table-cell office:value-type="float" office:value="0.3819095">
                <text:p>0.38190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08064">
                <text:p>0.00008064</text:p>
              </table:table-cell>
              <table:table-cell office:value-type="float" office:value="0.442211">
                <text:p>0.442211</text:p>
              </table:table-cell>
              <table:table-cell office:value-type="float" office:value="0.3819095">
                <text:p>0.38190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08232">
                <text:p>0.00008232</text:p>
              </table:table-cell>
              <table:table-cell office:value-type="float" office:value="0.442211">
                <text:p>0.442211</text:p>
              </table:table-cell>
              <table:table-cell office:value-type="float" office:value="0.3819095">
                <text:p>0.38190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084">
                <text:p>0.000084</text:p>
              </table:table-cell>
              <table:table-cell office:value-type="float" office:value="0.4623115">
                <text:p>0.4623115</text:p>
              </table:table-cell>
              <table:table-cell office:value-type="float" office:value="0.361809">
                <text:p>0.3618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08568">
                <text:p>0.00008568</text:p>
              </table:table-cell>
              <table:table-cell office:value-type="float" office:value="0.442211">
                <text:p>0.442211</text:p>
              </table:table-cell>
              <table:table-cell office:value-type="float" office:value="0.361809">
                <text:p>0.36180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08736">
                <text:p>0.00008736</text:p>
              </table:table-cell>
              <table:table-cell office:value-type="float" office:value="0.4623115">
                <text:p>0.4623115</text:p>
              </table:table-cell>
              <table:table-cell office:value-type="float" office:value="0.361809">
                <text:p>0.3618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08904">
                <text:p>0.00008904</text:p>
              </table:table-cell>
              <table:table-cell office:value-type="float" office:value="0.4623115">
                <text:p>0.4623115</text:p>
              </table:table-cell>
              <table:table-cell office:value-type="float" office:value="0.3417085">
                <text:p>0.34170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09072">
                <text:p>0.00009072</text:p>
              </table:table-cell>
              <table:table-cell office:value-type="float" office:value="0.442211">
                <text:p>0.442211</text:p>
              </table:table-cell>
              <table:table-cell office:value-type="float" office:value="0.361809">
                <text:p>0.3618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0924">
                <text:p>0.0000924</text:p>
              </table:table-cell>
              <table:table-cell office:value-type="float" office:value="0.4623115">
                <text:p>0.4623115</text:p>
              </table:table-cell>
              <table:table-cell office:value-type="float" office:value="0.3417085">
                <text:p>0.34170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09408">
                <text:p>0.00009408</text:p>
              </table:table-cell>
              <table:table-cell office:value-type="float" office:value="0.442211">
                <text:p>0.442211</text:p>
              </table:table-cell>
              <table:table-cell office:value-type="float" office:value="0.321608">
                <text:p>0.3216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09576">
                <text:p>0.00009576</text:p>
              </table:table-cell>
              <table:table-cell office:value-type="float" office:value="0.4623115">
                <text:p>0.4623115</text:p>
              </table:table-cell>
              <table:table-cell office:value-type="float" office:value="0.321608">
                <text:p>0.3216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09744">
                <text:p>0.00009744</text:p>
              </table:table-cell>
              <table:table-cell office:value-type="float" office:value="0.4623115">
                <text:p>0.4623115</text:p>
              </table:table-cell>
              <table:table-cell office:value-type="float" office:value="0.321608">
                <text:p>0.3216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09912">
                <text:p>0.00009912</text:p>
              </table:table-cell>
              <table:table-cell office:value-type="float" office:value="0.4623115">
                <text:p>0.4623115</text:p>
              </table:table-cell>
              <table:table-cell office:value-type="float" office:value="0.321608">
                <text:p>0.3216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1008">
                <text:p>0.0001008</text:p>
              </table:table-cell>
              <table:table-cell office:value-type="float" office:value="0.4623115">
                <text:p>0.4623115</text:p>
              </table:table-cell>
              <table:table-cell office:value-type="float" office:value="0.321608">
                <text:p>0.3216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10248">
                <text:p>0.00010248</text:p>
              </table:table-cell>
              <table:table-cell office:value-type="float" office:value="0.4623115">
                <text:p>0.4623115</text:p>
              </table:table-cell>
              <table:table-cell office:value-type="float" office:value="0.321608">
                <text:p>0.3216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10416">
                <text:p>0.00010416</text:p>
              </table:table-cell>
              <table:table-cell office:value-type="float" office:value="0.4623115">
                <text:p>0.4623115</text:p>
              </table:table-cell>
              <table:table-cell office:value-type="float" office:value="0.3015075">
                <text:p>0.30150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10584">
                <text:p>0.00010584</text:p>
              </table:table-cell>
              <table:table-cell office:value-type="float" office:value="0.482412">
                <text:p>0.482412</text:p>
              </table:table-cell>
              <table:table-cell office:value-type="float" office:value="0.3015075">
                <text:p>0.30150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10752">
                <text:p>0.00010752</text:p>
              </table:table-cell>
              <table:table-cell office:value-type="float" office:value="0.4623115">
                <text:p>0.4623115</text:p>
              </table:table-cell>
              <table:table-cell office:value-type="float" office:value="0.3015075">
                <text:p>0.30150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1092">
                <text:p>0.0001092</text:p>
              </table:table-cell>
              <table:table-cell office:value-type="float" office:value="0.4623115">
                <text:p>0.4623115</text:p>
              </table:table-cell>
              <table:table-cell office:value-type="float" office:value="0.3015075">
                <text:p>0.30150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11088">
                <text:p>0.00011088</text:p>
              </table:table-cell>
              <table:table-cell office:value-type="float" office:value="0.442211">
                <text:p>0.442211</text:p>
              </table:table-cell>
              <table:table-cell office:value-type="float" office:value="0.281407">
                <text:p>0.2814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11256">
                <text:p>0.00011256</text:p>
              </table:table-cell>
              <table:table-cell office:value-type="float" office:value="0.4623115">
                <text:p>0.4623115</text:p>
              </table:table-cell>
              <table:table-cell office:value-type="float" office:value="0.281407">
                <text:p>0.2814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11424">
                <text:p>0.00011424</text:p>
              </table:table-cell>
              <table:table-cell office:value-type="float" office:value="0.4623115">
                <text:p>0.4623115</text:p>
              </table:table-cell>
              <table:table-cell office:value-type="float" office:value="0.281407">
                <text:p>0.2814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11592">
                <text:p>0.00011592</text:p>
              </table:table-cell>
              <table:table-cell office:value-type="float" office:value="0.4623115">
                <text:p>0.4623115</text:p>
              </table:table-cell>
              <table:table-cell office:value-type="float" office:value="0.281407">
                <text:p>0.2814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1176">
                <text:p>0.0001176</text:p>
              </table:table-cell>
              <table:table-cell office:value-type="float" office:value="0.4623115">
                <text:p>0.4623115</text:p>
              </table:table-cell>
              <table:table-cell office:value-type="float" office:value="0.2613065">
                <text:p>0.26130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11928">
                <text:p>0.00011928</text:p>
              </table:table-cell>
              <table:table-cell office:value-type="float" office:value="0.4623115">
                <text:p>0.4623115</text:p>
              </table:table-cell>
              <table:table-cell office:value-type="float" office:value="0.2613065">
                <text:p>0.26130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12096">
                <text:p>0.00012096</text:p>
              </table:table-cell>
              <table:table-cell office:value-type="float" office:value="0.482412">
                <text:p>0.482412</text:p>
              </table:table-cell>
              <table:table-cell office:value-type="float" office:value="0.2613065">
                <text:p>0.26130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12264">
                <text:p>0.00012264</text:p>
              </table:table-cell>
              <table:table-cell office:value-type="float" office:value="0.4623115">
                <text:p>0.4623115</text:p>
              </table:table-cell>
              <table:table-cell office:value-type="float" office:value="0.241206">
                <text:p>0.2412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12432">
                <text:p>0.00012432</text:p>
              </table:table-cell>
              <table:table-cell office:value-type="float" office:value="0.4623115">
                <text:p>0.4623115</text:p>
              </table:table-cell>
              <table:table-cell office:value-type="float" office:value="0.2613065">
                <text:p>0.26130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126">
                <text:p>0.000126</text:p>
              </table:table-cell>
              <table:table-cell office:value-type="float" office:value="0.4623115">
                <text:p>0.4623115</text:p>
              </table:table-cell>
              <table:table-cell office:value-type="float" office:value="0.241206">
                <text:p>0.2412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12768">
                <text:p>0.00012768</text:p>
              </table:table-cell>
              <table:table-cell office:value-type="float" office:value="0.4623115">
                <text:p>0.4623115</text:p>
              </table:table-cell>
              <table:table-cell office:value-type="float" office:value="0.241206">
                <text:p>0.2412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12936">
                <text:p>0.00012936</text:p>
              </table:table-cell>
              <table:table-cell office:value-type="float" office:value="0.4623115">
                <text:p>0.4623115</text:p>
              </table:table-cell>
              <table:table-cell office:value-type="float" office:value="0.241206">
                <text:p>0.2412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13104">
                <text:p>0.00013104</text:p>
              </table:table-cell>
              <table:table-cell office:value-type="float" office:value="0.4623115">
                <text:p>0.4623115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13272">
                <text:p>0.00013272</text:p>
              </table:table-cell>
              <table:table-cell office:value-type="float" office:value="0.4623115">
                <text:p>0.4623115</text:p>
              </table:table-cell>
              <table:table-cell office:value-type="float" office:value="0.241206">
                <text:p>0.2412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1344">
                <text:p>0.0001344</text:p>
              </table:table-cell>
              <table:table-cell office:value-type="float" office:value="0.4623115">
                <text:p>0.4623115</text:p>
              </table:table-cell>
              <table:table-cell office:value-type="float" office:value="0.241206">
                <text:p>0.2412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13608">
                <text:p>0.00013608</text:p>
              </table:table-cell>
              <table:table-cell office:value-type="float" office:value="0.4623115">
                <text:p>0.4623115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13776">
                <text:p>0.00013776</text:p>
              </table:table-cell>
              <table:table-cell office:value-type="float" office:value="0.4623115">
                <text:p>0.4623115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13944">
                <text:p>0.00013944</text:p>
              </table:table-cell>
              <table:table-cell office:value-type="float" office:value="0.482412">
                <text:p>0.482412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14112">
                <text:p>0.00014112</text:p>
              </table:table-cell>
              <table:table-cell office:value-type="float" office:value="0.482412">
                <text:p>0.482412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1428">
                <text:p>0.0001428</text:p>
              </table:table-cell>
              <table:table-cell office:value-type="float" office:value="0.4623115">
                <text:p>0.4623115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14448">
                <text:p>0.00014448</text:p>
              </table:table-cell>
              <table:table-cell office:value-type="float" office:value="0.482412">
                <text:p>0.482412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14616">
                <text:p>0.00014616</text:p>
              </table:table-cell>
              <table:table-cell office:value-type="float" office:value="0.482412">
                <text:p>0.482412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14784">
                <text:p>0.00014784</text:p>
              </table:table-cell>
              <table:table-cell office:value-type="float" office:value="0.482412">
                <text:p>0.482412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14952">
                <text:p>0.00014952</text:p>
              </table:table-cell>
              <table:table-cell office:value-type="float" office:value="0.482412">
                <text:p>0.482412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1512">
                <text:p>0.0001512</text:p>
              </table:table-cell>
              <table:table-cell office:value-type="float" office:value="0.4623115">
                <text:p>0.4623115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15288">
                <text:p>0.00015288</text:p>
              </table:table-cell>
              <table:table-cell office:value-type="float" office:value="0.4623115">
                <text:p>0.4623115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15456">
                <text:p>0.00015456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15624">
                <text:p>0.00015624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15792">
                <text:p>0.00015792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1596">
                <text:p>0.0001596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16128">
                <text:p>0.00016128</text:p>
              </table:table-cell>
              <table:table-cell office:value-type="float" office:value="0.482412">
                <text:p>0.482412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16296">
                <text:p>0.00016296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16464">
                <text:p>0.00016464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16632">
                <text:p>0.00016632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168">
                <text:p>0.000168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16968">
                <text:p>0.00016968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17136">
                <text:p>0.00017136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17304">
                <text:p>0.00017304</text:p>
              </table:table-cell>
              <table:table-cell office:value-type="float" office:value="0.482412">
                <text:p>0.482412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17472">
                <text:p>0.00017472</text:p>
              </table:table-cell>
              <table:table-cell office:value-type="float" office:value="0.482412">
                <text:p>0.482412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1764">
                <text:p>0.0001764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17808">
                <text:p>0.00017808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17976">
                <text:p>0.00017976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18144">
                <text:p>0.00018144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18312">
                <text:p>0.00018312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1848">
                <text:p>0.0001848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18648">
                <text:p>0.00018648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18816">
                <text:p>0.00018816</text:p>
              </table:table-cell>
              <table:table-cell office:value-type="float" office:value="0.482412">
                <text:p>0.482412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18984">
                <text:p>0.00018984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19152">
                <text:p>0.00019152</text:p>
              </table:table-cell>
              <table:table-cell office:value-type="float" office:value="0.482412">
                <text:p>0.482412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01932">
                <text:p>0.0001932</text:p>
              </table:table-cell>
              <table:table-cell office:value-type="float" office:value="0.482412">
                <text:p>0.482412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019488">
                <text:p>0.00019488</text:p>
              </table:table-cell>
              <table:table-cell office:value-type="float" office:value="0.482412">
                <text:p>0.482412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019656">
                <text:p>0.00019656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019824">
                <text:p>0.00019824</text:p>
              </table:table-cell>
              <table:table-cell office:value-type="float" office:value="0.482412">
                <text:p>0.482412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019992">
                <text:p>0.00019992</text:p>
              </table:table-cell>
              <table:table-cell office:value-type="float" office:value="0.482412">
                <text:p>0.482412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02016">
                <text:p>0.0002016</text:p>
              </table:table-cell>
              <table:table-cell office:value-type="float" office:value="0.482412">
                <text:p>0.482412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020328">
                <text:p>0.00020328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020496">
                <text:p>0.00020496</text:p>
              </table:table-cell>
              <table:table-cell office:value-type="float" office:value="0.482412">
                <text:p>0.482412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020664">
                <text:p>0.00020664</text:p>
              </table:table-cell>
              <table:table-cell office:value-type="float" office:value="0.482412">
                <text:p>0.482412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020832">
                <text:p>0.00020832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021">
                <text:p>0.00021</text:p>
              </table:table-cell>
              <table:table-cell office:value-type="float" office:value="0.482412">
                <text:p>0.482412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021168">
                <text:p>0.00021168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021336">
                <text:p>0.00021336</text:p>
              </table:table-cell>
              <table:table-cell office:value-type="float" office:value="0.482412">
                <text:p>0.482412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021504">
                <text:p>0.00021504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021672">
                <text:p>0.00021672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02184">
                <text:p>0.0002184</text:p>
              </table:table-cell>
              <table:table-cell office:value-type="float" office:value="0.4623115">
                <text:p>0.4623115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022008">
                <text:p>0.00022008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022176">
                <text:p>0.00022176</text:p>
              </table:table-cell>
              <table:table-cell office:value-type="float" office:value="0.482412">
                <text:p>0.482412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022344">
                <text:p>0.00022344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022512">
                <text:p>0.00022512</text:p>
              </table:table-cell>
              <table:table-cell office:value-type="float" office:value="0.4623115">
                <text:p>0.4623115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02268">
                <text:p>0.0002268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022848">
                <text:p>0.00022848</text:p>
              </table:table-cell>
              <table:table-cell office:value-type="float" office:value="0.4623115">
                <text:p>0.4623115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023016">
                <text:p>0.00023016</text:p>
              </table:table-cell>
              <table:table-cell office:value-type="float" office:value="0.482412">
                <text:p>0.482412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023184">
                <text:p>0.00023184</text:p>
              </table:table-cell>
              <table:table-cell office:value-type="float" office:value="0.4623115">
                <text:p>0.4623115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023352">
                <text:p>0.00023352</text:p>
              </table:table-cell>
              <table:table-cell office:value-type="float" office:value="0.4623115">
                <text:p>0.4623115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02352">
                <text:p>0.0002352</text:p>
              </table:table-cell>
              <table:table-cell office:value-type="float" office:value="0.482412">
                <text:p>0.482412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023688">
                <text:p>0.00023688</text:p>
              </table:table-cell>
              <table:table-cell office:value-type="float" office:value="0.4623115">
                <text:p>0.4623115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023856">
                <text:p>0.00023856</text:p>
              </table:table-cell>
              <table:table-cell office:value-type="float" office:value="0.482412">
                <text:p>0.482412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024024">
                <text:p>0.00024024</text:p>
              </table:table-cell>
              <table:table-cell office:value-type="float" office:value="0.4623115">
                <text:p>0.4623115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024192">
                <text:p>0.00024192</text:p>
              </table:table-cell>
              <table:table-cell office:value-type="float" office:value="0.4623115">
                <text:p>0.4623115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02436">
                <text:p>0.0002436</text:p>
              </table:table-cell>
              <table:table-cell office:value-type="float" office:value="0.482412">
                <text:p>0.482412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024528">
                <text:p>0.00024528</text:p>
              </table:table-cell>
              <table:table-cell office:value-type="float" office:value="0.4623115">
                <text:p>0.4623115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024696">
                <text:p>0.00024696</text:p>
              </table:table-cell>
              <table:table-cell office:value-type="float" office:value="0.4623115">
                <text:p>0.4623115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024864">
                <text:p>0.00024864</text:p>
              </table:table-cell>
              <table:table-cell office:value-type="float" office:value="0.482412">
                <text:p>0.482412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025032">
                <text:p>0.00025032</text:p>
              </table:table-cell>
              <table:table-cell office:value-type="float" office:value="0.4623115">
                <text:p>0.4623115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0252">
                <text:p>0.000252</text:p>
              </table:table-cell>
              <table:table-cell office:value-type="float" office:value="-0.482412">
                <text:p>-0.482412</text:p>
              </table:table-cell>
              <table:table-cell office:value-type="float" office:value="-0.8643215">
                <text:p>-0.86432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025368">
                <text:p>0.00025368</text:p>
              </table:table-cell>
              <table:table-cell office:value-type="float" office:value="-0.482412">
                <text:p>-0.482412</text:p>
              </table:table-cell>
              <table:table-cell office:value-type="float" office:value="-0.8643215">
                <text:p>-0.864321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025536">
                <text:p>0.00025536</text:p>
              </table:table-cell>
              <table:table-cell office:value-type="float" office:value="-0.482412">
                <text:p>-0.482412</text:p>
              </table:table-cell>
              <table:table-cell office:value-type="float" office:value="-0.844221">
                <text:p>-0.84422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025704">
                <text:p>0.00025704</text:p>
              </table:table-cell>
              <table:table-cell office:value-type="float" office:value="-0.482412">
                <text:p>-0.482412</text:p>
              </table:table-cell>
              <table:table-cell office:value-type="float" office:value="-0.844221">
                <text:p>-0.84422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025872">
                <text:p>0.00025872</text:p>
              </table:table-cell>
              <table:table-cell office:value-type="float" office:value="-0.482412">
                <text:p>-0.482412</text:p>
              </table:table-cell>
              <table:table-cell office:value-type="float" office:value="-0.8241205">
                <text:p>-0.824120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02604">
                <text:p>0.0002604</text:p>
              </table:table-cell>
              <table:table-cell office:value-type="float" office:value="-0.482412">
                <text:p>-0.482412</text:p>
              </table:table-cell>
              <table:table-cell office:value-type="float" office:value="-0.80402">
                <text:p>-0.8040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026208">
                <text:p>0.00026208</text:p>
              </table:table-cell>
              <table:table-cell office:value-type="float" office:value="-0.482412">
                <text:p>-0.482412</text:p>
              </table:table-cell>
              <table:table-cell office:value-type="float" office:value="-0.80402">
                <text:p>-0.8040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026376">
                <text:p>0.00026376</text:p>
              </table:table-cell>
              <table:table-cell office:value-type="float" office:value="-0.482412">
                <text:p>-0.482412</text:p>
              </table:table-cell>
              <table:table-cell office:value-type="float" office:value="-0.763819">
                <text:p>-0.76381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026544">
                <text:p>0.00026544</text:p>
              </table:table-cell>
              <table:table-cell office:value-type="float" office:value="-0.482412">
                <text:p>-0.482412</text:p>
              </table:table-cell>
              <table:table-cell office:value-type="float" office:value="-0.763819">
                <text:p>-0.76381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026712">
                <text:p>0.00026712</text:p>
              </table:table-cell>
              <table:table-cell office:value-type="float" office:value="-0.482412">
                <text:p>-0.482412</text:p>
              </table:table-cell>
              <table:table-cell office:value-type="float" office:value="-0.763819">
                <text:p>-0.76381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02688">
                <text:p>0.0002688</text:p>
              </table:table-cell>
              <table:table-cell office:value-type="float" office:value="-0.482412">
                <text:p>-0.482412</text:p>
              </table:table-cell>
              <table:table-cell office:value-type="float" office:value="-0.7437185">
                <text:p>-0.743718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027048">
                <text:p>0.00027048</text:p>
              </table:table-cell>
              <table:table-cell office:value-type="float" office:value="-0.482412">
                <text:p>-0.482412</text:p>
              </table:table-cell>
              <table:table-cell office:value-type="float" office:value="-0.7437185">
                <text:p>-0.743718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027216">
                <text:p>0.00027216</text:p>
              </table:table-cell>
              <table:table-cell office:value-type="float" office:value="-0.482412">
                <text:p>-0.482412</text:p>
              </table:table-cell>
              <table:table-cell office:value-type="float" office:value="-0.723618">
                <text:p>-0.72361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027384">
                <text:p>0.00027384</text:p>
              </table:table-cell>
              <table:table-cell office:value-type="float" office:value="-0.482412">
                <text:p>-0.482412</text:p>
              </table:table-cell>
              <table:table-cell office:value-type="float" office:value="-0.7035175">
                <text:p>-0.703517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027552">
                <text:p>0.00027552</text:p>
              </table:table-cell>
              <table:table-cell office:value-type="float" office:value="-0.482412">
                <text:p>-0.482412</text:p>
              </table:table-cell>
              <table:table-cell office:value-type="float" office:value="-0.7035175">
                <text:p>-0.70351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02772">
                <text:p>0.0002772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683417">
                <text:p>-0.68341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027888">
                <text:p>0.00027888</text:p>
              </table:table-cell>
              <table:table-cell office:value-type="float" office:value="-0.482412">
                <text:p>-0.482412</text:p>
              </table:table-cell>
              <table:table-cell office:value-type="float" office:value="-0.6633165">
                <text:p>-0.663316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028056">
                <text:p>0.00028056</text:p>
              </table:table-cell>
              <table:table-cell office:value-type="float" office:value="-0.482412">
                <text:p>-0.482412</text:p>
              </table:table-cell>
              <table:table-cell office:value-type="float" office:value="-0.6633165">
                <text:p>-0.663316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028224">
                <text:p>0.00028224</text:p>
              </table:table-cell>
              <table:table-cell office:value-type="float" office:value="-0.482412">
                <text:p>-0.482412</text:p>
              </table:table-cell>
              <table:table-cell office:value-type="float" office:value="-0.643216">
                <text:p>-0.64321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028392">
                <text:p>0.00028392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643216">
                <text:p>-0.64321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02856">
                <text:p>0.0002856</text:p>
              </table:table-cell>
              <table:table-cell office:value-type="float" office:value="-0.482412">
                <text:p>-0.482412</text:p>
              </table:table-cell>
              <table:table-cell office:value-type="float" office:value="-0.643216">
                <text:p>-0.64321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028728">
                <text:p>0.00028728</text:p>
              </table:table-cell>
              <table:table-cell office:value-type="float" office:value="-0.482412">
                <text:p>-0.482412</text:p>
              </table:table-cell>
              <table:table-cell office:value-type="float" office:value="-0.6231155">
                <text:p>-0.623115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028896">
                <text:p>0.00028896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6231155">
                <text:p>-0.623115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029064">
                <text:p>0.00029064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6231155">
                <text:p>-0.623115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029232">
                <text:p>0.00029232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5829145">
                <text:p>-0.582914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0294">
                <text:p>0.000294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603015">
                <text:p>-0.60301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029568">
                <text:p>0.00029568</text:p>
              </table:table-cell>
              <table:table-cell office:value-type="float" office:value="-0.482412">
                <text:p>-0.482412</text:p>
              </table:table-cell>
              <table:table-cell office:value-type="float" office:value="-0.5829145">
                <text:p>-0.582914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029736">
                <text:p>0.00029736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562814">
                <text:p>-0.56281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029904">
                <text:p>0.00029904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562814">
                <text:p>-0.56281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030072">
                <text:p>0.00030072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5427135">
                <text:p>-0.542713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03024">
                <text:p>0.0003024</text:p>
              </table:table-cell>
              <table:table-cell office:value-type="float" office:value="-0.482412">
                <text:p>-0.482412</text:p>
              </table:table-cell>
              <table:table-cell office:value-type="float" office:value="-0.5427135">
                <text:p>-0.542713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030408">
                <text:p>0.00030408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030576">
                <text:p>0.00030576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030744">
                <text:p>0.00030744</text:p>
              </table:table-cell>
              <table:table-cell office:value-type="float" office:value="-0.482412">
                <text:p>-0.48241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030912">
                <text:p>0.00030912</text:p>
              </table:table-cell>
              <table:table-cell office:value-type="float" office:value="-0.482412">
                <text:p>-0.48241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03108">
                <text:p>0.0003108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031248">
                <text:p>0.00031248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031416">
                <text:p>0.00031416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482412">
                <text:p>-0.48241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031584">
                <text:p>0.00031584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482412">
                <text:p>-0.48241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031752">
                <text:p>0.00031752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4623115">
                <text:p>-0.462311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03192">
                <text:p>0.0003192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4623115">
                <text:p>-0.462311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032088">
                <text:p>0.00032088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4623115">
                <text:p>-0.462311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032256">
                <text:p>0.00032256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4623115">
                <text:p>-0.462311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032424">
                <text:p>0.00032424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4623115">
                <text:p>-0.46231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032592">
                <text:p>0.00032592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442211">
                <text:p>-0.44221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03276">
                <text:p>0.0003276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4221105">
                <text:p>-0.422110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032928">
                <text:p>0.00032928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442211">
                <text:p>-0.44221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033096">
                <text:p>0.00033096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4221105">
                <text:p>-0.422110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033264">
                <text:p>0.00033264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4221105">
                <text:p>-0.422110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033432">
                <text:p>0.00033432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40201">
                <text:p>-0.4020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0336">
                <text:p>0.000336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40201">
                <text:p>-0.4020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033768">
                <text:p>0.00033768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3819095">
                <text:p>-0.381909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033936">
                <text:p>0.00033936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3819095">
                <text:p>-0.381909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034104">
                <text:p>0.00034104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361809">
                <text:p>-0.36180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034272">
                <text:p>0.00034272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361809">
                <text:p>-0.36180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03444">
                <text:p>0.0003444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3819095">
                <text:p>-0.381909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034608">
                <text:p>0.00034608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361809">
                <text:p>-0.36180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034776">
                <text:p>0.00034776</text:p>
              </table:table-cell>
              <table:table-cell office:value-type="float" office:value="-0.482412">
                <text:p>-0.482412</text:p>
              </table:table-cell>
              <table:table-cell office:value-type="float" office:value="-0.361809">
                <text:p>-0.36180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034944">
                <text:p>0.00034944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3417085">
                <text:p>-0.341708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035112">
                <text:p>0.00035112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3417085">
                <text:p>-0.341708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03528">
                <text:p>0.0003528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3417085">
                <text:p>-0.341708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035448">
                <text:p>0.00035448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3417085">
                <text:p>-0.341708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035616">
                <text:p>0.00035616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3417085">
                <text:p>-0.341708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035784">
                <text:p>0.00035784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321608">
                <text:p>-0.32160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035952">
                <text:p>0.00035952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321608">
                <text:p>-0.32160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03612">
                <text:p>0.0003612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3015075">
                <text:p>-0.301507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036288">
                <text:p>0.00036288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321608">
                <text:p>-0.32160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036456">
                <text:p>0.00036456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3015075">
                <text:p>-0.301507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036624">
                <text:p>0.00036624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3015075">
                <text:p>-0.301507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036792">
                <text:p>0.00036792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3015075">
                <text:p>-0.301507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03696">
                <text:p>0.0003696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3015075">
                <text:p>-0.301507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037128">
                <text:p>0.00037128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281407">
                <text:p>-0.28140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037296">
                <text:p>0.00037296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281407">
                <text:p>-0.28140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037464">
                <text:p>0.00037464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281407">
                <text:p>-0.28140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037632">
                <text:p>0.00037632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2613065">
                <text:p>-0.261306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0378">
                <text:p>0.000378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2613065">
                <text:p>-0.261306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037968">
                <text:p>0.00037968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2613065">
                <text:p>-0.261306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038136">
                <text:p>0.00038136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2613065">
                <text:p>-0.261306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038304">
                <text:p>0.00038304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2613065">
                <text:p>-0.261306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038472">
                <text:p>0.00038472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2613065">
                <text:p>-0.261306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03864">
                <text:p>0.0003864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241206">
                <text:p>-0.24120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038808">
                <text:p>0.00038808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241206">
                <text:p>-0.24120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038976">
                <text:p>0.00038976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241206">
                <text:p>-0.24120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039144">
                <text:p>0.00039144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241206">
                <text:p>-0.24120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039312">
                <text:p>0.00039312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2211055">
                <text:p>-0.221105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03948">
                <text:p>0.0003948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2211055">
                <text:p>-0.221105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039648">
                <text:p>0.00039648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2211055">
                <text:p>-0.221105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039816">
                <text:p>0.00039816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2211055">
                <text:p>-0.221105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039984">
                <text:p>0.00039984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201005">
                <text:p>-0.20100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040152">
                <text:p>0.00040152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2211055">
                <text:p>-0.221105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04032">
                <text:p>0.0004032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2211055">
                <text:p>-0.221105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040488">
                <text:p>0.00040488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201005">
                <text:p>-0.20100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040656">
                <text:p>0.00040656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201005">
                <text:p>-0.20100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040824">
                <text:p>0.00040824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201005">
                <text:p>-0.20100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040992">
                <text:p>0.00040992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201005">
                <text:p>-0.20100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04116">
                <text:p>0.0004116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201005">
                <text:p>-0.20100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041328">
                <text:p>0.00041328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201005">
                <text:p>-0.20100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041496">
                <text:p>0.00041496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201005">
                <text:p>-0.20100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041664">
                <text:p>0.00041664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809045">
                <text:p>-0.180904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041832">
                <text:p>0.00041832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1809045">
                <text:p>-0.180904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042">
                <text:p>0.00042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809045">
                <text:p>-0.180904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042168">
                <text:p>0.00042168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809045">
                <text:p>-0.180904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042336">
                <text:p>0.00042336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042504">
                <text:p>0.00042504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809045">
                <text:p>-0.180904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042672">
                <text:p>0.00042672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04284">
                <text:p>0.0004284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809045">
                <text:p>-0.180904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043008">
                <text:p>0.00043008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809045">
                <text:p>-0.180904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043176">
                <text:p>0.00043176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043344">
                <text:p>0.00043344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043512">
                <text:p>0.00043512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04368">
                <text:p>0.0004368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043848">
                <text:p>0.00043848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044016">
                <text:p>0.00044016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044184">
                <text:p>0.00044184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044352">
                <text:p>0.00044352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04452">
                <text:p>0.0004452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044688">
                <text:p>0.00044688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044856">
                <text:p>0.00044856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045024">
                <text:p>0.00045024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045192">
                <text:p>0.00045192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04536">
                <text:p>0.0004536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045528">
                <text:p>0.00045528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045696">
                <text:p>0.00045696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045864">
                <text:p>0.00045864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046032">
                <text:p>0.00046032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0462">
                <text:p>0.000462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046368">
                <text:p>0.00046368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046536">
                <text:p>0.00046536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046704">
                <text:p>0.00046704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046872">
                <text:p>0.00046872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04704">
                <text:p>0.0004704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047208">
                <text:p>0.00047208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047376">
                <text:p>0.00047376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047544">
                <text:p>0.00047544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047712">
                <text:p>0.00047712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04788">
                <text:p>0.0004788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048048">
                <text:p>0.00048048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048216">
                <text:p>0.00048216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048384">
                <text:p>0.00048384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048552">
                <text:p>0.00048552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04872">
                <text:p>0.0004872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048888">
                <text:p>0.00048888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049056">
                <text:p>0.00049056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049224">
                <text:p>0.00049224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049392">
                <text:p>0.00049392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04956">
                <text:p>0.0004956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049728">
                <text:p>0.00049728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049896">
                <text:p>0.00049896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050064">
                <text:p>0.00050064</text:p>
              </table:table-cell>
              <table:table-cell office:value-type="float" office:value="0.4221105">
                <text:p>0.4221105</text:p>
              </table:table-cell>
              <table:table-cell office:value-type="float" office:value="0.844221">
                <text:p>0.84422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050232">
                <text:p>0.00050232</text:p>
              </table:table-cell>
              <table:table-cell office:value-type="float" office:value="0.4221105">
                <text:p>0.4221105</text:p>
              </table:table-cell>
              <table:table-cell office:value-type="float" office:value="0.8241205">
                <text:p>0.824120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0504">
                <text:p>0.000504</text:p>
              </table:table-cell>
              <table:table-cell office:value-type="float" office:value="0.442211">
                <text:p>0.442211</text:p>
              </table:table-cell>
              <table:table-cell office:value-type="float" office:value="0.8241205">
                <text:p>0.824120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050568">
                <text:p>0.00050568</text:p>
              </table:table-cell>
              <table:table-cell office:value-type="float" office:value="0.4221105">
                <text:p>0.4221105</text:p>
              </table:table-cell>
              <table:table-cell office:value-type="float" office:value="0.80402">
                <text:p>0.8040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050736">
                <text:p>0.00050736</text:p>
              </table:table-cell>
              <table:table-cell office:value-type="float" office:value="0.442211">
                <text:p>0.442211</text:p>
              </table:table-cell>
              <table:table-cell office:value-type="float" office:value="0.7839195">
                <text:p>0.783919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050904">
                <text:p>0.00050904</text:p>
              </table:table-cell>
              <table:table-cell office:value-type="float" office:value="0.442211">
                <text:p>0.442211</text:p>
              </table:table-cell>
              <table:table-cell office:value-type="float" office:value="0.7839195">
                <text:p>0.783919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051072">
                <text:p>0.00051072</text:p>
              </table:table-cell>
              <table:table-cell office:value-type="float" office:value="0.442211">
                <text:p>0.442211</text:p>
              </table:table-cell>
              <table:table-cell office:value-type="float" office:value="0.763819">
                <text:p>0.76381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05124">
                <text:p>0.0005124</text:p>
              </table:table-cell>
              <table:table-cell office:value-type="float" office:value="0.442211">
                <text:p>0.442211</text:p>
              </table:table-cell>
              <table:table-cell office:value-type="float" office:value="0.7437185">
                <text:p>0.743718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051408">
                <text:p>0.00051408</text:p>
              </table:table-cell>
              <table:table-cell office:value-type="float" office:value="0.4221105">
                <text:p>0.4221105</text:p>
              </table:table-cell>
              <table:table-cell office:value-type="float" office:value="0.7437185">
                <text:p>0.743718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051576">
                <text:p>0.00051576</text:p>
              </table:table-cell>
              <table:table-cell office:value-type="float" office:value="0.4221105">
                <text:p>0.4221105</text:p>
              </table:table-cell>
              <table:table-cell office:value-type="float" office:value="0.723618">
                <text:p>0.72361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051744">
                <text:p>0.00051744</text:p>
              </table:table-cell>
              <table:table-cell office:value-type="float" office:value="0.442211">
                <text:p>0.442211</text:p>
              </table:table-cell>
              <table:table-cell office:value-type="float" office:value="0.723618">
                <text:p>0.72361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051912">
                <text:p>0.00051912</text:p>
              </table:table-cell>
              <table:table-cell office:value-type="float" office:value="0.442211">
                <text:p>0.442211</text:p>
              </table:table-cell>
              <table:table-cell office:value-type="float" office:value="0.7035175">
                <text:p>0.703517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05208">
                <text:p>0.0005208</text:p>
              </table:table-cell>
              <table:table-cell office:value-type="float" office:value="0.4623115">
                <text:p>0.4623115</text:p>
              </table:table-cell>
              <table:table-cell office:value-type="float" office:value="0.7035175">
                <text:p>0.703517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052248">
                <text:p>0.00052248</text:p>
              </table:table-cell>
              <table:table-cell office:value-type="float" office:value="0.442211">
                <text:p>0.442211</text:p>
              </table:table-cell>
              <table:table-cell office:value-type="float" office:value="0.683417">
                <text:p>0.68341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052416">
                <text:p>0.00052416</text:p>
              </table:table-cell>
              <table:table-cell office:value-type="float" office:value="0.442211">
                <text:p>0.442211</text:p>
              </table:table-cell>
              <table:table-cell office:value-type="float" office:value="0.6633165">
                <text:p>0.663316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052584">
                <text:p>0.00052584</text:p>
              </table:table-cell>
              <table:table-cell office:value-type="float" office:value="0.4623115">
                <text:p>0.4623115</text:p>
              </table:table-cell>
              <table:table-cell office:value-type="float" office:value="0.6633165">
                <text:p>0.663316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052752">
                <text:p>0.00052752</text:p>
              </table:table-cell>
              <table:table-cell office:value-type="float" office:value="0.442211">
                <text:p>0.442211</text:p>
              </table:table-cell>
              <table:table-cell office:value-type="float" office:value="0.643216">
                <text:p>0.64321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05292">
                <text:p>0.0005292</text:p>
              </table:table-cell>
              <table:table-cell office:value-type="float" office:value="0.442211">
                <text:p>0.442211</text:p>
              </table:table-cell>
              <table:table-cell office:value-type="float" office:value="0.643216">
                <text:p>0.64321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053088">
                <text:p>0.00053088</text:p>
              </table:table-cell>
              <table:table-cell office:value-type="float" office:value="0.442211">
                <text:p>0.442211</text:p>
              </table:table-cell>
              <table:table-cell office:value-type="float" office:value="0.6231155">
                <text:p>0.623115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053256">
                <text:p>0.00053256</text:p>
              </table:table-cell>
              <table:table-cell office:value-type="float" office:value="0.442211">
                <text:p>0.442211</text:p>
              </table:table-cell>
              <table:table-cell office:value-type="float" office:value="0.6231155">
                <text:p>0.623115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053424">
                <text:p>0.00053424</text:p>
              </table:table-cell>
              <table:table-cell office:value-type="float" office:value="0.4623115">
                <text:p>0.4623115</text:p>
              </table:table-cell>
              <table:table-cell office:value-type="float" office:value="0.603015">
                <text:p>0.60301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053592">
                <text:p>0.00053592</text:p>
              </table:table-cell>
              <table:table-cell office:value-type="float" office:value="0.442211">
                <text:p>0.442211</text:p>
              </table:table-cell>
              <table:table-cell office:value-type="float" office:value="0.603015">
                <text:p>0.60301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05376">
                <text:p>0.0005376</text:p>
              </table:table-cell>
              <table:table-cell office:value-type="float" office:value="0.442211">
                <text:p>0.442211</text:p>
              </table:table-cell>
              <table:table-cell office:value-type="float" office:value="0.5829145">
                <text:p>0.582914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0053928">
                <text:p>0.00053928</text:p>
              </table:table-cell>
              <table:table-cell office:value-type="float" office:value="0.442211">
                <text:p>0.442211</text:p>
              </table:table-cell>
              <table:table-cell office:value-type="float" office:value="0.5829145">
                <text:p>0.582914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054096">
                <text:p>0.00054096</text:p>
              </table:table-cell>
              <table:table-cell office:value-type="float" office:value="0.442211">
                <text:p>0.442211</text:p>
              </table:table-cell>
              <table:table-cell office:value-type="float" office:value="0.562814">
                <text:p>0.56281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054264">
                <text:p>0.00054264</text:p>
              </table:table-cell>
              <table:table-cell office:value-type="float" office:value="0.4623115">
                <text:p>0.4623115</text:p>
              </table:table-cell>
              <table:table-cell office:value-type="float" office:value="0.562814">
                <text:p>0.56281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054432">
                <text:p>0.00054432</text:p>
              </table:table-cell>
              <table:table-cell office:value-type="float" office:value="0.442211">
                <text:p>0.442211</text:p>
              </table:table-cell>
              <table:table-cell office:value-type="float" office:value="0.5427135">
                <text:p>0.542713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0546">
                <text:p>0.000546</text:p>
              </table:table-cell>
              <table:table-cell office:value-type="float" office:value="0.4623115">
                <text:p>0.4623115</text:p>
              </table:table-cell>
              <table:table-cell office:value-type="float" office:value="0.5427135">
                <text:p>0.542713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054768">
                <text:p>0.00054768</text:p>
              </table:table-cell>
              <table:table-cell office:value-type="float" office:value="0.442211">
                <text:p>0.442211</text:p>
              </table:table-cell>
              <table:table-cell office:value-type="float" office:value="0.5427135">
                <text:p>0.542713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054936">
                <text:p>0.00054936</text:p>
              </table:table-cell>
              <table:table-cell office:value-type="float" office:value="0.442211">
                <text:p>0.442211</text:p>
              </table:table-cell>
              <table:table-cell office:value-type="float" office:value="0.5427135">
                <text:p>0.542713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0055104">
                <text:p>0.00055104</text:p>
              </table:table-cell>
              <table:table-cell office:value-type="float" office:value="0.442211">
                <text:p>0.442211</text:p>
              </table:table-cell>
              <table:table-cell office:value-type="float" office:value="0.522613">
                <text:p>0.52261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0055272">
                <text:p>0.00055272</text:p>
              </table:table-cell>
              <table:table-cell office:value-type="float" office:value="0.442211">
                <text:p>0.442211</text:p>
              </table:table-cell>
              <table:table-cell office:value-type="float" office:value="0.522613">
                <text:p>0.52261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05544">
                <text:p>0.0005544</text:p>
              </table:table-cell>
              <table:table-cell office:value-type="float" office:value="0.4623115">
                <text:p>0.4623115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055608">
                <text:p>0.00055608</text:p>
              </table:table-cell>
              <table:table-cell office:value-type="float" office:value="0.442211">
                <text:p>0.44221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055776">
                <text:p>0.00055776</text:p>
              </table:table-cell>
              <table:table-cell office:value-type="float" office:value="0.4623115">
                <text:p>0.4623115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055944">
                <text:p>0.00055944</text:p>
              </table:table-cell>
              <table:table-cell office:value-type="float" office:value="0.4623115">
                <text:p>0.4623115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056112">
                <text:p>0.00056112</text:p>
              </table:table-cell>
              <table:table-cell office:value-type="float" office:value="0.4623115">
                <text:p>0.4623115</text:p>
              </table:table-cell>
              <table:table-cell office:value-type="float" office:value="0.442211">
                <text:p>0.44221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05628">
                <text:p>0.0005628</text:p>
              </table:table-cell>
              <table:table-cell office:value-type="float" office:value="0.4623115">
                <text:p>0.4623115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056448">
                <text:p>0.00056448</text:p>
              </table:table-cell>
              <table:table-cell office:value-type="float" office:value="0.442211">
                <text:p>0.442211</text:p>
              </table:table-cell>
              <table:table-cell office:value-type="float" office:value="0.442211">
                <text:p>0.44221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056616">
                <text:p>0.00056616</text:p>
              </table:table-cell>
              <table:table-cell office:value-type="float" office:value="0.4623115">
                <text:p>0.4623115</text:p>
              </table:table-cell>
              <table:table-cell office:value-type="float" office:value="0.442211">
                <text:p>0.44221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056784">
                <text:p>0.00056784</text:p>
              </table:table-cell>
              <table:table-cell office:value-type="float" office:value="0.4623115">
                <text:p>0.4623115</text:p>
              </table:table-cell>
              <table:table-cell office:value-type="float" office:value="0.4221105">
                <text:p>0.422110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056952">
                <text:p>0.00056952</text:p>
              </table:table-cell>
              <table:table-cell office:value-type="float" office:value="0.442211">
                <text:p>0.442211</text:p>
              </table:table-cell>
              <table:table-cell office:value-type="float" office:value="0.4221105">
                <text:p>0.422110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05712">
                <text:p>0.0005712</text:p>
              </table:table-cell>
              <table:table-cell office:value-type="float" office:value="0.4623115">
                <text:p>0.4623115</text:p>
              </table:table-cell>
              <table:table-cell office:value-type="float" office:value="0.4221105">
                <text:p>0.422110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057288">
                <text:p>0.00057288</text:p>
              </table:table-cell>
              <table:table-cell office:value-type="float" office:value="0.4623115">
                <text:p>0.4623115</text:p>
              </table:table-cell>
              <table:table-cell office:value-type="float" office:value="0.4221105">
                <text:p>0.422110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057456">
                <text:p>0.00057456</text:p>
              </table:table-cell>
              <table:table-cell office:value-type="float" office:value="0.4623115">
                <text:p>0.4623115</text:p>
              </table:table-cell>
              <table:table-cell office:value-type="float" office:value="0.40201">
                <text:p>0.4020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057624">
                <text:p>0.00057624</text:p>
              </table:table-cell>
              <table:table-cell office:value-type="float" office:value="0.442211">
                <text:p>0.442211</text:p>
              </table:table-cell>
              <table:table-cell office:value-type="float" office:value="0.3819095">
                <text:p>0.381909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057792">
                <text:p>0.00057792</text:p>
              </table:table-cell>
              <table:table-cell office:value-type="float" office:value="0.4623115">
                <text:p>0.4623115</text:p>
              </table:table-cell>
              <table:table-cell office:value-type="float" office:value="0.40201">
                <text:p>0.4020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05796">
                <text:p>0.0005796</text:p>
              </table:table-cell>
              <table:table-cell office:value-type="float" office:value="0.4623115">
                <text:p>0.4623115</text:p>
              </table:table-cell>
              <table:table-cell office:value-type="float" office:value="0.40201">
                <text:p>0.4020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058128">
                <text:p>0.00058128</text:p>
              </table:table-cell>
              <table:table-cell office:value-type="float" office:value="0.4623115">
                <text:p>0.4623115</text:p>
              </table:table-cell>
              <table:table-cell office:value-type="float" office:value="0.3819095">
                <text:p>0.381909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058296">
                <text:p>0.00058296</text:p>
              </table:table-cell>
              <table:table-cell office:value-type="float" office:value="0.4623115">
                <text:p>0.4623115</text:p>
              </table:table-cell>
              <table:table-cell office:value-type="float" office:value="0.361809">
                <text:p>0.36180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058464">
                <text:p>0.00058464</text:p>
              </table:table-cell>
              <table:table-cell office:value-type="float" office:value="0.4623115">
                <text:p>0.4623115</text:p>
              </table:table-cell>
              <table:table-cell office:value-type="float" office:value="0.361809">
                <text:p>0.36180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058632">
                <text:p>0.00058632</text:p>
              </table:table-cell>
              <table:table-cell office:value-type="float" office:value="0.4623115">
                <text:p>0.4623115</text:p>
              </table:table-cell>
              <table:table-cell office:value-type="float" office:value="0.361809">
                <text:p>0.36180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0588">
                <text:p>0.000588</text:p>
              </table:table-cell>
              <table:table-cell office:value-type="float" office:value="0.442211">
                <text:p>0.442211</text:p>
              </table:table-cell>
              <table:table-cell office:value-type="float" office:value="0.361809">
                <text:p>0.36180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058968">
                <text:p>0.00058968</text:p>
              </table:table-cell>
              <table:table-cell office:value-type="float" office:value="0.4623115">
                <text:p>0.4623115</text:p>
              </table:table-cell>
              <table:table-cell office:value-type="float" office:value="0.3417085">
                <text:p>0.341708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059136">
                <text:p>0.00059136</text:p>
              </table:table-cell>
              <table:table-cell office:value-type="float" office:value="0.442211">
                <text:p>0.442211</text:p>
              </table:table-cell>
              <table:table-cell office:value-type="float" office:value="0.3417085">
                <text:p>0.341708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059304">
                <text:p>0.00059304</text:p>
              </table:table-cell>
              <table:table-cell office:value-type="float" office:value="0.4623115">
                <text:p>0.4623115</text:p>
              </table:table-cell>
              <table:table-cell office:value-type="float" office:value="0.3417085">
                <text:p>0.341708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059472">
                <text:p>0.00059472</text:p>
              </table:table-cell>
              <table:table-cell office:value-type="float" office:value="0.442211">
                <text:p>0.442211</text:p>
              </table:table-cell>
              <table:table-cell office:value-type="float" office:value="0.321608">
                <text:p>0.32160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05964">
                <text:p>0.0005964</text:p>
              </table:table-cell>
              <table:table-cell office:value-type="float" office:value="0.4623115">
                <text:p>0.4623115</text:p>
              </table:table-cell>
              <table:table-cell office:value-type="float" office:value="0.3417085">
                <text:p>0.341708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059808">
                <text:p>0.00059808</text:p>
              </table:table-cell>
              <table:table-cell office:value-type="float" office:value="0.4623115">
                <text:p>0.4623115</text:p>
              </table:table-cell>
              <table:table-cell office:value-type="float" office:value="0.321608">
                <text:p>0.32160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059976">
                <text:p>0.00059976</text:p>
              </table:table-cell>
              <table:table-cell office:value-type="float" office:value="0.4623115">
                <text:p>0.4623115</text:p>
              </table:table-cell>
              <table:table-cell office:value-type="float" office:value="0.321608">
                <text:p>0.32160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060144">
                <text:p>0.00060144</text:p>
              </table:table-cell>
              <table:table-cell office:value-type="float" office:value="0.4623115">
                <text:p>0.4623115</text:p>
              </table:table-cell>
              <table:table-cell office:value-type="float" office:value="0.321608">
                <text:p>0.32160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060312">
                <text:p>0.00060312</text:p>
              </table:table-cell>
              <table:table-cell office:value-type="float" office:value="0.4623115">
                <text:p>0.4623115</text:p>
              </table:table-cell>
              <table:table-cell office:value-type="float" office:value="0.3015075">
                <text:p>0.301507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006048">
                <text:p>0.0006048</text:p>
              </table:table-cell>
              <table:table-cell office:value-type="float" office:value="0.4623115">
                <text:p>0.4623115</text:p>
              </table:table-cell>
              <table:table-cell office:value-type="float" office:value="0.3015075">
                <text:p>0.301507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0060648">
                <text:p>0.00060648</text:p>
              </table:table-cell>
              <table:table-cell office:value-type="float" office:value="0.4623115">
                <text:p>0.4623115</text:p>
              </table:table-cell>
              <table:table-cell office:value-type="float" office:value="0.3015075">
                <text:p>0.301507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0060816">
                <text:p>0.00060816</text:p>
              </table:table-cell>
              <table:table-cell office:value-type="float" office:value="0.4623115">
                <text:p>0.4623115</text:p>
              </table:table-cell>
              <table:table-cell office:value-type="float" office:value="0.281407">
                <text:p>0.28140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0060984">
                <text:p>0.00060984</text:p>
              </table:table-cell>
              <table:table-cell office:value-type="float" office:value="0.4623115">
                <text:p>0.4623115</text:p>
              </table:table-cell>
              <table:table-cell office:value-type="float" office:value="0.281407">
                <text:p>0.28140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0061152">
                <text:p>0.00061152</text:p>
              </table:table-cell>
              <table:table-cell office:value-type="float" office:value="0.4623115">
                <text:p>0.4623115</text:p>
              </table:table-cell>
              <table:table-cell office:value-type="float" office:value="0.281407">
                <text:p>0.28140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06132">
                <text:p>0.0006132</text:p>
              </table:table-cell>
              <table:table-cell office:value-type="float" office:value="0.4623115">
                <text:p>0.4623115</text:p>
              </table:table-cell>
              <table:table-cell office:value-type="float" office:value="0.281407">
                <text:p>0.28140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0061488">
                <text:p>0.00061488</text:p>
              </table:table-cell>
              <table:table-cell office:value-type="float" office:value="0.4623115">
                <text:p>0.4623115</text:p>
              </table:table-cell>
              <table:table-cell office:value-type="float" office:value="0.281407">
                <text:p>0.28140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0061656">
                <text:p>0.00061656</text:p>
              </table:table-cell>
              <table:table-cell office:value-type="float" office:value="0.482412">
                <text:p>0.482412</text:p>
              </table:table-cell>
              <table:table-cell office:value-type="float" office:value="0.2613065">
                <text:p>0.261306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0061824">
                <text:p>0.00061824</text:p>
              </table:table-cell>
              <table:table-cell office:value-type="float" office:value="0.4623115">
                <text:p>0.4623115</text:p>
              </table:table-cell>
              <table:table-cell office:value-type="float" office:value="0.2613065">
                <text:p>0.261306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0061992">
                <text:p>0.00061992</text:p>
              </table:table-cell>
              <table:table-cell office:value-type="float" office:value="0.482412">
                <text:p>0.482412</text:p>
              </table:table-cell>
              <table:table-cell office:value-type="float" office:value="0.2613065">
                <text:p>0.261306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006216">
                <text:p>0.0006216</text:p>
              </table:table-cell>
              <table:table-cell office:value-type="float" office:value="0.482412">
                <text:p>0.482412</text:p>
              </table:table-cell>
              <table:table-cell office:value-type="float" office:value="0.2613065">
                <text:p>0.261306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0062328">
                <text:p>0.00062328</text:p>
              </table:table-cell>
              <table:table-cell office:value-type="float" office:value="0.4623115">
                <text:p>0.4623115</text:p>
              </table:table-cell>
              <table:table-cell office:value-type="float" office:value="0.241206">
                <text:p>0.24120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0062496">
                <text:p>0.00062496</text:p>
              </table:table-cell>
              <table:table-cell office:value-type="float" office:value="0.4623115">
                <text:p>0.4623115</text:p>
              </table:table-cell>
              <table:table-cell office:value-type="float" office:value="0.241206">
                <text:p>0.24120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0062664">
                <text:p>0.00062664</text:p>
              </table:table-cell>
              <table:table-cell office:value-type="float" office:value="0.4623115">
                <text:p>0.4623115</text:p>
              </table:table-cell>
              <table:table-cell office:value-type="float" office:value="0.241206">
                <text:p>0.24120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0062832">
                <text:p>0.00062832</text:p>
              </table:table-cell>
              <table:table-cell office:value-type="float" office:value="0.4623115">
                <text:p>0.4623115</text:p>
              </table:table-cell>
              <table:table-cell office:value-type="float" office:value="0.241206">
                <text:p>0.24120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0063">
                <text:p>0.00063</text:p>
              </table:table-cell>
              <table:table-cell office:value-type="float" office:value="0.482412">
                <text:p>0.482412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0063168">
                <text:p>0.00063168</text:p>
              </table:table-cell>
              <table:table-cell office:value-type="float" office:value="0.482412">
                <text:p>0.482412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0063336">
                <text:p>0.00063336</text:p>
              </table:table-cell>
              <table:table-cell office:value-type="float" office:value="0.442211">
                <text:p>0.442211</text:p>
              </table:table-cell>
              <table:table-cell office:value-type="float" office:value="0.241206">
                <text:p>0.24120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0063504">
                <text:p>0.00063504</text:p>
              </table:table-cell>
              <table:table-cell office:value-type="float" office:value="0.4623115">
                <text:p>0.4623115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0063672">
                <text:p>0.00063672</text:p>
              </table:table-cell>
              <table:table-cell office:value-type="float" office:value="0.4623115">
                <text:p>0.4623115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006384">
                <text:p>0.0006384</text:p>
              </table:table-cell>
              <table:table-cell office:value-type="float" office:value="0.4623115">
                <text:p>0.4623115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0064008">
                <text:p>0.00064008</text:p>
              </table:table-cell>
              <table:table-cell office:value-type="float" office:value="0.4623115">
                <text:p>0.4623115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0064176">
                <text:p>0.00064176</text:p>
              </table:table-cell>
              <table:table-cell office:value-type="float" office:value="0.4623115">
                <text:p>0.4623115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0064344">
                <text:p>0.00064344</text:p>
              </table:table-cell>
              <table:table-cell office:value-type="float" office:value="0.482412">
                <text:p>0.482412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064512">
                <text:p>0.00064512</text:p>
              </table:table-cell>
              <table:table-cell office:value-type="float" office:value="0.4623115">
                <text:p>0.4623115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006468">
                <text:p>0.0006468</text:p>
              </table:table-cell>
              <table:table-cell office:value-type="float" office:value="0.4623115">
                <text:p>0.4623115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0064848">
                <text:p>0.00064848</text:p>
              </table:table-cell>
              <table:table-cell office:value-type="float" office:value="0.4623115">
                <text:p>0.4623115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0065016">
                <text:p>0.00065016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0065184">
                <text:p>0.00065184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0065352">
                <text:p>0.00065352</text:p>
              </table:table-cell>
              <table:table-cell office:value-type="float" office:value="0.4623115">
                <text:p>0.4623115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006552">
                <text:p>0.0006552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0065688">
                <text:p>0.00065688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0065856">
                <text:p>0.00065856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0066024">
                <text:p>0.00066024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0066192">
                <text:p>0.00066192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006636">
                <text:p>0.0006636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0066528">
                <text:p>0.00066528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0066696">
                <text:p>0.00066696</text:p>
              </table:table-cell>
              <table:table-cell office:value-type="float" office:value="0.482412">
                <text:p>0.482412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0066864">
                <text:p>0.00066864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067032">
                <text:p>0.00067032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00672">
                <text:p>0.000672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0067368">
                <text:p>0.00067368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0067536">
                <text:p>0.00067536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0067704">
                <text:p>0.00067704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0067872">
                <text:p>0.00067872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006804">
                <text:p>0.0006804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0068208">
                <text:p>0.00068208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0068376">
                <text:p>0.00068376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0068544">
                <text:p>0.00068544</text:p>
              </table:table-cell>
              <table:table-cell office:value-type="float" office:value="0.482412">
                <text:p>0.482412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0068712">
                <text:p>0.00068712</text:p>
              </table:table-cell>
              <table:table-cell office:value-type="float" office:value="0.482412">
                <text:p>0.482412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006888">
                <text:p>0.0006888</text:p>
              </table:table-cell>
              <table:table-cell office:value-type="float" office:value="0.482412">
                <text:p>0.482412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0069048">
                <text:p>0.00069048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0069216">
                <text:p>0.00069216</text:p>
              </table:table-cell>
              <table:table-cell office:value-type="float" office:value="0.482412">
                <text:p>0.482412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0069384">
                <text:p>0.00069384</text:p>
              </table:table-cell>
              <table:table-cell office:value-type="float" office:value="0.482412">
                <text:p>0.482412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0069552">
                <text:p>0.00069552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006972">
                <text:p>0.0006972</text:p>
              </table:table-cell>
              <table:table-cell office:value-type="float" office:value="0.482412">
                <text:p>0.482412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0069888">
                <text:p>0.00069888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0070056">
                <text:p>0.00070056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0070224">
                <text:p>0.00070224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0070392">
                <text:p>0.00070392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007056">
                <text:p>0.0007056</text:p>
              </table:table-cell>
              <table:table-cell office:value-type="float" office:value="0.482412">
                <text:p>0.482412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0070728">
                <text:p>0.00070728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0070896">
                <text:p>0.00070896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0071064">
                <text:p>0.00071064</text:p>
              </table:table-cell>
              <table:table-cell office:value-type="float" office:value="0.482412">
                <text:p>0.482412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0071232">
                <text:p>0.00071232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00714">
                <text:p>0.000714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0071568">
                <text:p>0.00071568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0071736">
                <text:p>0.00071736</text:p>
              </table:table-cell>
              <table:table-cell office:value-type="float" office:value="0.482412">
                <text:p>0.482412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0071904">
                <text:p>0.00071904</text:p>
              </table:table-cell>
              <table:table-cell office:value-type="float" office:value="0.4623115">
                <text:p>0.4623115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0072072">
                <text:p>0.00072072</text:p>
              </table:table-cell>
              <table:table-cell office:value-type="float" office:value="0.482412">
                <text:p>0.482412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007224">
                <text:p>0.0007224</text:p>
              </table:table-cell>
              <table:table-cell office:value-type="float" office:value="0.482412">
                <text:p>0.482412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0072408">
                <text:p>0.00072408</text:p>
              </table:table-cell>
              <table:table-cell office:value-type="float" office:value="0.482412">
                <text:p>0.482412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0072576">
                <text:p>0.00072576</text:p>
              </table:table-cell>
              <table:table-cell office:value-type="float" office:value="0.4623115">
                <text:p>0.4623115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0072744">
                <text:p>0.00072744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0072912">
                <text:p>0.00072912</text:p>
              </table:table-cell>
              <table:table-cell office:value-type="float" office:value="0.482412">
                <text:p>0.482412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007308">
                <text:p>0.0007308</text:p>
              </table:table-cell>
              <table:table-cell office:value-type="float" office:value="0.4623115">
                <text:p>0.4623115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0073248">
                <text:p>0.00073248</text:p>
              </table:table-cell>
              <table:table-cell office:value-type="float" office:value="0.482412">
                <text:p>0.482412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0073416">
                <text:p>0.00073416</text:p>
              </table:table-cell>
              <table:table-cell office:value-type="float" office:value="0.4623115">
                <text:p>0.4623115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0073584">
                <text:p>0.00073584</text:p>
              </table:table-cell>
              <table:table-cell office:value-type="float" office:value="0.482412">
                <text:p>0.482412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0073752">
                <text:p>0.00073752</text:p>
              </table:table-cell>
              <table:table-cell office:value-type="float" office:value="0.482412">
                <text:p>0.482412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007392">
                <text:p>0.0007392</text:p>
              </table:table-cell>
              <table:table-cell office:value-type="float" office:value="0.482412">
                <text:p>0.482412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0074088">
                <text:p>0.00074088</text:p>
              </table:table-cell>
              <table:table-cell office:value-type="float" office:value="0.4623115">
                <text:p>0.4623115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0074256">
                <text:p>0.00074256</text:p>
              </table:table-cell>
              <table:table-cell office:value-type="float" office:value="0.4623115">
                <text:p>0.4623115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0074424">
                <text:p>0.00074424</text:p>
              </table:table-cell>
              <table:table-cell office:value-type="float" office:value="0.482412">
                <text:p>0.482412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0074592">
                <text:p>0.00074592</text:p>
              </table:table-cell>
              <table:table-cell office:value-type="float" office:value="0.482412">
                <text:p>0.482412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007476">
                <text:p>0.0007476</text:p>
              </table:table-cell>
              <table:table-cell office:value-type="float" office:value="0.482412">
                <text:p>0.482412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0074928">
                <text:p>0.00074928</text:p>
              </table:table-cell>
              <table:table-cell office:value-type="float" office:value="0.482412">
                <text:p>0.482412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0075096">
                <text:p>0.00075096</text:p>
              </table:table-cell>
              <table:table-cell office:value-type="float" office:value="-0.482412">
                <text:p>-0.482412</text:p>
              </table:table-cell>
              <table:table-cell office:value-type="float" office:value="-0.884422">
                <text:p>-0.88442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0075264">
                <text:p>0.00075264</text:p>
              </table:table-cell>
              <table:table-cell office:value-type="float" office:value="-0.482412">
                <text:p>-0.482412</text:p>
              </table:table-cell>
              <table:table-cell office:value-type="float" office:value="-0.884422">
                <text:p>-0.88442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0075432">
                <text:p>0.00075432</text:p>
              </table:table-cell>
              <table:table-cell office:value-type="float" office:value="-0.482412">
                <text:p>-0.482412</text:p>
              </table:table-cell>
              <table:table-cell office:value-type="float" office:value="-0.8643215">
                <text:p>-0.864321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00756">
                <text:p>0.000756</text:p>
              </table:table-cell>
              <table:table-cell office:value-type="float" office:value="-0.482412">
                <text:p>-0.482412</text:p>
              </table:table-cell>
              <table:table-cell office:value-type="float" office:value="-0.844221">
                <text:p>-0.84422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0075768">
                <text:p>0.00075768</text:p>
              </table:table-cell>
              <table:table-cell office:value-type="float" office:value="-0.482412">
                <text:p>-0.482412</text:p>
              </table:table-cell>
              <table:table-cell office:value-type="float" office:value="-0.8241205">
                <text:p>-0.824120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0075936">
                <text:p>0.00075936</text:p>
              </table:table-cell>
              <table:table-cell office:value-type="float" office:value="-0.482412">
                <text:p>-0.482412</text:p>
              </table:table-cell>
              <table:table-cell office:value-type="float" office:value="-0.80402">
                <text:p>-0.8040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0076104">
                <text:p>0.00076104</text:p>
              </table:table-cell>
              <table:table-cell office:value-type="float" office:value="-0.482412">
                <text:p>-0.482412</text:p>
              </table:table-cell>
              <table:table-cell office:value-type="float" office:value="-0.80402">
                <text:p>-0.8040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0076272">
                <text:p>0.00076272</text:p>
              </table:table-cell>
              <table:table-cell office:value-type="float" office:value="-0.482412">
                <text:p>-0.482412</text:p>
              </table:table-cell>
              <table:table-cell office:value-type="float" office:value="-0.7839195">
                <text:p>-0.783919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007644">
                <text:p>0.0007644</text:p>
              </table:table-cell>
              <table:table-cell office:value-type="float" office:value="-0.482412">
                <text:p>-0.482412</text:p>
              </table:table-cell>
              <table:table-cell office:value-type="float" office:value="-0.763819">
                <text:p>-0.76381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0076608">
                <text:p>0.00076608</text:p>
              </table:table-cell>
              <table:table-cell office:value-type="float" office:value="-0.482412">
                <text:p>-0.482412</text:p>
              </table:table-cell>
              <table:table-cell office:value-type="float" office:value="-0.763819">
                <text:p>-0.76381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0076776">
                <text:p>0.00076776</text:p>
              </table:table-cell>
              <table:table-cell office:value-type="float" office:value="-0.482412">
                <text:p>-0.482412</text:p>
              </table:table-cell>
              <table:table-cell office:value-type="float" office:value="-0.7437185">
                <text:p>-0.743718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0076944">
                <text:p>0.00076944</text:p>
              </table:table-cell>
              <table:table-cell office:value-type="float" office:value="-0.482412">
                <text:p>-0.482412</text:p>
              </table:table-cell>
              <table:table-cell office:value-type="float" office:value="-0.7437185">
                <text:p>-0.743718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0077112">
                <text:p>0.00077112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723618">
                <text:p>-0.72361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007728">
                <text:p>0.0007728</text:p>
              </table:table-cell>
              <table:table-cell office:value-type="float" office:value="-0.482412">
                <text:p>-0.482412</text:p>
              </table:table-cell>
              <table:table-cell office:value-type="float" office:value="-0.723618">
                <text:p>-0.72361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0077448">
                <text:p>0.00077448</text:p>
              </table:table-cell>
              <table:table-cell office:value-type="float" office:value="-0.482412">
                <text:p>-0.482412</text:p>
              </table:table-cell>
              <table:table-cell office:value-type="float" office:value="-0.7035175">
                <text:p>-0.703517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0077616">
                <text:p>0.00077616</text:p>
              </table:table-cell>
              <table:table-cell office:value-type="float" office:value="-0.482412">
                <text:p>-0.482412</text:p>
              </table:table-cell>
              <table:table-cell office:value-type="float" office:value="-0.7035175">
                <text:p>-0.703517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0077784">
                <text:p>0.00077784</text:p>
              </table:table-cell>
              <table:table-cell office:value-type="float" office:value="-0.482412">
                <text:p>-0.482412</text:p>
              </table:table-cell>
              <table:table-cell office:value-type="float" office:value="-0.683417">
                <text:p>-0.68341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0077952">
                <text:p>0.00077952</text:p>
              </table:table-cell>
              <table:table-cell office:value-type="float" office:value="-0.482412">
                <text:p>-0.482412</text:p>
              </table:table-cell>
              <table:table-cell office:value-type="float" office:value="-0.683417">
                <text:p>-0.68341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007812">
                <text:p>0.0007812</text:p>
              </table:table-cell>
              <table:table-cell office:value-type="float" office:value="-0.482412">
                <text:p>-0.482412</text:p>
              </table:table-cell>
              <table:table-cell office:value-type="float" office:value="-0.6633165">
                <text:p>-0.663316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0078288">
                <text:p>0.00078288</text:p>
              </table:table-cell>
              <table:table-cell office:value-type="float" office:value="-0.482412">
                <text:p>-0.482412</text:p>
              </table:table-cell>
              <table:table-cell office:value-type="float" office:value="-0.6633165">
                <text:p>-0.663316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0078456">
                <text:p>0.00078456</text:p>
              </table:table-cell>
              <table:table-cell office:value-type="float" office:value="-0.482412">
                <text:p>-0.482412</text:p>
              </table:table-cell>
              <table:table-cell office:value-type="float" office:value="-0.643216">
                <text:p>-0.64321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0078624">
                <text:p>0.00078624</text:p>
              </table:table-cell>
              <table:table-cell office:value-type="float" office:value="-0.482412">
                <text:p>-0.482412</text:p>
              </table:table-cell>
              <table:table-cell office:value-type="float" office:value="-0.6231155">
                <text:p>-0.623115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0078792">
                <text:p>0.00078792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6231155">
                <text:p>-0.623115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007896">
                <text:p>0.0007896</text:p>
              </table:table-cell>
              <table:table-cell office:value-type="float" office:value="-0.482412">
                <text:p>-0.482412</text:p>
              </table:table-cell>
              <table:table-cell office:value-type="float" office:value="-0.603015">
                <text:p>-0.60301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0079128">
                <text:p>0.00079128</text:p>
              </table:table-cell>
              <table:table-cell office:value-type="float" office:value="-0.482412">
                <text:p>-0.482412</text:p>
              </table:table-cell>
              <table:table-cell office:value-type="float" office:value="-0.603015">
                <text:p>-0.60301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0079296">
                <text:p>0.00079296</text:p>
              </table:table-cell>
              <table:table-cell office:value-type="float" office:value="-0.482412">
                <text:p>-0.482412</text:p>
              </table:table-cell>
              <table:table-cell office:value-type="float" office:value="-0.5829145">
                <text:p>-0.582914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0079464">
                <text:p>0.00079464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5829145">
                <text:p>-0.582914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0079632">
                <text:p>0.00079632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562814">
                <text:p>-0.56281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00798">
                <text:p>0.000798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562814">
                <text:p>-0.56281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0079968">
                <text:p>0.00079968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562814">
                <text:p>-0.56281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0080136">
                <text:p>0.00080136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5427135">
                <text:p>-0.542713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0080304">
                <text:p>0.00080304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0080472">
                <text:p>0.00080472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5427135">
                <text:p>-0.542713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008064">
                <text:p>0.0008064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0080808">
                <text:p>0.00080808</text:p>
              </table:table-cell>
              <table:table-cell office:value-type="float" office:value="-0.482412">
                <text:p>-0.48241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0080976">
                <text:p>0.00080976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0081144">
                <text:p>0.00081144</text:p>
              </table:table-cell>
              <table:table-cell office:value-type="float" office:value="-0.482412">
                <text:p>-0.48241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0081312">
                <text:p>0.00081312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008148">
                <text:p>0.0008148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482412">
                <text:p>-0.48241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0081648">
                <text:p>0.00081648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4623115">
                <text:p>-0.462311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0081816">
                <text:p>0.00081816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4623115">
                <text:p>-0.462311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0081984">
                <text:p>0.00081984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4623115">
                <text:p>-0.462311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0082152">
                <text:p>0.00082152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4623115">
                <text:p>-0.462311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008232">
                <text:p>0.0008232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442211">
                <text:p>-0.44221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0082488">
                <text:p>0.00082488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4623115">
                <text:p>-0.462311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0082656">
                <text:p>0.00082656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4221105">
                <text:p>-0.422110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0082824">
                <text:p>0.00082824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4221105">
                <text:p>-0.422110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0082992">
                <text:p>0.00082992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4221105">
                <text:p>-0.422110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008316">
                <text:p>0.0008316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4221105">
                <text:p>-0.422110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0083328">
                <text:p>0.00083328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40201">
                <text:p>-0.4020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0083496">
                <text:p>0.00083496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40201">
                <text:p>-0.4020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0083664">
                <text:p>0.00083664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40201">
                <text:p>-0.4020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0083832">
                <text:p>0.00083832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3819095">
                <text:p>-0.381909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0084">
                <text:p>0.00084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3819095">
                <text:p>-0.381909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0084168">
                <text:p>0.00084168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361809">
                <text:p>-0.36180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0084336">
                <text:p>0.00084336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3819095">
                <text:p>-0.381909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0084504">
                <text:p>0.00084504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361809">
                <text:p>-0.36180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0084672">
                <text:p>0.00084672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361809">
                <text:p>-0.36180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008484">
                <text:p>0.0008484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361809">
                <text:p>-0.36180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0085008">
                <text:p>0.00085008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3417085">
                <text:p>-0.341708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0085176">
                <text:p>0.00085176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3417085">
                <text:p>-0.341708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0085344">
                <text:p>0.00085344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3417085">
                <text:p>-0.341708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0085512">
                <text:p>0.00085512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3417085">
                <text:p>-0.341708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008568">
                <text:p>0.0008568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321608">
                <text:p>-0.32160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0085848">
                <text:p>0.00085848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3417085">
                <text:p>-0.341708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0086016">
                <text:p>0.00086016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321608">
                <text:p>-0.32160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0086184">
                <text:p>0.00086184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321608">
                <text:p>-0.32160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0086352">
                <text:p>0.00086352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3015075">
                <text:p>-0.301507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008652">
                <text:p>0.0008652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3015075">
                <text:p>-0.301507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0086688">
                <text:p>0.00086688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3015075">
                <text:p>-0.301507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0086856">
                <text:p>0.00086856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3015075">
                <text:p>-0.301507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0087024">
                <text:p>0.00087024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281407">
                <text:p>-0.28140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0087192">
                <text:p>0.00087192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281407">
                <text:p>-0.28140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008736">
                <text:p>0.0008736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281407">
                <text:p>-0.28140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0087528">
                <text:p>0.00087528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281407">
                <text:p>-0.28140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0087696">
                <text:p>0.00087696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281407">
                <text:p>-0.28140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0087864">
                <text:p>0.00087864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2613065">
                <text:p>-0.261306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0088032">
                <text:p>0.00088032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2613065">
                <text:p>-0.261306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00882">
                <text:p>0.000882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2613065">
                <text:p>-0.261306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0088368">
                <text:p>0.00088368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2613065">
                <text:p>-0.261306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0088536">
                <text:p>0.00088536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241206">
                <text:p>-0.24120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0088704">
                <text:p>0.00088704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241206">
                <text:p>-0.24120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0088872">
                <text:p>0.00088872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241206">
                <text:p>-0.24120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008904">
                <text:p>0.0008904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2211055">
                <text:p>-0.221105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0089208">
                <text:p>0.00089208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241206">
                <text:p>-0.24120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0089376">
                <text:p>0.00089376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2211055">
                <text:p>-0.221105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0089544">
                <text:p>0.00089544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241206">
                <text:p>-0.24120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0089712">
                <text:p>0.00089712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2211055">
                <text:p>-0.221105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008988">
                <text:p>0.0008988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2211055">
                <text:p>-0.221105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0090048">
                <text:p>0.00090048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2211055">
                <text:p>-0.221105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0090216">
                <text:p>0.00090216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2211055">
                <text:p>-0.221105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0090384">
                <text:p>0.00090384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2211055">
                <text:p>-0.221105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0090552">
                <text:p>0.00090552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201005">
                <text:p>-0.20100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009072">
                <text:p>0.0009072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201005">
                <text:p>-0.20100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0090888">
                <text:p>0.00090888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201005">
                <text:p>-0.20100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0091056">
                <text:p>0.00091056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201005">
                <text:p>-0.20100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0091224">
                <text:p>0.00091224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201005">
                <text:p>-0.20100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0091392">
                <text:p>0.00091392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809045">
                <text:p>-0.180904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009156">
                <text:p>0.0009156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809045">
                <text:p>-0.180904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0091728">
                <text:p>0.00091728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809045">
                <text:p>-0.180904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0091896">
                <text:p>0.00091896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809045">
                <text:p>-0.180904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0092064">
                <text:p>0.00092064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0092232">
                <text:p>0.00092232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1809045">
                <text:p>-0.180904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00924">
                <text:p>0.000924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0092568">
                <text:p>0.00092568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0092736">
                <text:p>0.00092736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809045">
                <text:p>-0.180904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0092904">
                <text:p>0.00092904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0093072">
                <text:p>0.00093072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009324">
                <text:p>0.0009324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0093408">
                <text:p>0.00093408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0093576">
                <text:p>0.00093576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0093744">
                <text:p>0.00093744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0093912">
                <text:p>0.00093912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009408">
                <text:p>0.0009408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0094248">
                <text:p>0.00094248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0094416">
                <text:p>0.00094416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0094584">
                <text:p>0.00094584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0094752">
                <text:p>0.00094752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009492">
                <text:p>0.0009492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0095088">
                <text:p>0.00095088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0095256">
                <text:p>0.00095256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0095424">
                <text:p>0.00095424</text:p>
              </table:table-cell>
              <table:table-cell office:value-type="float" office:value="-0.5427135">
                <text:p>-0.5427135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0095592">
                <text:p>0.00095592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009576">
                <text:p>0.0009576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0095928">
                <text:p>0.00095928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0096096">
                <text:p>0.00096096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0096264">
                <text:p>0.00096264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0096432">
                <text:p>0.00096432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00966">
                <text:p>0.000966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0096768">
                <text:p>0.00096768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0096936">
                <text:p>0.00096936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0097104">
                <text:p>0.00097104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0097272">
                <text:p>0.00097272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009744">
                <text:p>0.0009744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0097608">
                <text:p>0.00097608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0097776">
                <text:p>0.00097776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0097944">
                <text:p>0.00097944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0098112">
                <text:p>0.00098112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009828">
                <text:p>0.0009828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0098448">
                <text:p>0.00098448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0098616">
                <text:p>0.00098616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0098784">
                <text:p>0.00098784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0098952">
                <text:p>0.00098952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009912">
                <text:p>0.0009912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0099288">
                <text:p>0.00099288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0099456">
                <text:p>0.00099456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0099624">
                <text:p>0.00099624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080402">
                <text:p>-0.08040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0099792">
                <text:p>0.00099792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009996">
                <text:p>0.0009996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080402">
                <text:p>-0.08040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0100128">
                <text:p>0.00100128</text:p>
              </table:table-cell>
              <table:table-cell office:value-type="float" office:value="0.442211">
                <text:p>0.442211</text:p>
              </table:table-cell>
              <table:table-cell office:value-type="float" office:value="0.844221">
                <text:p>0.84422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0100296">
                <text:p>0.00100296</text:p>
              </table:table-cell>
              <table:table-cell office:value-type="float" office:value="0.4221105">
                <text:p>0.4221105</text:p>
              </table:table-cell>
              <table:table-cell office:value-type="float" office:value="0.8241205">
                <text:p>0.824120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0100464">
                <text:p>0.00100464</text:p>
              </table:table-cell>
              <table:table-cell office:value-type="float" office:value="0.442211">
                <text:p>0.442211</text:p>
              </table:table-cell>
              <table:table-cell office:value-type="float" office:value="0.80402">
                <text:p>0.8040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0100632">
                <text:p>0.00100632</text:p>
              </table:table-cell>
              <table:table-cell office:value-type="float" office:value="0.4221105">
                <text:p>0.4221105</text:p>
              </table:table-cell>
              <table:table-cell office:value-type="float" office:value="0.8241205">
                <text:p>0.824120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01008">
                <text:p>0.001008</text:p>
              </table:table-cell>
              <table:table-cell office:value-type="float" office:value="0.442211">
                <text:p>0.442211</text:p>
              </table:table-cell>
              <table:table-cell office:value-type="float" office:value="0.7839195">
                <text:p>0.783919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0100968">
                <text:p>0.00100968</text:p>
              </table:table-cell>
              <table:table-cell office:value-type="float" office:value="0.4221105">
                <text:p>0.4221105</text:p>
              </table:table-cell>
              <table:table-cell office:value-type="float" office:value="0.763819">
                <text:p>0.76381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0101136">
                <text:p>0.00101136</text:p>
              </table:table-cell>
              <table:table-cell office:value-type="float" office:value="0.442211">
                <text:p>0.442211</text:p>
              </table:table-cell>
              <table:table-cell office:value-type="float" office:value="0.763819">
                <text:p>0.76381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0101304">
                <text:p>0.00101304</text:p>
              </table:table-cell>
              <table:table-cell office:value-type="float" office:value="0.442211">
                <text:p>0.442211</text:p>
              </table:table-cell>
              <table:table-cell office:value-type="float" office:value="0.7437185">
                <text:p>0.743718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0101472">
                <text:p>0.00101472</text:p>
              </table:table-cell>
              <table:table-cell office:value-type="float" office:value="0.442211">
                <text:p>0.442211</text:p>
              </table:table-cell>
              <table:table-cell office:value-type="float" office:value="0.7437185">
                <text:p>0.743718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010164">
                <text:p>0.0010164</text:p>
              </table:table-cell>
              <table:table-cell office:value-type="float" office:value="0.442211">
                <text:p>0.442211</text:p>
              </table:table-cell>
              <table:table-cell office:value-type="float" office:value="0.723618">
                <text:p>0.72361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0101808">
                <text:p>0.00101808</text:p>
              </table:table-cell>
              <table:table-cell office:value-type="float" office:value="0.442211">
                <text:p>0.442211</text:p>
              </table:table-cell>
              <table:table-cell office:value-type="float" office:value="0.7035175">
                <text:p>0.703517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0101976">
                <text:p>0.00101976</text:p>
              </table:table-cell>
              <table:table-cell office:value-type="float" office:value="0.442211">
                <text:p>0.442211</text:p>
              </table:table-cell>
              <table:table-cell office:value-type="float" office:value="0.7035175">
                <text:p>0.703517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0102144">
                <text:p>0.00102144</text:p>
              </table:table-cell>
              <table:table-cell office:value-type="float" office:value="0.442211">
                <text:p>0.442211</text:p>
              </table:table-cell>
              <table:table-cell office:value-type="float" office:value="0.683417">
                <text:p>0.68341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0102312">
                <text:p>0.00102312</text:p>
              </table:table-cell>
              <table:table-cell office:value-type="float" office:value="0.442211">
                <text:p>0.442211</text:p>
              </table:table-cell>
              <table:table-cell office:value-type="float" office:value="0.683417">
                <text:p>0.68341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010248">
                <text:p>0.0010248</text:p>
              </table:table-cell>
              <table:table-cell office:value-type="float" office:value="0.442211">
                <text:p>0.442211</text:p>
              </table:table-cell>
              <table:table-cell office:value-type="float" office:value="0.6633165">
                <text:p>0.663316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0102648">
                <text:p>0.00102648</text:p>
              </table:table-cell>
              <table:table-cell office:value-type="float" office:value="0.442211">
                <text:p>0.442211</text:p>
              </table:table-cell>
              <table:table-cell office:value-type="float" office:value="0.6633165">
                <text:p>0.663316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0102816">
                <text:p>0.00102816</text:p>
              </table:table-cell>
              <table:table-cell office:value-type="float" office:value="0.442211">
                <text:p>0.442211</text:p>
              </table:table-cell>
              <table:table-cell office:value-type="float" office:value="0.643216">
                <text:p>0.64321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0102984">
                <text:p>0.00102984</text:p>
              </table:table-cell>
              <table:table-cell office:value-type="float" office:value="0.442211">
                <text:p>0.442211</text:p>
              </table:table-cell>
              <table:table-cell office:value-type="float" office:value="0.643216">
                <text:p>0.64321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0103152">
                <text:p>0.00103152</text:p>
              </table:table-cell>
              <table:table-cell office:value-type="float" office:value="0.442211">
                <text:p>0.442211</text:p>
              </table:table-cell>
              <table:table-cell office:value-type="float" office:value="0.643216">
                <text:p>0.64321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010332">
                <text:p>0.0010332</text:p>
              </table:table-cell>
              <table:table-cell office:value-type="float" office:value="0.442211">
                <text:p>0.442211</text:p>
              </table:table-cell>
              <table:table-cell office:value-type="float" office:value="0.603015">
                <text:p>0.60301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0103488">
                <text:p>0.00103488</text:p>
              </table:table-cell>
              <table:table-cell office:value-type="float" office:value="0.442211">
                <text:p>0.442211</text:p>
              </table:table-cell>
              <table:table-cell office:value-type="float" office:value="0.603015">
                <text:p>0.60301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0103656">
                <text:p>0.00103656</text:p>
              </table:table-cell>
              <table:table-cell office:value-type="float" office:value="0.442211">
                <text:p>0.442211</text:p>
              </table:table-cell>
              <table:table-cell office:value-type="float" office:value="0.5829145">
                <text:p>0.582914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0103824">
                <text:p>0.00103824</text:p>
              </table:table-cell>
              <table:table-cell office:value-type="float" office:value="0.442211">
                <text:p>0.442211</text:p>
              </table:table-cell>
              <table:table-cell office:value-type="float" office:value="0.5829145">
                <text:p>0.582914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0103992">
                <text:p>0.00103992</text:p>
              </table:table-cell>
              <table:table-cell office:value-type="float" office:value="0.442211">
                <text:p>0.442211</text:p>
              </table:table-cell>
              <table:table-cell office:value-type="float" office:value="0.5829145">
                <text:p>0.582914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010416">
                <text:p>0.0010416</text:p>
              </table:table-cell>
              <table:table-cell office:value-type="float" office:value="0.442211">
                <text:p>0.442211</text:p>
              </table:table-cell>
              <table:table-cell office:value-type="float" office:value="0.5829145">
                <text:p>0.582914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0104328">
                <text:p>0.00104328</text:p>
              </table:table-cell>
              <table:table-cell office:value-type="float" office:value="0.442211">
                <text:p>0.442211</text:p>
              </table:table-cell>
              <table:table-cell office:value-type="float" office:value="0.562814">
                <text:p>0.56281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0104496">
                <text:p>0.00104496</text:p>
              </table:table-cell>
              <table:table-cell office:value-type="float" office:value="0.442211">
                <text:p>0.442211</text:p>
              </table:table-cell>
              <table:table-cell office:value-type="float" office:value="0.5427135">
                <text:p>0.542713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0104664">
                <text:p>0.00104664</text:p>
              </table:table-cell>
              <table:table-cell office:value-type="float" office:value="0.442211">
                <text:p>0.442211</text:p>
              </table:table-cell>
              <table:table-cell office:value-type="float" office:value="0.5427135">
                <text:p>0.542713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0104832">
                <text:p>0.00104832</text:p>
              </table:table-cell>
              <table:table-cell office:value-type="float" office:value="0.442211">
                <text:p>0.442211</text:p>
              </table:table-cell>
              <table:table-cell office:value-type="float" office:value="0.522613">
                <text:p>0.52261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0105">
                <text:p>0.00105</text:p>
              </table:table-cell>
              <table:table-cell office:value-type="float" office:value="0.442211">
                <text:p>0.442211</text:p>
              </table:table-cell>
              <table:table-cell office:value-type="float" office:value="0.522613">
                <text:p>0.52261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0105168">
                <text:p>0.00105168</text:p>
              </table:table-cell>
              <table:table-cell office:value-type="float" office:value="0.4623115">
                <text:p>0.4623115</text:p>
              </table:table-cell>
              <table:table-cell office:value-type="float" office:value="0.522613">
                <text:p>0.52261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0105336">
                <text:p>0.00105336</text:p>
              </table:table-cell>
              <table:table-cell office:value-type="float" office:value="0.4623115">
                <text:p>0.4623115</text:p>
              </table:table-cell>
              <table:table-cell office:value-type="float" office:value="0.522613">
                <text:p>0.52261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0105504">
                <text:p>0.00105504</text:p>
              </table:table-cell>
              <table:table-cell office:value-type="float" office:value="0.442211">
                <text:p>0.44221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0105672">
                <text:p>0.00105672</text:p>
              </table:table-cell>
              <table:table-cell office:value-type="float" office:value="0.442211">
                <text:p>0.44221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010584">
                <text:p>0.0010584</text:p>
              </table:table-cell>
              <table:table-cell office:value-type="float" office:value="0.442211">
                <text:p>0.44221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0106008">
                <text:p>0.00106008</text:p>
              </table:table-cell>
              <table:table-cell office:value-type="float" office:value="0.4623115">
                <text:p>0.4623115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0106176">
                <text:p>0.00106176</text:p>
              </table:table-cell>
              <table:table-cell office:value-type="float" office:value="0.4623115">
                <text:p>0.4623115</text:p>
              </table:table-cell>
              <table:table-cell office:value-type="float" office:value="0.442211">
                <text:p>0.44221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0106344">
                <text:p>0.00106344</text:p>
              </table:table-cell>
              <table:table-cell office:value-type="float" office:value="0.4623115">
                <text:p>0.4623115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0106512">
                <text:p>0.00106512</text:p>
              </table:table-cell>
              <table:table-cell office:value-type="float" office:value="0.442211">
                <text:p>0.442211</text:p>
              </table:table-cell>
              <table:table-cell office:value-type="float" office:value="0.442211">
                <text:p>0.44221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010668">
                <text:p>0.0010668</text:p>
              </table:table-cell>
              <table:table-cell office:value-type="float" office:value="0.442211">
                <text:p>0.442211</text:p>
              </table:table-cell>
              <table:table-cell office:value-type="float" office:value="0.442211">
                <text:p>0.44221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0106848">
                <text:p>0.00106848</text:p>
              </table:table-cell>
              <table:table-cell office:value-type="float" office:value="0.442211">
                <text:p>0.442211</text:p>
              </table:table-cell>
              <table:table-cell office:value-type="float" office:value="0.442211">
                <text:p>0.44221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0107016">
                <text:p>0.00107016</text:p>
              </table:table-cell>
              <table:table-cell office:value-type="float" office:value="0.4623115">
                <text:p>0.4623115</text:p>
              </table:table-cell>
              <table:table-cell office:value-type="float" office:value="0.4221105">
                <text:p>0.422110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0107184">
                <text:p>0.00107184</text:p>
              </table:table-cell>
              <table:table-cell office:value-type="float" office:value="0.4623115">
                <text:p>0.4623115</text:p>
              </table:table-cell>
              <table:table-cell office:value-type="float" office:value="0.4221105">
                <text:p>0.422110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0107352">
                <text:p>0.00107352</text:p>
              </table:table-cell>
              <table:table-cell office:value-type="float" office:value="0.442211">
                <text:p>0.442211</text:p>
              </table:table-cell>
              <table:table-cell office:value-type="float" office:value="0.40201">
                <text:p>0.4020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010752">
                <text:p>0.0010752</text:p>
              </table:table-cell>
              <table:table-cell office:value-type="float" office:value="0.442211">
                <text:p>0.442211</text:p>
              </table:table-cell>
              <table:table-cell office:value-type="float" office:value="0.40201">
                <text:p>0.4020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0107688">
                <text:p>0.00107688</text:p>
              </table:table-cell>
              <table:table-cell office:value-type="float" office:value="0.4623115">
                <text:p>0.4623115</text:p>
              </table:table-cell>
              <table:table-cell office:value-type="float" office:value="0.40201">
                <text:p>0.4020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0107856">
                <text:p>0.00107856</text:p>
              </table:table-cell>
              <table:table-cell office:value-type="float" office:value="0.442211">
                <text:p>0.442211</text:p>
              </table:table-cell>
              <table:table-cell office:value-type="float" office:value="0.40201">
                <text:p>0.4020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0108024">
                <text:p>0.00108024</text:p>
              </table:table-cell>
              <table:table-cell office:value-type="float" office:value="0.442211">
                <text:p>0.442211</text:p>
              </table:table-cell>
              <table:table-cell office:value-type="float" office:value="0.3819095">
                <text:p>0.381909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0108192">
                <text:p>0.00108192</text:p>
              </table:table-cell>
              <table:table-cell office:value-type="float" office:value="0.442211">
                <text:p>0.442211</text:p>
              </table:table-cell>
              <table:table-cell office:value-type="float" office:value="0.3819095">
                <text:p>0.381909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010836">
                <text:p>0.0010836</text:p>
              </table:table-cell>
              <table:table-cell office:value-type="float" office:value="0.4623115">
                <text:p>0.4623115</text:p>
              </table:table-cell>
              <table:table-cell office:value-type="float" office:value="0.361809">
                <text:p>0.36180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0108528">
                <text:p>0.00108528</text:p>
              </table:table-cell>
              <table:table-cell office:value-type="float" office:value="0.4623115">
                <text:p>0.4623115</text:p>
              </table:table-cell>
              <table:table-cell office:value-type="float" office:value="0.3819095">
                <text:p>0.381909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0108696">
                <text:p>0.00108696</text:p>
              </table:table-cell>
              <table:table-cell office:value-type="float" office:value="0.4623115">
                <text:p>0.4623115</text:p>
              </table:table-cell>
              <table:table-cell office:value-type="float" office:value="0.361809">
                <text:p>0.36180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0108864">
                <text:p>0.00108864</text:p>
              </table:table-cell>
              <table:table-cell office:value-type="float" office:value="0.4623115">
                <text:p>0.4623115</text:p>
              </table:table-cell>
              <table:table-cell office:value-type="float" office:value="0.361809">
                <text:p>0.36180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0109032">
                <text:p>0.00109032</text:p>
              </table:table-cell>
              <table:table-cell office:value-type="float" office:value="0.4623115">
                <text:p>0.4623115</text:p>
              </table:table-cell>
              <table:table-cell office:value-type="float" office:value="0.361809">
                <text:p>0.36180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01092">
                <text:p>0.001092</text:p>
              </table:table-cell>
              <table:table-cell office:value-type="float" office:value="0.4623115">
                <text:p>0.4623115</text:p>
              </table:table-cell>
              <table:table-cell office:value-type="float" office:value="0.3417085">
                <text:p>0.341708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0109368">
                <text:p>0.00109368</text:p>
              </table:table-cell>
              <table:table-cell office:value-type="float" office:value="0.4623115">
                <text:p>0.4623115</text:p>
              </table:table-cell>
              <table:table-cell office:value-type="float" office:value="0.3417085">
                <text:p>0.341708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0109536">
                <text:p>0.00109536</text:p>
              </table:table-cell>
              <table:table-cell office:value-type="float" office:value="0.4623115">
                <text:p>0.4623115</text:p>
              </table:table-cell>
              <table:table-cell office:value-type="float" office:value="0.3417085">
                <text:p>0.341708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0109704">
                <text:p>0.00109704</text:p>
              </table:table-cell>
              <table:table-cell office:value-type="float" office:value="0.4623115">
                <text:p>0.4623115</text:p>
              </table:table-cell>
              <table:table-cell office:value-type="float" office:value="0.321608">
                <text:p>0.32160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0109872">
                <text:p>0.00109872</text:p>
              </table:table-cell>
              <table:table-cell office:value-type="float" office:value="0.4623115">
                <text:p>0.4623115</text:p>
              </table:table-cell>
              <table:table-cell office:value-type="float" office:value="0.321608">
                <text:p>0.32160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011004">
                <text:p>0.0011004</text:p>
              </table:table-cell>
              <table:table-cell office:value-type="float" office:value="0.4623115">
                <text:p>0.4623115</text:p>
              </table:table-cell>
              <table:table-cell office:value-type="float" office:value="0.321608">
                <text:p>0.32160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0110208">
                <text:p>0.00110208</text:p>
              </table:table-cell>
              <table:table-cell office:value-type="float" office:value="0.4623115">
                <text:p>0.4623115</text:p>
              </table:table-cell>
              <table:table-cell office:value-type="float" office:value="0.3015075">
                <text:p>0.301507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0110376">
                <text:p>0.00110376</text:p>
              </table:table-cell>
              <table:table-cell office:value-type="float" office:value="0.4623115">
                <text:p>0.4623115</text:p>
              </table:table-cell>
              <table:table-cell office:value-type="float" office:value="0.3015075">
                <text:p>0.301507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0110544">
                <text:p>0.00110544</text:p>
              </table:table-cell>
              <table:table-cell office:value-type="float" office:value="0.4623115">
                <text:p>0.4623115</text:p>
              </table:table-cell>
              <table:table-cell office:value-type="float" office:value="0.3015075">
                <text:p>0.301507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0110712">
                <text:p>0.00110712</text:p>
              </table:table-cell>
              <table:table-cell office:value-type="float" office:value="0.4623115">
                <text:p>0.4623115</text:p>
              </table:table-cell>
              <table:table-cell office:value-type="float" office:value="0.281407">
                <text:p>0.28140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011088">
                <text:p>0.0011088</text:p>
              </table:table-cell>
              <table:table-cell office:value-type="float" office:value="0.482412">
                <text:p>0.482412</text:p>
              </table:table-cell>
              <table:table-cell office:value-type="float" office:value="0.281407">
                <text:p>0.28140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0111048">
                <text:p>0.00111048</text:p>
              </table:table-cell>
              <table:table-cell office:value-type="float" office:value="0.4623115">
                <text:p>0.4623115</text:p>
              </table:table-cell>
              <table:table-cell office:value-type="float" office:value="0.281407">
                <text:p>0.28140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0111216">
                <text:p>0.00111216</text:p>
              </table:table-cell>
              <table:table-cell office:value-type="float" office:value="0.4623115">
                <text:p>0.4623115</text:p>
              </table:table-cell>
              <table:table-cell office:value-type="float" office:value="0.281407">
                <text:p>0.28140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0111384">
                <text:p>0.00111384</text:p>
              </table:table-cell>
              <table:table-cell office:value-type="float" office:value="0.4623115">
                <text:p>0.4623115</text:p>
              </table:table-cell>
              <table:table-cell office:value-type="float" office:value="0.281407">
                <text:p>0.28140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0111552">
                <text:p>0.00111552</text:p>
              </table:table-cell>
              <table:table-cell office:value-type="float" office:value="0.4623115">
                <text:p>0.4623115</text:p>
              </table:table-cell>
              <table:table-cell office:value-type="float" office:value="0.281407">
                <text:p>0.28140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011172">
                <text:p>0.0011172</text:p>
              </table:table-cell>
              <table:table-cell office:value-type="float" office:value="0.4623115">
                <text:p>0.4623115</text:p>
              </table:table-cell>
              <table:table-cell office:value-type="float" office:value="0.2613065">
                <text:p>0.261306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0111888">
                <text:p>0.00111888</text:p>
              </table:table-cell>
              <table:table-cell office:value-type="float" office:value="0.4623115">
                <text:p>0.4623115</text:p>
              </table:table-cell>
              <table:table-cell office:value-type="float" office:value="0.2613065">
                <text:p>0.261306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0112056">
                <text:p>0.00112056</text:p>
              </table:table-cell>
              <table:table-cell office:value-type="float" office:value="0.4623115">
                <text:p>0.4623115</text:p>
              </table:table-cell>
              <table:table-cell office:value-type="float" office:value="0.2613065">
                <text:p>0.261306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0112224">
                <text:p>0.00112224</text:p>
              </table:table-cell>
              <table:table-cell office:value-type="float" office:value="0.482412">
                <text:p>0.482412</text:p>
              </table:table-cell>
              <table:table-cell office:value-type="float" office:value="0.2613065">
                <text:p>0.261306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0112392">
                <text:p>0.00112392</text:p>
              </table:table-cell>
              <table:table-cell office:value-type="float" office:value="0.4623115">
                <text:p>0.4623115</text:p>
              </table:table-cell>
              <table:table-cell office:value-type="float" office:value="0.241206">
                <text:p>0.24120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0011256">
                <text:p>0.0011256</text:p>
              </table:table-cell>
              <table:table-cell office:value-type="float" office:value="0.4623115">
                <text:p>0.4623115</text:p>
              </table:table-cell>
              <table:table-cell office:value-type="float" office:value="0.241206">
                <text:p>0.24120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0112728">
                <text:p>0.00112728</text:p>
              </table:table-cell>
              <table:table-cell office:value-type="float" office:value="0.4623115">
                <text:p>0.4623115</text:p>
              </table:table-cell>
              <table:table-cell office:value-type="float" office:value="0.241206">
                <text:p>0.24120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00112896">
                <text:p>0.00112896</text:p>
              </table:table-cell>
              <table:table-cell office:value-type="float" office:value="0.4623115">
                <text:p>0.4623115</text:p>
              </table:table-cell>
              <table:table-cell office:value-type="float" office:value="0.241206">
                <text:p>0.24120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00113064">
                <text:p>0.00113064</text:p>
              </table:table-cell>
              <table:table-cell office:value-type="float" office:value="0.4623115">
                <text:p>0.4623115</text:p>
              </table:table-cell>
              <table:table-cell office:value-type="float" office:value="0.241206">
                <text:p>0.24120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0113232">
                <text:p>0.00113232</text:p>
              </table:table-cell>
              <table:table-cell office:value-type="float" office:value="0.4623115">
                <text:p>0.4623115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01134">
                <text:p>0.001134</text:p>
              </table:table-cell>
              <table:table-cell office:value-type="float" office:value="0.4623115">
                <text:p>0.4623115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0113568">
                <text:p>0.00113568</text:p>
              </table:table-cell>
              <table:table-cell office:value-type="float" office:value="0.4623115">
                <text:p>0.4623115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0113736">
                <text:p>0.00113736</text:p>
              </table:table-cell>
              <table:table-cell office:value-type="float" office:value="0.482412">
                <text:p>0.482412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0113904">
                <text:p>0.00113904</text:p>
              </table:table-cell>
              <table:table-cell office:value-type="float" office:value="0.4623115">
                <text:p>0.4623115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0114072">
                <text:p>0.00114072</text:p>
              </table:table-cell>
              <table:table-cell office:value-type="float" office:value="0.4623115">
                <text:p>0.4623115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011424">
                <text:p>0.0011424</text:p>
              </table:table-cell>
              <table:table-cell office:value-type="float" office:value="0.4623115">
                <text:p>0.4623115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0114408">
                <text:p>0.00114408</text:p>
              </table:table-cell>
              <table:table-cell office:value-type="float" office:value="0.482412">
                <text:p>0.482412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0114576">
                <text:p>0.00114576</text:p>
              </table:table-cell>
              <table:table-cell office:value-type="float" office:value="0.4623115">
                <text:p>0.4623115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0114744">
                <text:p>0.00114744</text:p>
              </table:table-cell>
              <table:table-cell office:value-type="float" office:value="0.4623115">
                <text:p>0.4623115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0114912">
                <text:p>0.00114912</text:p>
              </table:table-cell>
              <table:table-cell office:value-type="float" office:value="0.4623115">
                <text:p>0.4623115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011508">
                <text:p>0.0011508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0115248">
                <text:p>0.00115248</text:p>
              </table:table-cell>
              <table:table-cell office:value-type="float" office:value="0.482412">
                <text:p>0.482412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0115416">
                <text:p>0.00115416</text:p>
              </table:table-cell>
              <table:table-cell office:value-type="float" office:value="0.4623115">
                <text:p>0.4623115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0115584">
                <text:p>0.00115584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0115752">
                <text:p>0.00115752</text:p>
              </table:table-cell>
              <table:table-cell office:value-type="float" office:value="0.4623115">
                <text:p>0.4623115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011592">
                <text:p>0.0011592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0116088">
                <text:p>0.00116088</text:p>
              </table:table-cell>
              <table:table-cell office:value-type="float" office:value="0.482412">
                <text:p>0.482412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0116256">
                <text:p>0.00116256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0116424">
                <text:p>0.00116424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0116592">
                <text:p>0.00116592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011676">
                <text:p>0.0011676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0116928">
                <text:p>0.00116928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0117096">
                <text:p>0.00117096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0117264">
                <text:p>0.00117264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0117432">
                <text:p>0.00117432</text:p>
              </table:table-cell>
              <table:table-cell office:value-type="float" office:value="0.482412">
                <text:p>0.482412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01176">
                <text:p>0.001176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0117768">
                <text:p>0.00117768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0117936">
                <text:p>0.00117936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0118104">
                <text:p>0.00118104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0118272">
                <text:p>0.00118272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011844">
                <text:p>0.0011844</text:p>
              </table:table-cell>
              <table:table-cell office:value-type="float" office:value="0.482412">
                <text:p>0.482412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0118608">
                <text:p>0.00118608</text:p>
              </table:table-cell>
              <table:table-cell office:value-type="float" office:value="0.482412">
                <text:p>0.482412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0118776">
                <text:p>0.00118776</text:p>
              </table:table-cell>
              <table:table-cell office:value-type="float" office:value="0.482412">
                <text:p>0.482412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0118944">
                <text:p>0.00118944</text:p>
              </table:table-cell>
              <table:table-cell office:value-type="float" office:value="0.482412">
                <text:p>0.482412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0119112">
                <text:p>0.00119112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011928">
                <text:p>0.0011928</text:p>
              </table:table-cell>
              <table:table-cell office:value-type="float" office:value="0.482412">
                <text:p>0.482412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0119448">
                <text:p>0.00119448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0119616">
                <text:p>0.00119616</text:p>
              </table:table-cell>
              <table:table-cell office:value-type="float" office:value="0.482412">
                <text:p>0.482412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0119784">
                <text:p>0.00119784</text:p>
              </table:table-cell>
              <table:table-cell office:value-type="float" office:value="0.482412">
                <text:p>0.482412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0119952">
                <text:p>0.00119952</text:p>
              </table:table-cell>
              <table:table-cell office:value-type="float" office:value="0.482412">
                <text:p>0.482412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012012">
                <text:p>0.0012012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0120288">
                <text:p>0.00120288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0120456">
                <text:p>0.00120456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0120624">
                <text:p>0.00120624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0120792">
                <text:p>0.00120792</text:p>
              </table:table-cell>
              <table:table-cell office:value-type="float" office:value="0.482412">
                <text:p>0.482412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012096">
                <text:p>0.0012096</text:p>
              </table:table-cell>
              <table:table-cell office:value-type="float" office:value="0.482412">
                <text:p>0.482412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0121128">
                <text:p>0.00121128</text:p>
              </table:table-cell>
              <table:table-cell office:value-type="float" office:value="0.482412">
                <text:p>0.482412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0121296">
                <text:p>0.00121296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00121464">
                <text:p>0.00121464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0121632">
                <text:p>0.00121632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01218">
                <text:p>0.001218</text:p>
              </table:table-cell>
              <table:table-cell office:value-type="float" office:value="0.482412">
                <text:p>0.482412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0121968">
                <text:p>0.00121968</text:p>
              </table:table-cell>
              <table:table-cell office:value-type="float" office:value="0.482412">
                <text:p>0.482412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0122136">
                <text:p>0.00122136</text:p>
              </table:table-cell>
              <table:table-cell office:value-type="float" office:value="0.482412">
                <text:p>0.482412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0122304">
                <text:p>0.00122304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0122472">
                <text:p>0.00122472</text:p>
              </table:table-cell>
              <table:table-cell office:value-type="float" office:value="0.4623115">
                <text:p>0.4623115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012264">
                <text:p>0.0012264</text:p>
              </table:table-cell>
              <table:table-cell office:value-type="float" office:value="0.482412">
                <text:p>0.482412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0122808">
                <text:p>0.00122808</text:p>
              </table:table-cell>
              <table:table-cell office:value-type="float" office:value="0.482412">
                <text:p>0.482412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0122976">
                <text:p>0.00122976</text:p>
              </table:table-cell>
              <table:table-cell office:value-type="float" office:value="0.482412">
                <text:p>0.482412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0123144">
                <text:p>0.00123144</text:p>
              </table:table-cell>
              <table:table-cell office:value-type="float" office:value="0.482412">
                <text:p>0.482412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00123312">
                <text:p>0.00123312</text:p>
              </table:table-cell>
              <table:table-cell office:value-type="float" office:value="0.4623115">
                <text:p>0.4623115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0012348">
                <text:p>0.0012348</text:p>
              </table:table-cell>
              <table:table-cell office:value-type="float" office:value="0.482412">
                <text:p>0.482412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0123648">
                <text:p>0.00123648</text:p>
              </table:table-cell>
              <table:table-cell office:value-type="float" office:value="0.482412">
                <text:p>0.482412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0123816">
                <text:p>0.00123816</text:p>
              </table:table-cell>
              <table:table-cell office:value-type="float" office:value="0.4623115">
                <text:p>0.4623115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00123984">
                <text:p>0.00123984</text:p>
              </table:table-cell>
              <table:table-cell office:value-type="float" office:value="0.4623115">
                <text:p>0.4623115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00124152">
                <text:p>0.00124152</text:p>
              </table:table-cell>
              <table:table-cell office:value-type="float" office:value="0.4623115">
                <text:p>0.4623115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0012432">
                <text:p>0.0012432</text:p>
              </table:table-cell>
              <table:table-cell office:value-type="float" office:value="0.4623115">
                <text:p>0.4623115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00124488">
                <text:p>0.00124488</text:p>
              </table:table-cell>
              <table:table-cell office:value-type="float" office:value="0.482412">
                <text:p>0.482412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00124656">
                <text:p>0.00124656</text:p>
              </table:table-cell>
              <table:table-cell office:value-type="float" office:value="0.482412">
                <text:p>0.482412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00124824">
                <text:p>0.00124824</text:p>
              </table:table-cell>
              <table:table-cell office:value-type="float" office:value="0.4623115">
                <text:p>0.4623115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00124992">
                <text:p>0.00124992</text:p>
              </table:table-cell>
              <table:table-cell office:value-type="float" office:value="0.4623115">
                <text:p>0.4623115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0012516">
                <text:p>0.0012516</text:p>
              </table:table-cell>
              <table:table-cell office:value-type="float" office:value="-0.482412">
                <text:p>-0.482412</text:p>
              </table:table-cell>
              <table:table-cell office:value-type="float" office:value="-0.884422">
                <text:p>-0.88442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00125328">
                <text:p>0.00125328</text:p>
              </table:table-cell>
              <table:table-cell office:value-type="float" office:value="-0.482412">
                <text:p>-0.482412</text:p>
              </table:table-cell>
              <table:table-cell office:value-type="float" office:value="-0.8643215">
                <text:p>-0.864321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00125496">
                <text:p>0.00125496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844221">
                <text:p>-0.84422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00125664">
                <text:p>0.00125664</text:p>
              </table:table-cell>
              <table:table-cell office:value-type="float" office:value="-0.482412">
                <text:p>-0.482412</text:p>
              </table:table-cell>
              <table:table-cell office:value-type="float" office:value="-0.844221">
                <text:p>-0.84422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0125832">
                <text:p>0.00125832</text:p>
              </table:table-cell>
              <table:table-cell office:value-type="float" office:value="-0.482412">
                <text:p>-0.482412</text:p>
              </table:table-cell>
              <table:table-cell office:value-type="float" office:value="-0.8241205">
                <text:p>-0.824120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00126">
                <text:p>0.00126</text:p>
              </table:table-cell>
              <table:table-cell office:value-type="float" office:value="-0.482412">
                <text:p>-0.482412</text:p>
              </table:table-cell>
              <table:table-cell office:value-type="float" office:value="-0.80402">
                <text:p>-0.8040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00126168">
                <text:p>0.00126168</text:p>
              </table:table-cell>
              <table:table-cell office:value-type="float" office:value="-0.482412">
                <text:p>-0.482412</text:p>
              </table:table-cell>
              <table:table-cell office:value-type="float" office:value="-0.80402">
                <text:p>-0.8040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00126336">
                <text:p>0.00126336</text:p>
              </table:table-cell>
              <table:table-cell office:value-type="float" office:value="-0.482412">
                <text:p>-0.482412</text:p>
              </table:table-cell>
              <table:table-cell office:value-type="float" office:value="-0.7839195">
                <text:p>-0.783919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00126504">
                <text:p>0.00126504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7839195">
                <text:p>-0.783919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00126672">
                <text:p>0.00126672</text:p>
              </table:table-cell>
              <table:table-cell office:value-type="float" office:value="-0.482412">
                <text:p>-0.482412</text:p>
              </table:table-cell>
              <table:table-cell office:value-type="float" office:value="-0.763819">
                <text:p>-0.76381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0012684">
                <text:p>0.0012684</text:p>
              </table:table-cell>
              <table:table-cell office:value-type="float" office:value="-0.482412">
                <text:p>-0.482412</text:p>
              </table:table-cell>
              <table:table-cell office:value-type="float" office:value="-0.7437185">
                <text:p>-0.743718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00127008">
                <text:p>0.00127008</text:p>
              </table:table-cell>
              <table:table-cell office:value-type="float" office:value="-0.482412">
                <text:p>-0.482412</text:p>
              </table:table-cell>
              <table:table-cell office:value-type="float" office:value="-0.7437185">
                <text:p>-0.743718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00127176">
                <text:p>0.00127176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723618">
                <text:p>-0.72361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00127344">
                <text:p>0.00127344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7035175">
                <text:p>-0.703517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00127512">
                <text:p>0.00127512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7035175">
                <text:p>-0.703517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0012768">
                <text:p>0.0012768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683417">
                <text:p>-0.68341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00127848">
                <text:p>0.00127848</text:p>
              </table:table-cell>
              <table:table-cell office:value-type="float" office:value="-0.482412">
                <text:p>-0.482412</text:p>
              </table:table-cell>
              <table:table-cell office:value-type="float" office:value="-0.683417">
                <text:p>-0.68341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0128016">
                <text:p>0.00128016</text:p>
              </table:table-cell>
              <table:table-cell office:value-type="float" office:value="-0.482412">
                <text:p>-0.482412</text:p>
              </table:table-cell>
              <table:table-cell office:value-type="float" office:value="-0.683417">
                <text:p>-0.68341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00128184">
                <text:p>0.00128184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6633165">
                <text:p>-0.663316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00128352">
                <text:p>0.00128352</text:p>
              </table:table-cell>
              <table:table-cell office:value-type="float" office:value="-0.482412">
                <text:p>-0.482412</text:p>
              </table:table-cell>
              <table:table-cell office:value-type="float" office:value="-0.643216">
                <text:p>-0.64321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0012852">
                <text:p>0.0012852</text:p>
              </table:table-cell>
              <table:table-cell office:value-type="float" office:value="-0.482412">
                <text:p>-0.482412</text:p>
              </table:table-cell>
              <table:table-cell office:value-type="float" office:value="-0.643216">
                <text:p>-0.64321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00128688">
                <text:p>0.00128688</text:p>
              </table:table-cell>
              <table:table-cell office:value-type="float" office:value="-0.482412">
                <text:p>-0.482412</text:p>
              </table:table-cell>
              <table:table-cell office:value-type="float" office:value="-0.6231155">
                <text:p>-0.623115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00128856">
                <text:p>0.00128856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6231155">
                <text:p>-0.623115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00129024">
                <text:p>0.00129024</text:p>
              </table:table-cell>
              <table:table-cell office:value-type="float" office:value="-0.482412">
                <text:p>-0.482412</text:p>
              </table:table-cell>
              <table:table-cell office:value-type="float" office:value="-0.6231155">
                <text:p>-0.623115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0129192">
                <text:p>0.00129192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603015">
                <text:p>-0.60301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012936">
                <text:p>0.0012936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5829145">
                <text:p>-0.582914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00129528">
                <text:p>0.00129528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5829145">
                <text:p>-0.582914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00129696">
                <text:p>0.00129696</text:p>
              </table:table-cell>
              <table:table-cell office:value-type="float" office:value="-0.482412">
                <text:p>-0.482412</text:p>
              </table:table-cell>
              <table:table-cell office:value-type="float" office:value="-0.562814">
                <text:p>-0.56281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00129864">
                <text:p>0.00129864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562814">
                <text:p>-0.56281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00130032">
                <text:p>0.00130032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562814">
                <text:p>-0.56281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001302">
                <text:p>0.001302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5427135">
                <text:p>-0.542713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00130368">
                <text:p>0.00130368</text:p>
              </table:table-cell>
              <table:table-cell office:value-type="float" office:value="-0.482412">
                <text:p>-0.482412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00130536">
                <text:p>0.00130536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00130704">
                <text:p>0.00130704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0130872">
                <text:p>0.00130872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0013104">
                <text:p>0.0013104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482412">
                <text:p>-0.48241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00131208">
                <text:p>0.00131208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00131376">
                <text:p>0.00131376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00131544">
                <text:p>0.00131544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482412">
                <text:p>-0.48241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00131712">
                <text:p>0.00131712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482412">
                <text:p>-0.48241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0013188">
                <text:p>0.0013188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4623115">
                <text:p>-0.462311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00132048">
                <text:p>0.00132048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4623115">
                <text:p>-0.462311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00132216">
                <text:p>0.00132216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4623115">
                <text:p>-0.462311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00132384">
                <text:p>0.00132384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442211">
                <text:p>-0.44221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0132552">
                <text:p>0.00132552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442211">
                <text:p>-0.44221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0013272">
                <text:p>0.0013272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4221105">
                <text:p>-0.422110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00132888">
                <text:p>0.00132888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4221105">
                <text:p>-0.422110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00133056">
                <text:p>0.00133056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40201">
                <text:p>-0.4020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00133224">
                <text:p>0.00133224</text:p>
              </table:table-cell>
              <table:table-cell office:value-type="float" office:value="-0.482412">
                <text:p>-0.482412</text:p>
              </table:table-cell>
              <table:table-cell office:value-type="float" office:value="-0.40201">
                <text:p>-0.4020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00133392">
                <text:p>0.00133392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40201">
                <text:p>-0.4020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0013356">
                <text:p>0.0013356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40201">
                <text:p>-0.4020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00133728">
                <text:p>0.00133728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3819095">
                <text:p>-0.381909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00133896">
                <text:p>0.00133896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3819095">
                <text:p>-0.381909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00134064">
                <text:p>0.00134064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3819095">
                <text:p>-0.381909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0134232">
                <text:p>0.00134232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361809">
                <text:p>-0.36180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001344">
                <text:p>0.001344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361809">
                <text:p>-0.36180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00134568">
                <text:p>0.00134568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361809">
                <text:p>-0.36180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00134736">
                <text:p>0.00134736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361809">
                <text:p>-0.36180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00134904">
                <text:p>0.00134904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361809">
                <text:p>-0.36180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00135072">
                <text:p>0.00135072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3417085">
                <text:p>-0.341708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0013524">
                <text:p>0.0013524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3417085">
                <text:p>-0.341708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00135408">
                <text:p>0.00135408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3417085">
                <text:p>-0.341708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00135576">
                <text:p>0.00135576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321608">
                <text:p>-0.32160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00135744">
                <text:p>0.00135744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321608">
                <text:p>-0.32160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00135912">
                <text:p>0.00135912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3015075">
                <text:p>-0.301507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0013608">
                <text:p>0.0013608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321608">
                <text:p>-0.32160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00136248">
                <text:p>0.00136248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321608">
                <text:p>-0.32160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00136416">
                <text:p>0.00136416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3015075">
                <text:p>-0.301507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00136584">
                <text:p>0.00136584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3015075">
                <text:p>-0.301507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00136752">
                <text:p>0.00136752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3015075">
                <text:p>-0.301507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0013692">
                <text:p>0.0013692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3015075">
                <text:p>-0.301507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00137088">
                <text:p>0.00137088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281407">
                <text:p>-0.281407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00137256">
                <text:p>0.00137256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281407">
                <text:p>-0.28140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00137424">
                <text:p>0.00137424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281407">
                <text:p>-0.28140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0137592">
                <text:p>0.00137592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281407">
                <text:p>-0.28140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0013776">
                <text:p>0.0013776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2613065">
                <text:p>-0.261306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00137928">
                <text:p>0.00137928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2613065">
                <text:p>-0.261306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00138096">
                <text:p>0.00138096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2613065">
                <text:p>-0.261306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00138264">
                <text:p>0.00138264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2613065">
                <text:p>-0.261306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00138432">
                <text:p>0.00138432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241206">
                <text:p>-0.24120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001386">
                <text:p>0.001386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2613065">
                <text:p>-0.261306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00138768">
                <text:p>0.00138768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241206">
                <text:p>-0.24120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00138936">
                <text:p>0.00138936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241206">
                <text:p>-0.24120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00139104">
                <text:p>0.00139104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241206">
                <text:p>-0.24120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0139272">
                <text:p>0.00139272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241206">
                <text:p>-0.24120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0013944">
                <text:p>0.0013944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2211055">
                <text:p>-0.221105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00139608">
                <text:p>0.00139608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2211055">
                <text:p>-0.221105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00139776">
                <text:p>0.00139776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2211055">
                <text:p>-0.221105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00139944">
                <text:p>0.00139944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2211055">
                <text:p>-0.221105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00140112">
                <text:p>0.00140112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2211055">
                <text:p>-0.221105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0014028">
                <text:p>0.0014028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201005">
                <text:p>-0.20100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00140448">
                <text:p>0.00140448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201005">
                <text:p>-0.20100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00140616">
                <text:p>0.00140616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201005">
                <text:p>-0.20100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00140784">
                <text:p>0.00140784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2211055">
                <text:p>-0.221105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0140952">
                <text:p>0.00140952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201005">
                <text:p>-0.20100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0014112">
                <text:p>0.0014112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1809045">
                <text:p>-0.180904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00141288">
                <text:p>0.00141288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809045">
                <text:p>-0.180904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00141456">
                <text:p>0.00141456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809045">
                <text:p>-0.180904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00141624">
                <text:p>0.00141624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201005">
                <text:p>-0.20100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00141792">
                <text:p>0.00141792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809045">
                <text:p>-0.180904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0014196">
                <text:p>0.0014196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1809045">
                <text:p>-0.180904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00142128">
                <text:p>0.00142128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809045">
                <text:p>-0.180904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00142296">
                <text:p>0.00142296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00142464">
                <text:p>0.00142464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1809045">
                <text:p>-0.180904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00142632">
                <text:p>0.00142632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001428">
                <text:p>0.001428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809045">
                <text:p>-0.180904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00142968">
                <text:p>0.00142968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00143136">
                <text:p>0.00143136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00143304">
                <text:p>0.00143304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00143472">
                <text:p>0.00143472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0014364">
                <text:p>0.0014364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00143808">
                <text:p>0.00143808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00143976">
                <text:p>0.00143976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00144144">
                <text:p>0.00144144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00144312">
                <text:p>0.00144312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0014448">
                <text:p>0.0014448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00144648">
                <text:p>0.00144648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00144816">
                <text:p>0.00144816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00144984">
                <text:p>0.00144984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00145152">
                <text:p>0.00145152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0014532">
                <text:p>0.0014532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00145488">
                <text:p>0.00145488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00145656">
                <text:p>0.00145656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00145824">
                <text:p>0.00145824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0145992">
                <text:p>0.00145992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0014616">
                <text:p>0.0014616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00146328">
                <text:p>0.00146328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00146496">
                <text:p>0.00146496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00146664">
                <text:p>0.00146664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00146832">
                <text:p>0.00146832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00147">
                <text:p>0.00147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00147168">
                <text:p>0.00147168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00147336">
                <text:p>0.00147336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00147504">
                <text:p>0.00147504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00147672">
                <text:p>0.00147672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0014784">
                <text:p>0.0014784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00148008">
                <text:p>0.00148008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00148176">
                <text:p>0.00148176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00148344">
                <text:p>0.00148344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00148512">
                <text:p>0.00148512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0014868">
                <text:p>0.0014868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00148848">
                <text:p>0.00148848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00149016">
                <text:p>0.00149016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00149184">
                <text:p>0.00149184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00149352">
                <text:p>0.00149352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0014952">
                <text:p>0.0014952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00149688">
                <text:p>0.00149688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00149856">
                <text:p>0.00149856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080402">
                <text:p>-0.08040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00150024">
                <text:p>0.00150024</text:p>
              </table:table-cell>
              <table:table-cell office:value-type="float" office:value="0.4221105">
                <text:p>0.4221105</text:p>
              </table:table-cell>
              <table:table-cell office:value-type="float" office:value="0.844221">
                <text:p>0.84422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00150192">
                <text:p>0.00150192</text:p>
              </table:table-cell>
              <table:table-cell office:value-type="float" office:value="0.442211">
                <text:p>0.442211</text:p>
              </table:table-cell>
              <table:table-cell office:value-type="float" office:value="0.8241205">
                <text:p>0.824120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0015036">
                <text:p>0.0015036</text:p>
              </table:table-cell>
              <table:table-cell office:value-type="float" office:value="0.442211">
                <text:p>0.442211</text:p>
              </table:table-cell>
              <table:table-cell office:value-type="float" office:value="0.8241205">
                <text:p>0.824120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00150528">
                <text:p>0.00150528</text:p>
              </table:table-cell>
              <table:table-cell office:value-type="float" office:value="0.442211">
                <text:p>0.442211</text:p>
              </table:table-cell>
              <table:table-cell office:value-type="float" office:value="0.80402">
                <text:p>0.8040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00150696">
                <text:p>0.00150696</text:p>
              </table:table-cell>
              <table:table-cell office:value-type="float" office:value="0.442211">
                <text:p>0.442211</text:p>
              </table:table-cell>
              <table:table-cell office:value-type="float" office:value="0.7839195">
                <text:p>0.783919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00150864">
                <text:p>0.00150864</text:p>
              </table:table-cell>
              <table:table-cell office:value-type="float" office:value="0.442211">
                <text:p>0.442211</text:p>
              </table:table-cell>
              <table:table-cell office:value-type="float" office:value="0.7839195">
                <text:p>0.783919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00151032">
                <text:p>0.00151032</text:p>
              </table:table-cell>
              <table:table-cell office:value-type="float" office:value="0.442211">
                <text:p>0.442211</text:p>
              </table:table-cell>
              <table:table-cell office:value-type="float" office:value="0.763819">
                <text:p>0.76381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001512">
                <text:p>0.001512</text:p>
              </table:table-cell>
              <table:table-cell office:value-type="float" office:value="0.442211">
                <text:p>0.442211</text:p>
              </table:table-cell>
              <table:table-cell office:value-type="float" office:value="0.763819">
                <text:p>0.76381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00151368">
                <text:p>0.00151368</text:p>
              </table:table-cell>
              <table:table-cell office:value-type="float" office:value="0.442211">
                <text:p>0.442211</text:p>
              </table:table-cell>
              <table:table-cell office:value-type="float" office:value="0.7437185">
                <text:p>0.743718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00151536">
                <text:p>0.00151536</text:p>
              </table:table-cell>
              <table:table-cell office:value-type="float" office:value="0.4221105">
                <text:p>0.4221105</text:p>
              </table:table-cell>
              <table:table-cell office:value-type="float" office:value="0.723618">
                <text:p>0.723618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00151704">
                <text:p>0.00151704</text:p>
              </table:table-cell>
              <table:table-cell office:value-type="float" office:value="0.4221105">
                <text:p>0.4221105</text:p>
              </table:table-cell>
              <table:table-cell office:value-type="float" office:value="0.723618">
                <text:p>0.72361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00151872">
                <text:p>0.00151872</text:p>
              </table:table-cell>
              <table:table-cell office:value-type="float" office:value="0.442211">
                <text:p>0.442211</text:p>
              </table:table-cell>
              <table:table-cell office:value-type="float" office:value="0.7035175">
                <text:p>0.703517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0015204">
                <text:p>0.0015204</text:p>
              </table:table-cell>
              <table:table-cell office:value-type="float" office:value="0.442211">
                <text:p>0.442211</text:p>
              </table:table-cell>
              <table:table-cell office:value-type="float" office:value="0.7035175">
                <text:p>0.703517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00152208">
                <text:p>0.00152208</text:p>
              </table:table-cell>
              <table:table-cell office:value-type="float" office:value="0.442211">
                <text:p>0.442211</text:p>
              </table:table-cell>
              <table:table-cell office:value-type="float" office:value="0.683417">
                <text:p>0.68341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00152376">
                <text:p>0.00152376</text:p>
              </table:table-cell>
              <table:table-cell office:value-type="float" office:value="0.442211">
                <text:p>0.442211</text:p>
              </table:table-cell>
              <table:table-cell office:value-type="float" office:value="0.683417">
                <text:p>0.68341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00152544">
                <text:p>0.00152544</text:p>
              </table:table-cell>
              <table:table-cell office:value-type="float" office:value="0.442211">
                <text:p>0.442211</text:p>
              </table:table-cell>
              <table:table-cell office:value-type="float" office:value="0.6633165">
                <text:p>0.663316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00152712">
                <text:p>0.00152712</text:p>
              </table:table-cell>
              <table:table-cell office:value-type="float" office:value="0.442211">
                <text:p>0.442211</text:p>
              </table:table-cell>
              <table:table-cell office:value-type="float" office:value="0.643216">
                <text:p>0.64321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0015288">
                <text:p>0.0015288</text:p>
              </table:table-cell>
              <table:table-cell office:value-type="float" office:value="0.442211">
                <text:p>0.442211</text:p>
              </table:table-cell>
              <table:table-cell office:value-type="float" office:value="0.643216">
                <text:p>0.64321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00153048">
                <text:p>0.00153048</text:p>
              </table:table-cell>
              <table:table-cell office:value-type="float" office:value="0.442211">
                <text:p>0.442211</text:p>
              </table:table-cell>
              <table:table-cell office:value-type="float" office:value="0.6231155">
                <text:p>0.623115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00153216">
                <text:p>0.00153216</text:p>
              </table:table-cell>
              <table:table-cell office:value-type="float" office:value="0.442211">
                <text:p>0.442211</text:p>
              </table:table-cell>
              <table:table-cell office:value-type="float" office:value="0.6231155">
                <text:p>0.623115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00153384">
                <text:p>0.00153384</text:p>
              </table:table-cell>
              <table:table-cell office:value-type="float" office:value="0.442211">
                <text:p>0.442211</text:p>
              </table:table-cell>
              <table:table-cell office:value-type="float" office:value="0.603015">
                <text:p>0.60301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00153552">
                <text:p>0.00153552</text:p>
              </table:table-cell>
              <table:table-cell office:value-type="float" office:value="0.442211">
                <text:p>0.442211</text:p>
              </table:table-cell>
              <table:table-cell office:value-type="float" office:value="0.603015">
                <text:p>0.60301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0015372">
                <text:p>0.0015372</text:p>
              </table:table-cell>
              <table:table-cell office:value-type="float" office:value="0.4623115">
                <text:p>0.4623115</text:p>
              </table:table-cell>
              <table:table-cell office:value-type="float" office:value="0.5829145">
                <text:p>0.582914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00153888">
                <text:p>0.00153888</text:p>
              </table:table-cell>
              <table:table-cell office:value-type="float" office:value="0.442211">
                <text:p>0.442211</text:p>
              </table:table-cell>
              <table:table-cell office:value-type="float" office:value="0.562814">
                <text:p>0.56281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00154056">
                <text:p>0.00154056</text:p>
              </table:table-cell>
              <table:table-cell office:value-type="float" office:value="0.442211">
                <text:p>0.442211</text:p>
              </table:table-cell>
              <table:table-cell office:value-type="float" office:value="0.562814">
                <text:p>0.56281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00154224">
                <text:p>0.00154224</text:p>
              </table:table-cell>
              <table:table-cell office:value-type="float" office:value="0.4623115">
                <text:p>0.4623115</text:p>
              </table:table-cell>
              <table:table-cell office:value-type="float" office:value="0.562814">
                <text:p>0.56281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00154392">
                <text:p>0.00154392</text:p>
              </table:table-cell>
              <table:table-cell office:value-type="float" office:value="0.442211">
                <text:p>0.442211</text:p>
              </table:table-cell>
              <table:table-cell office:value-type="float" office:value="0.562814">
                <text:p>0.56281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0015456">
                <text:p>0.0015456</text:p>
              </table:table-cell>
              <table:table-cell office:value-type="float" office:value="0.442211">
                <text:p>0.442211</text:p>
              </table:table-cell>
              <table:table-cell office:value-type="float" office:value="0.5427135">
                <text:p>0.542713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00154728">
                <text:p>0.00154728</text:p>
              </table:table-cell>
              <table:table-cell office:value-type="float" office:value="0.442211">
                <text:p>0.442211</text:p>
              </table:table-cell>
              <table:table-cell office:value-type="float" office:value="0.5427135">
                <text:p>0.542713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00154896">
                <text:p>0.00154896</text:p>
              </table:table-cell>
              <table:table-cell office:value-type="float" office:value="0.442211">
                <text:p>0.442211</text:p>
              </table:table-cell>
              <table:table-cell office:value-type="float" office:value="0.522613">
                <text:p>0.52261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00155064">
                <text:p>0.00155064</text:p>
              </table:table-cell>
              <table:table-cell office:value-type="float" office:value="0.4623115">
                <text:p>0.4623115</text:p>
              </table:table-cell>
              <table:table-cell office:value-type="float" office:value="0.522613">
                <text:p>0.52261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00155232">
                <text:p>0.00155232</text:p>
              </table:table-cell>
              <table:table-cell office:value-type="float" office:value="0.442211">
                <text:p>0.442211</text:p>
              </table:table-cell>
              <table:table-cell office:value-type="float" office:value="0.522613">
                <text:p>0.52261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001554">
                <text:p>0.001554</text:p>
              </table:table-cell>
              <table:table-cell office:value-type="float" office:value="0.442211">
                <text:p>0.44221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00155568">
                <text:p>0.00155568</text:p>
              </table:table-cell>
              <table:table-cell office:value-type="float" office:value="0.4623115">
                <text:p>0.4623115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00155736">
                <text:p>0.00155736</text:p>
              </table:table-cell>
              <table:table-cell office:value-type="float" office:value="0.442211">
                <text:p>0.44221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00155904">
                <text:p>0.00155904</text:p>
              </table:table-cell>
              <table:table-cell office:value-type="float" office:value="0.4623115">
                <text:p>0.4623115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00156072">
                <text:p>0.00156072</text:p>
              </table:table-cell>
              <table:table-cell office:value-type="float" office:value="0.4623115">
                <text:p>0.4623115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0015624">
                <text:p>0.0015624</text:p>
              </table:table-cell>
              <table:table-cell office:value-type="float" office:value="0.4623115">
                <text:p>0.4623115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00156408">
                <text:p>0.00156408</text:p>
              </table:table-cell>
              <table:table-cell office:value-type="float" office:value="0.442211">
                <text:p>0.442211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00156576">
                <text:p>0.00156576</text:p>
              </table:table-cell>
              <table:table-cell office:value-type="float" office:value="0.4623115">
                <text:p>0.4623115</text:p>
              </table:table-cell>
              <table:table-cell office:value-type="float" office:value="0.442211">
                <text:p>0.44221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00156744">
                <text:p>0.00156744</text:p>
              </table:table-cell>
              <table:table-cell office:value-type="float" office:value="0.4623115">
                <text:p>0.4623115</text:p>
              </table:table-cell>
              <table:table-cell office:value-type="float" office:value="0.4221105">
                <text:p>0.422110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00156912">
                <text:p>0.00156912</text:p>
              </table:table-cell>
              <table:table-cell office:value-type="float" office:value="0.4623115">
                <text:p>0.4623115</text:p>
              </table:table-cell>
              <table:table-cell office:value-type="float" office:value="0.442211">
                <text:p>0.44221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0015708">
                <text:p>0.0015708</text:p>
              </table:table-cell>
              <table:table-cell office:value-type="float" office:value="0.442211">
                <text:p>0.442211</text:p>
              </table:table-cell>
              <table:table-cell office:value-type="float" office:value="0.4221105">
                <text:p>0.422110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00157248">
                <text:p>0.00157248</text:p>
              </table:table-cell>
              <table:table-cell office:value-type="float" office:value="0.442211">
                <text:p>0.442211</text:p>
              </table:table-cell>
              <table:table-cell office:value-type="float" office:value="0.4221105">
                <text:p>0.422110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00157416">
                <text:p>0.00157416</text:p>
              </table:table-cell>
              <table:table-cell office:value-type="float" office:value="0.442211">
                <text:p>0.442211</text:p>
              </table:table-cell>
              <table:table-cell office:value-type="float" office:value="0.40201">
                <text:p>0.4020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00157584">
                <text:p>0.00157584</text:p>
              </table:table-cell>
              <table:table-cell office:value-type="float" office:value="0.442211">
                <text:p>0.442211</text:p>
              </table:table-cell>
              <table:table-cell office:value-type="float" office:value="0.4221105">
                <text:p>0.422110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00157752">
                <text:p>0.00157752</text:p>
              </table:table-cell>
              <table:table-cell office:value-type="float" office:value="0.442211">
                <text:p>0.442211</text:p>
              </table:table-cell>
              <table:table-cell office:value-type="float" office:value="0.3819095">
                <text:p>0.381909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0015792">
                <text:p>0.0015792</text:p>
              </table:table-cell>
              <table:table-cell office:value-type="float" office:value="0.442211">
                <text:p>0.442211</text:p>
              </table:table-cell>
              <table:table-cell office:value-type="float" office:value="0.3819095">
                <text:p>0.381909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00158088">
                <text:p>0.00158088</text:p>
              </table:table-cell>
              <table:table-cell office:value-type="float" office:value="0.4623115">
                <text:p>0.4623115</text:p>
              </table:table-cell>
              <table:table-cell office:value-type="float" office:value="0.3819095">
                <text:p>0.381909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00158256">
                <text:p>0.00158256</text:p>
              </table:table-cell>
              <table:table-cell office:value-type="float" office:value="0.4623115">
                <text:p>0.4623115</text:p>
              </table:table-cell>
              <table:table-cell office:value-type="float" office:value="0.3819095">
                <text:p>0.381909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00158424">
                <text:p>0.00158424</text:p>
              </table:table-cell>
              <table:table-cell office:value-type="float" office:value="0.4623115">
                <text:p>0.4623115</text:p>
              </table:table-cell>
              <table:table-cell office:value-type="float" office:value="0.3819095">
                <text:p>0.381909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00158592">
                <text:p>0.00158592</text:p>
              </table:table-cell>
              <table:table-cell office:value-type="float" office:value="0.442211">
                <text:p>0.442211</text:p>
              </table:table-cell>
              <table:table-cell office:value-type="float" office:value="0.361809">
                <text:p>0.36180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0015876">
                <text:p>0.0015876</text:p>
              </table:table-cell>
              <table:table-cell office:value-type="float" office:value="0.4623115">
                <text:p>0.4623115</text:p>
              </table:table-cell>
              <table:table-cell office:value-type="float" office:value="0.361809">
                <text:p>0.36180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00158928">
                <text:p>0.00158928</text:p>
              </table:table-cell>
              <table:table-cell office:value-type="float" office:value="0.4623115">
                <text:p>0.4623115</text:p>
              </table:table-cell>
              <table:table-cell office:value-type="float" office:value="0.361809">
                <text:p>0.36180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00159096">
                <text:p>0.00159096</text:p>
              </table:table-cell>
              <table:table-cell office:value-type="float" office:value="0.442211">
                <text:p>0.442211</text:p>
              </table:table-cell>
              <table:table-cell office:value-type="float" office:value="0.3417085">
                <text:p>0.341708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00159264">
                <text:p>0.00159264</text:p>
              </table:table-cell>
              <table:table-cell office:value-type="float" office:value="0.4623115">
                <text:p>0.4623115</text:p>
              </table:table-cell>
              <table:table-cell office:value-type="float" office:value="0.3417085">
                <text:p>0.341708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00159432">
                <text:p>0.00159432</text:p>
              </table:table-cell>
              <table:table-cell office:value-type="float" office:value="0.442211">
                <text:p>0.442211</text:p>
              </table:table-cell>
              <table:table-cell office:value-type="float" office:value="0.321608">
                <text:p>0.32160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001596">
                <text:p>0.001596</text:p>
              </table:table-cell>
              <table:table-cell office:value-type="float" office:value="0.4623115">
                <text:p>0.4623115</text:p>
              </table:table-cell>
              <table:table-cell office:value-type="float" office:value="0.3417085">
                <text:p>0.341708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00159768">
                <text:p>0.00159768</text:p>
              </table:table-cell>
              <table:table-cell office:value-type="float" office:value="0.4623115">
                <text:p>0.4623115</text:p>
              </table:table-cell>
              <table:table-cell office:value-type="float" office:value="0.3417085">
                <text:p>0.341708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00159936">
                <text:p>0.00159936</text:p>
              </table:table-cell>
              <table:table-cell office:value-type="float" office:value="0.4623115">
                <text:p>0.4623115</text:p>
              </table:table-cell>
              <table:table-cell office:value-type="float" office:value="0.321608">
                <text:p>0.32160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00160104">
                <text:p>0.00160104</text:p>
              </table:table-cell>
              <table:table-cell office:value-type="float" office:value="0.4623115">
                <text:p>0.4623115</text:p>
              </table:table-cell>
              <table:table-cell office:value-type="float" office:value="0.321608">
                <text:p>0.321608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00160272">
                <text:p>0.00160272</text:p>
              </table:table-cell>
              <table:table-cell office:value-type="float" office:value="0.4623115">
                <text:p>0.4623115</text:p>
              </table:table-cell>
              <table:table-cell office:value-type="float" office:value="0.321608">
                <text:p>0.32160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0016044">
                <text:p>0.0016044</text:p>
              </table:table-cell>
              <table:table-cell office:value-type="float" office:value="0.4623115">
                <text:p>0.4623115</text:p>
              </table:table-cell>
              <table:table-cell office:value-type="float" office:value="0.3015075">
                <text:p>0.301507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00160608">
                <text:p>0.00160608</text:p>
              </table:table-cell>
              <table:table-cell office:value-type="float" office:value="0.4623115">
                <text:p>0.4623115</text:p>
              </table:table-cell>
              <table:table-cell office:value-type="float" office:value="0.3015075">
                <text:p>0.301507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00160776">
                <text:p>0.00160776</text:p>
              </table:table-cell>
              <table:table-cell office:value-type="float" office:value="0.442211">
                <text:p>0.442211</text:p>
              </table:table-cell>
              <table:table-cell office:value-type="float" office:value="0.3015075">
                <text:p>0.301507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00160944">
                <text:p>0.00160944</text:p>
              </table:table-cell>
              <table:table-cell office:value-type="float" office:value="0.4623115">
                <text:p>0.4623115</text:p>
              </table:table-cell>
              <table:table-cell office:value-type="float" office:value="0.281407">
                <text:p>0.281407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00161112">
                <text:p>0.00161112</text:p>
              </table:table-cell>
              <table:table-cell office:value-type="float" office:value="0.4623115">
                <text:p>0.4623115</text:p>
              </table:table-cell>
              <table:table-cell office:value-type="float" office:value="0.281407">
                <text:p>0.28140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0016128">
                <text:p>0.0016128</text:p>
              </table:table-cell>
              <table:table-cell office:value-type="float" office:value="0.482412">
                <text:p>0.482412</text:p>
              </table:table-cell>
              <table:table-cell office:value-type="float" office:value="0.281407">
                <text:p>0.28140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00161448">
                <text:p>0.00161448</text:p>
              </table:table-cell>
              <table:table-cell office:value-type="float" office:value="0.442211">
                <text:p>0.442211</text:p>
              </table:table-cell>
              <table:table-cell office:value-type="float" office:value="0.2613065">
                <text:p>0.261306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00161616">
                <text:p>0.00161616</text:p>
              </table:table-cell>
              <table:table-cell office:value-type="float" office:value="0.4623115">
                <text:p>0.4623115</text:p>
              </table:table-cell>
              <table:table-cell office:value-type="float" office:value="0.2613065">
                <text:p>0.261306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00161784">
                <text:p>0.00161784</text:p>
              </table:table-cell>
              <table:table-cell office:value-type="float" office:value="0.482412">
                <text:p>0.482412</text:p>
              </table:table-cell>
              <table:table-cell office:value-type="float" office:value="0.2613065">
                <text:p>0.261306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00161952">
                <text:p>0.00161952</text:p>
              </table:table-cell>
              <table:table-cell office:value-type="float" office:value="0.4623115">
                <text:p>0.4623115</text:p>
              </table:table-cell>
              <table:table-cell office:value-type="float" office:value="0.2613065">
                <text:p>0.261306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0016212">
                <text:p>0.0016212</text:p>
              </table:table-cell>
              <table:table-cell office:value-type="float" office:value="0.4623115">
                <text:p>0.4623115</text:p>
              </table:table-cell>
              <table:table-cell office:value-type="float" office:value="0.2613065">
                <text:p>0.261306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00162288">
                <text:p>0.00162288</text:p>
              </table:table-cell>
              <table:table-cell office:value-type="float" office:value="0.4623115">
                <text:p>0.4623115</text:p>
              </table:table-cell>
              <table:table-cell office:value-type="float" office:value="0.2613065">
                <text:p>0.261306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00162456">
                <text:p>0.00162456</text:p>
              </table:table-cell>
              <table:table-cell office:value-type="float" office:value="0.4623115">
                <text:p>0.4623115</text:p>
              </table:table-cell>
              <table:table-cell office:value-type="float" office:value="0.241206">
                <text:p>0.24120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00162624">
                <text:p>0.00162624</text:p>
              </table:table-cell>
              <table:table-cell office:value-type="float" office:value="0.4623115">
                <text:p>0.4623115</text:p>
              </table:table-cell>
              <table:table-cell office:value-type="float" office:value="0.241206">
                <text:p>0.24120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00162792">
                <text:p>0.00162792</text:p>
              </table:table-cell>
              <table:table-cell office:value-type="float" office:value="0.4623115">
                <text:p>0.4623115</text:p>
              </table:table-cell>
              <table:table-cell office:value-type="float" office:value="0.241206">
                <text:p>0.24120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0016296">
                <text:p>0.0016296</text:p>
              </table:table-cell>
              <table:table-cell office:value-type="float" office:value="0.4623115">
                <text:p>0.4623115</text:p>
              </table:table-cell>
              <table:table-cell office:value-type="float" office:value="0.241206">
                <text:p>0.24120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00163128">
                <text:p>0.00163128</text:p>
              </table:table-cell>
              <table:table-cell office:value-type="float" office:value="0.4623115">
                <text:p>0.4623115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00163296">
                <text:p>0.00163296</text:p>
              </table:table-cell>
              <table:table-cell office:value-type="float" office:value="0.482412">
                <text:p>0.482412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00163464">
                <text:p>0.00163464</text:p>
              </table:table-cell>
              <table:table-cell office:value-type="float" office:value="0.4623115">
                <text:p>0.4623115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00163632">
                <text:p>0.00163632</text:p>
              </table:table-cell>
              <table:table-cell office:value-type="float" office:value="0.442211">
                <text:p>0.442211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001638">
                <text:p>0.001638</text:p>
              </table:table-cell>
              <table:table-cell office:value-type="float" office:value="0.4623115">
                <text:p>0.4623115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00163968">
                <text:p>0.00163968</text:p>
              </table:table-cell>
              <table:table-cell office:value-type="float" office:value="0.4623115">
                <text:p>0.4623115</text:p>
              </table:table-cell>
              <table:table-cell office:value-type="float" office:value="0.2211055">
                <text:p>0.221105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00164136">
                <text:p>0.00164136</text:p>
              </table:table-cell>
              <table:table-cell office:value-type="float" office:value="0.4623115">
                <text:p>0.4623115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00164304">
                <text:p>0.00164304</text:p>
              </table:table-cell>
              <table:table-cell office:value-type="float" office:value="0.482412">
                <text:p>0.482412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00164472">
                <text:p>0.00164472</text:p>
              </table:table-cell>
              <table:table-cell office:value-type="float" office:value="0.4623115">
                <text:p>0.4623115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0016464">
                <text:p>0.0016464</text:p>
              </table:table-cell>
              <table:table-cell office:value-type="float" office:value="0.482412">
                <text:p>0.482412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00164808">
                <text:p>0.00164808</text:p>
              </table:table-cell>
              <table:table-cell office:value-type="float" office:value="0.4623115">
                <text:p>0.4623115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00164976">
                <text:p>0.00164976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00165144">
                <text:p>0.00165144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00165312">
                <text:p>0.00165312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0016548">
                <text:p>0.0016548</text:p>
              </table:table-cell>
              <table:table-cell office:value-type="float" office:value="0.4623115">
                <text:p>0.4623115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00165648">
                <text:p>0.00165648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00165816">
                <text:p>0.00165816</text:p>
              </table:table-cell>
              <table:table-cell office:value-type="float" office:value="0.482412">
                <text:p>0.482412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00165984">
                <text:p>0.00165984</text:p>
              </table:table-cell>
              <table:table-cell office:value-type="float" office:value="0.442211">
                <text:p>0.442211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00166152">
                <text:p>0.00166152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0016632">
                <text:p>0.0016632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00166488">
                <text:p>0.00166488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00166656">
                <text:p>0.00166656</text:p>
              </table:table-cell>
              <table:table-cell office:value-type="float" office:value="0.482412">
                <text:p>0.482412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00166824">
                <text:p>0.00166824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00166992">
                <text:p>0.00166992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60804">
                <text:p>0.16080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0016716">
                <text:p>0.0016716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00167328">
                <text:p>0.00167328</text:p>
              </table:table-cell>
              <table:table-cell office:value-type="float" office:value="0.482412">
                <text:p>0.482412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00167496">
                <text:p>0.00167496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00167664">
                <text:p>0.00167664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0167832">
                <text:p>0.00167832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00168">
                <text:p>0.00168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00168168">
                <text:p>0.00168168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00168336">
                <text:p>0.00168336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00168504">
                <text:p>0.00168504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00168672">
                <text:p>0.00168672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0016884">
                <text:p>0.0016884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00169008">
                <text:p>0.00169008</text:p>
              </table:table-cell>
              <table:table-cell office:value-type="float" office:value="0.482412">
                <text:p>0.482412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00169176">
                <text:p>0.00169176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00169344">
                <text:p>0.00169344</text:p>
              </table:table-cell>
              <table:table-cell office:value-type="float" office:value="0.482412">
                <text:p>0.482412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00169512">
                <text:p>0.00169512</text:p>
              </table:table-cell>
              <table:table-cell office:value-type="float" office:value="0.482412">
                <text:p>0.482412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0016968">
                <text:p>0.0016968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00169848">
                <text:p>0.00169848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00170016">
                <text:p>0.00170016</text:p>
              </table:table-cell>
              <table:table-cell office:value-type="float" office:value="0.482412">
                <text:p>0.482412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00170184">
                <text:p>0.00170184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00170352">
                <text:p>0.00170352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0017052">
                <text:p>0.0017052</text:p>
              </table:table-cell>
              <table:table-cell office:value-type="float" office:value="0.482412">
                <text:p>0.482412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00170688">
                <text:p>0.00170688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00170856">
                <text:p>0.00170856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00171024">
                <text:p>0.00171024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00171192">
                <text:p>0.00171192</text:p>
              </table:table-cell>
              <table:table-cell office:value-type="float" office:value="0.482412">
                <text:p>0.482412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0017136">
                <text:p>0.0017136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00171528">
                <text:p>0.00171528</text:p>
              </table:table-cell>
              <table:table-cell office:value-type="float" office:value="0.4623115">
                <text:p>0.4623115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00171696">
                <text:p>0.00171696</text:p>
              </table:table-cell>
              <table:table-cell office:value-type="float" office:value="0.482412">
                <text:p>0.482412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00171864">
                <text:p>0.00171864</text:p>
              </table:table-cell>
              <table:table-cell office:value-type="float" office:value="0.482412">
                <text:p>0.482412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00172032">
                <text:p>0.00172032</text:p>
              </table:table-cell>
              <table:table-cell office:value-type="float" office:value="0.4623115">
                <text:p>0.4623115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001722">
                <text:p>0.001722</text:p>
              </table:table-cell>
              <table:table-cell office:value-type="float" office:value="0.4623115">
                <text:p>0.4623115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00172368">
                <text:p>0.00172368</text:p>
              </table:table-cell>
              <table:table-cell office:value-type="float" office:value="0.4623115">
                <text:p>0.4623115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00172536">
                <text:p>0.00172536</text:p>
              </table:table-cell>
              <table:table-cell office:value-type="float" office:value="0.482412">
                <text:p>0.482412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00172704">
                <text:p>0.00172704</text:p>
              </table:table-cell>
              <table:table-cell office:value-type="float" office:value="0.4623115">
                <text:p>0.4623115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00172872">
                <text:p>0.00172872</text:p>
              </table:table-cell>
              <table:table-cell office:value-type="float" office:value="0.482412">
                <text:p>0.482412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0017304">
                <text:p>0.0017304</text:p>
              </table:table-cell>
              <table:table-cell office:value-type="float" office:value="0.4623115">
                <text:p>0.4623115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00173208">
                <text:p>0.00173208</text:p>
              </table:table-cell>
              <table:table-cell office:value-type="float" office:value="0.482412">
                <text:p>0.482412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00173376">
                <text:p>0.00173376</text:p>
              </table:table-cell>
              <table:table-cell office:value-type="float" office:value="0.482412">
                <text:p>0.482412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00173544">
                <text:p>0.00173544</text:p>
              </table:table-cell>
              <table:table-cell office:value-type="float" office:value="0.482412">
                <text:p>0.482412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00173712">
                <text:p>0.00173712</text:p>
              </table:table-cell>
              <table:table-cell office:value-type="float" office:value="0.4623115">
                <text:p>0.4623115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0017388">
                <text:p>0.0017388</text:p>
              </table:table-cell>
              <table:table-cell office:value-type="float" office:value="0.482412">
                <text:p>0.482412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00174048">
                <text:p>0.00174048</text:p>
              </table:table-cell>
              <table:table-cell office:value-type="float" office:value="0.4623115">
                <text:p>0.4623115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00174216">
                <text:p>0.00174216</text:p>
              </table:table-cell>
              <table:table-cell office:value-type="float" office:value="0.4623115">
                <text:p>0.4623115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00174384">
                <text:p>0.00174384</text:p>
              </table:table-cell>
              <table:table-cell office:value-type="float" office:value="0.4623115">
                <text:p>0.4623115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00174552">
                <text:p>0.00174552</text:p>
              </table:table-cell>
              <table:table-cell office:value-type="float" office:value="0.4623115">
                <text:p>0.4623115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0017472">
                <text:p>0.0017472</text:p>
              </table:table-cell>
              <table:table-cell office:value-type="float" office:value="0.4623115">
                <text:p>0.4623115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00174888">
                <text:p>0.00174888</text:p>
              </table:table-cell>
              <table:table-cell office:value-type="float" office:value="0.482412">
                <text:p>0.482412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00175056">
                <text:p>0.00175056</text:p>
              </table:table-cell>
              <table:table-cell office:value-type="float" office:value="0.482412">
                <text:p>0.482412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00175224">
                <text:p>0.00175224</text:p>
              </table:table-cell>
              <table:table-cell office:value-type="float" office:value="-0.482412">
                <text:p>-0.482412</text:p>
              </table:table-cell>
              <table:table-cell office:value-type="float" office:value="-0.884422">
                <text:p>-0.884422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00175392">
                <text:p>0.00175392</text:p>
              </table:table-cell>
              <table:table-cell office:value-type="float" office:value="-0.482412">
                <text:p>-0.482412</text:p>
              </table:table-cell>
              <table:table-cell office:value-type="float" office:value="-0.8643215">
                <text:p>-0.8643215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0017556">
                <text:p>0.0017556</text:p>
              </table:table-cell>
              <table:table-cell office:value-type="float" office:value="-0.482412">
                <text:p>-0.482412</text:p>
              </table:table-cell>
              <table:table-cell office:value-type="float" office:value="-0.844221">
                <text:p>-0.844221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00175728">
                <text:p>0.00175728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8241205">
                <text:p>-0.8241205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00175896">
                <text:p>0.00175896</text:p>
              </table:table-cell>
              <table:table-cell office:value-type="float" office:value="-0.482412">
                <text:p>-0.482412</text:p>
              </table:table-cell>
              <table:table-cell office:value-type="float" office:value="-0.8241205">
                <text:p>-0.8241205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00176064">
                <text:p>0.00176064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80402">
                <text:p>-0.80402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00176232">
                <text:p>0.00176232</text:p>
              </table:table-cell>
              <table:table-cell office:value-type="float" office:value="-0.482412">
                <text:p>-0.482412</text:p>
              </table:table-cell>
              <table:table-cell office:value-type="float" office:value="-0.80402">
                <text:p>-0.80402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001764">
                <text:p>0.001764</text:p>
              </table:table-cell>
              <table:table-cell office:value-type="float" office:value="-0.482412">
                <text:p>-0.482412</text:p>
              </table:table-cell>
              <table:table-cell office:value-type="float" office:value="-0.7839195">
                <text:p>-0.7839195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00176568">
                <text:p>0.00176568</text:p>
              </table:table-cell>
              <table:table-cell office:value-type="float" office:value="-0.482412">
                <text:p>-0.482412</text:p>
              </table:table-cell>
              <table:table-cell office:value-type="float" office:value="-0.7839195">
                <text:p>-0.7839195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00176736">
                <text:p>0.00176736</text:p>
              </table:table-cell>
              <table:table-cell office:value-type="float" office:value="-0.482412">
                <text:p>-0.482412</text:p>
              </table:table-cell>
              <table:table-cell office:value-type="float" office:value="-0.763819">
                <text:p>-0.763819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00176904">
                <text:p>0.00176904</text:p>
              </table:table-cell>
              <table:table-cell office:value-type="float" office:value="-0.482412">
                <text:p>-0.482412</text:p>
              </table:table-cell>
              <table:table-cell office:value-type="float" office:value="-0.7437185">
                <text:p>-0.7437185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00177072">
                <text:p>0.00177072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7437185">
                <text:p>-0.7437185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0017724">
                <text:p>0.0017724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723618">
                <text:p>-0.723618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00177408">
                <text:p>0.00177408</text:p>
              </table:table-cell>
              <table:table-cell office:value-type="float" office:value="-0.482412">
                <text:p>-0.482412</text:p>
              </table:table-cell>
              <table:table-cell office:value-type="float" office:value="-0.7035175">
                <text:p>-0.7035175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00177576">
                <text:p>0.00177576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683417">
                <text:p>-0.683417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00177744">
                <text:p>0.00177744</text:p>
              </table:table-cell>
              <table:table-cell office:value-type="float" office:value="-0.482412">
                <text:p>-0.482412</text:p>
              </table:table-cell>
              <table:table-cell office:value-type="float" office:value="-0.683417">
                <text:p>-0.683417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.00177912">
                <text:p>0.00177912</text:p>
              </table:table-cell>
              <table:table-cell office:value-type="float" office:value="-0.482412">
                <text:p>-0.482412</text:p>
              </table:table-cell>
              <table:table-cell office:value-type="float" office:value="-0.683417">
                <text:p>-0.683417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0017808">
                <text:p>0.0017808</text:p>
              </table:table-cell>
              <table:table-cell office:value-type="float" office:value="-0.482412">
                <text:p>-0.482412</text:p>
              </table:table-cell>
              <table:table-cell office:value-type="float" office:value="-0.6633165">
                <text:p>-0.6633165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00178248">
                <text:p>0.00178248</text:p>
              </table:table-cell>
              <table:table-cell office:value-type="float" office:value="-0.482412">
                <text:p>-0.482412</text:p>
              </table:table-cell>
              <table:table-cell office:value-type="float" office:value="-0.6633165">
                <text:p>-0.6633165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00178416">
                <text:p>0.00178416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643216">
                <text:p>-0.643216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.00178584">
                <text:p>0.00178584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643216">
                <text:p>-0.643216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.00178752">
                <text:p>0.00178752</text:p>
              </table:table-cell>
              <table:table-cell office:value-type="float" office:value="-0.482412">
                <text:p>-0.482412</text:p>
              </table:table-cell>
              <table:table-cell office:value-type="float" office:value="-0.6231155">
                <text:p>-0.6231155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0017892">
                <text:p>0.0017892</text:p>
              </table:table-cell>
              <table:table-cell office:value-type="float" office:value="-0.482412">
                <text:p>-0.482412</text:p>
              </table:table-cell>
              <table:table-cell office:value-type="float" office:value="-0.6231155">
                <text:p>-0.6231155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00179088">
                <text:p>0.00179088</text:p>
              </table:table-cell>
              <table:table-cell office:value-type="float" office:value="-0.482412">
                <text:p>-0.482412</text:p>
              </table:table-cell>
              <table:table-cell office:value-type="float" office:value="-0.603015">
                <text:p>-0.603015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.00179256">
                <text:p>0.00179256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603015">
                <text:p>-0.603015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00179424">
                <text:p>0.00179424</text:p>
              </table:table-cell>
              <table:table-cell office:value-type="float" office:value="-0.482412">
                <text:p>-0.482412</text:p>
              </table:table-cell>
              <table:table-cell office:value-type="float" office:value="-0.5829145">
                <text:p>-0.5829145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.00179592">
                <text:p>0.00179592</text:p>
              </table:table-cell>
              <table:table-cell office:value-type="float" office:value="-0.482412">
                <text:p>-0.482412</text:p>
              </table:table-cell>
              <table:table-cell office:value-type="float" office:value="-0.5829145">
                <text:p>-0.5829145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0017976">
                <text:p>0.0017976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562814">
                <text:p>-0.562814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00179928">
                <text:p>0.00179928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562814">
                <text:p>-0.562814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.00180096">
                <text:p>0.00180096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5427135">
                <text:p>-0.5427135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.00180264">
                <text:p>0.00180264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5427135">
                <text:p>-0.5427135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.00180432">
                <text:p>0.00180432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.001806">
                <text:p>0.001806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.00180768">
                <text:p>0.00180768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00180936">
                <text:p>0.00180936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00181104">
                <text:p>0.00181104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00181272">
                <text:p>0.00181272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0018144">
                <text:p>0.0018144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482412">
                <text:p>-0.482412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.00181608">
                <text:p>0.00181608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4623115">
                <text:p>-0.4623115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.00181776">
                <text:p>0.00181776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4623115">
                <text:p>-0.4623115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.00181944">
                <text:p>0.00181944</text:p>
              </table:table-cell>
              <table:table-cell office:value-type="float" office:value="-0.482412">
                <text:p>-0.482412</text:p>
              </table:table-cell>
              <table:table-cell office:value-type="float" office:value="-0.4623115">
                <text:p>-0.4623115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.00182112">
                <text:p>0.00182112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4623115">
                <text:p>-0.4623115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.0018228">
                <text:p>0.0018228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442211">
                <text:p>-0.442211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.00182448">
                <text:p>0.00182448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4623115">
                <text:p>-0.4623115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.00182616">
                <text:p>0.00182616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442211">
                <text:p>-0.442211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.00182784">
                <text:p>0.00182784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442211">
                <text:p>-0.442211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.00182952">
                <text:p>0.00182952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4221105">
                <text:p>-0.4221105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.0018312">
                <text:p>0.0018312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40201">
                <text:p>-0.40201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.00183288">
                <text:p>0.00183288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40201">
                <text:p>-0.40201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.00183456">
                <text:p>0.00183456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40201">
                <text:p>-0.40201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.00183624">
                <text:p>0.00183624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40201">
                <text:p>-0.40201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.00183792">
                <text:p>0.00183792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40201">
                <text:p>-0.40201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.0018396">
                <text:p>0.0018396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40201">
                <text:p>-0.40201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.00184128">
                <text:p>0.00184128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3819095">
                <text:p>-0.3819095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.00184296">
                <text:p>0.00184296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3819095">
                <text:p>-0.3819095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.00184464">
                <text:p>0.00184464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361809">
                <text:p>-0.361809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00184632">
                <text:p>0.00184632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361809">
                <text:p>-0.361809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.001848">
                <text:p>0.001848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361809">
                <text:p>-0.361809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.00184968">
                <text:p>0.00184968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3417085">
                <text:p>-0.3417085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.00185136">
                <text:p>0.00185136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3417085">
                <text:p>-0.3417085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.00185304">
                <text:p>0.00185304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3417085">
                <text:p>-0.3417085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.00185472">
                <text:p>0.00185472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3417085">
                <text:p>-0.3417085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.0018564">
                <text:p>0.0018564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321608">
                <text:p>-0.321608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.00185808">
                <text:p>0.00185808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321608">
                <text:p>-0.321608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.00185976">
                <text:p>0.00185976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321608">
                <text:p>-0.321608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.00186144">
                <text:p>0.00186144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321608">
                <text:p>-0.321608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.00186312">
                <text:p>0.00186312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3015075">
                <text:p>-0.3015075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.0018648">
                <text:p>0.0018648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3015075">
                <text:p>-0.3015075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.00186648">
                <text:p>0.00186648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3015075">
                <text:p>-0.3015075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.00186816">
                <text:p>0.00186816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3015075">
                <text:p>-0.3015075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.00186984">
                <text:p>0.00186984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281407">
                <text:p>-0.281407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.00187152">
                <text:p>0.00187152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281407">
                <text:p>-0.281407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.0018732">
                <text:p>0.0018732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281407">
                <text:p>-0.281407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.00187488">
                <text:p>0.00187488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2613065">
                <text:p>-0.2613065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.00187656">
                <text:p>0.00187656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281407">
                <text:p>-0.281407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.00187824">
                <text:p>0.00187824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2613065">
                <text:p>-0.2613065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.00187992">
                <text:p>0.00187992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2613065">
                <text:p>-0.2613065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.0018816">
                <text:p>0.0018816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241206">
                <text:p>-0.241206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.00188328">
                <text:p>0.00188328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2613065">
                <text:p>-0.2613065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.00188496">
                <text:p>0.00188496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2613065">
                <text:p>-0.2613065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.00188664">
                <text:p>0.00188664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241206">
                <text:p>-0.241206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.00188832">
                <text:p>0.00188832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241206">
                <text:p>-0.241206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.00189">
                <text:p>0.00189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241206">
                <text:p>-0.241206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.00189168">
                <text:p>0.00189168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241206">
                <text:p>-0.241206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.00189336">
                <text:p>0.00189336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2211055">
                <text:p>-0.2211055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.00189504">
                <text:p>0.00189504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2211055">
                <text:p>-0.2211055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.00189672">
                <text:p>0.00189672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2211055">
                <text:p>-0.2211055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.0018984">
                <text:p>0.0018984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2211055">
                <text:p>-0.2211055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.00190008">
                <text:p>0.00190008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201005">
                <text:p>-0.201005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.00190176">
                <text:p>0.00190176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2211055">
                <text:p>-0.2211055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.00190344">
                <text:p>0.00190344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2211055">
                <text:p>-0.2211055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.00190512">
                <text:p>0.00190512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201005">
                <text:p>-0.201005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.0019068">
                <text:p>0.0019068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201005">
                <text:p>-0.201005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.00190848">
                <text:p>0.00190848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201005">
                <text:p>-0.201005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.00191016">
                <text:p>0.00191016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201005">
                <text:p>-0.201005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.00191184">
                <text:p>0.00191184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201005">
                <text:p>-0.201005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.00191352">
                <text:p>0.00191352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1809045">
                <text:p>-0.1809045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.0019152">
                <text:p>0.0019152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809045">
                <text:p>-0.1809045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.00191688">
                <text:p>0.00191688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201005">
                <text:p>-0.201005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.00191856">
                <text:p>0.00191856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809045">
                <text:p>-0.1809045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.00192024">
                <text:p>0.00192024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1809045">
                <text:p>-0.1809045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.00192192">
                <text:p>0.00192192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809045">
                <text:p>-0.1809045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.0019236">
                <text:p>0.0019236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809045">
                <text:p>-0.1809045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.00192528">
                <text:p>0.00192528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809045">
                <text:p>-0.1809045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.00192696">
                <text:p>0.00192696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.00192864">
                <text:p>0.00192864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.00193032">
                <text:p>0.00193032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.001932">
                <text:p>0.001932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.00193368">
                <text:p>0.00193368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.00193536">
                <text:p>0.00193536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.00193704">
                <text:p>0.00193704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.00193872">
                <text:p>0.00193872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.0019404">
                <text:p>0.0019404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.00194208">
                <text:p>0.00194208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.00194376">
                <text:p>0.00194376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.00194544">
                <text:p>0.00194544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.00194712">
                <text:p>0.00194712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.0019488">
                <text:p>0.0019488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.00195048">
                <text:p>0.00195048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.00195216">
                <text:p>0.00195216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.00195384">
                <text:p>0.00195384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.00195552">
                <text:p>0.00195552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.0019572">
                <text:p>0.0019572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.00195888">
                <text:p>0.00195888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.00196056">
                <text:p>0.00196056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407035">
                <text:p>-0.1407035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.00196224">
                <text:p>0.00196224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.00196392">
                <text:p>0.00196392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.0019656">
                <text:p>0.0019656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.00196728">
                <text:p>0.00196728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.00196896">
                <text:p>0.00196896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.00197064">
                <text:p>0.00197064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.00197232">
                <text:p>0.00197232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.001974">
                <text:p>0.001974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.00197568">
                <text:p>0.00197568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.00197736">
                <text:p>0.00197736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.00197904">
                <text:p>0.00197904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.00198072">
                <text:p>0.00198072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.0019824">
                <text:p>0.0019824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.00198408">
                <text:p>0.00198408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.00198576">
                <text:p>0.00198576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.00198744">
                <text:p>0.00198744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.00198912">
                <text:p>0.00198912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080402">
                <text:p>-0.080402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.0019908">
                <text:p>0.0019908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.00199248">
                <text:p>0.00199248</text:p>
              </table:table-cell>
              <table:table-cell office:value-type="float" office:value="-0.5025125">
                <text:p>-0.5025125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.00199416">
                <text:p>0.00199416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.00199584">
                <text:p>0.00199584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080402">
                <text:p>-0.080402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.00199752">
                <text:p>0.00199752</text:p>
              </table:table-cell>
              <table:table-cell office:value-type="float" office:value="-0.522613">
                <text:p>-0.522613</text:p>
              </table:table-cell>
              <table:table-cell office:value-type="float" office:value="-0.1005025">
                <text:p>-0.10050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